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9898in" fo:margin-right="0in" fo:text-indent="-0.9898in" style:auto-text-indent="false">
        <style:tab-stops/>
      </style:paragraph-properties>
    </style:style>
    <style:style style:name="P2" style:family="paragraph" style:parent-style-name="Standard">
      <style:paragraph-properties fo:margin-left="0.9898in" fo:margin-right="0in" fo:text-indent="-0.9898in" style:auto-text-indent="false">
        <style:tab-stops/>
      </style:paragraph-properties>
      <style:text-properties officeooo:paragraph-rsid="001150e9"/>
    </style:style>
    <style:style style:name="P3" style:family="paragraph" style:parent-style-name="Standard">
      <style:paragraph-properties fo:margin-left="0.9898in" fo:margin-right="0in" fo:text-indent="-0.9898in" style:auto-text-indent="false">
        <style:tab-stops/>
      </style:paragraph-properties>
      <style:text-properties officeooo:paragraph-rsid="0045c4a4"/>
    </style:style>
    <style:style style:name="P4"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5"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font-style="normal" fo:font-weight="normal" style:font-size-asian="10pt" style:font-size-complex="10pt"/>
    </style:style>
    <style:style style:name="P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7"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officeooo:rsid="0030a696" officeooo:paragraph-rsid="0030a696"/>
    </style:style>
    <style:style style:name="P8"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style>
    <style:style style:name="P9"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0"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1"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font-style="normal" fo:font-weight="normal" style:font-size-asian="10pt" style:font-size-complex="10pt"/>
    </style:style>
    <style:style style:name="P12"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13"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P14"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P15"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1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17"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 fo:font-size="9.75pt" fo:letter-spacing="normal" fo:font-style="normal" fo:font-weight="normal"/>
    </style:style>
    <style:style style:name="P18"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19" style:family="paragraph" style:parent-style-name="Standard">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P20" style:family="paragraph" style:parent-style-name="Standard">
      <style:paragraph-properties fo:margin-left="0.9898in" fo:margin-right="0in" fo:text-indent="-0.9898in" style:auto-text-indent="false">
        <style:tab-stops/>
      </style:paragraph-properties>
      <style:text-properties fo:font-variant="normal" fo:text-transform="none" fo:color="#0b0080" style:font-name="Times New Roman" fo:font-size="10pt" fo:letter-spacing="normal" fo:language="en" fo:country="US" fo:font-style="normal" style:text-underline-style="none" fo:font-weight="normal" fo:background-color="#ffffff" style:font-size-asian="10pt" style:font-size-complex="10pt"/>
    </style:style>
    <style:style style:name="P21"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22"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23"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24"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font-size-asian="10pt" style:font-size-complex="10pt"/>
    </style:style>
    <style:style style:name="P25"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26"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italic" fo:font-weight="normal"/>
    </style:style>
    <style:style style:name="P27"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it" fo:country="IT" fo:font-style="normal" style:text-underline-style="none" fo:font-weight="normal" style:font-size-asian="10pt" style:font-size-complex="10pt"/>
    </style:style>
    <style:style style:name="P28"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style:text-underline-style="none" fo:font-weight="normal"/>
    </style:style>
    <style:style style:name="P29"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Times new roman" fo:font-size="11.6999998092651pt" fo:letter-spacing="normal" fo:font-style="normal" fo:font-weight="normal"/>
    </style:style>
    <style:style style:name="P30" style:family="paragraph" style:parent-style-name="Standard">
      <style:paragraph-properties fo:margin-left="0.9898in" fo:margin-right="0in" fo:text-indent="-0.9898in" style:auto-text-indent="false">
        <style:tab-stops/>
      </style:paragraph-properties>
      <style:text-properties fo:font-size="10pt" fo:language="en" fo:country="US" style:font-size-asian="10pt" style:font-size-complex="10pt"/>
    </style:style>
    <style:style style:name="P31" style:family="paragraph" style:parent-style-name="Standard">
      <style:paragraph-properties fo:margin-left="0.9898in" fo:margin-right="0in" fo:text-align="start" style:justify-single-word="false" fo:text-indent="-0.9898in" style:auto-text-indent="false">
        <style:tab-stops/>
      </style:paragraph-properties>
      <style:text-properties fo:font-size="10pt" fo:language="en" fo:country="US" style:font-size-asian="10pt" style:font-size-complex="10pt"/>
    </style:style>
    <style:style style:name="P32" style:family="paragraph" style:parent-style-name="Standard">
      <style:paragraph-properties fo:margin-left="0.9898in" fo:margin-right="0in" fo:text-indent="-0.9898in" style:auto-text-indent="false">
        <style:tab-stops/>
      </style:paragraph-properties>
      <style:text-properties fo:font-size="10pt" fo:language="en" fo:country="US" fo:font-style="normal" style:font-size-asian="10pt" style:font-style-asian="normal" style:font-size-complex="10pt" style:font-style-complex="normal"/>
    </style:style>
    <style:style style:name="P33" style:family="paragraph" style:parent-style-name="Standard">
      <style:paragraph-properties fo:margin-left="0.9898in" fo:margin-right="0in" fo:text-indent="-0.9898in" style:auto-text-indent="false">
        <style:tab-stops/>
      </style:paragraph-properties>
      <style:text-properties fo:font-size="10pt" style:font-size-asian="10pt" style:font-size-complex="10pt"/>
    </style:style>
    <style:style style:name="P34" style:family="paragraph" style:parent-style-name="Standard">
      <style:paragraph-properties fo:margin-left="0.9898in" fo:margin-right="0in" fo:text-indent="-0.9898in" style:auto-text-indent="false">
        <style:tab-stops/>
      </style:paragraph-properties>
      <style:text-properties fo:font-size="12pt" fo:language="en" fo:country="US" style:font-size-asian="12pt" style:font-size-complex="12pt"/>
    </style:style>
    <style:style style:name="P35" style:family="paragraph" style:parent-style-name="Standard">
      <style:paragraph-properties fo:margin-left="0.9898in" fo:margin-right="0in" fo:text-align="start" style:justify-single-word="false" fo:text-indent="-0.9898in" style:auto-text-indent="false">
        <style:tab-stops/>
      </style:paragraph-properties>
      <style:text-properties fo:font-size="12pt" fo:language="en" fo:country="US" style:font-size-asian="12pt" style:font-size-complex="12pt"/>
    </style:style>
    <style:style style:name="P36" style:family="paragraph" style:parent-style-name="Standard">
      <style:paragraph-properties fo:margin-left="0.9898in" fo:margin-right="0in" fo:text-indent="-0.9898in" style:auto-text-indent="false">
        <style:tab-stops/>
      </style:paragraph-properties>
      <style:text-properties fo:language="en" fo:country="US"/>
    </style:style>
    <style:style style:name="P37" style:family="paragraph" style:parent-style-name="Standard">
      <style:paragraph-properties fo:margin-left="0.9898in" fo:margin-right="0in" fo:text-indent="-0.9898in" style:auto-text-indent="false">
        <style:tab-stops/>
      </style:paragraph-properties>
      <style:text-properties fo:language="en" fo:country="US" officeooo:paragraph-rsid="0045c4a4"/>
    </style:style>
    <style:style style:name="P38" style:family="paragraph" style:parent-style-name="Standard">
      <style:paragraph-properties fo:margin-left="0.9898in" fo:margin-right="0in" fo:text-indent="-0.9898in" style:auto-text-indent="false">
        <style:tab-stops>
          <style:tab-stop style:position="-0.7917in"/>
        </style:tab-stops>
      </style:paragraph-properties>
    </style:style>
    <style:style style:name="P39" style:family="paragraph" style:parent-style-name="Standard">
      <style:paragraph-properties fo:margin-left="0.9898in" fo:margin-right="0in" fo:text-indent="-0.9898in" style:auto-text-indent="false">
        <style:tab-stops/>
      </style:paragraph-properties>
      <style:text-properties style:font-name="Times New Roman" fo:font-size="10pt" style:font-size-asian="10pt" style:font-size-complex="10pt"/>
    </style:style>
    <style:style style:name="P40" style:family="paragraph" style:parent-style-name="Standard">
      <style:paragraph-properties fo:margin-left="0.9898in" fo:margin-right="0in" fo:text-indent="-0.9898in" style:auto-text-indent="false">
        <style:tab-stops/>
      </style:paragraph-properties>
      <style:text-properties style:font-name="Times New Roman" fo:font-size="10pt" fo:language="en" fo:country="US" style:font-size-asian="10pt" style:font-size-complex="10pt"/>
    </style:style>
    <style:style style:name="P41" style:family="paragraph" style:parent-style-name="Standard">
      <style:paragraph-properties fo:margin-left="0.9898in" fo:margin-right="0in" fo:text-indent="-0.9898in" style:auto-text-indent="false">
        <style:tab-stops/>
      </style:paragraph-properties>
      <style:text-properties fo:color="#000000" style:font-name="Times New Roman" fo:font-size="10pt" style:font-size-asian="10pt" style:font-size-complex="10pt"/>
    </style:style>
    <style:style style:name="P42" style:family="paragraph" style:parent-style-name="Standard">
      <style:paragraph-properties fo:margin-left="0.9898in" fo:margin-right="0in" fo:text-indent="-0.9898in" style:auto-text-indent="false">
        <style:tab-stops/>
      </style:paragraph-properties>
      <style:text-properties style:font-name="Garamond"/>
    </style:style>
    <style:style style:name="P43" style:family="paragraph" style:parent-style-name="Standard">
      <style:paragraph-properties fo:margin-left="0.9898in" fo:margin-right="0in" fo:text-indent="-0.9898in" style:auto-text-indent="false">
        <style:tab-stops/>
      </style:paragraph-properties>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P44" style:family="paragraph" style:parent-style-name="Heading_20_1">
      <style:paragraph-properties fo:margin-left="0.9898in" fo:margin-right="0in" fo:text-indent="-0.9898in" style:auto-text-indent="false">
        <style:tab-stops/>
      </style:paragraph-properties>
      <style:text-properties fo:font-variant="normal" fo:text-transform="none" fo:color="#000000" style:font-name="sans-serif" fo:letter-spacing="normal" fo:language="en" fo:country="none" fo:font-style="normal" fo:font-weight="normal"/>
    </style:style>
    <style:style style:name="P45" style:family="paragraph" style:parent-style-name="Heading_20_1">
      <style:paragraph-properties fo:margin-left="0.9898in" fo:margin-right="0in" fo:text-indent="-0.9898in" style:auto-text-indent="false">
        <style:tab-stops/>
      </style:paragraph-properties>
    </style:style>
    <style:style style:name="P46" style:family="paragraph" style:parent-style-name="Heading_20_1">
      <style:paragraph-properties fo:margin-left="0.9898in" fo:margin-right="0in" fo:text-indent="-0.9898in" style:auto-text-indent="false">
        <style:tab-stops/>
      </style:paragraph-properties>
      <style:text-properties officeooo:paragraph-rsid="0045c4a4"/>
    </style:style>
    <style:style style:name="P47" style:family="paragraph" style:parent-style-name="Text_20_body">
      <style:paragraph-properties fo:margin-left="0.9898in" fo:margin-right="0in" fo:text-indent="-0.9898in" style:auto-text-indent="false">
        <style:tab-stops/>
      </style:paragraph-properties>
    </style:style>
    <style:style style:name="P48" style:family="paragraph" style:parent-style-name="Text_20_body">
      <style:paragraph-properties fo:margin-left="0.9898in" fo:margin-right="0in" fo:text-indent="-0.9898in" style:auto-text-indent="false">
        <style:tab-stops/>
      </style:paragraph-properties>
      <style:text-properties officeooo:paragraph-rsid="0047c173"/>
    </style:style>
    <style:style style:name="P49"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50"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style:text-underline-style="none" fo:font-weight="normal" officeooo:paragraph-rsid="0045c4a4"/>
    </style:style>
    <style:style style:name="P51"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52"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53" style:family="paragraph" style:parent-style-name="Text_20_body">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54"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55"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8pt" fo:letter-spacing="normal" fo:font-style="normal" fo:font-weight="normal" style:font-size-asian="8pt" style:font-size-complex="8pt"/>
    </style:style>
    <style:style style:name="P56"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57" style:family="paragraph" style:parent-style-name="Text_20_body">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P58"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59"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egoe UI" fo:font-size="9.75pt" fo:letter-spacing="normal" fo:font-style="normal" fo:font-weight="normal"/>
    </style:style>
    <style:style style:name="P60" style:family="paragraph" style:parent-style-name="Standard">
      <style:paragraph-properties fo:margin-left="0.9898in" fo:margin-right="0in" fo:margin-top="0in" fo:margin-bottom="0in" loext:contextual-spacing="false" fo:text-indent="-0.9898in" style:auto-text-indent="false">
        <style:tab-stops/>
      </style:paragraph-properties>
    </style:style>
    <style:style style:name="P61" style:family="paragraph" style:parent-style-name="Text_20_body">
      <style:paragraph-properties fo:margin-left="0.9898in" fo:margin-right="0in" fo:margin-top="0in" fo:margin-bottom="0in" loext:contextual-spacing="false" fo:text-indent="-0.9898in" style:auto-text-indent="false">
        <style:tab-stops/>
      </style:paragraph-properties>
    </style:style>
    <style:style style:name="P62" style:family="paragraph" style:parent-style-name="Standard" style:master-page-name="">
      <style:paragraph-properties fo:margin-left="0.9898in" fo:margin-right="0in" fo:text-indent="-0.9898in" style:auto-text-indent="false" style:page-number="auto">
        <style:tab-stops/>
      </style:paragraph-properties>
      <style:text-properties fo:font-variant="normal" fo:text-transform="none" fo:color="#252525" style:font-name="sans-serif" fo:font-size="11.6999998092651pt" fo:letter-spacing="normal" fo:font-style="normal" fo:font-weight="normal"/>
    </style:style>
    <style:style style:name="P63" style:family="paragraph" style:parent-style-name="Standard">
      <style:text-properties fo:language="en" fo:country="US"/>
    </style:style>
    <style:style style:name="P64" style:family="paragraph" style:parent-style-name="Standard">
      <style:text-properties fo:font-size="12pt" fo:language="en" fo:country="US" style:font-size-asian="12pt" style:font-size-complex="12pt"/>
    </style:style>
    <style:style style:name="P65" style:family="paragraph" style:parent-style-name="Standard">
      <style:paragraph-properties fo:margin-left="0in" fo:margin-right="0in" fo:text-indent="0in" style:auto-text-indent="false">
        <style:tab-stops/>
      </style:paragraph-properties>
      <style:text-properties fo:font-size="10pt" fo:language="en" fo:country="US" style:font-size-asian="10pt" style:font-size-complex="10pt"/>
    </style:style>
    <style:style style:name="P66" style:family="paragraph" style:parent-style-name="Standard">
      <style:paragraph-properties fo:margin-left="0in" fo:margin-right="0in" fo:text-indent="0in" style:auto-text-indent="false">
        <style:tab-stops/>
      </style:paragraph-properties>
      <style:text-properties fo:font-size="10pt" fo:language="en" fo:country="US" officeooo:paragraph-rsid="003ef8b3" style:font-size-asian="10pt" style:font-size-complex="10pt"/>
    </style:style>
    <style:style style:name="P67" style:family="paragraph" style:parent-style-name="Standard">
      <style:paragraph-properties fo:margin-left="0in" fo:margin-right="0in" fo:text-indent="0in" style:auto-text-indent="false">
        <style:tab-stops/>
      </style:paragraph-properties>
      <style:text-properties fo:font-size="10pt" fo:language="en" fo:country="US" fo:font-style="normal" style:font-size-asian="10pt" style:font-style-asian="normal" style:font-size-complex="10pt" style:font-style-complex="normal"/>
    </style:style>
    <style:style style:name="P68" style:family="paragraph" style:parent-style-name="Standard">
      <style:paragraph-properties fo:margin-left="0in" fo:margin-right="0in" fo:text-indent="0in" style:auto-text-indent="false">
        <style:tab-stops/>
      </style:paragraph-properties>
      <style:text-properties fo:font-size="12pt" fo:language="en" fo:country="US" style:font-size-asian="12pt" style:font-size-complex="12pt"/>
    </style:style>
    <style:style style:name="P69" style:family="paragraph" style:parent-style-name="Standard">
      <style:paragraph-properties fo:margin-left="0in" fo:margin-right="0in" fo:text-indent="0in" style:auto-text-indent="false">
        <style:tab-stops/>
      </style:paragraph-properties>
    </style:style>
    <style:style style:name="P70" style:family="paragraph" style:parent-style-name="Standard">
      <style:paragraph-properties fo:margin-left="0in" fo:margin-right="0in" fo:text-indent="0in" style:auto-text-indent="false">
        <style:tab-stops/>
      </style:paragraph-properties>
      <style:text-properties fo:font-variant="normal" fo:text-transform="none" fo:color="#333333" style:font-name="arial" fo:font-size="9.75pt" fo:letter-spacing="normal" fo:font-style="normal" fo:font-weight="normal"/>
    </style:style>
    <style:style style:name="P71" style:family="paragraph" style:parent-style-name="Standard">
      <style:paragraph-properties fo:margin-left="0in" fo:margin-right="0in" fo:text-indent="0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72" style:family="paragraph" style:parent-style-name="Standard">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73" style:family="paragraph" style:parent-style-name="Standard">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74" style:family="paragraph" style:parent-style-name="Standard">
      <style:paragraph-properties fo:margin-left="0in" fo:margin-right="0in" fo:text-indent="0in" style:auto-text-indent="false">
        <style:tab-stops/>
      </style:paragraph-properties>
      <style:text-properties style:font-name="Times new roman" fo:font-size="12pt" fo:language="en" fo:country="US" style:font-size-asian="12pt" style:font-size-complex="12pt"/>
    </style:style>
    <style:style style:name="P75" style:family="paragraph" style:parent-style-name="Standard">
      <style:paragraph-properties fo:margin-left="0in" fo:margin-right="0in" fo:text-indent="0in" style:auto-text-indent="false">
        <style:tab-stops/>
      </style:paragraph-properties>
      <style:text-properties style:font-name="Times New Roman" fo:font-size="10pt" style:font-size-asian="10pt" style:font-size-complex="10pt"/>
    </style:style>
    <style:style style:name="P76" style:family="paragraph" style:parent-style-name="Heading_20_1">
      <style:paragraph-properties fo:margin-left="0in" fo:margin-right="0in" fo:text-indent="0in" style:auto-text-indent="false">
        <style:tab-stops/>
      </style:paragraph-properties>
      <style:text-properties fo:font-variant="normal" fo:text-transform="none" fo:color="#3b3232" style:font-name="Arial2" fo:font-size="19.5pt" fo:letter-spacing="normal" fo:language="en" fo:country="US" fo:font-style="normal"/>
    </style:style>
    <style:style style:name="P77" style:family="paragraph" style:parent-style-name="Text_20_body">
      <style:paragraph-properties fo:margin-left="0in" fo:margin-right="0in" fo:text-indent="0in" style:auto-text-indent="false">
        <style:tab-stops/>
      </style:paragraph-properties>
    </style:style>
    <style:style style:name="P78" style:family="paragraph" style:parent-style-name="Text_20_body">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79" style:family="paragraph" style:parent-style-name="Text_20_body">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80" style:family="paragraph" style:parent-style-name="Standard" style:master-page-name="">
      <style:paragraph-properties fo:margin-left="0in" fo:margin-right="0in" fo:text-indent="0in" style:auto-text-indent="false" style:page-number="auto">
        <style:tab-stops/>
      </style:paragraph-properties>
      <style:text-properties style:font-name="Times New Roman" fo:font-size="10pt" style:font-size-asian="10pt" style:font-size-complex="10pt"/>
    </style:style>
    <style:style style:name="P81" style:family="paragraph" style:parent-style-name="Standard">
      <style:paragraph-properties fo:margin-left="0.9791in" fo:margin-right="0in" fo:text-indent="-0.9791in" style:auto-text-indent="false">
        <style:tab-stops/>
      </style:paragraph-properties>
      <style:text-properties fo:font-size="12pt" fo:language="en" fo:country="US" style:font-size-asian="12pt" style:font-size-complex="12pt"/>
    </style:style>
    <style:style style:name="P82" style:family="paragraph" style:parent-style-name="Standard">
      <style:paragraph-properties fo:margin-left="0.9791in" fo:margin-right="0in" fo:text-indent="-0.9791in" style:auto-text-indent="false">
        <style:tab-stops/>
      </style:paragraph-properties>
    </style:style>
    <style:style style:name="P83" style:family="paragraph" style:parent-style-name="Standard">
      <style:paragraph-properties fo:margin-left="0.9791in" fo:margin-right="0in" fo:text-indent="-0.9791in" style:auto-text-indent="false">
        <style:tab-stops/>
      </style:paragraph-properties>
      <style:text-properties fo:language="en" fo:country="US"/>
    </style:style>
    <style:style style:name="P84" style:family="paragraph" style:parent-style-name="Standard">
      <style:paragraph-properties fo:margin-left="0.9791in" fo:margin-right="0in" fo:text-indent="-0.9791in" style:auto-text-indent="false">
        <style:tab-stops/>
      </style:paragraph-properties>
      <style:text-properties fo:font-size="10pt" fo:language="en" fo:country="US" style:font-size-asian="10pt" style:font-size-complex="10pt"/>
    </style:style>
    <style:style style:name="P85" style:family="paragraph" style:parent-style-name="Standard">
      <style:paragraph-properties fo:margin-left="0.9791in" fo:margin-right="0in" fo:text-indent="-0.9791in" style:auto-text-indent="false">
        <style:tab-stops/>
      </style:paragraph-properties>
      <style:text-properties fo:font-size="10pt" fo:language="en" fo:country="US" fo:font-style="normal" style:font-size-asian="10pt" style:font-style-asian="normal" style:font-size-complex="10pt" style:font-style-complex="normal"/>
    </style:style>
    <style:style style:name="P86"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87"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88"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font-style="normal" fo:font-weight="normal"/>
    </style:style>
    <style:style style:name="P89"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90"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91"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92"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officeooo:rsid="0036f939" officeooo:paragraph-rsid="0036f939" style:font-size-asian="12pt" style:font-size-complex="12pt"/>
    </style:style>
    <style:style style:name="P93" style:family="paragraph" style:parent-style-name="Standard">
      <style:paragraph-properties fo:margin-left="0.9791in" fo:margin-right="0in" fo:text-indent="-0.9791in" style:auto-text-indent="false">
        <style:tab-stops/>
      </style:paragraph-properties>
      <style:text-properties style:font-name="Times New Roman" fo:font-size="10pt" style:font-size-asian="10pt" style:font-size-complex="10pt"/>
    </style:style>
    <style:style style:name="P94" style:family="paragraph" style:parent-style-name="Standard">
      <style:paragraph-properties fo:margin-left="0.9791in" fo:margin-right="0in" fo:text-indent="-0.9791in" style:auto-text-indent="false">
        <style:tab-stops/>
      </style:paragraph-properties>
      <style:text-properties style:font-name="Times New Roman" fo:font-size="10pt" officeooo:rsid="001815d6" officeooo:paragraph-rsid="001815d6" style:font-size-asian="10pt" style:font-size-complex="10pt"/>
    </style:style>
    <style:style style:name="P95" style:family="paragraph" style:parent-style-name="Standard">
      <style:paragraph-properties fo:margin-left="0.9791in" fo:margin-right="0in" fo:text-indent="-0.9791in" style:auto-text-indent="false">
        <style:tab-stops/>
      </style:paragraph-properties>
      <style:text-properties style:font-name="Times New Roman" fo:font-size="10pt" officeooo:rsid="003f5eba" officeooo:paragraph-rsid="003f5eba" style:font-size-asian="10pt" style:font-size-complex="10pt"/>
    </style:style>
    <style:style style:name="P96" style:family="paragraph" style:parent-style-name="Standard">
      <style:paragraph-properties fo:margin-left="0.9791in" fo:margin-right="0in" fo:text-indent="-0.9791in" style:auto-text-indent="false">
        <style:tab-stops/>
      </style:paragraph-properties>
      <style:text-properties officeooo:rsid="001888a0" officeooo:paragraph-rsid="001888a0"/>
    </style:style>
    <style:style style:name="P97" style:family="paragraph" style:parent-style-name="Standard">
      <style:paragraph-properties fo:margin-left="0.9791in" fo:margin-right="0in" fo:text-indent="-0.9791in" style:auto-text-indent="false">
        <style:tab-stops/>
      </style:paragraph-properties>
      <style:text-properties officeooo:rsid="002a4658" officeooo:paragraph-rsid="002a4658"/>
    </style:style>
    <style:style style:name="P98" style:family="paragraph" style:parent-style-name="Standard">
      <style:paragraph-properties fo:margin-left="0.9791in" fo:margin-right="0in" fo:text-align="start" style:justify-single-word="false" fo:text-indent="-0.9791in" style:auto-text-indent="false">
        <style:tab-stops/>
      </style:paragraph-properties>
    </style:style>
    <style:style style:name="P99" style:family="paragraph" style:parent-style-name="Standard">
      <style:paragraph-properties fo:margin-left="0.9791in" fo:margin-right="0in" fo:text-align="start" style:justify-single-word="false" fo:text-indent="-0.9791in" style:auto-text-indent="false">
        <style:tab-stops/>
      </style:paragraph-properties>
      <style:text-properties officeooo:paragraph-rsid="003b8c8f"/>
    </style:style>
    <style:style style:name="P100" style:family="paragraph" style:parent-style-name="Text_20_body">
      <style:paragraph-properties fo:margin-left="0.9791in" fo:margin-right="0in" fo:text-indent="-0.9791in" style:auto-text-indent="false">
        <style:tab-stops/>
      </style:paragraph-properties>
    </style:style>
    <style:style style:name="P101" style:family="paragraph" style:parent-style-name="Text_20_body">
      <style:paragraph-properties fo:margin-left="0.9791in" fo:margin-right="0in" fo:text-indent="-0.9791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102" style:family="paragraph" style:parent-style-name="Standard">
      <style:paragraph-properties fo:margin-left="0.9898in" fo:margin-right="0in" fo:text-indent="-0.0102in" style:auto-text-indent="false">
        <style:tab-stops/>
      </style:paragraph-properties>
      <style:text-properties fo:font-size="10pt" fo:language="en" fo:country="US" style:font-size-asian="10pt" style:font-size-complex="10pt"/>
    </style:style>
    <style:style style:name="P103" style:family="paragraph" style:parent-style-name="Standard">
      <style:paragraph-properties fo:margin-left="0.9898in" fo:margin-right="0in" fo:text-indent="-0.0102in" style:auto-text-indent="false">
        <style:tab-stops/>
      </style:paragraph-properties>
      <style:text-properties fo:font-size="10pt" style:font-size-asian="10pt" style:font-size-complex="10pt"/>
    </style:style>
    <style:style style:name="P104" style:family="paragraph" style:parent-style-name="Standard">
      <style:paragraph-properties fo:margin-left="1in" fo:margin-right="0in" fo:text-indent="-1in" style:auto-text-indent="false">
        <style:tab-stops/>
      </style:paragraph-properties>
    </style:style>
    <style:style style:name="P105" style:family="paragraph" style:parent-style-name="Standard" style:master-page-name="">
      <loext:graphic-properties draw:fill="none"/>
      <style:paragraph-properties fo:margin-left="1in" fo:margin-right="0in" fo:text-indent="-1in" style:auto-text-indent="false" style:page-number="auto" fo:background-color="transparent">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06" style:family="paragraph" style:parent-style-name="Standard">
      <style:paragraph-properties fo:margin-left="0.9689in" fo:margin-right="0in" fo:text-indent="-0.9689in" style:auto-text-indent="false">
        <style:tab-stops/>
      </style:paragraph-properties>
      <style:text-properties fo:font-size="12pt" style:font-size-asian="12pt" style:font-size-complex="12pt"/>
    </style:style>
    <style:style style:name="P107" style:family="paragraph" style:parent-style-name="Standard">
      <style:paragraph-properties fo:margin-left="0.9689in" fo:margin-right="0in" fo:text-indent="-0.9689in" style:auto-text-indent="false">
        <style:tab-stops/>
      </style:paragraph-properties>
      <style:text-properties fo:font-size="12pt" fo:language="en" fo:country="US" style:font-size-asian="12pt" style:font-size-complex="12pt"/>
    </style:style>
    <style:style style:name="P108" style:family="paragraph" style:parent-style-name="Standard">
      <style:paragraph-properties fo:margin-left="0.9689in" fo:margin-right="0in" fo:text-indent="-0.9689in" style:auto-text-indent="false">
        <style:tab-stops/>
      </style:paragraph-properties>
    </style:style>
    <style:style style:name="P109" style:family="paragraph" style:parent-style-name="Standard">
      <style:paragraph-properties fo:margin-left="0.9689in" fo:margin-right="0in" fo:text-indent="-0.9689in" style:auto-text-indent="false">
        <style:tab-stops/>
      </style:paragraph-properties>
      <style:text-properties fo:font-size="10pt" fo:language="en" fo:country="US" style:font-size-asian="10pt" style:font-size-complex="10pt"/>
    </style:style>
    <style:style style:name="P110" style:family="paragraph" style:parent-style-name="Standard">
      <style:paragraph-properties fo:margin-left="0.9791in" fo:margin-right="0in" fo:text-indent="-0.9898in" style:auto-text-indent="false">
        <style:tab-stops/>
      </style:paragraph-properties>
      <style:text-properties fo:font-size="10pt" fo:language="en" fo:country="US" style:font-size-asian="10pt" style:font-size-complex="10pt"/>
    </style:style>
    <style:style style:name="P111" style:family="paragraph" style:parent-style-name="Standard" style:master-page-name="">
      <style:paragraph-properties fo:margin-left="0.9846in" fo:margin-right="0in" fo:text-indent="-0.9846in" style:auto-text-indent="false" style:page-number="auto">
        <style:tab-stops/>
      </style:paragraph-properties>
      <style:text-properties fo:font-size="12pt" style:font-size-asian="12pt" style:font-size-complex="12pt"/>
    </style:style>
    <style:style style:name="P112" style:family="paragraph" style:parent-style-name="Text_20_body">
      <style:paragraph-properties fo:margin-left="0.9882in" fo:margin-right="0in" fo:margin-top="0in" fo:margin-bottom="0.0835in" loext:contextual-spacing="false" fo:text-indent="-0.9882in" style:auto-text-indent="false">
        <style:tab-stops/>
      </style:paragraph-properties>
      <style:text-properties fo:font-size="12pt" fo:language="en" fo:country="US" style:font-size-asian="12pt" style:font-size-complex="12pt"/>
    </style:style>
    <style:style style:name="P113" style:family="paragraph" style:parent-style-name="Standard">
      <style:paragraph-properties fo:margin-left="0.9898in" fo:margin-right="0in" fo:text-indent="-0.9898in" style:auto-text-indent="false">
        <style:tab-stops/>
      </style:paragraph-properties>
      <style:text-properties fo:font-size="10pt" fo:language="en" fo:country="US" fo:font-style="normal" style:font-size-asian="10pt" style:font-style-asian="normal" style:font-size-complex="10pt" style:font-style-complex="normal"/>
    </style:style>
    <style:style style:name="P114"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P115" style:family="paragraph" style:parent-style-name="Standard">
      <style:paragraph-properties fo:margin-left="0.9898in" fo:margin-right="0in" fo:text-indent="-0.9898in" style:auto-text-indent="false">
        <style:tab-stops/>
      </style:paragraph-properties>
      <style:text-properties fo:language="en" fo:country="US"/>
    </style:style>
    <style:style style:name="P116" style:family="paragraph" style:parent-style-name="Text_20_body">
      <style:paragraph-properties fo:margin-left="0.9898in" fo:margin-right="0in" fo:text-indent="-0.9898in" style:auto-text-indent="false">
        <style:tab-stops/>
      </style:paragraph-properties>
    </style:style>
    <style:style style:name="T1" style:family="text">
      <style:text-properties fo:font-variant="normal" fo:text-transform="none" fo:color="#000000" style:font-name="Times New Roman" fo:font-size="10pt" fo:letter-spacing="normal" fo:font-style="normal" fo:font-weight="normal" style:font-size-asian="10pt" style:font-size-complex="10pt"/>
    </style:style>
    <style:style style:name="T2" style:family="text">
      <style:text-properties fo:font-variant="normal" fo:text-transform="none" fo:color="#000000" style:font-name="Times New Roman" fo:font-size="10pt" fo:letter-spacing="normal" fo:font-style="normal" style:text-underline-style="none" fo:font-weight="normal" fo:background-color="#ffffff" loext:char-shading-value="0" style:font-size-asian="10pt" style:font-size-complex="10pt"/>
    </style:style>
    <style:style style:name="T3" style:family="text">
      <style:text-properties fo:font-variant="normal" fo:text-transform="none" fo:color="#000000" style:font-name="Times New Roman" fo:font-size="10pt" fo:letter-spacing="normal" style:font-size-asian="10pt" style:font-size-complex="10pt"/>
    </style:style>
    <style:style style:name="T4" style:family="text">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T5" style:family="text">
      <style:text-properties fo:font-variant="normal" fo:text-transform="none" fo:color="#000000" style:font-name="Times New Roman" fo:font-size="10pt" fo:letter-spacing="normal" fo:language="en" fo:country="US" fo:font-style="italic" fo:font-weight="normal" style:font-size-asian="10pt" style:font-size-complex="10pt"/>
    </style:style>
    <style:style style:name="T6" style:family="text">
      <style:text-properties fo:font-variant="normal" fo:text-transform="none" fo:color="#000000" style:font-name="Times New Roman" fo:font-size="10pt" fo:letter-spacing="normal" fo:font-style="italic" fo:font-weight="normal" style:font-size-asian="10pt" style:font-size-complex="10pt"/>
    </style:style>
    <style:style style:name="T7"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fo:color="#000000" style:font-name="Times New Roman" fo:letter-spacing="normal" fo:font-style="normal" fo:font-weight="normal"/>
    </style:style>
    <style:style style:name="T10" style:family="text">
      <style:text-properties fo:font-variant="normal" fo:text-transform="none" fo:color="#000000" style:font-name="sans-serif" fo:font-size="9.75pt" fo:letter-spacing="normal" fo:font-style="normal" fo:font-weight="normal"/>
    </style:style>
    <style:style style:name="T11" style:family="text">
      <style:text-properties fo:font-variant="normal" fo:text-transform="none" fo:color="#000000" style:font-name="sans-serif" fo:font-size="9.75pt" fo:letter-spacing="normal" fo:font-style="normal" fo:font-weight="normal" style:font-size-asian="10pt" style:font-size-complex="10pt"/>
    </style:style>
    <style:style style:name="T12" style:family="text">
      <style:text-properties fo:font-variant="normal" fo:text-transform="none" fo:color="#000000" style:font-name="sans-serif" fo:font-size="9.75pt" fo:letter-spacing="normal" fo:font-style="normal" fo:font-weight="normal" style:font-size-asian="10pt" style:font-style-asian="normal" style:font-size-complex="10pt" style:font-style-complex="normal"/>
    </style:style>
    <style:style style:name="T13" style:family="text">
      <style:text-properties fo:font-variant="normal" fo:text-transform="none" fo:color="#000000" style:font-name="sans-serif" fo:font-size="9.75pt" fo:letter-spacing="normal" fo:font-style="normal" fo:font-weight="normal" style:font-style-asian="normal" style:font-style-complex="normal"/>
    </style:style>
    <style:style style:name="T14" style:family="text">
      <style:text-properties fo:font-variant="normal" fo:text-transform="none" fo:color="#000000" style:font-name="sans-serif" fo:font-size="9.75pt" fo:letter-spacing="normal" fo:font-style="normal" fo:font-weight="normal" style:font-size-asian="12pt" style:font-size-complex="12pt"/>
    </style:style>
    <style:style style:name="T15" style:family="text">
      <style:text-properties fo:font-variant="normal" fo:text-transform="none" fo:color="#000000" style:font-name="sans-serif" fo:font-size="9.75pt" fo:letter-spacing="normal" fo:font-style="normal" fo:font-weight="bold"/>
    </style:style>
    <style:style style:name="T16" style:family="text">
      <style:text-properties fo:font-variant="normal" fo:text-transform="none" fo:color="#000000" style:font-name="sans-serif" fo:font-size="9.75pt" fo:letter-spacing="normal" fo:font-style="normal" fo:font-weight="bold" style:font-size-asian="10pt" style:font-size-complex="10pt"/>
    </style:style>
    <style:style style:name="T17" style:family="text">
      <style:text-properties fo:font-variant="normal" fo:text-transform="none" fo:color="#000000" style:font-name="sans-serif" fo:font-size="9.75pt" fo:letter-spacing="normal" fo:font-style="normal" fo:font-weight="bold" style:font-size-asian="10pt" style:font-style-asian="normal" style:font-size-complex="10pt" style:font-style-complex="normal"/>
    </style:style>
    <style:style style:name="T18" style:family="text">
      <style:text-properties fo:font-variant="normal" fo:text-transform="none" fo:color="#000000" style:font-name="sans-serif" fo:font-size="9.75pt" fo:letter-spacing="normal" fo:font-style="normal" fo:font-weight="bold" style:font-size-asian="12pt" style:font-size-complex="12pt"/>
    </style:style>
    <style:style style:name="T19" style:family="text">
      <style:text-properties fo:font-variant="normal" fo:text-transform="none" fo:color="#000000" style:font-name="sans-serif" fo:font-size="9.75pt" fo:letter-spacing="normal" fo:font-style="normal" style:text-underline-style="solid" style:text-underline-type="double" style:text-underline-width="auto" style:text-underline-color="font-color" fo:font-weight="normal"/>
    </style:style>
    <style:style style:name="T20" style:family="text">
      <style:text-properties fo:font-variant="normal" fo:text-transform="none" fo:color="#000000" style:font-name="sans-serif" fo:font-size="9.75pt" fo:letter-spacing="normal" fo:font-style="normal" style:text-underline-style="none" fo:font-weight="normal"/>
    </style:style>
    <style:style style:name="T21" style:family="text">
      <style:text-properties fo:font-variant="normal" fo:text-transform="none" fo:color="#000000" style:font-name="sans-serif" fo:font-size="9.75pt" fo:letter-spacing="normal" fo:font-style="italic" fo:font-weight="normal"/>
    </style:style>
    <style:style style:name="T22" style:family="text">
      <style:text-properties fo:font-variant="normal" fo:text-transform="none" fo:color="#000000" style:font-name="sans-serif" fo:font-size="9.75pt" fo:letter-spacing="normal" fo:font-style="italic" fo:font-weight="normal" style:font-size-asian="10pt" style:font-size-complex="10pt"/>
    </style:style>
    <style:style style:name="T23" style:family="text">
      <style:text-properties fo:font-variant="normal" fo:text-transform="none" fo:color="#000000" style:font-name="sans-serif" fo:font-size="9.75pt" fo:letter-spacing="normal" fo:font-style="italic" fo:font-weight="normal" style:font-style-asian="italic" style:font-style-complex="italic"/>
    </style:style>
    <style:style style:name="T24" style:family="text">
      <style:text-properties fo:font-variant="normal" fo:text-transform="none" fo:color="#000000" style:font-name="sans-serif" fo:font-size="9.75pt" fo:letter-spacing="normal" fo:font-style="italic" fo:font-weight="bold"/>
    </style:style>
    <style:style style:name="T25" style:family="text">
      <style:text-properties fo:font-variant="normal" fo:text-transform="none" fo:color="#000000" style:font-name="sans-serif" fo:font-size="9.75pt" fo:letter-spacing="normal" fo:language="en" fo:country="US" fo:font-style="normal" fo:font-weight="normal"/>
    </style:style>
    <style:style style:name="T26" style:family="text">
      <style:text-properties fo:font-variant="normal" fo:text-transform="none" fo:color="#000000" style:font-name="sans-serif" fo:font-size="9.75pt" fo:letter-spacing="normal" fo:language="en" fo:country="US" fo:font-style="normal" fo:font-weight="normal" style:font-size-asian="10pt" style:font-size-complex="10pt"/>
    </style:style>
    <style:style style:name="T27" style:family="text">
      <style:text-properties fo:font-variant="normal" fo:text-transform="none" fo:color="#000000" style:font-name="sans-serif" fo:font-size="9.75pt" fo:letter-spacing="normal" fo:language="en" fo:country="US" fo:font-style="normal" fo:font-weight="bold"/>
    </style:style>
    <style:style style:name="T28" style:family="text">
      <style:text-properties fo:font-variant="normal" fo:text-transform="none" fo:color="#000000" style:font-name="sans-serif" fo:font-size="9.75pt" fo:letter-spacing="normal" fo:language="en" fo:country="US" fo:font-style="normal" fo:font-weight="bold" style:font-size-asian="10pt" style:font-size-complex="10pt"/>
    </style:style>
    <style:style style:name="T29" style:family="text">
      <style:text-properties fo:font-variant="normal" fo:text-transform="none" fo:color="#000000" style:font-name="sans-serif" fo:font-size="9.75pt" fo:letter-spacing="normal" fo:language="it" fo:country="IT" fo:font-style="normal" fo:font-weight="normal" style:font-size-asian="10pt" style:font-size-complex="10pt"/>
    </style:style>
    <style:style style:name="T30" style:family="text">
      <style:text-properties fo:font-variant="normal" fo:text-transform="none" fo:color="#000000" style:font-name="sans-serif" fo:font-size="10pt" fo:letter-spacing="normal" fo:font-style="italic" fo:font-weight="normal" style:font-size-asian="10pt" style:font-size-complex="10pt"/>
    </style:style>
    <style:style style:name="T31" style:family="text">
      <style:text-properties fo:font-variant="normal" fo:text-transform="none" fo:color="#000000" style:font-name="sans-serif" fo:font-size="10pt" fo:letter-spacing="normal" fo:font-style="normal" fo:font-weight="normal" style:font-size-asian="10pt" style:font-size-complex="10pt"/>
    </style:style>
    <style:style style:name="T32" style:family="text">
      <style:text-properties fo:font-variant="normal" fo:text-transform="none" fo:color="#000000" style:font-name="sans-serif" fo:font-size="10pt" fo:letter-spacing="normal" fo:font-style="normal" fo:font-weight="bold" style:font-size-asian="10pt" style:font-style-asian="normal" style:font-size-complex="10pt" style:font-style-complex="normal"/>
    </style:style>
    <style:style style:name="T33" style:family="text">
      <style:text-properties fo:font-variant="normal" fo:text-transform="none" fo:color="#000000" style:font-name="sans-serif" fo:font-size="10pt" fo:letter-spacing="normal" fo:language="it" fo:country="IT" fo:font-style="normal" fo:font-weight="normal" style:font-size-asian="10pt" style:font-size-complex="10pt"/>
    </style:style>
    <style:style style:name="T34" style:family="text">
      <style:text-properties fo:font-variant="normal" fo:text-transform="none" fo:color="#000000" style:font-name="sans-serif" fo:font-size="10pt" fo:letter-spacing="normal" fo:language="it" fo:country="IT" fo:font-style="normal" style:text-underline-style="none" fo:font-weight="normal" style:font-size-asian="10pt" style:font-size-complex="10pt"/>
    </style:style>
    <style:style style:name="T35" style:family="text">
      <style:text-properties fo:font-variant="normal" fo:text-transform="none" fo:color="#000000" style:font-name="sans-serif" fo:font-size="12pt" fo:letter-spacing="normal" fo:font-style="normal" fo:font-weight="normal" style:font-size-asian="12pt" style:font-size-complex="12pt"/>
    </style:style>
    <style:style style:name="T36" style:family="text">
      <style:text-properties fo:font-variant="normal" fo:text-transform="none" fo:color="#000000" style:font-name="sans-serif" fo:font-size="14pt" fo:letter-spacing="normal" fo:language="en" fo:country="none" fo:font-style="normal" fo:font-weight="normal" style:font-size-asian="14pt" style:font-size-complex="14pt"/>
    </style:style>
    <style:style style:name="T37" style:family="text">
      <style:text-properties fo:font-variant="normal" fo:text-transform="none" fo:color="#000000" style:font-name="sans-serif" fo:font-size="14pt" fo:letter-spacing="normal" fo:font-style="normal" fo:font-weight="normal" style:font-size-asian="14pt" style:font-size-complex="14pt"/>
    </style:style>
    <style:style style:name="T38" style:family="text">
      <style:text-properties fo:font-variant="normal" fo:text-transform="none" fo:color="#000000" style:font-name="sans-serif" fo:font-size="10.8999996185303pt" fo:letter-spacing="normal" fo:font-style="normal" fo:font-weight="normal"/>
    </style:style>
    <style:style style:name="T39" style:family="text">
      <style:text-properties fo:font-variant="normal" fo:text-transform="none" fo:color="#000000" style:font-name="sans-serif" fo:font-size="10.8999996185303pt" fo:letter-spacing="normal" fo:font-style="normal" fo:font-weight="normal" style:font-size-asian="10pt" style:font-size-complex="10pt"/>
    </style:style>
    <style:style style:name="T40" style:family="text">
      <style:text-properties fo:font-variant="normal" fo:text-transform="none" fo:color="#000000" style:font-name="sans-serif" fo:font-size="10.8999996185303pt" fo:letter-spacing="normal" fo:font-style="normal" fo:font-weight="bold"/>
    </style:style>
    <style:style style:name="T41" style:family="text">
      <style:text-properties fo:font-variant="normal" fo:text-transform="none" fo:color="#000000" style:font-name="sans-serif" fo:font-size="10.8999996185303pt" fo:letter-spacing="normal" fo:font-style="normal" fo:font-weight="bold" style:font-size-asian="10pt" style:font-size-complex="10pt"/>
    </style:style>
    <style:style style:name="T42" style:family="text">
      <style:text-properties fo:font-variant="normal" fo:text-transform="none" fo:color="#000000" style:font-name="sans-serif" fo:font-size="10.8999996185303pt" fo:letter-spacing="normal" fo:font-style="italic" fo:font-weight="normal" style:font-size-asian="10pt" style:font-size-complex="10pt"/>
    </style:style>
    <style:style style:name="T43" style:family="text">
      <style:text-properties fo:font-variant="normal" fo:text-transform="none" fo:color="#000000" style:font-name="sans-serif" fo:font-size="11.6999998092651pt" fo:letter-spacing="normal" fo:language="en" fo:country="none" fo:font-style="normal" fo:font-weight="normal"/>
    </style:style>
    <style:style style:name="T44" style:family="text">
      <style:text-properties fo:font-variant="normal" fo:text-transform="none" fo:color="#000000" style:font-name="sans-serif" fo:font-size="11pt" fo:letter-spacing="normal" fo:font-style="normal" style:text-underline-style="none" fo:font-weight="normal" style:font-size-asian="11pt" style:font-size-complex="11pt"/>
    </style:style>
    <style:style style:name="T45" style:family="text">
      <style:text-properties fo:font-variant="normal" fo:text-transform="none" fo:color="#000000" style:font-name="sans-serif" fo:font-size="11pt" fo:letter-spacing="normal" fo:font-style="italic" style:text-underline-style="none" fo:font-weight="normal" style:font-size-asian="11pt" style:font-size-complex="11pt"/>
    </style:style>
    <style:style style:name="T46"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47"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48" style:family="text">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49" style:family="text">
      <style:text-properties fo:font-variant="normal" fo:text-transform="none" fo:color="#000000" style:text-line-through-style="none" style:text-line-through-type="none" style:font-name="Times New Roman" fo:font-size="10pt" fo:letter-spacing="normal" fo:font-style="italic" style:text-underline-style="none" fo:font-weight="normal" style:text-blinking="false" style:font-size-asian="10pt" style:font-style-asian="italic" style:font-size-complex="10pt" style:font-style-complex="italic"/>
    </style:style>
    <style:style style:name="T50"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T51"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52"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53"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54"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55" style:family="text">
      <style:text-properties fo:font-variant="normal" fo:text-transform="none" fo:color="#000000" style:text-line-through-style="none" style:text-line-through-type="none" style:font-name="sans-serif" fo:font-size="9.75pt" fo:letter-spacing="normal" fo:font-style="normal" style:text-underline-style="none" fo:font-weight="bold" style:text-blinking="false" style:font-size-asian="10pt" style:font-size-complex="10pt"/>
    </style:style>
    <style:style style:name="T56" style:family="text">
      <style:text-properties fo:font-variant="normal" fo:text-transform="none" fo:color="#000000" style:text-line-through-style="none" style:text-line-through-type="none" style:font-name="sans-serif" fo:font-size="9.75pt" fo:letter-spacing="normal" fo:font-style="italic" style:text-underline-style="none" fo:font-weight="normal" style:text-blinking="false"/>
    </style:style>
    <style:style style:name="T57" style:family="text">
      <style:text-properties fo:font-variant="normal" fo:text-transform="none" fo:color="#000000" style:text-line-through-style="none" style:text-line-through-type="none" style:font-name="sans-serif" fo:font-size="9.75pt" fo:letter-spacing="normal" fo:font-style="italic" style:text-underline-style="none" fo:font-weight="bold" style:text-blinking="false"/>
    </style:style>
    <style:style style:name="T58"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59"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60" style:family="text">
      <style:text-properties fo:font-variant="normal" fo:text-transform="none" fo:color="#00000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61"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62"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63"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64" style:family="text">
      <style:text-properties fo:font-variant="normal" fo:text-transform="none" fo:color="#000000" style:text-line-through-style="none" style:text-line-through-type="none" style:font-name="sans-serif" fo:font-size="10.8999996185303pt" fo:letter-spacing="normal" fo:font-style="normal" style:text-underline-style="none" fo:font-weight="normal" style:text-blinking="false"/>
    </style:style>
    <style:style style:name="T65" style:family="text">
      <style:text-properties fo:font-variant="normal" fo:text-transform="none" fo:color="#000000"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66"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67"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68" style:family="text">
      <style:text-properties fo:font-variant="normal" fo:text-transform="none" fo:color="#00000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69" style:family="text">
      <style:text-properties fo:font-variant="normal" fo:text-transform="none" fo:color="#000000" style:text-line-through-style="none" style:text-line-through-type="none" style:font-name="Segoe UI" fo:font-size="9.75pt" fo:letter-spacing="normal" fo:font-style="normal" style:text-underline-style="none" fo:font-weight="normal" style:text-blinking="false" fo:background-color="#ffffff" loext:char-shading-value="0"/>
    </style:style>
    <style:style style:name="T70" style:family="text">
      <style:text-properties fo:font-variant="normal" fo:text-transform="none" fo:color="#000000" style:text-line-through-style="none" style:text-line-through-type="none" style:font-name="Arial1" fo:font-size="10.0500001907349pt" fo:letter-spacing="normal" fo:font-style="normal" style:text-underline-style="none" fo:font-weight="normal" style:text-blinking="false" fo:background-color="#ffffff" loext:char-shading-value="0"/>
    </style:style>
    <style:style style:name="T71" style:family="text">
      <style:text-properties fo:font-variant="normal" fo:text-transform="none" fo:color="#000000" fo:letter-spacing="normal"/>
    </style:style>
    <style:style style:name="T72" style:family="text">
      <style:text-properties fo:font-variant="normal" fo:text-transform="none" fo:color="#000000" fo:letter-spacing="normal" fo:language="en" fo:country="US"/>
    </style:style>
    <style:style style:name="T73" style:family="text">
      <style:text-properties fo:font-variant="normal" fo:text-transform="none" fo:color="#000000" fo:letter-spacing="normal" style:text-underline-style="solid" style:text-underline-type="double" style:text-underline-width="auto" style:text-underline-color="font-color"/>
    </style:style>
    <style:style style:name="T74" style:family="text">
      <style:text-properties fo:font-variant="normal" fo:text-transform="none" fo:color="#000000" style:font-name="Arial2" fo:font-size="9pt" fo:letter-spacing="normal" fo:font-style="normal" fo:font-weight="normal"/>
    </style:style>
    <style:style style:name="T75" style:family="text">
      <style:text-properties fo:font-variant="normal" fo:text-transform="none" fo:color="#000000" style:font-name="Arial2" fo:font-size="9pt" fo:letter-spacing="normal" fo:font-weight="normal"/>
    </style:style>
    <style:style style:name="T76" style:family="text">
      <style:text-properties fo:font-variant="normal" fo:text-transform="none" fo:color="#000000" style:font-name="Helvetica" fo:font-size="9pt" fo:letter-spacing="normal" fo:font-style="normal" fo:font-weight="normal" style:font-size-asian="10pt" style:font-size-complex="10pt"/>
    </style:style>
    <style:style style:name="T77" style:family="text">
      <style:text-properties fo:font-variant="normal" fo:text-transform="none" fo:color="#000000" style:font-name="Times New Roman1" fo:font-size="10pt" fo:letter-spacing="normal" fo:font-style="normal" fo:font-weight="normal" style:font-size-asian="10pt" style:font-size-complex="10pt"/>
    </style:style>
    <style:style style:name="T78" style:family="text">
      <style:text-properties fo:font-variant="normal" fo:text-transform="none" fo:color="#000000" style:font-name="Times New Roman1" fo:font-size="12pt" fo:letter-spacing="normal" fo:font-style="normal" fo:font-weight="normal" style:font-size-asian="12pt" style:font-size-complex="12pt"/>
    </style:style>
    <style:style style:name="T79" style:family="text">
      <style:text-properties fo:font-variant="normal" fo:text-transform="none" fo:color="#000000" style:font-name="Times New Roman1" fo:letter-spacing="normal" fo:font-style="normal" fo:font-weight="normal" style:font-style-asian="normal" style:font-weight-asian="normal" style:font-style-complex="normal" style:font-weight-complex="normal"/>
    </style:style>
    <style:style style:name="T80" style:family="text">
      <style:text-properties fo:font-variant="normal" fo:text-transform="none" fo:color="#000000" style:font-name="Arial" fo:font-size="10pt" fo:letter-spacing="normal" fo:font-style="normal" fo:font-weight="normal" style:font-size-asian="10pt" style:font-size-complex="10pt"/>
    </style:style>
    <style:style style:name="T81" style:family="text">
      <style:text-properties fo:font-variant="normal" fo:text-transform="none" fo:color="#000000" style:font-name="Arial" fo:font-size="10pt" fo:letter-spacing="normal" fo:font-style="normal" fo:font-weight="bold" style:font-size-asian="10pt" style:font-size-complex="10pt"/>
    </style:style>
    <style:style style:name="T82" style:family="text">
      <style:text-properties fo:font-variant="normal" fo:text-transform="none" fo:color="#000000" style:font-name="Arial" fo:font-size="10pt" fo:letter-spacing="normal" fo:font-style="italic" fo:font-weight="normal" style:font-size-asian="10pt" style:font-size-complex="10pt"/>
    </style:style>
    <style:style style:name="T83" style:family="text">
      <style:text-properties fo:font-variant="normal" fo:text-transform="none" fo:color="#000000" style:font-name="Arial" fo:font-size="10pt" fo:letter-spacing="normal" fo:language="en" fo:country="US" fo:font-style="normal" fo:font-weight="normal" style:font-size-asian="10pt" style:font-size-complex="10pt"/>
    </style:style>
    <style:style style:name="T84" style:family="text">
      <style:text-properties fo:font-variant="normal" fo:text-transform="none" fo:color="#000000" style:font-name="Arial" fo:font-size="12pt" fo:letter-spacing="normal" fo:language="en" fo:country="US" fo:font-style="normal" fo:font-weight="bold" style:font-size-asian="12pt" style:font-weight-asian="bold" style:font-size-complex="12pt" style:font-weight-complex="bold"/>
    </style:style>
    <style:style style:name="T85" style:family="text">
      <style:text-properties fo:font-variant="normal" fo:text-transform="none" fo:color="#000000" style:font-name="Trebuchet MS" fo:font-size="10.5pt" fo:letter-spacing="normal" fo:font-style="normal" fo:font-weight="normal" style:font-size-asian="10pt" style:font-size-complex="10pt"/>
    </style:style>
    <style:style style:name="T86" style:family="text">
      <style:text-properties fo:font-variant="normal" fo:text-transform="none" fo:color="#000000" fo:font-size="12pt" fo:letter-spacing="normal" fo:font-style="normal" fo:font-weight="normal" style:font-size-asian="12pt" style:font-style-asian="normal" style:font-size-complex="12pt" style:font-style-complex="normal"/>
    </style:style>
    <style:style style:name="T87" style:family="text">
      <style:text-properties fo:font-variant="normal" fo:text-transform="none" fo:color="#000000" fo:font-size="12pt" fo:letter-spacing="normal" style:font-size-asian="12pt" style:font-size-complex="12pt"/>
    </style:style>
    <style:style style:name="T88" style:family="text">
      <style:text-properties fo:font-variant="normal" fo:text-transform="none" fo:color="#000000" fo:font-size="9.75pt" fo:letter-spacing="normal" fo:font-style="normal" fo:font-weight="normal"/>
    </style:style>
    <style:style style:name="T89" style:family="text">
      <style:text-properties fo:font-variant="normal" fo:text-transform="none" fo:color="#000000" fo:font-size="10pt" fo:letter-spacing="normal" fo:font-style="normal" fo:font-weight="normal" style:font-size-asian="10pt" style:font-size-complex="10pt"/>
    </style:style>
    <style:style style:name="T90" style:family="text">
      <style:text-properties fo:font-variant="normal" fo:text-transform="none" fo:color="#000000" fo:font-size="10pt" fo:letter-spacing="normal" fo:font-style="normal" style:font-size-asian="10pt" style:font-style-asian="normal" style:font-size-complex="10pt" style:font-style-complex="normal"/>
    </style:style>
    <style:style style:name="T91" style:family="text">
      <style:text-properties fo:font-variant="normal" fo:text-transform="none" fo:color="#000000" fo:font-size="10pt" fo:letter-spacing="normal" style:font-size-asian="10pt" style:font-size-complex="10pt"/>
    </style:style>
    <style:style style:name="T92" style:family="text">
      <style:text-properties fo:font-variant="normal" fo:text-transform="none" fo:color="#000000" style:font-name="Segoe UI" fo:font-size="9.75pt" fo:letter-spacing="normal" fo:font-style="normal" fo:font-weight="normal"/>
    </style:style>
    <style:style style:name="T93"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94" style:family="text">
      <style:text-properties fo:font-variant="normal" fo:text-transform="none" fo:color="#000000" style:font-name="Times new roman" fo:font-size="12pt" fo:letter-spacing="normal" fo:language="en" fo:country="US" fo:font-style="italic" fo:font-weight="normal" style:font-size-asian="12pt" style:font-size-complex="12pt"/>
    </style:style>
    <style:style style:name="T95" style:family="text">
      <style:text-properties fo:font-variant="normal" fo:text-transform="none" fo:color="#000000" style:font-name="Arial3" fo:font-size="10pt" fo:letter-spacing="normal" fo:font-style="normal" style:text-underline-style="none" fo:font-weight="normal" style:font-size-asian="10pt" style:font-size-complex="10pt"/>
    </style:style>
    <style:style style:name="T96" style:family="text">
      <style:text-properties fo:font-variant="normal" fo:text-transform="none" fo:color="#000000" style:font-name="Linux Libertine" fo:font-size="9.75pt" fo:letter-spacing="normal" fo:language="en" fo:country="none" fo:font-style="normal" fo:font-weight="normal"/>
    </style:style>
    <style:style style:name="T97" style:family="text">
      <style:text-properties fo:font-variant="normal" fo:text-transform="none" fo:color="#333333" style:font-name="Arial4" fo:font-size="9pt" fo:letter-spacing="normal" fo:font-style="normal" fo:font-weight="normal"/>
    </style:style>
    <style:style style:name="T98" style:family="text">
      <style:text-properties fo:font-variant="normal" fo:text-transform="none" fo:color="#333333" style:font-name="Arial4" fo:font-size="9pt" fo:letter-spacing="normal" fo:font-style="normal" fo:font-weight="bold"/>
    </style:style>
    <style:style style:name="T99" style:family="text">
      <style:text-properties fo:font-variant="normal" fo:text-transform="none" fo:color="#333333" style:font-name="Arial3" fo:font-size="9pt" fo:letter-spacing="normal" fo:font-style="normal" fo:font-weight="normal"/>
    </style:style>
    <style:style style:name="T100" style:family="text">
      <style:text-properties fo:font-variant="normal" fo:text-transform="none" fo:color="#333333" style:font-name="arial" fo:font-size="9.75pt" fo:letter-spacing="normal" fo:font-style="normal" fo:font-weight="normal"/>
    </style:style>
    <style:style style:name="T101" style:family="text">
      <style:text-properties fo:font-variant="normal" fo:text-transform="none" fo:color="#333333" style:font-name="Times New Roman" fo:font-size="12pt" fo:letter-spacing="normal" fo:font-style="normal" fo:font-weight="normal" style:font-size-asian="12pt" style:font-size-complex="12pt"/>
    </style:style>
    <style:style style:name="T102" style:family="text">
      <style:text-properties fo:font-variant="normal" fo:text-transform="none" fo:color="#333333" style:font-name="Trebuchet MS1" fo:font-size="9pt" fo:letter-spacing="normal" fo:font-style="normal" fo:font-weight="normal" style:font-size-asian="10pt" style:font-size-complex="10pt"/>
    </style:style>
    <style:style style:name="T103" style:family="text">
      <style:text-properties fo:font-variant="normal" fo:text-transform="none" fo:color="#333333" style:font-name="lucida grande" fo:font-size="9.75pt" fo:letter-spacing="normal" fo:font-style="normal" fo:font-weight="normal"/>
    </style:style>
    <style:style style:name="T104" style:family="text">
      <style:text-properties fo:font-variant="normal" fo:text-transform="none" fo:color="#333333" style:font-name="Arial1" fo:font-size="10.0500001907349pt" fo:letter-spacing="normal" fo:font-style="normal" fo:font-weight="normal"/>
    </style:style>
    <style:style style:name="T105" style:family="text">
      <style:text-properties fo:font-variant="normal" fo:text-transform="none" fo:color="#333333" style:font-name="Arial1" fo:font-size="10.0500001907349pt" fo:letter-spacing="normal" fo:font-style="normal" fo:font-weight="bold"/>
    </style:style>
    <style:style style:name="T106" style:family="text">
      <style:text-properties fo:font-variant="normal" fo:text-transform="none" fo:color="#333333" style:font-name="inherit" fo:font-size="10.0500001907349pt" fo:letter-spacing="normal" fo:font-style="italic" fo:font-weight="normal"/>
    </style:style>
    <style:style style:name="T107" style:family="text">
      <style:text-properties fo:font-variant="normal" fo:text-transform="none" fo:color="#333333" style:font-name="Times new roman" fo:font-size="10pt" fo:letter-spacing="normal" fo:font-style="normal" fo:font-weight="normal" style:font-size-asian="10pt" style:font-size-complex="10pt"/>
    </style:style>
    <style:style style:name="T108" style:family="text">
      <style:text-properties fo:font-variant="normal" fo:text-transform="none" fo:color="#333333" style:font-name="Times new roman" fo:font-size="10pt" fo:letter-spacing="normal" fo:font-weight="normal" style:font-size-asian="10pt" style:font-size-complex="10pt"/>
    </style:style>
    <style:style style:name="T109" style:family="text">
      <style:text-properties fo:font-variant="normal" fo:text-transform="none" fo:color="#333333" style:font-name="Arial5" fo:font-size="10pt" fo:letter-spacing="normal" fo:font-style="normal" fo:font-weight="normal" style:font-size-asian="10pt" style:font-size-complex="10pt"/>
    </style:style>
    <style:style style:name="T110" style:family="text">
      <style:text-properties fo:font-variant="normal" fo:text-transform="none" fo:color="#333333" style:font-name="Arial5" fo:font-size="10pt" fo:letter-spacing="normal" fo:font-style="normal" style:font-size-asian="10pt" style:font-size-complex="10pt"/>
    </style:style>
    <style:style style:name="T111" style:family="text">
      <style:text-properties fo:font-variant="normal" fo:text-transform="none" fo:color="#333333" fo:font-size="10pt" fo:letter-spacing="normal" style:font-size-asian="10pt" style:font-size-complex="10pt"/>
    </style:style>
    <style:style style:name="T112"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T113"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114"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115"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16"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117"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118" style:family="text">
      <style:text-properties fo:font-variant="normal" fo:text-transform="none" fo:color="#0b0080" style:text-line-through-style="none" style:text-line-through-type="none" style:font-name="sans-serif" fo:font-size="9.75pt" fo:letter-spacing="normal" fo:font-style="normal" style:text-underline-style="none" fo:font-weight="bold" style:text-blinking="false"/>
    </style:style>
    <style:style style:name="T119"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120"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21"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122" style:family="text">
      <style:text-properties fo:font-variant="normal" fo:text-transform="none" fo:color="#0b0080" style:text-line-through-style="none" style:text-line-through-type="none" style:font-name="sans-serif" fo:font-size="9.75pt" fo:letter-spacing="normal" fo:font-style="italic" style:text-underline-style="none" fo:font-weight="normal" style:text-blinking="false"/>
    </style:style>
    <style:style style:name="T123" style:family="text">
      <style:text-properties fo:font-variant="normal" fo:text-transform="none" fo:color="#0b008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124"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style:style>
    <style:style style:name="T125"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fo:background-color="#ffffff" loext:char-shading-value="0"/>
    </style:style>
    <style:style style:name="T126"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27"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128"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129" style:family="text">
      <style:text-properties fo:font-variant="normal" fo:text-transform="none" fo:color="#0b0080" style:text-line-through-style="none" style:text-line-through-type="none" style:font-name="sans-serif" fo:font-size="10pt" fo:letter-spacing="normal" fo:font-style="normal" style:text-underline-style="none" fo:font-weight="normal" officeooo:rsid="00580792" style:text-blinking="false" style:font-size-asian="10pt" style:font-size-complex="10pt"/>
    </style:style>
    <style:style style:name="T130" style:family="text">
      <style:text-properties fo:font-variant="normal" fo:text-transform="none" fo:color="#0b0080" style:text-line-through-style="none" style:text-line-through-type="none" style:font-name="sans-serif" fo:font-size="10pt" fo:letter-spacing="normal" fo:font-style="italic" style:text-underline-style="none" fo:font-weight="normal" style:text-blinking="false" style:font-size-asian="10pt" style:font-size-complex="10pt"/>
    </style:style>
    <style:style style:name="T131"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132"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133" style:family="text">
      <style:text-properties fo:font-variant="normal" fo:text-transform="none" fo:color="#0b0080"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134"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style>
    <style:style style:name="T135"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font-size-asian="10pt" style:font-size-complex="10pt"/>
    </style:style>
    <style:style style:name="T136"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style:style>
    <style:style style:name="T137"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138"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font-size-asian="10pt" style:font-size-complex="10pt"/>
    </style:style>
    <style:style style:name="T139"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140"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141"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42"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style>
    <style:style style:name="T143"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144"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145" style:family="text">
      <style:text-properties fo:font-variant="normal" fo:text-transform="none" fo:color="#0b0080" style:text-line-through-style="none" style:text-line-through-type="none" style:font-name="sans-serif" fo:font-size="10.5pt" fo:letter-spacing="normal" fo:font-style="italic" style:text-underline-style="none" fo:font-weight="normal" style:text-blinking="false"/>
    </style:style>
    <style:style style:name="T146"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style>
    <style:style style:name="T147"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font-size-asian="10pt" style:font-size-complex="10pt"/>
    </style:style>
    <style:style style:name="T148" style:family="text">
      <style:text-properties fo:font-variant="normal" fo:text-transform="none" fo:color="#0b0080" style:text-line-through-style="none" style:text-line-through-type="none" style:font-name="sans-serif" fo:font-size="9.19999980926514pt" fo:letter-spacing="normal" fo:language="en" fo:country="US" fo:font-style="normal" style:text-underline-style="none" fo:font-weight="normal" style:text-blinking="false" style:font-size-asian="10pt" style:font-size-complex="10pt"/>
    </style:style>
    <style:style style:name="T149"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style>
    <style:style style:name="T150"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151"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53ec2" style:text-blinking="false"/>
    </style:style>
    <style:style style:name="T152"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153"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ec96e" style:text-blinking="false"/>
    </style:style>
    <style:style style:name="T154"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ize-complex="10pt"/>
    </style:style>
    <style:style style:name="T155"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51fa14" style:text-blinking="false"/>
    </style:style>
    <style:style style:name="T156"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size-asian="8pt" style:font-size-complex="8pt"/>
    </style:style>
    <style:style style:name="T157"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style>
    <style:style style:name="T158"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fo:background-color="#ffffff" loext:char-shading-value="0" style:font-size-asian="10pt" style:font-size-complex="10pt"/>
    </style:style>
    <style:style style:name="T159"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style>
    <style:style style:name="T160"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161"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00c75" style:text-blinking="false" style:font-size-asian="10pt" style:font-style-asian="normal" style:font-size-complex="10pt" style:font-style-complex="normal"/>
    </style:style>
    <style:style style:name="T162"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163"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4e2445" style:text-blinking="false" style:font-size-asian="10pt" style:font-size-complex="10pt"/>
    </style:style>
    <style:style style:name="T164"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165"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166"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style>
    <style:style style:name="T167"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font-size-asian="10pt" style:font-size-complex="10pt"/>
    </style:style>
    <style:style style:name="T168"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0pt" style:font-size-complex="10pt"/>
    </style:style>
    <style:style style:name="T169"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170"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171"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172"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173" style:family="text">
      <style:text-properties fo:font-variant="normal" fo:text-transform="none" fo:color="#0b008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174"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175"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176" style:family="text">
      <style:text-properties fo:font-variant="normal" fo:text-transform="none" fo:color="#0b0080" style:text-line-through-style="none" style:text-line-through-type="none" style:font-name="Times new roman" fo:font-size="12pt" fo:letter-spacing="normal" fo:language="en" fo:country="US" fo:font-style="normal" style:text-underline-style="none" fo:font-weight="normal" style:text-blinking="false" fo:background-color="#ffffff" loext:char-shading-value="0" style:font-size-asian="12pt" style:font-size-complex="12pt"/>
    </style:style>
    <style:style style:name="T177" style:family="text">
      <style:text-properties fo:font-variant="normal" fo:text-transform="none" fo:color="#0b0080"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178"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179" style:family="text">
      <style:text-properties fo:font-variant="normal" fo:text-transform="none" fo:color="#0b0080" style:text-line-through-style="none" style:text-line-through-type="none" style:font-name="Helvetica Neue" fo:font-size="11.6999998092651pt" fo:letter-spacing="normal" fo:font-style="normal" style:text-underline-style="none" fo:font-weight="normal" style:text-blinking="false"/>
    </style:style>
    <style:style style:name="T180" style:family="text">
      <style:text-properties fo:font-variant="normal" fo:text-transform="none" fo:color="#0b0080"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181" style:family="text">
      <style:text-properties fo:font-variant="normal" fo:text-transform="none" fo:color="#0b0080" style:font-name="sans-serif" fo:font-size="9.75pt" fo:letter-spacing="normal" fo:font-style="normal" style:text-underline-style="none" fo:font-weight="normal" fo:background-color="#ffffff" loext:char-shading-value="0" style:font-size-asian="10pt" style:font-size-complex="10pt"/>
    </style:style>
    <style:style style:name="T182" style:family="text">
      <style:text-properties fo:font-variant="normal" fo:text-transform="none" fo:color="#0b0080" style:font-name="Times New Roman" fo:font-size="10pt" fo:letter-spacing="normal" fo:font-style="normal" style:text-underline-style="none" fo:font-weight="normal" fo:background-color="#ffffff" loext:char-shading-value="0" style:font-size-asian="10pt" style:font-size-complex="10pt"/>
    </style:style>
    <style:style style:name="T183" style:family="text">
      <style:text-properties fo:font-variant="normal" fo:text-transform="none" fo:color="#444444" style:font-name="Helvetica Neue1" fo:font-size="9.75pt" fo:letter-spacing="normal" fo:font-style="normal" fo:font-weight="normal"/>
    </style:style>
    <style:style style:name="T184" style:family="text">
      <style:text-properties fo:font-variant="normal" fo:text-transform="none" fo:color="#444444" style:font-name="Helvetica Neue" fo:font-size="9pt" fo:letter-spacing="normal" fo:font-style="normal" fo:font-weight="normal"/>
    </style:style>
    <style:style style:name="T185" style:family="text">
      <style:text-properties fo:font-variant="normal" fo:text-transform="none" fo:color="#0099cc" style:text-line-through-style="none" style:text-line-through-type="none" style:font-name="Times New Roman" fo:font-size="10pt" fo:letter-spacing="normal" fo:font-style="normal" style:text-underline-style="solid" style:text-underline-width="auto" style:text-underline-color="font-color" fo:font-weight="normal" style:text-blinking="false" fo:background-color="#ffffff" loext:char-shading-value="0" style:font-size-asian="10pt" style:font-size-complex="10pt"/>
    </style:style>
    <style:style style:name="T186" style:family="text">
      <style:text-properties fo:font-variant="normal" fo:text-transform="none" fo:color="#a55858" style:text-line-through-style="none" style:text-line-through-type="none" style:font-name="sans-serif" fo:font-size="9.75pt" fo:letter-spacing="normal" fo:font-style="italic" style:text-underline-style="none" fo:font-weight="normal" style:text-blinking="false"/>
    </style:style>
    <style:style style:name="T187" style:family="text">
      <style:text-properties fo:font-variant="normal" fo:text-transform="none" fo:color="#a55858" style:text-line-through-style="none" style:text-line-through-type="none" style:font-name="sans-serif" fo:font-size="9.75pt" fo:letter-spacing="normal" fo:font-style="normal" style:text-underline-style="none" fo:font-weight="normal" style:text-blinking="false"/>
    </style:style>
    <style:style style:name="T188" style:family="text">
      <style:text-properties fo:font-variant="normal" fo:text-transform="none" fo:color="#a55858"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89" style:family="text">
      <style:text-properties fo:font-variant="normal" fo:text-transform="none" fo:color="#a55858"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90" style:family="text">
      <style:text-properties fo:font-variant="normal" fo:text-transform="none" fo:color="#a55858"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191" style:family="text">
      <style:text-properties fo:font-variant="normal" fo:text-transform="none" fo:color="#a55858"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192" style:family="text">
      <style:text-properties fo:font-variant="normal" fo:text-transform="none" fo:color="#252525" style:font-name="sans-serif" fo:font-size="9.75pt" fo:letter-spacing="normal" fo:language="en" fo:country="US" fo:font-style="normal" fo:font-weight="bold" style:font-size-asian="10pt" style:font-size-complex="10pt"/>
    </style:style>
    <style:style style:name="T193" style:family="text">
      <style:text-properties fo:font-variant="normal" fo:text-transform="none" fo:color="#252525" style:font-name="sans-serif" fo:font-size="9.75pt" fo:letter-spacing="normal" fo:language="en" fo:country="US" fo:font-style="normal" fo:font-weight="normal" style:font-size-asian="10pt" style:font-size-complex="10pt"/>
    </style:style>
    <style:style style:name="T194" style:family="text">
      <style:text-properties fo:font-variant="normal" fo:text-transform="none" fo:color="#252525" style:font-name="sans-serif" fo:font-size="9.75pt" fo:letter-spacing="normal" fo:font-style="normal" style:text-underline-style="none" fo:font-weight="normal" fo:background-color="#ffffff" loext:char-shading-value="0" style:font-size-asian="10pt" style:font-size-complex="10pt"/>
    </style:style>
    <style:style style:name="T195" style:family="text">
      <style:text-properties fo:font-variant="normal" fo:text-transform="none" fo:color="#252525" style:font-name="sans-serif" fo:font-size="8pt" fo:letter-spacing="normal" fo:font-style="normal" fo:font-weight="normal" style:font-size-asian="8pt" style:font-size-complex="8pt"/>
    </style:style>
    <style:style style:name="T196" style:family="text">
      <style:text-properties fo:font-variant="normal" fo:text-transform="none" fo:color="#252525" style:font-name="sans-serif" fo:font-size="8pt" fo:letter-spacing="normal" fo:font-style="italic" fo:font-weight="normal" style:font-size-asian="8pt" style:font-size-complex="8pt"/>
    </style:style>
    <style:style style:name="T197" style:family="text">
      <style:text-properties fo:font-variant="normal" fo:text-transform="none" fo:color="#252525" style:font-name="sans-serif" fo:font-size="11.6999998092651pt" fo:letter-spacing="normal" fo:font-style="normal" fo:font-weight="bold"/>
    </style:style>
    <style:style style:name="T198" style:family="text">
      <style:text-properties fo:font-variant="normal" fo:text-transform="none" fo:color="#252525" style:font-name="sans-serif" fo:font-size="11.6999998092651pt" fo:letter-spacing="normal" fo:font-style="normal" fo:font-weight="bold" style:font-size-asian="10pt" style:font-size-complex="10pt"/>
    </style:style>
    <style:style style:name="T199" style:family="text">
      <style:text-properties fo:font-variant="normal" fo:text-transform="none" fo:color="#252525" style:font-name="sans-serif" fo:font-size="11.6999998092651pt" fo:letter-spacing="normal" fo:font-style="normal" fo:font-weight="normal"/>
    </style:style>
    <style:style style:name="T200" style:family="text">
      <style:text-properties fo:font-variant="normal" fo:text-transform="none" fo:color="#252525" style:font-name="sans-serif" fo:font-size="11.6999998092651pt" fo:letter-spacing="normal" fo:font-style="normal" fo:font-weight="normal" style:font-size-asian="10pt" style:font-size-complex="10pt"/>
    </style:style>
    <style:style style:name="T201" style:family="text">
      <style:text-properties fo:font-variant="normal" fo:text-transform="none" fo:color="#252525" style:font-name="sans-serif" fo:font-size="11.6999998092651pt" fo:letter-spacing="normal" fo:font-style="normal" fo:font-weight="normal" style:font-weight-asian="normal" style:font-weight-complex="normal"/>
    </style:style>
    <style:style style:name="T202" style:family="text">
      <style:text-properties fo:font-variant="normal" fo:text-transform="none" fo:color="#252525" style:font-name="sans-serif" fo:font-size="11.6999998092651pt" fo:letter-spacing="normal" fo:font-style="normal" style:font-size-asian="10pt" style:font-size-complex="10pt"/>
    </style:style>
    <style:style style:name="T203" style:family="text">
      <style:text-properties fo:font-variant="normal" fo:text-transform="none" fo:color="#252525" style:font-name="sans-serif" fo:font-size="11.6999998092651pt" fo:letter-spacing="normal" fo:font-style="normal" officeooo:rsid="00151b62" style:font-size-asian="10pt" style:font-size-complex="10pt"/>
    </style:style>
    <style:style style:name="T204" style:family="text">
      <style:text-properties fo:font-variant="normal" fo:text-transform="none" fo:color="#252525" style:font-name="sans-serif" fo:font-size="11.6999998092651pt" fo:letter-spacing="normal" fo:font-style="italic" fo:font-weight="normal"/>
    </style:style>
    <style:style style:name="T205" style:family="text">
      <style:text-properties fo:font-variant="normal" fo:text-transform="none" fo:color="#252525" style:font-name="sans-serif" fo:font-size="11.6999998092651pt" fo:letter-spacing="normal" fo:language="en" fo:country="US" fo:font-style="normal" fo:font-weight="bold" style:font-size-asian="12pt" style:font-size-complex="12pt"/>
    </style:style>
    <style:style style:name="T206" style:family="text">
      <style:text-properties fo:font-variant="normal" fo:text-transform="none" fo:color="#252525" style:font-name="sans-serif" fo:font-size="11.6999998092651pt" fo:letter-spacing="normal" fo:language="en" fo:country="US" fo:font-style="normal" fo:font-weight="bold" style:font-size-asian="10pt" style:font-size-complex="10pt"/>
    </style:style>
    <style:style style:name="T207" style:family="text">
      <style:text-properties fo:font-variant="normal" fo:text-transform="none" fo:color="#252525" style:font-name="sans-serif" fo:font-size="11.6999998092651pt" fo:letter-spacing="normal" fo:language="en" fo:country="US" fo:font-style="normal" fo:font-weight="normal" style:font-size-asian="12pt" style:font-size-complex="12pt"/>
    </style:style>
    <style:style style:name="T208" style:family="text">
      <style:text-properties fo:font-variant="normal" fo:text-transform="none" fo:color="#252525" style:font-name="sans-serif" fo:font-size="11.6999998092651pt" fo:letter-spacing="normal" fo:language="en" fo:country="US" fo:font-style="normal" fo:font-weight="normal" style:font-size-asian="10pt" style:font-size-complex="10pt"/>
    </style:style>
    <style:style style:name="T209" style:family="text">
      <style:text-properties fo:font-variant="normal" fo:text-transform="none" fo:color="#252525" style:font-name="sans-serif" fo:letter-spacing="normal" fo:font-style="normal" fo:font-weight="normal"/>
    </style:style>
    <style:style style:name="T210" style:family="text">
      <style:text-properties fo:font-variant="normal" fo:text-transform="none" fo:color="#252525" style:font-name="sans-serif" fo:font-size="10pt" fo:letter-spacing="normal" fo:font-style="normal" fo:font-weight="normal" style:font-size-asian="10pt" style:font-size-complex="10pt"/>
    </style:style>
    <style:style style:name="T211" style:family="text">
      <style:text-properties fo:font-variant="normal" fo:text-transform="none" fo:color="#252525" style:font-name="sans-serif" fo:font-size="10pt" fo:letter-spacing="normal" fo:language="en" fo:country="US" fo:font-style="normal" fo:font-weight="normal" style:font-size-asian="10pt" style:font-size-complex="10pt"/>
    </style:style>
    <style:style style:name="T212" style:family="text">
      <style:text-properties fo:font-variant="normal" fo:text-transform="none" fo:color="#252525" style:font-name="sans-serif" fo:font-size="10pt" fo:letter-spacing="normal" fo:language="en" fo:country="US" fo:font-style="normal" fo:font-weight="bold" style:font-size-asian="10pt" style:font-size-complex="10pt"/>
    </style:style>
    <style:style style:name="T213" style:family="text">
      <style:text-properties fo:font-variant="normal" fo:text-transform="none" fo:color="#252525" style:font-name="sans-serif" fo:font-size="10pt" fo:letter-spacing="normal" fo:font-style="italic" fo:font-weight="normal" style:font-size-asian="10pt" style:font-size-complex="10pt"/>
    </style:style>
    <style:style style:name="T214" style:family="text">
      <style:text-properties fo:font-variant="normal" fo:text-transform="none" fo:color="#252525" style:font-name="sans-serif" fo:font-size="10.5pt" fo:letter-spacing="normal" fo:font-style="normal" fo:font-weight="normal"/>
    </style:style>
    <style:style style:name="T215" style:family="text">
      <style:text-properties fo:font-variant="normal" fo:text-transform="none" fo:color="#252525" style:font-name="sans-serif" fo:font-size="9.19999980926514pt" fo:letter-spacing="normal" fo:font-style="italic" fo:font-weight="normal"/>
    </style:style>
    <style:style style:name="T216" style:family="text">
      <style:text-properties fo:font-variant="normal" fo:text-transform="none" fo:color="#252525" style:font-name="sans-serif" fo:font-size="9.19999980926514pt" fo:letter-spacing="normal" fo:font-style="normal" fo:font-weight="normal"/>
    </style:style>
    <style:style style:name="T217" style:family="text">
      <style:text-properties fo:font-variant="normal" fo:text-transform="none" fo:color="#252525" style:font-name="sans-serif" fo:font-size="9.60000038146973pt" fo:letter-spacing="normal" fo:font-style="normal" fo:font-weight="normal"/>
    </style:style>
    <style:style style:name="T218" style:family="text">
      <style:text-properties fo:font-variant="normal" fo:text-transform="none" fo:color="#252525" style:font-name="sans-serif" fo:font-size="9.60000038146973pt" fo:letter-spacing="normal" fo:font-style="normal" fo:font-weight="normal" style:font-size-asian="10pt" style:font-size-complex="10pt"/>
    </style:style>
    <style:style style:name="T219" style:family="text">
      <style:text-properties fo:font-variant="normal" fo:text-transform="none" fo:color="#252525" style:font-name="sans-serif" fo:font-size="9.60000038146973pt" fo:letter-spacing="normal" fo:font-style="normal" fo:font-weight="normal" officeooo:rsid="001cffe9" style:font-size-asian="10pt" style:font-size-complex="10pt"/>
    </style:style>
    <style:style style:name="T220" style:family="text">
      <style:text-properties fo:font-variant="normal" fo:text-transform="none" fo:color="#252525" style:font-name="sans-serif" fo:font-size="9.60000038146973pt" fo:letter-spacing="normal" fo:font-style="normal" fo:font-weight="normal" officeooo:rsid="00325a9c" style:font-size-asian="10pt" style:font-size-complex="10pt"/>
    </style:style>
    <style:style style:name="T221" style:family="text">
      <style:text-properties fo:font-variant="normal" fo:text-transform="none" fo:color="#252525" style:font-name="sans-serif" fo:font-size="9.60000038146973pt" fo:letter-spacing="normal" fo:font-style="normal" fo:font-weight="normal" officeooo:rsid="005876aa" style:font-size-asian="10pt" style:font-size-complex="10pt"/>
    </style:style>
    <style:style style:name="T222" style:family="text">
      <style:text-properties fo:font-variant="normal" fo:text-transform="none" fo:color="#252525" style:font-name="sans-serif" fo:font-size="9.60000038146973pt" fo:letter-spacing="normal" fo:font-style="normal" fo:font-weight="normal" style:font-size-asian="10pt" style:font-weight-asian="normal" style:font-size-complex="10pt" style:font-weight-complex="normal"/>
    </style:style>
    <style:style style:name="T223" style:family="text">
      <style:text-properties fo:font-variant="normal" fo:text-transform="none" fo:color="#252525" style:font-name="sans-serif" fo:font-size="9.60000038146973pt" fo:letter-spacing="normal" fo:font-style="normal" fo:font-weight="normal" officeooo:rsid="001bd5d6" style:font-size-asian="10pt" style:font-weight-asian="normal" style:font-size-complex="10pt" style:font-weight-complex="normal"/>
    </style:style>
    <style:style style:name="T224" style:family="text">
      <style:text-properties fo:font-variant="normal" fo:text-transform="none" fo:color="#252525" style:font-name="sans-serif" fo:font-size="9.60000038146973pt" fo:letter-spacing="normal" fo:font-style="normal" fo:font-weight="normal" officeooo:rsid="001b19f4"/>
    </style:style>
    <style:style style:name="T225" style:family="text">
      <style:text-properties fo:font-variant="normal" fo:text-transform="none" fo:color="#252525" style:font-name="sans-serif" fo:font-size="9.60000038146973pt" fo:letter-spacing="normal" fo:font-style="normal" fo:font-weight="normal" officeooo:rsid="001f9677"/>
    </style:style>
    <style:style style:name="T226" style:family="text">
      <style:text-properties fo:font-variant="normal" fo:text-transform="none" fo:color="#252525" style:font-name="sans-serif" fo:font-size="9.60000038146973pt" fo:letter-spacing="normal" fo:font-style="normal" fo:font-weight="normal" style:font-size-asian="8pt" style:font-size-complex="8pt"/>
    </style:style>
    <style:style style:name="T227" style:family="text">
      <style:text-properties fo:font-variant="normal" fo:text-transform="none" fo:color="#252525" style:font-name="sans-serif" fo:font-size="9.60000038146973pt" fo:letter-spacing="normal" fo:font-style="normal" fo:font-weight="normal" officeooo:rsid="00352df5"/>
    </style:style>
    <style:style style:name="T228" style:family="text">
      <style:text-properties fo:font-variant="normal" fo:text-transform="none" fo:color="#252525" style:font-name="sans-serif" fo:font-size="9.60000038146973pt" fo:letter-spacing="normal" fo:font-style="normal" fo:font-weight="normal" officeooo:rsid="0051fa14"/>
    </style:style>
    <style:style style:name="T229" style:family="text">
      <style:text-properties fo:font-variant="normal" fo:text-transform="none" fo:color="#252525" style:font-name="sans-serif" fo:font-size="9.60000038146973pt" fo:letter-spacing="normal" fo:font-style="normal" fo:font-weight="bold"/>
    </style:style>
    <style:style style:name="T230" style:family="text">
      <style:text-properties fo:font-variant="normal" fo:text-transform="none" fo:color="#252525" style:font-name="sans-serif" fo:font-size="9.60000038146973pt" fo:letter-spacing="normal" fo:font-style="normal" fo:font-weight="bold" style:font-size-asian="10pt" style:font-size-complex="10pt"/>
    </style:style>
    <style:style style:name="T231" style:family="text">
      <style:text-properties fo:font-variant="normal" fo:text-transform="none" fo:color="#252525" style:font-name="sans-serif" fo:font-size="9.60000038146973pt" fo:letter-spacing="normal" fo:font-style="normal" fo:font-weight="bold" officeooo:rsid="001bd5d6" style:font-size-asian="10pt" style:font-size-complex="10pt"/>
    </style:style>
    <style:style style:name="T232" style:family="text">
      <style:text-properties fo:font-variant="normal" fo:text-transform="none" fo:color="#252525" style:font-name="sans-serif" fo:font-size="9.60000038146973pt" fo:letter-spacing="normal" fo:font-style="normal" fo:font-weight="bold" style:font-size-asian="8pt" style:font-size-complex="8pt"/>
    </style:style>
    <style:style style:name="T233" style:family="text">
      <style:text-properties fo:font-variant="normal" fo:text-transform="none" fo:color="#252525" style:font-name="sans-serif" fo:font-size="9.60000038146973pt" fo:letter-spacing="normal" fo:font-style="normal" style:text-underline-style="none" fo:font-weight="normal"/>
    </style:style>
    <style:style style:name="T234" style:family="text">
      <style:text-properties fo:font-variant="normal" fo:text-transform="none" fo:color="#252525" style:font-name="sans-serif" fo:font-size="9.60000038146973pt" fo:letter-spacing="normal" fo:font-style="normal" style:text-underline-style="none" fo:font-weight="normal" fo:background-color="#ffffff" loext:char-shading-value="0" style:font-size-asian="10pt" style:font-size-complex="10pt"/>
    </style:style>
    <style:style style:name="T235" style:family="text">
      <style:text-properties fo:font-variant="normal" fo:text-transform="none" fo:color="#252525" style:font-name="sans-serif" fo:font-size="9.60000038146973pt" fo:letter-spacing="normal" fo:font-style="normal" style:text-underline-style="none" fo:font-weight="bold"/>
    </style:style>
    <style:style style:name="T236" style:family="text">
      <style:text-properties fo:font-variant="normal" fo:text-transform="none" fo:color="#252525" style:font-name="sans-serif" fo:font-size="9.60000038146973pt" fo:letter-spacing="normal" fo:font-style="normal" style:text-underline-style="none" fo:font-weight="bold" fo:background-color="#ffffff" loext:char-shading-value="0" style:font-size-asian="10pt" style:font-size-complex="10pt"/>
    </style:style>
    <style:style style:name="T237" style:family="text">
      <style:text-properties fo:font-variant="normal" fo:text-transform="none" fo:color="#252525" style:font-name="sans-serif" fo:font-size="9.60000038146973pt" fo:letter-spacing="normal" fo:font-style="italic" fo:font-weight="normal"/>
    </style:style>
    <style:style style:name="T238" style:family="text">
      <style:text-properties fo:font-variant="normal" fo:text-transform="none" fo:color="#252525" style:font-name="sans-serif" fo:font-size="9.60000038146973pt" fo:letter-spacing="normal" fo:font-style="italic" fo:font-weight="normal" style:font-size-asian="10pt" style:font-size-complex="10pt"/>
    </style:style>
    <style:style style:name="T239" style:family="text">
      <style:text-properties fo:font-variant="normal" fo:text-transform="none" fo:color="#252525" style:font-name="sans-serif" fo:font-size="9.60000038146973pt" fo:letter-spacing="normal" fo:font-style="italic" fo:font-weight="bold"/>
    </style:style>
    <style:style style:name="T240" style:family="text">
      <style:text-properties fo:font-variant="normal" fo:text-transform="none" fo:color="#252525" style:font-name="sans-serif" fo:font-size="9.60000038146973pt" fo:letter-spacing="normal" fo:language="en" fo:country="US" fo:font-style="normal" fo:font-weight="bold" style:font-size-asian="10pt" style:font-style-asian="normal" style:font-size-complex="10pt" style:font-style-complex="normal"/>
    </style:style>
    <style:style style:name="T241" style:family="text">
      <style:text-properties fo:font-variant="normal" fo:text-transform="none" fo:color="#252525" style:font-name="sans-serif" fo:font-size="9.60000038146973pt" fo:letter-spacing="normal" fo:language="en" fo:country="US" fo:font-style="normal" fo:font-weight="bold" style:font-size-asian="10pt" style:font-size-complex="10pt"/>
    </style:style>
    <style:style style:name="T242" style:family="text">
      <style:text-properties fo:font-variant="normal" fo:text-transform="none" fo:color="#252525" style:font-name="sans-serif" fo:font-size="9.60000038146973pt" fo:letter-spacing="normal" fo:language="en" fo:country="US" fo:font-style="normal" fo:font-weight="normal"/>
    </style:style>
    <style:style style:name="T243" style:family="text">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T244" style:family="text">
      <style:text-properties fo:font-variant="normal" fo:text-transform="none" fo:color="#252525" style:font-name="sans-serif" fo:font-size="9.60000038146973pt" fo:letter-spacing="normal" fo:language="en" fo:country="US" fo:font-style="normal" fo:font-weight="normal" officeooo:rsid="00253ec2" style:font-size-asian="10pt" style:font-style-asian="normal" style:font-size-complex="10pt" style:font-style-complex="normal"/>
    </style:style>
    <style:style style:name="T245" style:family="text">
      <style:text-properties fo:font-variant="normal" fo:text-transform="none" fo:color="#252525" style:font-name="sans-serif" fo:font-size="9.60000038146973pt" fo:letter-spacing="normal" fo:language="en" fo:country="US" fo:font-style="normal" fo:font-weight="normal" style:font-size-asian="10pt" style:font-size-complex="10pt"/>
    </style:style>
    <style:style style:name="T246" style:family="text">
      <style:text-properties fo:font-variant="normal" fo:text-transform="none" fo:color="#252525" style:font-name="sans-serif" fo:font-size="9.60000038146973pt" fo:letter-spacing="normal" fo:language="en" fo:country="US" fo:font-style="normal" fo:font-weight="normal" officeooo:rsid="002ec96e" style:font-size-asian="10pt" style:font-size-complex="10pt"/>
    </style:style>
    <style:style style:name="T247" style:family="text">
      <style:text-properties fo:font-variant="normal" fo:text-transform="none" fo:color="#252525" style:font-name="sans-serif" fo:font-size="9.60000038146973pt" fo:letter-spacing="normal" fo:language="en" fo:country="US" fo:font-style="normal" fo:font-weight="normal" officeooo:rsid="004b39db" style:font-size-asian="10pt" style:font-size-complex="10pt"/>
    </style:style>
    <style:style style:name="T248" style:family="text">
      <style:text-properties fo:font-variant="normal" fo:text-transform="none" fo:color="#252525" style:font-name="sans-serif" fo:font-size="9.60000038146973pt" fo:letter-spacing="normal" fo:language="en" fo:country="US" fo:font-style="normal" fo:font-weight="normal" officeooo:rsid="004e2445" style:font-size-asian="10pt" style:font-size-complex="10pt"/>
    </style:style>
    <style:style style:name="T249" style:family="text">
      <style:text-properties fo:font-variant="normal" fo:text-transform="none" fo:color="#252525" style:font-name="sans-serif" fo:font-size="9.60000038146973pt" fo:letter-spacing="normal" fo:language="en" fo:country="US" fo:font-style="normal" fo:font-weight="normal" officeooo:rsid="005876aa" style:font-size-asian="10pt" style:font-size-complex="10pt"/>
    </style:style>
    <style:style style:name="T250" style:family="text">
      <style:text-properties fo:font-variant="normal" fo:text-transform="none" fo:color="#252525" style:font-name="sans-serif" fo:font-size="9.60000038146973pt" fo:letter-spacing="normal" fo:language="en" fo:country="US" fo:font-style="normal" fo:font-weight="normal" style:font-size-asian="12pt" style:font-size-complex="12pt"/>
    </style:style>
    <style:style style:name="T251" style:family="text">
      <style:text-properties fo:font-variant="normal" fo:text-transform="none" fo:color="#252525" style:font-name="sans-serif" fo:font-size="9.60000038146973pt" fo:letter-spacing="normal" fo:language="en" fo:country="US" fo:font-style="italic" fo:font-weight="bold"/>
    </style:style>
    <style:style style:name="T252" style:family="text">
      <style:text-properties fo:font-variant="normal" fo:text-transform="none" fo:color="#252525" style:font-name="sans-serif" fo:font-size="9.60000038146973pt" fo:letter-spacing="normal" fo:language="de" fo:country="DE" fo:font-style="italic" fo:font-weight="normal"/>
    </style:style>
    <style:style style:name="T253" style:family="text">
      <style:text-properties fo:font-variant="normal" fo:text-transform="none" fo:color="#252525" style:font-name="sans-serif" fo:font-size="12pt" fo:letter-spacing="normal" fo:font-style="normal" fo:font-weight="normal" style:font-size-asian="12pt" style:font-size-complex="12pt"/>
    </style:style>
    <style:style style:name="T254" style:family="text">
      <style:text-properties fo:font-variant="normal" fo:text-transform="none" fo:color="#252525" style:font-name="sans-serif" fo:font-size="11pt" fo:letter-spacing="normal" fo:language="en" fo:country="US" fo:font-style="normal" fo:font-weight="bold" style:font-size-asian="11pt" style:font-style-asian="normal" style:font-size-complex="11pt" style:font-style-complex="normal"/>
    </style:style>
    <style:style style:name="T255" style:family="text">
      <style:text-properties fo:font-variant="normal" fo:text-transform="none" fo:color="#252525" style:font-name="sans-serif" fo:font-size="11pt" fo:letter-spacing="normal" fo:language="en" fo:country="US" fo:font-style="normal" fo:font-weight="normal" style:font-size-asian="11pt" style:font-size-complex="11pt"/>
    </style:style>
    <style:style style:name="T256" style:family="text">
      <style:text-properties fo:font-variant="normal" fo:text-transform="none" fo:color="#252525" style:font-name="sans-serif" fo:font-size="11pt" fo:letter-spacing="normal" fo:font-style="normal" fo:font-weight="bold" style:font-size-asian="11pt" style:font-size-complex="11pt"/>
    </style:style>
    <style:style style:name="T257" style:family="text">
      <style:text-properties fo:font-variant="normal" fo:text-transform="none" fo:color="#252525" style:font-name="sans-serif" fo:font-size="11pt" fo:letter-spacing="normal" fo:font-style="normal" fo:font-weight="normal" style:font-size-asian="11pt" style:font-size-complex="11pt"/>
    </style:style>
    <style:style style:name="T258"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259"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260"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style>
    <style:style style:name="T261"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262"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font-size-asian="10pt" style:font-size-complex="10pt"/>
    </style:style>
    <style:style style:name="T263"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bold" style:text-blinking="false" style:font-size-asian="10pt" style:font-size-complex="10pt"/>
    </style:style>
    <style:style style:name="T264" style:family="text">
      <style:text-properties fo:font-variant="normal" fo:text-transform="none" fo:color="#252525" style:text-line-through-style="none" style:text-line-through-type="none" style:font-name="sans-serif" fo:font-size="11.6999998092651pt" fo:letter-spacing="normal" fo:font-style="normal" style:text-underline-style="none" style:text-blinking="false" style:font-size-asian="10pt" style:font-size-complex="10pt"/>
    </style:style>
    <style:style style:name="T265"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266"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267" style:family="text">
      <style:text-properties fo:font-variant="normal" fo:text-transform="none" fo:color="#252525"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268"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269"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270"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271" style:family="text">
      <style:text-properties fo:font-variant="normal" fo:text-transform="none" fo:color="#252525" style:text-line-through-style="none" style:text-line-through-type="none" style:font-name="sans-serif" fo:font-size="10.5pt" fo:letter-spacing="normal" fo:font-style="normal" style:text-underline-style="none" fo:font-weight="normal" style:text-blinking="false"/>
    </style:style>
    <style:style style:name="T272" style:family="text">
      <style:text-properties fo:font-variant="normal" fo:text-transform="none" fo:color="#252525"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273" style:family="text">
      <style:text-properties fo:font-variant="normal" fo:text-transform="none" fo:color="#252525" style:text-line-through-style="none" style:text-line-through-type="none" style:font-name="sans-serif" fo:font-size="9.60000038146973pt" fo:letter-spacing="normal" fo:font-style="normal" style:text-underline-style="none" style:text-blinking="false"/>
    </style:style>
    <style:style style:name="T274"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style>
    <style:style style:name="T275"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276"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5591b1" style:text-blinking="false" style:font-size-asian="10pt" style:font-size-complex="10pt"/>
    </style:style>
    <style:style style:name="T277"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278"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font-size-asian="10pt" style:font-size-complex="10pt"/>
    </style:style>
    <style:style style:name="T279"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280"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281" style:family="text">
      <style:text-properties fo:font-variant="normal" fo:text-transform="none" fo:color="#252525"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282"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283"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weight-asian="normal" style:font-size-complex="11pt" style:font-weight-complex="normal"/>
    </style:style>
    <style:style style:name="T284" style:family="text">
      <style:text-properties fo:font-variant="normal" fo:text-transform="none" fo:color="#252525" style:text-line-through-style="none" style:text-line-through-type="none" style:font-name="sans-serif" fo:font-size="11pt" fo:letter-spacing="normal" fo:font-style="normal" style:text-underline-style="none" fo:font-weight="normal" officeooo:rsid="001db6b9" style:text-blinking="false" style:font-size-asian="11pt" style:font-weight-asian="normal" style:font-size-complex="11pt" style:font-weight-complex="normal"/>
    </style:style>
    <style:style style:name="T285"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286"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287"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weight-asian="normal" style:font-size-complex="11pt" style:font-weight-complex="normal"/>
    </style:style>
    <style:style style:name="T288" style:family="text">
      <style:text-properties fo:font-variant="normal" fo:text-transform="none" fo:color="#252525"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289" style:family="text">
      <style:text-properties fo:font-variant="normal" fo:text-transform="none" fo:color="#252525" style:text-line-through-style="none" style:text-line-through-type="none" style:font-name="Times New Roman" fo:font-size="11.6999998092651pt" fo:letter-spacing="normal" fo:font-style="normal" style:text-underline-style="none" fo:font-weight="normal" style:text-blinking="false" fo:background-color="#ffffff" loext:char-shading-value="0"/>
    </style:style>
    <style:style style:name="T290"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91"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292" style:family="text">
      <style:text-properties fo:font-variant="normal" fo:text-transform="none" fo:color="#252525"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293" style:family="text">
      <style:text-properties fo:font-variant="normal" fo:text-transform="none" fo:color="#252525"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294" style:family="text">
      <style:text-properties fo:font-variant="normal" fo:text-transform="none" fo:color="#252525" style:text-line-through-style="none" style:text-line-through-type="none" style:font-name="Times New Roman" fo:font-size="11pt" fo:letter-spacing="normal" fo:font-style="normal" style:text-underline-style="none" fo:font-weight="normal" style:text-blinking="false" style:font-size-asian="11pt" style:font-size-complex="11pt"/>
    </style:style>
    <style:style style:name="T295" style:family="text">
      <style:text-properties fo:font-variant="normal" fo:text-transform="none" fo:color="#252525"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296" style:family="text">
      <style:text-properties fo:font-variant="normal" fo:text-transform="none" fo:color="#252525" style:text-line-through-style="none" style:text-line-through-type="none" style:font-name="Arial" fo:font-size="10pt" fo:letter-spacing="normal" fo:language="en" fo:country="US" fo:font-style="normal" style:text-underline-style="none" fo:font-weight="normal" style:text-blinking="false" fo:background-color="#ffffff" loext:char-shading-value="0" style:font-size-asian="10pt" style:font-size-complex="10pt"/>
    </style:style>
    <style:style style:name="T297" style:family="text">
      <style:text-properties fo:font-variant="normal" fo:text-transform="none" fo:color="#252525" style:font-name="Helvetica Neue" fo:font-size="11.6999998092651pt" fo:letter-spacing="normal" fo:font-style="normal" fo:font-weight="normal"/>
    </style:style>
    <style:style style:name="T298" style:family="text">
      <style:text-properties fo:font-variant="normal" fo:text-transform="none" fo:color="#252525" style:font-name="Helvetica Neue" fo:font-size="11.6999998092651pt" fo:letter-spacing="normal" fo:font-style="italic" fo:font-weight="normal"/>
    </style:style>
    <style:style style:name="T299" style:family="text">
      <style:text-properties fo:font-variant="normal" fo:text-transform="none" fo:color="#252525" style:font-name="Helvetica Neue" fo:font-size="10pt" fo:letter-spacing="normal" fo:font-style="normal" fo:font-weight="normal" style:font-size-asian="10pt" style:font-size-complex="10pt"/>
    </style:style>
    <style:style style:name="T300" style:family="text">
      <style:text-properties fo:font-variant="normal" fo:text-transform="none" fo:color="#252525" style:font-name="Arial1" fo:font-size="10.0500001907349pt" fo:letter-spacing="normal" fo:font-style="normal" fo:font-weight="normal" style:font-name-asian="sans-serif" style:font-size-asian="11.6999998092651pt" style:language-asian="ja" style:country-asian="JP" style:font-style-asian="normal" style:font-weight-asian="normal"/>
    </style:style>
    <style:style style:name="T301" style:family="text">
      <style:text-properties fo:font-variant="normal" fo:text-transform="none" fo:color="#252525" style:font-name="Times new roman" fo:font-size="10pt" fo:letter-spacing="normal" fo:font-style="normal" fo:font-weight="normal" style:font-size-asian="10pt" style:font-size-complex="10pt"/>
    </style:style>
    <style:style style:name="T302" style:family="text">
      <style:text-properties fo:font-variant="normal" fo:text-transform="none" fo:color="#252525" style:font-name="Times new roman" fo:font-size="10pt" fo:letter-spacing="normal" fo:font-style="italic" fo:font-weight="normal" style:font-size-asian="10pt" style:font-size-complex="10pt"/>
    </style:style>
    <style:style style:name="T303" style:family="text">
      <style:text-properties fo:font-variant="normal" fo:text-transform="none" fo:color="#252525" style:font-name="Times New Roman" fo:font-size="11.6999998092651pt" fo:letter-spacing="normal" fo:font-style="normal" fo:font-weight="normal"/>
    </style:style>
    <style:style style:name="T304" style:family="text">
      <style:text-properties fo:font-variant="normal" fo:text-transform="none" fo:color="#252525" style:font-name="Times New Roman" fo:font-size="10pt" fo:letter-spacing="normal" fo:font-style="normal" fo:font-weight="bold" style:font-size-asian="10pt" style:font-size-complex="10pt"/>
    </style:style>
    <style:style style:name="T305" style:family="text">
      <style:text-properties fo:font-variant="normal" fo:text-transform="none" fo:color="#252525" style:font-name="Times New Roman" fo:font-size="10pt" fo:letter-spacing="normal" fo:language="en" fo:country="US" fo:font-style="normal" fo:font-weight="bold" style:font-size-asian="10pt" style:font-size-complex="10pt"/>
    </style:style>
    <style:style style:name="T306" style:family="text">
      <style:text-properties fo:font-variant="normal" fo:text-transform="none" fo:color="#252525" fo:letter-spacing="normal"/>
    </style:style>
    <style:style style:name="T307" style:family="text">
      <style:text-properties fo:font-variant="normal" fo:text-transform="none" fo:color="#252525" fo:font-size="10pt" fo:letter-spacing="normal" style:font-size-asian="10pt" style:font-size-complex="10pt"/>
    </style:style>
    <style:style style:name="T308" style:family="text">
      <style:text-properties fo:font-variant="normal" fo:text-transform="none" fo:color="#252525" fo:font-size="10pt" fo:letter-spacing="normal" fo:language="en" fo:country="US" style:font-size-asian="10pt" style:font-size-complex="10pt"/>
    </style:style>
    <style:style style:name="T309" style:family="text">
      <style:text-properties fo:font-variant="normal" fo:text-transform="none" fo:color="#252525" style:text-outline="false" style:font-name="sans-serif" fo:font-size="10pt" fo:letter-spacing="normal" fo:font-style="normal" fo:font-weight="normal" style:letter-kerning="false" style:font-name-asian="Helvetica1" style:font-size-asian="10pt" style:font-weight-asian="bold" style:font-name-complex="Helvetica1" style:font-size-complex="10pt" style:font-weight-complex="bold"/>
    </style:style>
    <style:style style:name="T310" style:family="text">
      <style:text-properties fo:font-variant="normal" fo:text-transform="none" fo:color="#252525" style:font-name="Arial" fo:font-size="10pt" fo:letter-spacing="normal" fo:language="en" fo:country="US" fo:font-style="normal" fo:font-weight="normal" style:font-size-asian="10pt" style:font-size-complex="10pt"/>
    </style:style>
    <style:style style:name="T311" style:family="text">
      <style:text-properties fo:font-variant="normal" fo:text-transform="none" fo:color="#004d99" style:text-line-through-style="none" style:text-line-through-type="none" style:font-name="Arial1" fo:font-size="10.0500001907349pt" fo:letter-spacing="normal" fo:font-style="normal" style:text-underline-style="none" fo:font-weight="normal" style:text-blinking="false" fo:background-color="transparent" loext:char-shading-value="0"/>
    </style:style>
    <style:style style:name="T312" style:family="text">
      <style:text-properties fo:font-variant="normal" fo:text-transform="none" fo:color="#1c1c1c"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313" style:family="text">
      <style:text-properties fo:font-variant="normal" fo:text-transform="none" fo:color="#1c1c1c" style:text-outline="false" style:text-line-through-style="none" style:text-line-through-typ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314" style:family="text">
      <style:text-properties fo:font-variant="normal" fo:text-transform="none" fo:color="#1c1c1c" style:text-outline="false" style:text-line-through-style="none" style:text-line-through-type="none" style:font-name="Helvetica1" fo:font-size="12pt" fo:letter-spacing="normal" fo:language="en" fo:country="US" fo:font-style="normal" style:text-underline-style="none" fo:font-weight="bold" style:letter-kerning="false" style:text-blinking="false" style:font-name-asian="Helvetica1" style:font-size-asian="12pt" style:font-weight-asian="bold" style:font-name-complex="Helvetica1" style:font-size-complex="12pt" style:font-weight-complex="bold"/>
    </style:style>
    <style:style style:name="T315" style:family="text">
      <style:text-properties fo:font-variant="normal" fo:text-transform="none" fo:color="#1c1c1c" style:text-outline="false" style:text-line-through-style="none" style:text-line-through-type="none"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316" style:family="text">
      <style:text-properties fo:font-variant="normal" fo:text-transform="none" fo:color="#1c1c1c" style:text-outline="false" style:text-line-through-style="none" style:text-line-through-type="none" style:text-position="0% 100%"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317" style:family="text">
      <style:text-properties fo:font-variant="normal" fo:text-transform="none" fo:color="#1c1c1c" style:text-outline="false" style:text-line-through-style="none" style:text-line-through-typ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318" style:family="text">
      <style:text-properties fo:font-variant="normal" fo:text-transform="none" fo:color="#1c1c1c"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319" style:family="text">
      <style:text-properties fo:font-variant="normal" fo:text-transform="none" fo:color="#1c1c1c" style:text-outline="false" style:text-line-through-style="none" style:text-line-through-typ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320" style:family="text">
      <style:text-properties fo:font-variant="normal" fo:text-transform="none" fo:color="#1c1c1c" style:text-outline="false" style:text-line-through-style="none" style:text-line-through-type="none" style:text-position="0% 100%" style:font-name="Helvetica1" fo:font-size="10pt" fo:letter-spacing="normal" fo:language="en" fo:country="US" fo:font-style="italic" style:text-underline-style="none" fo:font-weight="normal" style:letter-kerning="false" style:text-blinking="false" style:font-name-asian="Helvetica1" style:font-size-asian="10pt" style:font-style-asian="italic" style:font-weight-asian="normal" style:font-name-complex="Helvetica1" style:font-size-complex="10pt" style:font-style-complex="italic" style:font-weight-complex="normal"/>
    </style:style>
    <style:style style:name="T321" style:family="text">
      <style:text-properties fo:font-variant="normal" fo:text-transform="none" fo:color="#092f9d"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322" style:family="text">
      <style:text-properties fo:font-variant="normal" fo:text-transform="none" fo:color="#092f9d" style:text-outline="false" style:text-line-through-style="none" style:text-line-through-typ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323" style:family="text">
      <style:text-properties fo:font-variant="normal" fo:text-transform="none" fo:color="#092f9d" style:text-outline="false" style:text-line-through-style="none" style:text-line-through-type="none" style:text-position="27% 58%"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324" style:family="text">
      <style:text-properties fo:font-variant="normal" fo:text-transform="none" fo:color="#092f9d"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325" style:family="text">
      <style:text-properties fo:font-variant="normal" fo:text-transform="none" fo:color="#092f9d" style:text-outline="false" style:text-line-through-style="none" style:text-line-through-typ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326" style:family="text">
      <style:text-properties fo:font-variant="normal" fo:text-transform="none" fo:color="#092f9d" style:text-outline="false" style:text-line-through-style="none" style:text-line-through-typ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327"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style>
    <style:style style:name="T328" style:family="text">
      <style:text-properties fo:font-size="10pt" style:font-size-asian="10pt" style:font-size-complex="10pt"/>
    </style:style>
    <style:style style:name="T329" style:family="text">
      <style:text-properties fo:font-size="10pt" fo:language="en" fo:country="US" style:font-size-asian="10pt" style:font-size-complex="10pt"/>
    </style:style>
    <style:style style:name="T330" style:family="text">
      <style:text-properties fo:font-size="10pt" fo:font-style="normal" style:font-size-asian="10pt" style:font-style-asian="normal" style:font-size-complex="10pt" style:font-style-complex="normal"/>
    </style:style>
    <style:style style:name="T331" style:family="text">
      <style:text-properties fo:font-size="10pt" fo:font-style="italic" style:font-size-asian="10pt" style:font-style-asian="italic" style:font-size-complex="10pt" style:font-style-complex="italic"/>
    </style:style>
    <style:style style:name="T332" style:family="text">
      <style:text-properties fo:font-size="10pt" fo:font-style="italic" style:font-size-asian="10pt" style:font-size-complex="10pt"/>
    </style:style>
    <style:style style:name="T333" style:family="text">
      <style:text-properties fo:font-size="10pt" style:text-underline-style="none" style:font-size-asian="10pt" style:font-size-complex="10pt"/>
    </style:style>
    <style:style style:name="T334" style:family="text">
      <style:text-properties style:font-name="Times New Roman"/>
    </style:style>
    <style:style style:name="T335" style:family="text">
      <style:text-properties style:font-name="Times New Roman" fo:font-size="10pt" style:font-size-asian="10pt" style:font-size-complex="10pt"/>
    </style:style>
    <style:style style:name="T336" style:family="text">
      <style:text-properties style:font-name="Times New Roman" fo:font-size="10pt" fo:language="en" fo:country="US" style:font-size-asian="10pt" style:font-size-complex="10pt"/>
    </style:style>
    <style:style style:name="T337" style:family="text">
      <style:text-properties style:font-name="Times New Roman" fo:font-size="10pt" fo:font-style="italic" style:font-size-asian="10pt" style:font-size-complex="10pt"/>
    </style:style>
    <style:style style:name="T338" style:family="text">
      <style:text-properties style:font-name="Times New Roman" fo:font-size="12pt" style:font-size-asian="12pt" style:font-size-complex="12pt"/>
    </style:style>
    <style:style style:name="T339" style:family="text">
      <style:text-properties fo:font-size="11pt" style:font-size-asian="11pt" style:font-size-complex="11pt"/>
    </style:style>
    <style:style style:name="T340" style:family="text">
      <style:text-properties fo:language="en" fo:country="US"/>
    </style:style>
    <style:style style:name="T341" style:family="text">
      <style:text-properties fo:color="#000000" style:font-name="Times New Roman" fo:font-size="10pt" fo:language="en" fo:country="US" style:font-size-asian="10pt" style:font-size-complex="10pt"/>
    </style:style>
    <style:style style:name="T342" style:family="text">
      <style:text-properties fo:color="#000000" style:font-name="Times New Roman" fo:font-size="10pt" style:font-size-asian="10pt" style:font-size-complex="10pt"/>
    </style:style>
    <style:style style:name="T343" style:family="text">
      <style:text-properties fo:color="#000000" fo:font-style="normal" fo:font-weight="normal" style:font-style-asian="normal" style:font-weight-asian="normal" style:font-style-complex="normal" style:font-weight-complex="normal"/>
    </style:style>
    <style:style style:name="T344" style:family="text">
      <style:text-properties fo:color="#000000" style:text-outline="false" style:font-name="Times New Roman" fo:font-size="9pt" fo:letter-spacing="normal" fo:language="en" fo:country="US" fo:font-style="italic" fo:font-weight="normal" style:letter-kerning="false" style:font-name-asian="Georgia" style:font-size-asian="9pt" style:font-style-asian="italic" style:font-weight-asian="normal" style:font-name-complex="Georgia" style:font-size-complex="9pt" style:font-style-complex="italic" style:font-weight-complex="normal"/>
    </style:style>
    <style:style style:name="T345" style:family="text">
      <style:text-properties fo:color="#000000" style:font-name="Times new roman"/>
    </style:style>
    <style:style style:name="T346" style:family="text">
      <style:text-properties fo:color="#000000" style:font-name="Times new roman" fo:font-size="13.3999996185303pt"/>
    </style:style>
    <style:style style:name="T347" style:family="text">
      <style:text-properties fo:color="#000000" style:font-name="Times new roman" fo:font-size="13.3999996185303pt" fo:font-weight="bold" fo:background-color="#ffffff" loext:char-shading-value="0"/>
    </style:style>
    <style:style style:name="T348" style:family="text">
      <style:text-properties fo:color="#000000" style:font-name="Times new roman" fo:font-size="13.3999996185303pt" fo:background-color="#ffffff" loext:char-shading-value="0"/>
    </style:style>
    <style:style style:name="T349" style:family="text">
      <style:text-properties fo:color="#000000" style:font-name="Times new roman" fo:font-size="10pt" style:font-size-asian="10pt" style:font-size-complex="10pt"/>
    </style:style>
    <style:style style:name="T350" style:family="text">
      <style:text-properties fo:color="#000000" style:font-name="Raleway" fo:font-size="9.60000038146973pt"/>
    </style:style>
    <style:style style:name="T351" style:family="text">
      <style:text-properties fo:color="#000000" style:font-name="Raleway" fo:font-size="9.60000038146973pt" officeooo:rsid="00168527"/>
    </style:style>
    <style:style style:name="T352" style:family="text">
      <style:text-properties fo:font-size="12pt" style:font-size-asian="12pt" style:font-size-complex="12pt"/>
    </style:style>
    <style:style style:name="T353" style:family="text">
      <style:text-properties fo:font-size="12pt" fo:language="en" fo:country="US" style:font-size-asian="12pt" style:font-size-complex="12pt"/>
    </style:style>
    <style:style style:name="T354" style:family="text">
      <style:text-properties fo:font-style="italic"/>
    </style:style>
    <style:style style:name="T355" style:family="text">
      <style:text-properties fo:font-style="italic" style:font-style-asian="italic" style:font-style-complex="italic"/>
    </style:style>
    <style:style style:name="T356" style:family="text">
      <style:text-properties fo:font-size="9pt" style:font-size-asian="9pt" style:font-size-complex="9pt"/>
    </style:style>
    <style:style style:name="T357" style:family="text">
      <style:text-properties fo:font-weight="bold"/>
    </style:style>
    <style:style style:name="T358" style:family="text">
      <style:text-properties fo:color="#0b0080" style:text-line-through-style="none" style:text-line-through-type="none" style:text-underline-style="none" style:text-blinking="false" fo:background-color="#ffffff" loext:char-shading-value="0"/>
    </style:style>
    <style:style style:name="T359" style:family="text">
      <style:text-properties fo:color="#0b0080" style:text-line-through-style="none" style:text-line-through-type="none" style:font-name="sans-serif" fo:font-size="9.75pt" style:text-underline-style="none" style:text-blinking="false"/>
    </style:style>
    <style:style style:name="T360" style:family="text">
      <style:text-properties fo:color="#0b0080" style:text-line-through-style="none" style:text-line-through-type="none" style:font-name="sans-serif" fo:font-size="9.75pt" style:text-underline-style="none" style:text-blinking="false" fo:background-color="#ffffff" loext:char-shading-value="0"/>
    </style:style>
    <style:style style:name="T361" style:family="text">
      <style:text-properties fo:color="#0b0080" style:text-line-through-style="none" style:text-line-through-type="none" style:font-name="sans-serif" fo:font-size="11.6999998092651pt" style:text-underline-style="none" style:text-blinking="false"/>
    </style:style>
    <style:style style:name="T362" style:family="text">
      <style:text-properties fo:color="#0b0080" style:text-line-through-style="none" style:text-line-through-type="none" style:font-name="sans-serif" fo:font-size="11.6999998092651pt" style:text-underline-style="none" style:text-blinking="false" fo:background-color="#ffffff" loext:char-shading-value="0"/>
    </style:style>
    <style:style style:name="T363" style:family="text">
      <style:text-properties fo:color="#0b0080" style:text-line-through-style="none" style:text-line-through-type="none" style:font-name="sans-serif" fo:font-size="11.6999998092651pt" fo:font-style="italic" style:text-underline-style="none" style:text-blinking="false"/>
    </style:style>
    <style:style style:name="T364" style:family="text">
      <style:text-properties fo:color="#0b0080"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365" style:family="text">
      <style:text-properties fo:color="#0b0080" style:text-line-through-style="none" style:text-line-through-type="none" style:font-name="Times new roman" fo:font-size="10pt" style:text-underline-style="none" style:text-blinking="false" style:font-size-asian="10pt" style:font-size-complex="10pt"/>
    </style:style>
    <style:style style:name="T366" style:family="text">
      <style:text-properties fo:color="#0b0080" style:text-line-through-style="none" style:text-line-through-type="none" fo:font-size="9.60000038146973pt" style:text-underline-style="none" style:text-blinking="false"/>
    </style:style>
    <style:style style:name="T367" style:family="text">
      <style:text-properties fo:color="#0b0080" style:font-name="sans-serif" fo:font-size="11.6999998092651pt" fo:background-color="#ffffff" loext:char-shading-value="0"/>
    </style:style>
    <style:style style:name="T368" style:family="text">
      <style:text-properties fo:color="#0b0080" style:font-name="sans-serif" fo:background-color="#ffffff" loext:char-shading-value="0"/>
    </style:style>
    <style:style style:name="T369" style:family="text">
      <style:text-properties style:text-underline-style="solid" style:text-underline-type="double" style:text-underline-width="auto" style:text-underline-color="font-color"/>
    </style:style>
    <style:style style:name="T370" style:family="text">
      <style:text-properties style:font-name="Arial" fo:font-size="10pt" style:font-size-asian="10pt" style:font-size-complex="10pt"/>
    </style:style>
    <style:style style:name="T371" style:family="text">
      <style:text-properties fo:color="#a55858" style:text-line-through-style="none" style:text-line-through-type="none" fo:font-style="italic" style:text-underline-style="none" style:text-blinking="false"/>
    </style:style>
    <style:style style:name="T372" style:family="text">
      <style:text-properties style:font-name="sans-serif"/>
    </style:style>
    <style:style style:name="T373" style:family="text">
      <style:text-properties style:font-name="sans-serif" fo:font-size="9.75pt"/>
    </style:style>
    <style:style style:name="T374" style:family="text">
      <style:text-properties style:font-name="sans-serif" fo:font-size="9.75pt" fo:font-weight="bold"/>
    </style:style>
    <style:style style:name="T375" style:family="text">
      <style:text-properties style:font-name="sans-serif" fo:language="en" fo:country="US"/>
    </style:style>
    <style:style style:name="T376" style:family="text">
      <style:text-properties fo:color="#4d4d4f" style:font-name="Arial2" fo:font-size="9pt" fo:font-weight="bold" fo:background-color="#ffffff" loext:char-shading-value="0"/>
    </style:style>
    <style:style style:name="T377" style:family="text">
      <style:text-properties style:font-name="Sabon-Italic" fo:font-size="10pt" fo:font-style="italic" style:font-name-asian="Sabon-Italic" style:font-size-asian="10pt" style:font-style-asian="italic" style:font-name-complex="Sabon-Italic" style:font-size-complex="10pt" style:font-style-complex="italic"/>
    </style:style>
    <style:style style:name="T378" style:family="text">
      <style:text-properties style:font-name="Sabon-Roman" fo:font-size="10pt" style:font-name-asian="Sabon-Roman" style:font-size-asian="10pt" style:font-name-complex="Sabon-Roman" style:font-size-complex="10pt"/>
    </style:style>
    <style:style style:name="T379" style:family="text">
      <style:text-properties style:font-name="Times new roman" fo:font-size="10pt" fo:language="en" fo:country="US" style:font-size-asian="10pt" style:font-size-complex="10pt"/>
    </style:style>
    <style:style style:name="T380" style:family="text">
      <style:text-properties style:font-name="Times new roman" fo:font-size="12pt" fo:language="en" fo:country="US" style:font-size-asian="12pt" style:font-size-complex="12pt"/>
    </style:style>
    <style:style style:name="T381" style:family="text">
      <style:text-properties fo:color="#252525"/>
    </style:style>
    <style:style style:name="T382" style:family="text">
      <style:text-properties fo:color="#252525" style:font-name="sans-serif"/>
    </style:style>
    <style:style style:name="T383" style:family="text">
      <style:text-properties fo:color="#252525" style:font-name="sans-serif" fo:font-size="11.6999998092651pt"/>
    </style:style>
    <style:style style:name="T384" style:family="text">
      <style:text-properties fo:color="#252525" style:font-name="sans-serif" fo:font-size="11.6999998092651pt" fo:font-weight="bold"/>
    </style:style>
    <style:style style:name="T385" style:family="text">
      <style:text-properties fo:color="#252525" style:font-name="sans-serif" fo:font-size="11.6999998092651pt" fo:background-color="#ffffff" loext:char-shading-value="0"/>
    </style:style>
    <style:style style:name="T386" style:family="text">
      <style:text-properties fo:color="#252525" style:font-name="sans-serif" fo:background-color="#ffffff" loext:char-shading-value="0"/>
    </style:style>
    <style:style style:name="T387" style:family="text">
      <style:text-properties fo:color="#252525" style:text-line-through-style="none" style:text-line-through-type="none" style:font-name="sans-serif" fo:font-size="11.6999998092651pt" style:text-underline-style="none" style:text-blinking="false" fo:background-color="#ffffff" loext:char-shading-value="0"/>
    </style:style>
    <style:style style:name="T388" style:family="text">
      <style:text-properties fo:color="#252525"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389" style:family="text">
      <style:text-properties fo:color="#252525" style:text-line-through-style="none" style:text-line-through-type="none" fo:font-size="9.60000038146973pt" style:text-underline-style="none" style:text-blinking="false"/>
    </style:style>
    <style:style style:name="T390" style:family="text">
      <style:text-properties fo:color="#252525" style:font-name="Times new roman" fo:font-size="10pt" style:font-size-asian="10pt" style:font-size-complex="10pt"/>
    </style:style>
    <style:style style:name="T391" style:family="text">
      <style:text-properties fo:color="#252525" fo:font-size="9.60000038146973pt"/>
    </style:style>
    <style:style style:name="T392" style:family="text">
      <style:text-properties fo:color="#252525" fo:font-size="9.60000038146973pt" fo:font-weight="bold"/>
    </style:style>
    <style:style style:name="T393" style:family="text">
      <style:text-properties fo:color="#252525" style:font-name-asian="sans-serif" style:font-size-asian="9.60000038146973pt" style:font-style-asian="normal" style:font-weight-asian="normal"/>
    </style:style>
    <style:style style:name="T394" style:family="text">
      <style:text-properties fo:color="#1c1c1c" style:text-outline="false"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95" style:family="text">
      <style:text-properties fo:color="#1c1c1c" style:text-outline="false" style:font-name="Times New Roman" fo:font-size="10pt" fo:letter-spacing="normal" fo:font-style="normal" fo:font-weight="bold" style:letter-kerning="false" style:font-name-asian="Helvetica1" style:font-size-asian="10pt" style:font-style-asian="normal" style:font-weight-asian="bold" style:font-name-complex="Helvetica1" style:font-size-complex="10pt" style:font-style-complex="normal" style:font-weight-complex="bold"/>
    </style:style>
    <style:style style:name="T396" style:family="text">
      <style:text-properties fo:color="#1c1c1c" style:text-outline="false" style:font-name="Times New Roman" fo:font-size="10pt" fo:letter-spacing="normal" fo:language="en" fo:country="US" fo:font-weight="bold" style:letter-kerning="false" style:font-name-asian="Helvetica1" style:font-size-asian="10pt" style:font-weight-asian="bold" style:font-name-complex="Helvetica1" style:font-size-complex="10pt" style:font-weight-complex="bold"/>
    </style:style>
    <style:style style:name="T397" style:family="text">
      <style:text-properties fo:color="#1c1c1c" style:text-outline="false" style:font-name="Times New Roman"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398" style:family="text">
      <style:text-properties fo:color="#1c1c1c"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99" style:family="text">
      <style:text-properties fo:color="#1c1c1c" style:text-outline="false" style:font-name="Times New Roman" fo:font-size="10pt" fo:letter-spacing="normal" fo:language="en" fo:country="US" fo:font-style="normal" fo:font-weight="bold" style:letter-kerning="false" style:font-name-asian="Helvetica1" style:font-size-asian="10pt" style:font-style-asian="normal" style:font-weight-asian="bold" style:font-name-complex="Helvetica1" style:font-size-complex="10pt" style:font-style-complex="normal" style:font-weight-complex="bold"/>
    </style:style>
    <style:style style:name="T400" style:family="text">
      <style:text-properties fo:color="#1c1c1c" style:text-outline="false" style:font-name="Times New Roman" fo:font-size="10pt" fo:letter-spacing="normal" style:letter-kerning="false" style:font-name-asian="Helvetica1" style:font-size-asian="10pt" style:font-name-complex="Helvetica1" style:font-size-complex="10pt"/>
    </style:style>
    <style:style style:name="T401" style:family="text">
      <style:text-properties fo:color="#1c1c1c"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402" style:family="text">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03" style:family="text">
      <style:text-properties fo:color="#1c1c1c"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04" style:family="text">
      <style:text-properties fo:color="#1c1c1c"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405" style:family="text">
      <style:text-properties fo:color="#1c1c1c" style:text-outline="false" style:font-name="Times New Roman" fo:font-size="9pt" fo:letter-spacing="normal"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406" style:family="text">
      <style:text-properties fo:color="#1c1c1c" style:text-outline="false" style:font-name="Times New Roman" fo:letter-spacing="normal" fo:font-weight="bold" style:letter-kerning="false" style:font-name-asian="Helvetica1" style:font-weight-asian="bold" style:font-name-complex="Helvetica1" style:font-weight-complex="bold"/>
    </style:style>
    <style:style style:name="T407" style:family="text">
      <style:text-properties fo:color="#1c1c1c" style:text-outline="false" style:font-name="Times New Roman" fo:letter-spacing="normal" fo:font-weight="normal" style:letter-kerning="false" style:font-name-asian="Helvetica1" style:font-weight-asian="normal" style:font-name-complex="Helvetica1" style:font-weight-complex="normal"/>
    </style:style>
    <style:style style:name="T408" style:family="text">
      <style:text-properties fo:color="#1c1c1c"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09" style:family="text">
      <style:text-properties fo:color="#1c1c1c"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10" style:family="text">
      <style:text-properties fo:color="#1c1c1c" style:text-outline="false" style:text-position="0% 100%" style:font-name="Times New Roman" fo:font-size="10pt" fo:letter-spacing="normal" fo:font-style="normal" fo:font-weight="normal" officeooo:rsid="0036f939" style:letter-kerning="false" style:font-name-asian="Helvetica1" style:font-size-asian="10pt" style:font-style-asian="normal" style:font-weight-asian="normal" style:font-name-complex="Helvetica1" style:font-size-complex="10pt" style:font-style-complex="normal" style:font-weight-complex="normal"/>
    </style:style>
    <style:style style:name="T411" style:family="text">
      <style:text-properties fo:color="#1c1c1c"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412" style:family="text">
      <style:text-properties fo:color="#1c1c1c"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413" style:family="text">
      <style:text-properties fo:color="#1c1c1c" style:text-outline="false" style:font-name="Helvetica1" fo:font-size="12pt" fo:letter-spacing="normal" fo:language="en" fo:country="US" fo:font-weight="bold" style:letter-kerning="false" style:font-name-asian="Helvetica1" style:font-size-asian="12pt" style:font-weight-asian="bold" style:font-name-complex="Helvetica1" style:font-size-complex="12pt" style:font-weight-complex="bold"/>
    </style:style>
    <style:style style:name="T414" style:family="text">
      <style:text-properties fo:color="#1c1c1c"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415" style:family="text">
      <style:text-properties fo:color="#1c1c1c"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416" style:family="text">
      <style:text-properties fo:color="#1c1c1c" style:text-outline="false" style:font-name="Helvetica1" fo:font-size="11pt" fo:letter-spacing="normal" fo:language="en" fo:country="US"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417" style:family="text">
      <style:text-properties fo:color="#1c1c1c"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418" style:family="text">
      <style:text-properties fo:color="#1c1c1c" style:text-outline="false" style:font-name="Helvetica1" fo:font-size="11pt" fo:letter-spacing="normal" fo:font-style="italic" fo:font-weight="normal" style:letter-kerning="false" style:font-name-asian="Helvetica1" style:font-size-asian="11pt" style:font-style-asian="italic" style:font-weight-asian="normal" style:font-name-complex="Helvetica1" style:font-size-complex="11pt" style:font-style-complex="italic" style:font-weight-complex="normal"/>
    </style:style>
    <style:style style:name="T419" style:family="text">
      <style:text-properties fo:color="#1c1c1c"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420" style:family="text">
      <style:text-properties fo:color="#1c1c1c" style:text-outline="false" style:font-name="Helvetica1" fo:font-size="10pt" fo:letter-spacing="normal" fo:language="en" fo:country="US"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421" style:family="text">
      <style:text-properties fo:color="#1c1c1c"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22" style:family="text">
      <style:text-properties fo:color="#1c1c1c"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23" style:family="text">
      <style:text-properties fo:color="#1c1c1c"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424" style:family="text">
      <style:text-properties fo:color="#1c1c1c" style:text-outline="false" style:font-name="Helvetica1" fo:font-size="14pt" fo:letter-spacing="normal" fo:language="en" fo:country="US" fo:font-weight="bold" style:letter-kerning="false" style:font-name-asian="Helvetica1" style:font-size-asian="14pt" style:font-weight-asian="bold" style:font-name-complex="Helvetica1" style:font-size-complex="14pt" style:font-weight-complex="bold"/>
    </style:style>
    <style:style style:name="T425" style:family="text">
      <style:text-properties fo:color="#1c1c1c"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426" style:family="text">
      <style:text-properties fo:color="#092f9d"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27" style:family="text">
      <style:text-properties fo:color="#092f9d" style:text-outline="false" style:font-name="Times New Roman" fo:font-size="10pt" fo:letter-spacing="normal" fo:language="en" fo:country="US" fo:font-style="normal" fo:font-weight="normal" officeooo:rsid="0036c0e7" style:letter-kerning="false" style:font-name-asian="Helvetica1" style:font-size-asian="10pt" style:font-style-asian="normal" style:font-weight-asian="normal" style:font-name-complex="Helvetica1" style:font-size-complex="10pt" style:font-style-complex="normal" style:font-weight-complex="normal"/>
    </style:style>
    <style:style style:name="T428" style:family="text">
      <style:text-properties fo:color="#092f9d" style:text-outline="false" style:font-name="Times New Roman" fo:font-size="10pt" fo:letter-spacing="normal" fo:language="en" fo:country="US" fo:font-style="normal" fo:font-weight="normal" officeooo:rsid="0036f939" style:letter-kerning="false" style:font-name-asian="Helvetica1" style:font-size-asian="10pt" style:font-style-asian="normal" style:font-weight-asian="normal" style:font-name-complex="Helvetica1" style:font-size-complex="10pt" style:font-style-complex="normal" style:font-weight-complex="normal"/>
    </style:style>
    <style:style style:name="T429" style:family="text">
      <style:text-properties fo:color="#092f9d" style:text-outline="false" style:font-name="Times New Roman" fo:font-size="10pt" fo:letter-spacing="normal" style:letter-kerning="false" style:font-name-asian="Helvetica1" style:font-size-asian="10pt" style:font-name-complex="Helvetica1" style:font-size-complex="10pt"/>
    </style:style>
    <style:style style:name="T430" style:family="text">
      <style:text-properties fo:color="#092f9d"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431" style:family="text">
      <style:text-properties fo:color="#092f9d" style:text-outline="false" style:font-name="Times New Roman" fo:font-size="10pt" fo:letter-spacing="normal"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432" style:family="text">
      <style:text-properties fo:color="#092f9d"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33" style:family="text">
      <style:text-properties fo:color="#092f9d" style:text-outline="false" style:font-name="Times New Roman" fo:font-size="9pt" fo:letter-spacing="normal" fo:language="en" fo:country="US"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434" style:family="text">
      <style:text-properties fo:color="#092f9d" style:text-outline="false" style:font-name="Times New Roman" fo:font-size="9pt" fo:letter-spacing="normal" fo:font-style="italic" style:letter-kerning="false" style:font-name-asian="Helvetica1" style:font-size-asian="9pt" style:font-style-asian="italic" style:font-name-complex="Helvetica1" style:font-size-complex="9pt" style:font-style-complex="italic"/>
    </style:style>
    <style:style style:name="T435" style:family="text">
      <style:text-properties fo:color="#092f9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436" style:family="text">
      <style:text-properties fo:color="#092f9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37" style:family="text">
      <style:text-properties fo:color="#092f9d" style:text-outline="false" style:font-name="Times New Roman" fo:letter-spacing="normal" fo:font-weight="normal" style:letter-kerning="false" style:font-name-asian="Helvetica1" style:font-weight-asian="normal" style:font-name-complex="Helvetica1" style:font-weight-complex="normal"/>
    </style:style>
    <style:style style:name="T438" style:family="text">
      <style:text-properties fo:color="#092f9d" style:text-outline="false" style:text-position="27% 58%"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39" style:family="text">
      <style:text-properties fo:color="#092f9d" style:text-outline="false" style:text-position="27% 58%"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440" style:family="text">
      <style:text-properties fo:color="#092f9d"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41" style:family="text">
      <style:text-properties fo:color="#092f9d"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442" style:family="text">
      <style:text-properties fo:color="#092f9d"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43" style:family="text">
      <style:text-properties fo:color="#092f9d"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444" style:family="text">
      <style:text-properties fo:color="#092f9d"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445" style:family="text">
      <style:text-properties fo:color="#092f9d" style:text-outline="false" style:font-name="Helvetica1" fo:font-size="12pt" fo:letter-spacing="normal" fo:language="en" fo:country="US" fo:font-style="normal" fo:font-weight="bold" style:letter-kerning="false" style:font-name-asian="Helvetica1" style:font-size-asian="12pt" style:font-style-asian="normal" style:font-weight-asian="bold" style:font-name-complex="Helvetica1" style:font-size-complex="12pt" style:font-style-complex="normal" style:font-weight-complex="bold"/>
    </style:style>
    <style:style style:name="T446" style:family="text">
      <style:text-properties fo:color="#092f9d"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447" style:family="text">
      <style:text-properties fo:color="#092f9d"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448" style:family="text">
      <style:text-properties fo:color="#092f9d"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449" style:family="text">
      <style:text-properties fo:color="#092f9d"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50" style:family="text">
      <style:text-properties fo:color="#092f9d"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51" style:family="text">
      <style:text-properties fo:color="#092f9d"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452" style:family="text">
      <style:text-properties fo:color="#092f9d"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453" style:family="text">
      <style:text-properties fo:color="#0a006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454" style:family="text">
      <style:text-properties fo:color="#0a006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55" style:family="text">
      <style:text-properties fo:color="#343434" style:text-outline="false" style:text-position="0% 100%" style:font-name="Times New Roman" fo:font-size="10pt" fo:letter-spacing="normal" fo:font-weight="normal" style:letter-kerning="false" style:font-name-asian="Helvetica-Light" style:font-size-asian="10pt" style:font-weight-asian="normal" style:font-name-complex="Helvetica-Light" style:font-size-complex="10pt" style:font-weight-complex="normal"/>
    </style:style>
    <style:style style:name="T456" style:family="text">
      <style:text-properties fo:color="#f53321" style:text-outline="false" style:text-position="0% 100%" style:font-name="Times New Roman" fo:font-size="10pt" fo:letter-spacing="normal" fo:font-style="normal" fo:font-weight="normal" style:letter-kerning="false" style:font-name-asian="Helvetica-Light" style:font-size-asian="10pt" style:font-style-asian="normal" style:font-weight-asian="normal" style:font-name-complex="Helvetica-Light" style:font-size-complex="10pt" style:font-style-complex="normal" style:font-weight-complex="normal"/>
    </style:style>
    <style:style style:name="T457" style:family="text">
      <style:text-properties officeooo:rsid="00168527"/>
    </style:style>
    <style:style style:name="T458" style:family="text">
      <style:text-properties fo:color="#5f6062" style:font-name="Arial6" fo:font-size="10pt" style:font-size-asian="10pt" style:font-size-complex="10pt"/>
    </style:style>
    <style:style style:name="T459" style:family="text">
      <style:text-properties fo:color="#5f6062" style:font-name="Arial6" fo:font-size="10pt" officeooo:rsid="00168527" style:font-size-asian="10pt" style:font-size-complex="10pt"/>
    </style:style>
    <style:style style:name="T460" style:family="text">
      <style:text-properties fo:color="#41a2b1" style:text-line-through-style="none" style:text-line-through-type="none" style:font-name="inherit" fo:font-size="12pt" style:text-underline-style="none" fo:font-weight="normal" style:text-blinking="false" style:font-size-asian="12pt" style:font-weight-asian="normal" style:font-size-complex="12pt" style:font-weight-complex="normal" fo:padding="0in" fo:border="none"/>
    </style:style>
    <style:style style:name="T461" style:family="text">
      <style:text-properties fo:color="#41a2b1" style:text-line-through-style="none" style:text-line-through-type="none" style:font-name="inherit" fo:font-size="12pt" style:text-underline-style="none" officeooo:rsid="00168527" style:text-blinking="false" style:font-size-asian="12pt" style:font-weight-asian="normal" style:font-size-complex="12pt" style:font-weight-complex="normal" fo:padding="0in" fo:border="none"/>
    </style:style>
    <style:style style:name="T462" style:family="text">
      <style:text-properties officeooo:rsid="0036c0e7"/>
    </style:style>
    <style:style style:name="T463" style:family="text">
      <style:text-properties officeooo:rsid="0036f93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Persone:</text:p>
      <text:p text:style-name="P63"/>
      <text:p text:style-name="P81">Omero: 850 a.C - 800 a.C. Circa. <text:span text:style-name="T328">La sua esistenza come il luogo di nascita sono avvolte nel mistero. Già in epoca remota 7 città si sono contese la sua nascita. Secondo lo storico Erodoto il poeta avrebbe operato nel 9 sec. a.C. mentre per altri tra l'8 e il 7 sec a.C. Tramandato come cieco (tradizione che vedeva nella ciecità doti profetiche e di sacralità). Nel 1600 viene la “Questione Omerica” ed alcuni dicono che I due poemi epici non sono creati dall a stessa persona ma espressione di intere generazioni di cantori popolari: gli Omeridi. Attorno al 650 a.C. Appare il secondo Omero e scrive l'Odissea (unitaria, un solo scrittore): a volte l'Odissea si prende gioco dell'Iliade. Gli Omeridi avevano grande memoria.</text:span></text:p>
      <text:p text:style-name="P68"/>
      <text:p text:style-name="P81">Talete: 640/625 a.C. - 547 a.C., Mileto, <text:span text:style-name="T328">le testimonianze descrivono un uomo dall'ingegno versatile come statista, ingegnere, commmerciante, filosofo, matematico, ed astronomo. Si pone il principio delle cose: ricerca dell'arché, il principio unificatore trovandolo nell'acqua. Acqua non presa nella sua esistenza particolare ma come elemento comune, principio generale comune a tutte le cose parziali esistenti. Quindi non può essere l'acqua come elemento fisico. Morto a 96 anni.</text:span></text:p>
      <text:p text:style-name="P84"/>
      <text:p text:style-name="P107">Pitagora:<text:span text:style-name="T328"> </text:span>570 a.C. - 495 a.C., Samo, Greco.<text:span text:style-name="T328"> Il mito dei martelli e delle aste di ferro. Matematico (aritmetica e geometria) e filosofo. Numerose biografie dopo la sua morte che lo ritraggono come divino. Educato da Talete ed Anassimandro di Mileto. Viaggia molto in oriente (Egitto, terre fenice, siria, babilonia). Si narra così che in oriente abbia appreso la <text:s/>geometria, l'astronomia e la matematica. A crotone fonda la sua scuola. Si dice che sia morto a Metaponto dopo 40 giorni di digiuno nel tempio, ma le ipotesi sono tante. No scritti riguardo la sua scuola filosofica. Scopre il “teorema di pitagora” e due nuovi solidi regolari: il dodecaedro (12 facce pentagonali) e l'icosaedro (20 facce triangolari). Aritmetico e numerologo. Cominciò a dare significati metafisici tra numeri pari e dispari e il nome a grandezze aritmetiche come “quadrati”, “cubi” (che rispondevano alle equivalenti figure geometriche). Pitagora scopre che il lato e la diagonale di un quadrato sono incommensurabili: scopre il numero irrazionale (radice di 2). Scoperta sezione aurea. Per pitagora il ciclo delle quinte non esiste: il ciclo delle quinte è una spirale e non si chiude perché matematicamente 12 quinte =/ da 5 ottave.</text:span></text:p>
      <text:p text:style-name="P109"/>
      <text:p text:style-name="P108"><text:span text:style-name="T329">Confucio: (ca. 551-479 a.C.) insegna l'etica sociale in Cina; la sua dottrina - esposta nei Lun Yü (dialoghi) ci è pervenuta grazie alla compilazione dei suoi discepoli. Essa abbraccia elementi della religione cinese e sottolinea virtù sociali aristocratiche e una condotta in armonia con l'ordine celeste; egli affida una preminenza assoluta ai valori morali. </text:span><text:span text:style-name="T400">Confucius's principles had a basis in common Chinese tradition and belief. He championed strong family loyalty, </text:span><text:a xlink:type="simple" xlink:href="http://en.wikipedia.org/wiki/Veneration_of_the_dead" text:style-name="Internet_20_link" text:visited-style-name="Visited_20_Internet_20_Link"><text:span text:style-name="T429">ancestor worship</text:span></text:a><text:span text:style-name="T400">, respect of elders by their children and of husbands by their wives. He also recommended family as a basis for ideal government. He espoused the well-known principle "Do not do to others what you do not want done to yourself", an early version of the </text:span><text:a xlink:type="simple" xlink:href="http://en.wikipedia.org/wiki/Golden_Rule" text:style-name="Internet_20_link" text:visited-style-name="Visited_20_Internet_20_Link"><text:span text:style-name="T429">Golden Rule</text:span></text:a><text:span text:style-name="T400">.</text:span></text:p>
      <text:p text:style-name="P68"/>
      <text:p text:style-name="P81">Eraclito: 535 a.C. – 475 a.C., Efeso. Scriveva attraverso aforismi, dalle leggende su lamine d'oro. <text:span text:style-name="T328">Secondo la tradizione si diede la morte a 60 anni facendosi mangiare dai cani. 4 punti fondamentali: il divenire, la contrapposizione dei contrari, il logos ed il fuoco. Il divenire è il principio su cui muta il mondo: l'arché. La guerra degli opposti è ciò che genera tutte le cose (conosciamo il giorno perché sappiamo la notte). Le legge che equilibria la guerra tra gli opposti è il logos (il discorso, ragione, legge). Il rapporto degli uomini con il logos, è il rapporto con la verità. L'elemento di cui sono le cose è il fuoco, unico elemento capace di mutare le cose da uno stato all'altro. Pòlemos (L'opposizione) è padre di tutte le cose: ogni cosa si determina, si differenzia dalle altre, prende identità perché si oppone in certa misura al suo contesto, a ciò che lo circonda. (Le cose non esisterebbero senza la guerra: la giustizia è la guerra). Il logos è la regola mediante quale una cosa possa differenziarsi dalle altre, la regola di opposizione. </text:span></text:p>
      <text:p text:style-name="P84"/>
      <text:p text:style-name="P82"><text:span text:style-name="T396">Eschilo:</text:span><text:span text:style-name="T397"> </text:span><text:a xlink:type="simple" xlink:href="http://it.wikipedia.org/wiki/525_a.C." text:style-name="Internet_20_link" text:visited-style-name="Visited_20_Internet_20_Link"><text:span text:style-name="T426">525 </text:span></text:a><text:a xlink:type="simple" xlink:href="http://it.wikipedia.org/wiki/525_a.C." text:style-name="Internet_20_link" text:visited-style-name="Visited_20_Internet_20_Link"><text:span text:style-name="T427">a.C.</text:span></text:a><text:a xlink:type="simple" xlink:href="http://it.wikipedia.org/wiki/525_a.C." text:style-name="Internet_20_link" text:visited-style-name="Visited_20_Internet_20_Link"><text:span text:style-name="T426"> </text:span></text:a><text:span text:style-name="T398">– </text:span><text:a xlink:type="simple" xlink:href="http://it.wikipedia.org/wiki/456_a.C." text:style-name="Internet_20_link" text:visited-style-name="Visited_20_Internet_20_Link">456</text:a> <text:span text:style-name="T462">a.C</text:span><text:span text:style-name="T426">. E'</text:span><text:span text:style-name="T398"> stato un </text:span><text:a xlink:type="simple" xlink:href="http://it.wikipedia.org/wiki/Drammaturgo" text:style-name="Internet_20_link" text:visited-style-name="Visited_20_Internet_20_Link"><text:span text:style-name="T426">drammaturgo</text:span></text:a><text:span text:style-name="T398"> </text:span><text:a xlink:type="simple" xlink:href="http://it.wikipedia.org/wiki/Antica_Grecia" text:style-name="Internet_20_link" text:visited-style-name="Visited_20_Internet_20_Link"><text:span text:style-name="T426">greco antico</text:span></text:a><text:span text:style-name="T398">. Viene unanimemente considerato l'iniziatore della </text:span><text:a xlink:type="simple" xlink:href="http://it.wikipedia.org/wiki/Tragedia_greca" text:style-name="Internet_20_link" text:visited-style-name="Visited_20_Internet_20_Link"><text:span text:style-name="T426">tragedia greca</text:span></text:a><text:span text:style-name="T398"> nella sua forma matura ed è il primo dei poeti tragici dell'antica Grecia di cui ci siano pervenute opere per intero. A lui seguirono </text:span><text:a xlink:type="simple" xlink:href="http://it.wikipedia.org/wiki/Sofocle" text:style-name="Internet_20_link" text:visited-style-name="Visited_20_Internet_20_Link"><text:span text:style-name="T426">Sofocle</text:span></text:a><text:span text:style-name="T398"> ed </text:span><text:a xlink:type="simple" xlink:href="http://it.wikipedia.org/wiki/Euripide" text:style-name="Internet_20_link" text:visited-style-name="Visited_20_Internet_20_Link"><text:span text:style-name="T426">Euripide</text:span></text:a><text:span text:style-name="T398">. </text:span><text:span text:style-name="T402">La tradizione vuole che il suo nome derivi da un insolito gesto che era solito fare per ispirarsi prima di comporre le sue tragedie</text:span><text:span text:style-name="T403">. Eschilo viene considerato il vero padre della tragedia antica. A lui viene attribuita l'introduzione di </text:span><text:a xlink:type="simple" xlink:href="http://it.wikipedia.org/wiki/Maschera_teatrale" text:style-name="Internet_20_link" text:visited-style-name="Visited_20_Internet_20_Link"><text:span text:style-name="T432">maschera</text:span></text:a><text:span text:style-name="T403"> e </text:span><text:a xlink:type="simple" xlink:href="http://it.wikipedia.org/wiki/Coturno" text:style-name="Internet_20_link" text:visited-style-name="Visited_20_Internet_20_Link"><text:span text:style-name="T432">coturni</text:span></text:a><text:span text:style-name="T403">, inoltre è con lui che prende l'avvio la </text:span><text:a xlink:type="simple" xlink:href="http://it.wikipedia.org/wiki/Trilogia" text:style-name="Internet_20_link" text:visited-style-name="Visited_20_Internet_20_Link"><text:span text:style-name="T432">trilogia</text:span></text:a><text:span text:style-name="T403">, o "trilogia legata". Le tre opere tragiche presentate durante l'</text:span><text:a xlink:type="simple" xlink:href="http://it.wikipedia.org/wiki/Agōn" text:style-name="Internet_20_link" text:visited-style-name="Visited_20_Internet_20_Link"><text:span text:style-name="T432">agone</text:span></text:a><text:span text:style-name="T403"> erano appunto "legate" dal punto di vista contenutistico; nell'</text:span><text:a xlink:type="simple" xlink:href="http://it.wikipedia.org/wiki/Orestea" text:style-name="Internet_20_link" text:visited-style-name="Visited_20_Internet_20_Link"><text:span text:style-name="T433">Orestea</text:span></text:a><text:span text:style-name="T403"> (unica trilogia pervenutaci per intero), ad esempio, viene messa in scena la saga della stirpe degli </text:span><text:a xlink:type="simple" xlink:href="http://it.wikipedia.org/wiki/Atride" text:style-name="Internet_20_link" text:visited-style-name="Visited_20_Internet_20_Link"><text:span text:style-name="T432">Atridi</text:span></text:a><text:span text:style-name="T403">, dall'uccisione di </text:span><text:a xlink:type="simple" xlink:href="http://it.wikipedia.org/wiki/Agamennone" text:style-name="Internet_20_link" text:visited-style-name="Visited_20_Internet_20_Link"><text:span text:style-name="T432">Agamennone</text:span></text:a><text:span text:style-name="T403"> alla liberazione finale del matricida </text:span><text:a xlink:type="simple" xlink:href="http://it.wikipedia.org/wiki/Oreste_(Agamennone)" text:style-name="Internet_20_link" text:visited-style-name="Visited_20_Internet_20_Link"><text:span text:style-name="T432">Oreste</text:span></text:a><text:span text:style-name="T403">. Introducendo un secondo attore (precedentemente, infatti, sulla scena compariva un solo attore alla volta, come ci testimonia </text:span><text:a xlink:type="simple" xlink:href="http://it.wikipedia.org/wiki/Aristotele" text:style-name="Internet_20_link" text:visited-style-name="Visited_20_Internet_20_Link"><text:span text:style-name="T432">Aristotele</text:span></text:a><text:span text:style-name="T403">, </text:span><text:a xlink:type="simple" xlink:href="http://it.wikipedia.org/wiki/Poetica_(Aristotele)" text:style-name="Internet_20_link" text:visited-style-name="Visited_20_Internet_20_Link"><text:span text:style-name="T433">Poetica</text:span></text:a><text:span text:style-name="T403">, 49a), rese possibile la drammatizzazione di un conflitto. Da questo momento fu infatti possibile esprimere la narrazione tramite </text:span><text:a xlink:type="simple" xlink:href="http://it.wikipedia.org/wiki/Dialogo" text:style-name="Internet_20_link" text:visited-style-name="Visited_20_Internet_20_Link"><text:span text:style-name="T432">dialoghi</text:span></text:a><text:span text:style-name="T403">, oltre che </text:span><text:a xlink:type="simple" xlink:href="http://it.wikipedia.org/wiki/Monologo" text:style-name="Internet_20_link" text:visited-style-name="Visited_20_Internet_20_Link"><text:span text:style-name="T432">monologhi</text:span></text:a><text:span text:style-name="T403">, aumentando il coinvolgimento emotivo del pubblico e la complessità espressiva. </text:span><text:a xlink:type="simple" xlink:href="http://it.wikipedia.org/wiki/Orestea" text:style-name="Internet_20_link" text:visited-style-name="Visited_20_Internet_20_Link"><text:span text:style-name="T433">Orestea</text:span></text:a><text:span text:style-name="T403"> – trilogia: </text:span><text:a xlink:type="simple" xlink:href="http://it.wikipedia.org/wiki/Orestea#Agamennone" text:style-name="Internet_20_link" text:visited-style-name="Visited_20_Internet_20_Link">Agamennone</text:a><text:span text:style-name="T434">, </text:span><text:soft-page-break/><text:a xlink:type="simple" xlink:href="http://it.wikipedia.org/wiki/Orestea#Le_Coefore" text:style-name="Internet_20_link" text:visited-style-name="Visited_20_Internet_20_Link">Coefore</text:a><text:span text:style-name="T434">, </text:span><text:a xlink:type="simple" xlink:href="http://it.wikipedia.org/wiki/Orestea#Le_Eumenidi" text:style-name="Internet_20_link" text:visited-style-name="Visited_20_Internet_20_Link">Eumenidi</text:a></text:p>
      <text:p text:style-name="P68"/>
      <text:p text:style-name="P111"><text:span text:style-name="T396">Pindaro:</text:span><text:span text:style-name="T397"> </text:span><text:a xlink:type="simple" xlink:href="http://it.wikipedia.org/wiki/518_a.C." text:style-name="Internet_20_link" text:visited-style-name="Visited_20_Internet_20_Link">518</text:a><text:span text:style-name="T426"> </text:span><text:span text:style-name="T427">a.C.</text:span><text:span text:style-name="T398"> – </text:span><text:a xlink:type="simple" xlink:href="http://it.wikipedia.org/wiki/438_a.C." text:style-name="Internet_20_link" text:visited-style-name="Visited_20_Internet_20_Link">438</text:a> <text:span text:style-name="T462">a.C</text:span><text:span text:style-name="T426">.</text:span><text:span text:style-name="T398"> E' stato un </text:span><text:a xlink:type="simple" xlink:href="http://it.wikipedia.org/wiki/Poeta" text:style-name="Internet_20_link" text:visited-style-name="Visited_20_Internet_20_Link"><text:span text:style-name="T426">poeta</text:span></text:a><text:span text:style-name="T398"> </text:span><text:a xlink:type="simple" xlink:href="http://it.wikipedia.org/wiki/Antica_Grecia" text:style-name="Internet_20_link" text:visited-style-name="Visited_20_Internet_20_Link"><text:span text:style-name="T426">greco antico</text:span></text:a><text:span text:style-name="T398">, tra i maggiori esponenti della </text:span><text:a xlink:type="simple" xlink:href="http://it.wikipedia.org/wiki/Lirica_corale" text:style-name="Internet_20_link" text:visited-style-name="Visited_20_Internet_20_Link"><text:span text:style-name="T426">lirica corale</text:span></text:a><text:span text:style-name="T398">. </text:span><text:span text:style-name="T402">La copiosa opera poetica di Pindaro - raccolta dai filologi alessandrini in diciassette libri - è giunta a noi in maniera parziale.</text:span><text:span text:style-name="T403"> Celebrando le competizioni agonistiche del suo tempo. Cantando i modelli di un ideale umano del quale l'eccellenza atletica era solo una manifestazione, Pindaro dava conto, sicuramente con consapevolezza, di uno dei principali canoni dell'etica greca, quello che coniugava bellezza e bontà, prestanza fisica e sviluppo intellettuale. Ditirambo. Poesie: </text:span><text:span text:style-name="T344">Per Teosseno di Tenedo</text:span></text:p>
      <text:p text:style-name="P68"/>
      <text:p text:style-name="P81">Parmenide: 515 a.C. - 450 a.C., scuola Eleastica. Suo discepolo fu Zenone. Poema <text:span text:style-name="T355">Sulla verità. </text:span><text:span text:style-name="T330">L'essere ed il non essere (L'essere è, il non essere non può essere) e siccome non è, non può essere neanche pensato. Fu il primo a sostenere l'interpretazione ragionale della realtà non veicolata dai sensi. La ragione, e non l'occhio vede il vero. L'Arché, non è più caratteristica, principio di tutte le cose: ciò che è comune alle cose è il fatto di Essere. L'Essere è imperituro e si oppone al non essere. Il mondo come lo vediamo è pura illusione, ma non nega l'illusione: l'illusione E'. Si contraddice così dicendo che solo l'Essere è, ma riconoscendo anche l'illusione essere. Popper lo pone sui suoi scritti come, in un certo senso, il fondatore della fisica moderna: la fisica contemporanea è parmenidea. L'essere, a differenza dell'Arché contiene sia il “principio”, sia l'”eternità”. Quindi l'Essere non si può generare ne distruggere, perché vorrebbe dire che prima e dopo sarebbe non-essere: quindi introduce pure il divenire illusorio delle cose (il mondo è illusorio perché diviene).</text:span></text:p>
      <text:p text:style-name="P85"/>
      <text:p text:style-name="P32">Diogene: 5 sec. a.C. Filosofo, discepolo di Anassimene. Parodiato nella commedia “Le nuvole” di Aristofane.</text:p>
      <text:p text:style-name="P32"/>
      <text:p text:style-name="P1"><text:span text:style-name="T399">Sofocle:</text:span><text:span text:style-name="T398"> </text:span><text:a xlink:type="simple" xlink:href="http://it.wikipedia.org/wiki/496_a.C." text:style-name="Internet_20_link" text:visited-style-name="Visited_20_Internet_20_Link">496</text:a><text:span text:style-name="T426"> </text:span><text:span text:style-name="T428">a.C.</text:span><text:span text:style-name="T398"> – </text:span><text:a xlink:type="simple" xlink:href="http://it.wikipedia.org/wiki/406_a.C." text:style-name="Internet_20_link" text:visited-style-name="Visited_20_Internet_20_Link">406</text:a> <text:span text:style-name="T463">a.C</text:span><text:span text:style-name="T426">.</text:span><text:span text:style-name="T398"> E' stato un </text:span><text:a xlink:type="simple" xlink:href="http://it.wikipedia.org/wiki/Drammaturgo" text:style-name="Internet_20_link" text:visited-style-name="Visited_20_Internet_20_Link"><text:span text:style-name="T426">drammaturgo</text:span></text:a><text:span text:style-name="T398"> </text:span><text:a xlink:type="simple" xlink:href="http://it.wikipedia.org/wiki/Antica_Grecia" text:style-name="Internet_20_link" text:visited-style-name="Visited_20_Internet_20_Link"><text:span text:style-name="T426">greco antico</text:span></text:a><text:span text:style-name="T398">. </text:span><text:span text:style-name="T404">Sofocle abolì l'obbligo della "</text:span><text:a xlink:type="simple" xlink:href="http://it.wikipedia.org/wiki/Trilogia" text:style-name="Internet_20_link" text:visited-style-name="Visited_20_Internet_20_Link"><text:span text:style-name="T435">trilogia</text:span></text:a><text:span text:style-name="T404"> legata", usò per primo nella </text:span><text:a xlink:type="simple" xlink:href="http://it.wikipedia.org/wiki/Tragedia" text:style-name="Internet_20_link" text:visited-style-name="Visited_20_Internet_20_Link"><text:span text:style-name="T435">tragedia</text:span></text:a><text:span text:style-name="T404"> il terzo attore (usato poi anche da </text:span><text:a xlink:type="simple" xlink:href="http://it.wikipedia.org/wiki/Eschilo" text:style-name="Internet_20_link" text:visited-style-name="Visited_20_Internet_20_Link"><text:span text:style-name="T453">Eschilo</text:span></text:a><text:span text:style-name="T404"> in una scena dell'</text:span><text:span text:style-name="T405">Orestea</text:span><text:span text:style-name="T402">), portò da dodici a quindici i coreuti e perfezionò l'uso di </text:span><text:a xlink:type="simple" xlink:href="http://it.wikipedia.org/wiki/Scenografia" text:style-name="Internet_20_link" text:visited-style-name="Visited_20_Internet_20_Link"><text:span text:style-name="T436">scenografie</text:span></text:a><text:span text:style-name="T402"> (innovazioni di cui parla </text:span><text:a xlink:type="simple" xlink:href="http://it.wikipedia.org/wiki/Aristotele" text:style-name="Internet_20_link" text:visited-style-name="Visited_20_Internet_20_Link"><text:span text:style-name="T436">Aristotele</text:span></text:a><text:span text:style-name="T402">, </text:span><text:span text:style-name="T405">Poetica</text:span><text:span text:style-name="T402">, 49a). L'introduzione del terzo attore, da cui risultava superata la rigida contrapposizione di due posizioni antitetiche, avrebbe comportato una maggiore articolazione dei rapporti interpersonali ed una nuova scioltezza dinamica del ritmo teatrale. Rispetto a </text:span><text:a xlink:type="simple" xlink:href="http://it.wikipedia.org/wiki/Eschilo" text:style-name="Internet_20_link" text:visited-style-name="Visited_20_Internet_20_Link"><text:span text:style-name="T454">Eschilo</text:span></text:a><text:span text:style-name="T402">, i cori tragici sofoclei si defilano dall'azione, partecipano sempre meno attivamente e diventano piuttosto spettatori e commentatori dei fatti. È di Sofocle l'introduzione del monologo (in greco ρήσις, </text:span><text:span text:style-name="T405">rhesis</text:span><text:span text:style-name="T402">) - per esempio, quelli di </text:span><text:a xlink:type="simple" xlink:href="http://it.wikipedia.org/wiki/Aiace_Telamonio" text:style-name="Internet_20_link" text:visited-style-name="Visited_20_Internet_20_Link"><text:span text:style-name="T436">Aiace</text:span></text:a><text:span text:style-name="T402"> o di </text:span><text:a xlink:type="simple" xlink:href="http://it.wikipedia.org/wiki/Edipo" text:style-name="Internet_20_link" text:visited-style-name="Visited_20_Internet_20_Link"><text:span text:style-name="T436">Edipo</text:span></text:a><text:span text:style-name="T402"> - che permetteva all'attore di mostrare la sua abilità e al personaggio di esprimere compiutamente i propri pensieri. Tragedie: Antigone, Edipo Re.</text:span></text:p>
      <text:p text:style-name="P43"/>
      <text:p text:style-name="P1"><text:span text:style-name="T395">Euripides:</text:span><text:span text:style-name="T394"> </text:span><text:span text:style-name="T409">480 </text:span><text:span text:style-name="T410">a.C.</text:span><text:span text:style-name="T409"> – 406 </text:span><text:span text:style-name="T410">a.C</text:span><text:span text:style-name="T409">. He was a </text:span><text:a xlink:type="simple" xlink:href="http://en.wikipedia.org/wiki/Tragedy" text:style-name="Internet_20_link" text:visited-style-name="Visited_20_Internet_20_Link"><text:span text:style-name="T440">tragedian</text:span></text:a><text:span text:style-name="T409"> of </text:span><text:a xlink:type="simple" xlink:href="http://en.wikipedia.org/wiki/Classical_Athens" text:style-name="Internet_20_link" text:visited-style-name="Visited_20_Internet_20_Link"><text:span text:style-name="T440">classical Athens</text:span></text:a><text:span text:style-name="T409">. </text:span><text:span text:style-name="T408">He is one of the three whose plays have survived, with the other two being </text:span><text:a xlink:type="simple" xlink:href="http://en.wikipedia.org/wiki/Aeschylus" text:style-name="Internet_20_link" text:visited-style-name="Visited_20_Internet_20_Link"><text:span text:style-name="T442">Aeschylus</text:span></text:a><text:span text:style-name="T408"> and </text:span><text:a xlink:type="simple" xlink:href="http://en.wikipedia.org/wiki/Sophocles" text:style-name="Internet_20_link" text:visited-style-name="Visited_20_Internet_20_Link"><text:span text:style-name="T442">Sophocles</text:span></text:a><text:span text:style-name="T408">. He became "the most tragic of poets",</text:span><text:span text:style-name="T438">[nb 1]</text:span><text:span text:style-name="T408"> focusing on the inner lives and motives of his characters in a way previously unknown. Works: Medea, Bacchae.</text:span></text:p>
      <text:p text:style-name="P63"/>
      <text:p text:style-name="P36">Senofonte: <text:span text:style-name="T71">430/425 a.C. </text:span><text:span text:style-name="T10">– 355 a.C. E' stato uno storico e mercenario ateniese. </text:span><text:span text:style-name="T23">Memorabili (libro)</text:span><text:span text:style-name="T13">.</text:span> <text:span text:style-name="T10">In particolare da lui, provengono molte notizie riguardanti la vita e i detti di Socrate. Aveva una prosa molto chiara.</text:span></text:p>
      <text:p text:style-name="P8"/>
      <text:p text:style-name="P89">Platone: 428 a.C. - 348 a.C. Nel Timeo cerca di spiegare il mondo come constituito sulla matematica: le forme elementari del mondo erano triangoli, quadrati, cerchi. Solidi platonici (cubo, tetraedo, ottaedro, dodecaedro, icosaedro (Timeo); teeteto dimostra che sono gli unici poligoni regolari costruibili). Scoperto dell'uso corretto della negazione (non) e scoperta del principio di non contraddizione. Comprende il principio di identità (ogni cosa è uguale a se stessa).</text:p>
      <text:p text:style-name="P89"/>
      <text:p text:style-name="P81">Aristotele: 384 a.C – 321 a.C. Allievo di Platone. Tutore di Alessandro Magno. Fondò il Liceo dove insegnava tutte le materie: fisica, biologia, filosofia, geometria, matematica, astronomia. Moltissimi dei suoi libri sono costituiti dagli appunti delle lezioni che Aristotele teneva. Successivamente alla sua morte diventarono più importanti le opere esoteriche di quelle essoteriche. Le opere essoteriche sono ora andate perdute. Gli assiomi dell'essere (le due proprietà fondamentali dell'essere): principio di non contraddizione (A =/ -A); principio del terzo escluso (non esiste un terzo caso). Organon. Le categorie (soggetto, predicato atomico). Gli analitici (I, II): il ragionare. La division della logica aristotelica: Logica, Ipotesi vere, Argomentazione corretta; Dialettica, Ipotesi verosimili, Argomentazione corretta; Eristica, Ipotesi false, Argomentazione corretta; Sofistica, Argomentazione scorretta. Sillogismi: 256 tipi (assiomi, regole). Quantificatori (nessuno, qualcuno, tutti). Modalità (impossibile, <text:soft-page-break/>possibile, necessario, contingente // apodittiche e problematiche). </text:p>
      <text:p text:style-name="P63"/>
      <text:p text:style-name="P85">Alessandro Il Macedone (Alessandro Magno): 356 a.C <text:s/>323 a.C. Per primo ha una visione unitaria di un impero multiculturale, tentando di unificare le diverse culture. Rade al suolo la città di Tebe. Per parte di padre discende da Ercole e quindi da Zeus e per madre da Achille. Da qui afferma le sue origni mitiche. Fonda la città di Alessandria in Egitto. Brucia la città di Persepoli (Persia).</text:p>
      <text:p text:style-name="P68"/>
      <text:p text:style-name="P35">Euclide: 323 a.C. - 285 a.C., Alessandria di Egitto, <text:span text:style-name="T328">Libro “gli elementi“ (La più importante opera di geometria dell'antichità”, 13 libri che trattano le sezioni perfette della geometria delineate da Platone: la linea ed il cerchio), ha studiato ad Atene come discepolo di Platone e predecessore di Archimede che lo nomina predecessore. Euclide è nel limbo di Dante tra I grandi spiriti dell'antichità.</text:span></text:p>
      <text:p text:style-name="P31"/>
      <text:p text:style-name="P90">Crisippo di Soli: 280 a.C. - 210 a.C. Massimo esponente della scuola stoica. Comprende la logica come una materia a se stante e non solo uno strumento adatto ad altre materie. Primo campo della logica è la semiotica (studio dei semi // I segni). Il secondo livello è la sintassi (il senso = come vengono detto le cose). Il terzo livello è la semantica (il significato). Studio dei connettivi (non, e, o, se – allora). Ha isolato come deve essere un ragionamento per assurdo. Definizioni vero-funzionali dei connettivi (in base al vero ed al falso).</text:p>
      <text:p text:style-name="P91"/>
      <text:p text:style-name="P98"><text:span text:style-name="T93">Eratostene di Cirene: 275 a.C. - 195 a.C. Alessandria d'Egitto. Direttore della celebre biblioteca fondata dal re Tolomeo I. E' stato un matematico, astronomo, geografo e poeta greco antico. Il primo a misurare le dimensioni del nostro pianeta. L'esperimento è descritto nel suo trattato “Sulla misurazione della Terra” ed ottine una circonferenza molto vicina al valore reale. Aveva scritto una storia della filosofia e saggi filosofici, probabilmente di contenuto etico, ma della sua produzione in questo settore non sappiamo nulla di preciso. Uno spiraglio sulle sue concezioni è dato da un frammento riportato da </text:span><text:a xlink:type="simple" xlink:href="http://it.wikipedia.org/wiki/Strabone" text:style-name="Internet_20_link" text:visited-style-name="Visited_20_Internet_20_Link">Strabone</text:a><text:span text:style-name="T176"> </text:span><text:span text:style-name="T93">(</text:span><text:span text:style-name="T94">Geografia</text:span><text:span text:style-name="T93">, I), nel quale Eratostene afferma che non bisognerebbe dividere gli uomini tra barbari e Greci, ma secondo le loro qualità, in quanto non solo vi sono Greci pessimi, ma anche “barbari” di alta civiltà. Si occupò di storia della letteratura, scrivendo in particolare un trattato </text:span><text:span text:style-name="T94">Sulla commedia antica</text:span><text:span text:style-name="T93">, e di critica letteraria. Coniò per se stesso il termine “filologo”, nel senso di amante della cultura; dando inizio, anche terminologicamente, alla filologia alessandrina.</text:span></text:p>
      <text:p text:style-name="P91"/>
      <text:p text:style-name="P99"><text:span text:style-name="T254">Lucius Annaeus Seneca:</text:span><text:span text:style-name="T255"> </text:span><text:a xlink:type="simple" xlink:href="https://it.wikipedia.org/wiki/4_a.C." text:style-name="Internet_20_link" text:visited-style-name="Visited_20_Internet_20_Link">4 a.C.</text:a><text:span text:style-name="T171"> </text:span><text:span text:style-name="T255">– </text:span><text:a xlink:type="simple" xlink:href="https://it.wikipedia.org/wiki/65" text:style-name="Internet_20_link" text:visited-style-name="Visited_20_Internet_20_Link">65</text:a><text:span text:style-name="T171"> </text:span><text:span text:style-name="T172">d.C. A</text:span><text:span text:style-name="T286">nche noto come </text:span><text:span text:style-name="T287">Seneca,</text:span><text:span text:style-name="T255"> è stato un </text:span><text:a xlink:type="simple" xlink:href="https://it.wikipedia.org/wiki/Filosofo" text:style-name="Internet_20_link" text:visited-style-name="Visited_20_Internet_20_Link"><text:span text:style-name="T171">filosofo</text:span></text:a><text:span text:style-name="T255">, </text:span><text:a xlink:type="simple" xlink:href="https://it.wikipedia.org/wiki/Drammaturgo" text:style-name="Internet_20_link" text:visited-style-name="Visited_20_Internet_20_Link">drammaturgo</text:a><text:span text:style-name="T171"> </text:span><text:span text:style-name="T255">e </text:span><text:a xlink:type="simple" xlink:href="https://it.wikipedia.org/wiki/Politico" text:style-name="Internet_20_link" text:visited-style-name="Visited_20_Internet_20_Link"><text:span text:style-name="T171">politico</text:span></text:a><text:span text:style-name="T285"> </text:span><text:a xlink:type="simple" xlink:href="https://it.wikipedia.org/wiki/Roma_(città_antica)" text:style-name="Internet_20_link" text:visited-style-name="Visited_20_Internet_20_Link"><text:span text:style-name="T171">romano</text:span></text:a><text:span text:style-name="T255">, esponente dello </text:span><text:a xlink:type="simple" xlink:href="https://it.wikipedia.org/wiki/Stoicismo" text:style-name="Internet_20_link" text:visited-style-name="Visited_20_Internet_20_Link"><text:span text:style-name="T171">stoicismo</text:span></text:a><text:span text:style-name="T255">. Seneca fu attivo in molti campi, compresa la vita pubblica, dove fu </text:span><text:a xlink:type="simple" xlink:href="https://it.wikipedia.org/wiki/Senato_romano" text:style-name="Internet_20_link" text:visited-style-name="Visited_20_Internet_20_Link">senatore</text:a><text:span text:style-name="T171"> </text:span><text:span text:style-name="T255">e </text:span><text:a xlink:type="simple" xlink:href="https://it.wikipedia.org/wiki/Questore_(storia_romana)" text:style-name="Internet_20_link" text:visited-style-name="Visited_20_Internet_20_Link"><text:span text:style-name="T171">questore</text:span></text:a><text:span text:style-name="T255">, dando un impulso riformatore. Seneca influenzò profondamente lo stoicismo romano di epoca successiva.</text:span><text:span text:style-name="T250"> </text:span><text:a xlink:type="simple" xlink:href="https://it.wikipedia.org/wiki/Condannato_a_morte" text:style-name="Internet_20_link" text:visited-style-name="Visited_20_Internet_20_Link">Condannato a morte</text:a><text:span text:style-name="T149"> </text:span><text:span text:style-name="T217">da </text:span><text:a xlink:type="simple" xlink:href="https://it.wikipedia.org/wiki/Caligola" text:style-name="Internet_20_link" text:visited-style-name="Visited_20_Internet_20_Link">Caligola</text:a><text:span text:style-name="T149"> </text:span><text:span text:style-name="T217">ma graziato, esiliato da </text:span><text:a xlink:type="simple" xlink:href="https://it.wikipedia.org/wiki/Claudio" text:style-name="Internet_20_link" text:visited-style-name="Visited_20_Internet_20_Link">Claudio</text:a><text:span text:style-name="T149"> </text:span><text:span text:style-name="T217">che poi lo richiamò a Roma, divenne tutore e precettore del futuro </text:span><text:a xlink:type="simple" xlink:href="https://it.wikipedia.org/wiki/Imperatore_romano" text:style-name="Internet_20_link" text:visited-style-name="Visited_20_Internet_20_Link"><text:span text:style-name="T149">imperatore</text:span></text:a><text:span text:style-name="T274"> </text:span><text:a xlink:type="simple" xlink:href="https://it.wikipedia.org/wiki/Nerone" text:style-name="Internet_20_link" text:visited-style-name="Visited_20_Internet_20_Link"><text:span text:style-name="T149">Nerone</text:span></text:a><text:span text:style-name="T217">, su incarico della madre </text:span><text:a xlink:type="simple" xlink:href="https://it.wikipedia.org/wiki/Giulia_Agrippina_Augusta" text:style-name="Internet_20_link" text:visited-style-name="Visited_20_Internet_20_Link"><text:span text:style-name="T149">Giulia Agrippina Augusta</text:span></text:a><text:span text:style-name="T217">. Quando Nerone e Agrippina entrarono in conflitto, Seneca approvò l'esecuzione di quest'ultima come male minore. Dopo il cosiddetto "quinquennio di buon governo" (</text:span><text:a xlink:type="simple" xlink:href="https://it.wikipedia.org/wiki/54" text:style-name="Internet_20_link" text:visited-style-name="Visited_20_Internet_20_Link"><text:span text:style-name="T149">54</text:span></text:a><text:span text:style-name="T217">-</text:span><text:a xlink:type="simple" xlink:href="https://it.wikipedia.org/wiki/59" text:style-name="Internet_20_link" text:visited-style-name="Visited_20_Internet_20_Link"><text:span text:style-name="T149">59</text:span></text:a><text:span text:style-name="T217">), in cui Nerone governò saggiamente sotto la tutela di Seneca, l'ex allievo si trasformò progressivamente in un </text:span><text:a xlink:type="simple" xlink:href="https://it.wikipedia.org/wiki/Tiranno" text:style-name="Internet_20_link" text:visited-style-name="Visited_20_Internet_20_Link"><text:span text:style-name="T149">tiranno</text:span></text:a><text:span text:style-name="T217">, e Seneca, forse implicato in una </text:span><text:a xlink:type="simple" xlink:href="https://it.wikipedia.org/wiki/Congiura_dei_Pisoni" text:style-name="Internet_20_link" text:visited-style-name="Visited_20_Internet_20_Link">congiura contro di lui</text:a><text:span text:style-name="T149"> </text:span><text:span text:style-name="T217">(nonostante si fosse ritirato a vita privata), cadde vittima della repressione, costretto al </text:span><text:a xlink:type="simple" xlink:href="https://it.wikipedia.org/wiki/Suicidio" text:style-name="Internet_20_link" text:visited-style-name="Visited_20_Internet_20_Link">suicidio</text:a><text:span text:style-name="T149"> </text:span><text:span text:style-name="T217">dall'imperatore. </text:span></text:p>
      <text:p text:style-name="P92"/>
      <text:p text:style-name="P74"/>
      <text:p text:style-name="P36">Guido Tolomeo: II secolo d.C., egiziano e cittadino romano. Astronomo famoso per aver suggerito un modello di cosmo destinato a sopravvivere fino in età moderna. <text:span text:style-name="T328">Approfondisce gli epicicli di Ipparco (scopritore della differenza tra anno solare e siderale) con una complicatissima teoria per spiegare il moto dei pianeti. Anticipa lo studio della trigonometria. Scrive l'opera Geografia dove descrive un sistema di latitudini e longitudini con latitudine sull'equatore e longitudune sul luogo più occidentale da lui conosciuto: le isole Canarie. Studio della luce nell'opera ottica: studio dei fenomeni di riflessione e rifrazione. Tetrabiblos: compendio di Astrologia Classica pieno di corrispondenze geometriche e deduzioni logiche, primo di elementi magici od occulti come era solito </text:span><text:soft-page-break/><text:span text:style-name="T328">essere scritto a quei tempi: voleva dere all'astronomia un carattere scientifico.</text:span></text:p>
      <text:p text:style-name="P30"><text:tab/>(Gli epicicli sono un movimento rotatorio assiale su un asse con movimento circolare più grande portante. Questo perché assioma aristotelico voleva il cerchio come figura perfetta, quindi bisognava trovare un modo per conciliare il movimento ellittico dei pianeti con il cerchio. Se I pianeti erano corpi celesti, le comete, per Tolomeo e Aristotele, erano corpi della fascia sublunare).</text:p>
      <text:p text:style-name="P30"/>
      <text:p text:style-name="P30">Agostino d'Ippona: 354 d.C – 430, Tagaste (Algeria). 370 va a Cartagine e mediante “Le Confessioni” sappiamo che fa una vita di piaceri. Si appassiona di filosofia e nel 373 torna a Tagaste per insegnare grammatica. Entra il manicheismo di Mani perché basato su due principi cosmici assoluti: il bene ed il male. E' ossessionato dal problema del male e vuole risolverlo. Poi a 29 anni va prima a Roma, poi a Milano dove conosce Ambrogio. Scopre la filosofia platonica e lo condivide pensando che solo chi è dubbioso è alla ricerca della verità. Eppure non si cercherebbe la verità se non si fosse certi almeno inconsciamente della sua esistenza. Poi intuì come la verità, in quanto assoluta, non può essere dominata, ma si può solo essere dominati. Quindi la verità da oggetto diventa soggetto e Agostino la identifica in Gesù. Si converte. Esperienza concreta come base della verifica del pensiero filosofico. La conoscenza che salva. La filosofia non deve essere astratta, ma deve servire a salvarlo. La conoscenza è verità. Il platonismo è il più vicino per la concezione di “anima” e per concezione ideale del bene, oggetto di conoscenza e supremo principio morale. Introduce la concezione di “rivelazione” come principio ultimo. Ogni momento è per Agostino “Scelta”, tra bene e male. Scelta è un principio importante differenziante dalle dottrine classiche. Riflessione sul tempo come, in quanto finito, <text:s/>discreto, in piccoli punti successivi, che quindi limitano la cognizione delle cose. Introduzione di concezione di “volontà” come filo conduttore dell'identità umana. I greci avevano solo il momento della decisione, ma non di volontà. I cristiani introducono una concezione di tempo rettilineo invece del tempo ciclico greco. Immissione così dell'idea di progresso. Da un tempo (ciclico) eterno a due tempi: finito per gli umani, eterno (e quindi non tempo) per il divino (“una vita tutta qui e ora per sempre” che si oppone all'idea di tempo umano come momento tra passato, rimpianto, e futuro, pre-occupazione. Questa la spiegazione di “tempo discreto”).</text:p>
      <text:p text:style-name="P30"/>
      <text:p text:style-name="P1"><text:span text:style-name="T206">Pietro Abelardo: </text:span><text:a xlink:type="simple" xlink:href="http://it.wikipedia.org/wiki/1079" text:style-name="Internet_20_link" text:visited-style-name="Visited_20_Internet_20_Link">1079</text:a><text:span text:style-name="T140"> </text:span><text:span text:style-name="T308">– </text:span><text:a xlink:type="simple" xlink:href="http://it.wikipedia.org/wiki/1142" text:style-name="Internet_20_link" text:visited-style-name="Visited_20_Internet_20_Link">1142</text:a><text:span text:style-name="T140">.</text:span><text:span text:style-name="T208"> F</text:span><text:a xlink:type="simple" xlink:href="http://it.wikipedia.org/wiki/Filosofo" text:style-name="Internet_20_link" text:visited-style-name="Visited_20_Internet_20_Link"><text:span text:style-name="T140">ilosofo</text:span></text:a><text:span text:style-name="T208">, </text:span><text:a xlink:type="simple" xlink:href="http://it.wikipedia.org/wiki/Teologo" text:style-name="Internet_20_link" text:visited-style-name="Visited_20_Internet_20_Link"><text:span text:style-name="T140">teologo</text:span></text:a><text:span text:style-name="T266"> </text:span><text:span text:style-name="T208">e </text:span><text:a xlink:type="simple" xlink:href="http://it.wikipedia.org/wiki/Compositore" text:style-name="Internet_20_link" text:visited-style-name="Visited_20_Internet_20_Link"><text:span text:style-name="T140">compositore</text:span></text:a><text:span text:style-name="T266"> </text:span><text:a xlink:type="simple" xlink:href="http://it.wikipedia.org/wiki/Francia" text:style-name="Internet_20_link" text:visited-style-name="Visited_20_Internet_20_Link"><text:span text:style-name="T140">francese</text:span></text:a><text:span text:style-name="T208">, talvolta chiamato anche </text:span><text:span text:style-name="T206">Pietro Palatino </text:span><text:span text:style-name="T208">a seguito della </text:span><text:a xlink:type="simple" xlink:href="http://it.wikipedia.org/wiki/Lingua_latina" text:style-name="Internet_20_link" text:visited-style-name="Visited_20_Internet_20_Link"><text:span text:style-name="T140">latinizzazione</text:span></text:a><text:span text:style-name="T266"> </text:span><text:span text:style-name="T208">del nome della sua città di origine. Precursore della </text:span><text:a xlink:type="simple" xlink:href="http://it.wikipedia.org/wiki/Scolastica_(filosofia)" text:style-name="Internet_20_link" text:visited-style-name="Visited_20_Internet_20_Link"><text:span text:style-name="T140">Scolastica</text:span></text:a><text:span text:style-name="T208">, fu uno dei più importanti e famosi filosofi e pensatori del </text:span><text:a xlink:type="simple" xlink:href="http://it.wikipedia.org/wiki/Medioevo" text:style-name="Internet_20_link" text:visited-style-name="Visited_20_Internet_20_Link"><text:span text:style-name="T140">medioevo</text:span></text:a><text:span text:style-name="T208">. </text:span><text:span text:style-name="T211">Per alcune idee fu considerato </text:span><text:a xlink:type="simple" xlink:href="http://it.wikipedia.org/wiki/Eretico" text:style-name="Internet_20_link" text:visited-style-name="Visited_20_Internet_20_Link"><text:span text:style-name="T132">eretico</text:span></text:a><text:span text:style-name="T270"> </text:span><text:span text:style-name="T211">dalla Chiesa cattolica in base al </text:span><text:a xlink:type="simple" xlink:href="http://it.wikipedia.org/wiki/Concilio_Lateranense_II" text:style-name="Internet_20_link" text:visited-style-name="Visited_20_Internet_20_Link"><text:span text:style-name="T132">Concilio Lateranense II</text:span></text:a><text:span text:style-name="T270"> </text:span><text:span text:style-name="T211">del </text:span><text:a xlink:type="simple" xlink:href="http://it.wikipedia.org/wiki/1139" text:style-name="Internet_20_link" text:visited-style-name="Visited_20_Internet_20_Link"><text:span text:style-name="T132">1139</text:span></text:a><text:span text:style-name="T211">. (Capisco per credere, invece di credere per capire). </text:span><text:span text:style-name="T210">Compito della </text:span><text:a xlink:type="simple" xlink:href="http://it.wikipedia.org/wiki/Logica" text:style-name="Internet_20_link" text:visited-style-name="Visited_20_Internet_20_Link"><text:span text:style-name="T127">logica</text:span></text:a><text:span text:style-name="T269"> </text:span><text:span text:style-name="T210">è stabilire la verità o falsità di un discorso e solo la libera ricerca razionale può condurre alla verità. Nell'opera </text:span><text:span text:style-name="T213">Sic et non</text:span><text:span text:style-name="T210"> (Sì e no), raccoglieva un centinaio di proposizioni, tratte dai diciassette libri del </text:span><text:span text:style-name="T213">Decretum</text:span><text:span text:style-name="T210"> di </text:span><text:a xlink:type="simple" xlink:href="http://it.wikipedia.org/wiki/Yves_di_Chartres" text:style-name="Internet_20_link" text:visited-style-name="Visited_20_Internet_20_Link"><text:span text:style-name="T127">Yves di Chartres</text:span></text:a><text:span text:style-name="T210">, attraverso le quali indicava il corretto metodo per affrontare le controversie teologiche: distingueva i testi della </text:span><text:a xlink:type="simple" xlink:href="http://it.wikipedia.org/wiki/Bibbia" text:style-name="Internet_20_link" text:visited-style-name="Visited_20_Internet_20_Link"><text:span text:style-name="T127">Bibbia</text:span></text:a><text:span text:style-name="T210">, ai quali bisognava credere necessariamente, dai testi </text:span><text:a xlink:type="simple" xlink:href="http://it.wikipedia.org/wiki/Patristica" text:style-name="Internet_20_link" text:visited-style-name="Visited_20_Internet_20_Link"><text:span text:style-name="T127">patristici</text:span></text:a><text:span text:style-name="T210">, che potevano essere liberamente analizzati.</text:span></text:p>
      <text:p text:style-name="P30"/>
      <text:p text:style-name="P1">Tommaso d'Aquino: 1225 – 1274, Lazio. Frate Domenicano e Teologo. Soprannominato “Bue Muto”. <text:span text:style-name="T328">Studia teologia a Parigi. Insegna all'Università di Parigi. Summa contra Gentiles, Summa Theologiae. Per Tommaso: anima creata a somiglianza di Dio, quindi in un'altra dimensione, senza spazio e senza tempo ma indissolubilmente legata al corpo fisico. Intelligenze angeliche, corpo e conoscenza mediante I fenomeni sensibili. </text:span><text:span text:style-name="T22">demonstratio quia</text:span><text:span text:style-name="T30">: </text:span><text:span text:style-name="T328">dimostrare a posteriori, partendo dagli effetti,l'esperienza sensibile, direttamente connessi ai nostri sensi. Procedere con l'analisi all'infinito vorrebbe dire rendere inintelliggibile il fenomeno, per mancanza di un primo motore (vedi condizionato-incondizionato più avanti) (Aristotele nella Metafisica dice: “non si può andare all'infinito alla ricerca di un primo motore).</text:span></text:p>
      <text:p text:style-name="P30"><text:tab/>Struttura a “questiones”: nelle Summe è utilizzato il sistema di insegnamento del tempo caratterizzato da domande I cui problemi sono specificati con chiarezza e che attendono una risposta argomentata. La Summa Theologiae fa riferimento ad Aristotele in campo filosofico e Sant'Agostino in campo teologico. In tutto 512 domande teologiche incentrato sul tema fede-ragione. Tomismo. Creazione di una teologia “razionale”. 5 prove tomistiche dell'esistenza di Dio. Si può comprendere solo l'esistenza di Dio, ma non la natura, perché trascendente la nostra mente. Convergenza di “essere” e il “bene”: tutto ciò che esiste e buono (origine Agostiniana e Platonica). Introduzione concetto di Ordine. Universo come riflessione dell'ordine di Dio. Creazione come costante intervento divino. 5 vie: via del movimento: Dio come causa delle cose, primo motore; via della causa efficiente; via modale: se succede qualcosa, deve esserci una neccessità, un perché; via della perfezione: se le cose sono più o meno perfette, ci deve essere la perfezione assoluta; via ex-governazione. Le cose fisiche sono tutte finite: se approfondiamo portiamo al limite le prove, vie, tentando di arrivare ad un incondizionato ma <text:soft-page-break/>questo non ci istruisce sul contenuto, natura, del condizionato. Ci da semplicemente una condizione ignota dell'esistenza del condizionato finendo tutte le vie con “e questo è ciò che chiamano Dio”. La filosofia Scolastica (dal 8 secolo al rinascimento per la creazione delle “Scole” che garantiva in tutta europa un'uniformità del sapere così da dare unità al Sacro Romano Impero, Arte del Trivio (Grammatica, retorica, dialettica), Arte del Quadrivio (Aritmetica, geometria, atronomia, musica), dimostrare e difendere la fede con l'uso della ragione). Etica Tomasiana versione cristianizzata dell'etica Aristotelica. Etica eudemonistica (della felicità). Vita buona = vita felice = vita riuscita /= via piacevole. Prospettiva di finalismo: il fine dell'uomo. “Nessuno fa niente se non in fine del bene, rischiando di non riconoscere il bene e quindi sbagliare”. All'uomo è impedita la gratuità del male: fare il male per il male.</text:p>
      <text:p text:style-name="P30"/>
      <text:p text:style-name="P81">Guglielmo da Ockham: 1290 – 1348 d.C. Summa totius logicae. Il rasoio di Ockham: gli enti non si devono moltiplicare sensa necessità. Un ragionamenti devono essere essenziali. Proprietatis terminorum (le proprietà dei termini). Tentativo di logica predicativa.</text:p>
      <text:p text:style-name="P30"/>
      <text:p text:style-name="P30"><text:span text:style-name="T352">Giovanni Boccaccio: 1313 - <text:s/>1375, Toscana. </text:span>Corte di Roberto I d'Angiò, All'inizio si avvicina alla poesia cortese e alla recente produzione stilnovista. Nelle prime opere Le rime, il romanzo amoroso filocolo: tema dell'amore per Maria d'Aqino detta Fiammetta. Tornato a Firenze, ricorda I bei tempi alla corte attraverso Elegia di Madonna Fiammetta. Perde il padre durante la peste del 1348. L'evento sarà rievocato nel Decamerone. Amicizia con Petrarca. In tarda età abbandona la letteratura rivolta al diletto e ne coltiva una più solenne e impegnata in lingua latina. Il comune di firenze gli propone di commentare pubblicamente la Divina Commedia ma questa rimane incompiuta.</text:p>
      <text:p text:style-name="P30"/>
      <text:p text:style-name="P30"><text:span text:style-name="T15">Hans Memling</text:span><text:span text:style-name="T71"> </text:span><text:span text:style-name="T10">(also spelled </text:span><text:span text:style-name="T15">Memlinc</text:span><text:span text:style-name="T10">; 1430 – 1494) was a German-born painter who moved to </text:span><text:a xlink:type="simple" xlink:href="http://en.wikipedia.org/wiki/Flanders" text:style-name="Internet_20_link" text:visited-style-name="Visited_20_Internet_20_Link"><text:span text:style-name="T113">Flanders</text:span></text:a><text:span text:style-name="T71"> </text:span><text:span text:style-name="T10">and worked in the tradition of </text:span><text:a xlink:type="simple" xlink:href="http://en.wikipedia.org/wiki/Early_Netherlandish_painting" text:style-name="Internet_20_link" text:visited-style-name="Visited_20_Internet_20_Link"><text:span text:style-name="T113">Early Netherlandish painting</text:span></text:a><text:span text:style-name="T10">. From the 1460s until the end of his life he became one of the leading artists, painting both portraits and several large religious works, continuing the style he learned in his youth from his masters such as </text:span><text:a xlink:type="simple" xlink:href="http://en.wikipedia.org/wiki/Rogier_van_der_Weyden" text:style-name="Internet_20_link" text:visited-style-name="Visited_20_Internet_20_Link"><text:span text:style-name="T113">Rogier van der Weyden</text:span></text:a><text:span text:style-name="T10">.</text:span> </text:p>
      <text:p text:style-name="P65"/>
      <text:p text:style-name="P38"><text:span text:style-name="T353">Niccolò Copernico: 1473 – 1543, Polonia. Astronomo famoso per aver affermato l'eliocentrismo. </text:span><text:span text:style-name="T329">Studia a Bologna.Confuta la tradizione di Aristotele e Tolomeo. Guardava il cielo ad occhio nudo, e gli derivava la convinzione che tutti I pianeti ruotassero attorno al sole. Alla fine della sua vita pubblica il “De Revolutionibus Orbium Coelestium”. Leggenda vuole che abbia ricevuto la prima copia del libro il giorno della sua morte, che si sia risvegliato dallo stato di incoscienza, abbia sorriso e si sia spento. E' stato anche giurista e medico. Resta influenzato dai dogmi Aristotelici mantenendo gli epicicli.</text:span></text:p>
      <text:p text:style-name="P68"/>
      <text:p text:style-name="P81">Giordano Bruno: 1548 – 1600, filosofo. <text:span text:style-name="T328">Inizialmente nell'ordine domenicano. Si auto-rappresenta nei vari ritratti delle sue opere. Aveva un senso profondo di sé: si riteneva un messaggero degli dei mandato a riportare la luce dopo secoli di tenebre opera del cristianesimo contro cui combatte. La verità è un valore in sé e per essa bisogna battersi al di là di una ricompensa. Studi su: neoplatonismo, panteismo, misticismo, magia, tecniche mnemoniche, teorie astronomiche. Rimase in carcere 7 anni e subì 2 processi a Venezia e poi a Roma e rifiutò sempre a ritrattare le sue dottrine. Morte per sentenza della Santa Inquisizione. Inizialmente si affaccia sulla filosofia di Erasmo da Rotterdam, il quale proponeva una visione Cristo-centrica. Successivamente Cristo come figura dalla quale bisogna liberarsi (“un cattivo mago”). Fu uno straordinario uomo di teatro: scrisse “il candelaio” (opera teatrale). Se abbiamo la sensazione dei suoi scritti come grande messa in scena, può avvenire da questo fattore. La materia: tutti gli uomini (esempio indios) sono fatti della stessa materia, ciò che li differenzia è il merito. Architrave del suo pensiero: l'introduzione dell'infinito: finito ed infinito insieme sono inconcigliabili (Cristo infatti dovrebbe essere finito ed infinito insieme, che non può essere). Come si può entrare in contatto con Dio (o verità): con le immagini nelle quali esso si riflette. “L'immagine della natura”: infiniti dettagli dell'infinito. La realtà, in quanto in continua trasformazione, non è indagabile del tutto. Rottura delle vecchie distinzioni tra: materia e forma, fra anima e corpo, fra atto e potenza. Ha 2 processi: a Venezia, dove dimostra di potersi ginoflettere e redimersi a patto di una cerimonia nascosta, così da poter scappare, e a Roma. Anima del mondo ed anima individuale: distrugge l'anima individuale (particolare) ponendo l'idea di metempsicosi che non è accettata dalla chiesa perchè preclude il giudizio finale. “Merito” come funzione sociale. Forza il movimento continuo delle anime attraverso il merito, nel quale il merito consente alle persone di re-incarnarsi di nuovo in figura di persona piuttosto che di animale. Centrale il rapporto tra biografia e filosofia. Filosofia-arte mnemonica-immagine-sapienza. Il contatto tra l'uomo e Dio, l'uomo e la verità, e l'infinito può essere solo di carattere metafisico. “Riesco a vedere la divinità solo se conduco la mia </text:span><text:soft-page-break/><text:span text:style-name="T328">vita in maniera viziosa, cioè se io spingo il mio corpo fino al limite della rottura tra finito ed infinito”. Il sapiente (virtù) è colui che sa che tutte le cose nascono e muoiono. Per Bruno invece il “furioso” spinge se stesso oltre se stesso vedendo così qualcosa di Dio. Rende finito il mondo in un universo di infiniti mondi: “la morte esiste solo nel nostro mondo”.</text:span></text:p>
      <text:p text:style-name="P84"/>
      <text:p text:style-name="P81"><text:span text:style-name="T230">Jakob Böhme:</text:span><text:span text:style-name="T222"> </text:span><text:span text:style-name="T223">1575 – 1624.</text:span><text:span text:style-name="T231"> </text:span><text:span text:style-name="T218">German </text:span><text:a xlink:type="simple" xlink:href="https://en.wikipedia.org/wiki/Christian_mystic" text:style-name="Internet_20_link" text:visited-style-name="Visited_20_Internet_20_Link"><text:span text:style-name="T150">Christian mystic</text:span></text:a><text:span text:style-name="T268"> </text:span><text:span text:style-name="T218">and </text:span><text:a xlink:type="simple" xlink:href="https://en.wikipedia.org/wiki/Theologian" text:style-name="Internet_20_link" text:visited-style-name="Visited_20_Internet_20_Link"><text:span text:style-name="T150">theologian</text:span></text:a><text:span text:style-name="T218">. He is considered</text:span><text:span text:style-name="T210"> </text:span><text:span text:style-name="T218">an original thinker within the </text:span><text:a xlink:type="simple" xlink:href="https://en.wikipedia.org/wiki/Lutheranism" text:style-name="Internet_20_link" text:visited-style-name="Visited_20_Internet_20_Link"><text:span text:style-name="T150">Lutheran</text:span></text:a><text:span text:style-name="T268"> </text:span><text:span text:style-name="T218">tradition, and his first book, commonly known as </text:span><text:span text:style-name="T238">Aurora</text:span><text:span text:style-name="T218">, caused a great scandal. In contemporary English, his name may be spelled </text:span><text:span text:style-name="T230">Jacob Boehme</text:span><text:span text:style-name="T218">; in seventeenth-century England it was also spelled </text:span><text:span text:style-name="T230">Behmen</text:span><text:span text:style-name="T218">, approximating the contemporary English pronunciation of the German </text:span><text:span text:style-name="T238">Böhme</text:span><text:span text:style-name="T218">. </text:span><text:span text:style-name="T219">Ispirò Ernst Bloch nell'idea di Autoascolto, utilizzata da Bloch nel campo musicale.</text:span></text:p>
      <text:p text:style-name="P84"/>
      <text:p text:style-name="P82"><text:span text:style-name="T241">Molière</text:span><text:span text:style-name="T245">: </text:span><text:span text:style-name="T247">1622 – 1673. P</text:span><text:a xlink:type="simple" xlink:href="https://it.wikipedia.org/wiki/Pseudonimo" text:style-name="Internet_20_link" text:visited-style-name="Visited_20_Internet_20_Link"><text:span text:style-name="T162">seudonimo</text:span></text:a><text:span text:style-name="T279"> </text:span><text:span text:style-name="T245">di </text:span><text:span text:style-name="T241">Jean-Baptiste Poquelin,</text:span><text:span text:style-name="T245"> è stato un </text:span><text:a xlink:type="simple" xlink:href="https://it.wikipedia.org/wiki/Drammaturgo" text:style-name="Internet_20_link" text:visited-style-name="Visited_20_Internet_20_Link"><text:span text:style-name="T162">commediografo</text:span></text:a><text:span text:style-name="T279"> </text:span><text:span text:style-name="T245">e </text:span><text:a xlink:type="simple" xlink:href="https://it.wikipedia.org/wiki/Attore_teatrale" text:style-name="Internet_20_link" text:visited-style-name="Visited_20_Internet_20_Link"><text:span text:style-name="T162">attore teatrale</text:span></text:a><text:span text:style-name="T279"> </text:span><text:a xlink:type="simple" xlink:href="https://it.wikipedia.org/wiki/Francia" text:style-name="Internet_20_link" text:visited-style-name="Visited_20_Internet_20_Link"><text:span text:style-name="T162">francese</text:span></text:a><text:span text:style-name="T245">. </text:span><text:span text:style-name="T217">Molière morì di tubercolosi. Collassò mentre recitava </text:span><text:span text:style-name="T237">Il malato immaginario </text:span><text:span text:style-name="T217">morendo poche ore dopo</text:span><text:span text:style-name="T245">. Molière, attore e allo stesso tempo drammaturgo, ricercò uno stile di scrittura e recitazione proteso </text:span><text:span text:style-name="T248">alla</text:span><text:span text:style-name="T245"> naturalezza </text:span><text:a xlink:type="simple" xlink:href="https://it.wikipedia.org/wiki/Realismo_(letteratura)" text:style-name="Internet_20_link" text:visited-style-name="Visited_20_Internet_20_Link">realistica</text:a><text:span text:style-name="T162"> </text:span><text:span text:style-name="T163">e alla verosomiglianza</text:span><text:span text:style-name="T245">, che descrivesse al meglio le situazioni e la </text:span><text:a xlink:type="simple" xlink:href="https://it.wikipedia.org/wiki/Psicologia" text:style-name="Internet_20_link" text:visited-style-name="Visited_20_Internet_20_Link">psicologia</text:a><text:span text:style-name="T162"> </text:span><text:span text:style-name="T245">dei personaggi. Queste idee si realizzeranno in seguito nel </text:span><text:a xlink:type="simple" xlink:href="https://it.wikipedia.org/wiki/Teatro_borghese" text:style-name="Internet_20_link" text:visited-style-name="Visited_20_Internet_20_Link">teatro borghese</text:a><text:span text:style-name="T162">. </text:span><text:span text:style-name="T245">Un nuovo stile che Molière accompagna con una critica feroce della morale dell'epoca, cosa che impedì a lungo alla commedia </text:span><text:a xlink:type="simple" xlink:href="https://it.wikipedia.org/wiki/Il_Tartufo_(Molière)" text:style-name="Internet_20_link" text:visited-style-name="Visited_20_Internet_20_Link">Il tartufo</text:a><text:span text:style-name="T164"> </text:span><text:span text:style-name="T245">di essere rappresentata in pubblico. La sua acuta osservazione della realtà fu spesso per Molière fonte di guai, specialmente quando i nobili oggetto delle sue satire si riconoscevano nei suoi personaggi. </text:span><text:span text:style-name="T217">È nota la reazione del duca di La Feuillade che, riconosciutosi nel Marchese della </text:span><text:span text:style-name="T237">Critica alla scuola delle mogli</text:span><text:span text:style-name="T217">, gli strofinò sul viso con violenza i bottoni del suo vestito pronunciando la battuta del Marchese: «Torta alla crema! Torta alla crema!». Molière può essere considerato a tutti gli effetti il precursore di quel rinnovamento teatrale che comincerà a esprimersi compiutamente un secolo dopo, con </text:span><text:a xlink:type="simple" xlink:href="https://it.wikipedia.org/wiki/Carlo_Goldoni" text:style-name="Internet_20_link" text:visited-style-name="Visited_20_Internet_20_Link"><text:span text:style-name="T149">Carlo Goldoni</text:span></text:a><text:span text:style-name="T217">, fino a raggiungere la piena maturità nel teatro di </text:span><text:a xlink:type="simple" xlink:href="https://it.wikipedia.org/wiki/Anton_Čechov" text:style-name="Internet_20_link" text:visited-style-name="Visited_20_Internet_20_Link"><text:span text:style-name="T149">Anton Čechov</text:span></text:a><text:span text:style-name="T217">.</text:span></text:p>
      <text:p text:style-name="P84"/>
      <text:p text:style-name="P81"><text:span text:style-name="T41">Frederik Ruysch:</text:span><text:span text:style-name="T39"> </text:span><text:a xlink:type="simple" xlink:href="http://it.wikipedia.org/wiki/1638" text:style-name="Internet_20_link" text:visited-style-name="Visited_20_Internet_20_Link">1638</text:a><text:span text:style-name="T135"> </text:span><text:span text:style-name="T91">– </text:span><text:a xlink:type="simple" xlink:href="http://it.wikipedia.org/wiki/1731" text:style-name="Internet_20_link" text:visited-style-name="Visited_20_Internet_20_Link"><text:span text:style-name="T135">1731</text:span></text:a><text:span text:style-name="T39">, è stato un </text:span><text:a xlink:type="simple" xlink:href="http://it.wikipedia.org/wiki/Botanico" text:style-name="Internet_20_link" text:visited-style-name="Visited_20_Internet_20_Link"><text:span text:style-name="T135">botanico</text:span></text:a><text:span text:style-name="T62"> </text:span><text:span text:style-name="T39">e </text:span><text:a xlink:type="simple" xlink:href="http://it.wikipedia.org/wiki/Anatomista" text:style-name="Internet_20_link" text:visited-style-name="Visited_20_Internet_20_Link"><text:span text:style-name="T135">anatomista</text:span></text:a><text:span text:style-name="T62"> </text:span><text:a xlink:type="simple" xlink:href="http://it.wikipedia.org/wiki/Paesi_Bassi" text:style-name="Internet_20_link" text:visited-style-name="Visited_20_Internet_20_Link"><text:span text:style-name="T135">olandese</text:span></text:a><text:span text:style-name="T39">, ricordato per i progressi attuati nella preservazione anatomica dei cadaveri, umani ed animali, e per la creazione di </text:span><text:a xlink:type="simple" xlink:href="http://it.wikipedia.org/wiki/Diorama" text:style-name="Internet_20_link" text:visited-style-name="Visited_20_Internet_20_Link"><text:span text:style-name="T135">diorami</text:span></text:a><text:span text:style-name="T62"> </text:span><text:span text:style-name="T39">o scene composte da parti del </text:span><text:a xlink:type="simple" xlink:href="http://it.wikipedia.org/wiki/Corpo_umano" text:style-name="Internet_20_link" text:visited-style-name="Visited_20_Internet_20_Link"><text:span text:style-name="T135">corpo umano</text:span></text:a><text:span text:style-name="T39">.</text:span><text:span text:style-name="T128"> </text:span><text:span text:style-name="T39">Ruysch giunse con i suoi studi al riconoscimento delle valvole nel </text:span><text:a xlink:type="simple" xlink:href="http://it.wikipedia.org/wiki/Sistema_linfatico" text:style-name="Internet_20_link" text:visited-style-name="Visited_20_Internet_20_Link"><text:span text:style-name="T135">sistema linfatico</text:span></text:a><text:span text:style-name="T39">, dell'</text:span><text:a xlink:type="simple" xlink:href="http://it.wikipedia.org/wiki/Organo_vomeronasale" text:style-name="Internet_20_link" text:visited-style-name="Visited_20_Internet_20_Link"><text:span text:style-name="T135">organo vomeronasale</text:span></text:a><text:span text:style-name="T62"> </text:span><text:span text:style-name="T39">nei serpenti, e l'</text:span><text:span text:style-name="T42">arteria centralis oculi</text:span><text:span text:style-name="T30"> </text:span><text:span text:style-name="T39">(l'arteria centrale dell'occhio).</text:span></text:p>
      <text:p text:style-name="P84"/>
      <text:p text:style-name="P84"/>
      <text:p text:style-name="P84">Isaac Newton: 1642 – 1727. Inghilterra. Studia al Trinity College di Cambridge, dove viene accettato in qualità di studente povero e quindi doveva prestare servizio ad altri studenti più benestanti, attraverso lavori anche umilianti. Diventa Fellow alla cattedra di matematica a 27 anni dell'Università. Si pensa che abbia avuto periodi di depressione molto gravi. Quando creava qualcosa non mangiava e si dice che il suo gatto mangiasse per lui ingrassando. Scrive di alchimia. Primo “teorico” dell'ottica. Insieme a Leibniz è il creatore del calcolo infinitesimale. Quando scoprì l'attrazione tra I corpi, questo suscitò scandalo nel mondo accademico perché la fisica del tempo, derivava da Cartesio, che era considerava principalmente gli urti. L'introduzione dell'attrazione introdusse quindi cause “occulti”, “spirituali” nella fisica, cioè la simpatia e l'antipatia (qualità occulte). Voltaire scrisse “Lettere Filosofiche” dove scrisse “Sono entrato in un paese vuoto ed ho lasciato un paese pieno”, perché con Descartes non era ammesso il concetto di vuoto. Rivoluziona l'astronomia ridipingendo l'universo. Salda insieme la teoria delle università con la meccanica. Fissa delle regole per la scienza: 1) ricerca della semplicità delle spiegazioni. (Il rasoio di ockham). 2) Generalizzazione delle cause. 3) Le preposizioni degli effetti devono essere considerate vere fino a prova contraria. (Principia Naturalis Philosophiae. Scopre la legge di gravitazione studiando le leggi di Pitagora per l'armonia: La frequenza è inversamente proporzionale al quadrato della lunghezza; quindi allora la forza di attrazione deve essere inversamente proporzionale al quadrato della distanza dal sole)</text:p>
      <text:p text:style-name="P84"/>
      <text:p text:style-name="P81"><text:span text:style-name="T16">Gottfried Wilhelm von Leibniz</text:span><text:span text:style-name="T328">: 1646 – 1716 d.C. Tedesco. Giurista, avvocato, matematico, logico. Vero precursore della logica moderna. Bambino prodigio, a 6 anni impara il latino da solo leggendo Tito Livio. A 10 anni impara la sillogistica leggendo Aristotele. Si laurea in giurisprudenza, filosofia del diritto. Fa il dottorato in antinomie giuridiche (Quando le leggi diventano troppe, dagli stessi fatti, seguendo leggi differenti, si possono ottenere soluzioni opposte). Crea una macchina che poteva fare somme e moltiplicazioni (e I loro contrari). Inventa l'analisi matematica, insieme a Newton, attraverso </text:span><text:soft-page-break/><text:span text:style-name="T328">l'invenzione del calcolo infinitesimale, letta da delle lettere di Pascal, che aveva conosciuto in Francia. Vuole creare una scienza universale. Lingua philosophica o characteristica universalis (una lingua universale, sulla quale farci operazioni, per la descrizione del mondo, che sarà la logica matematica applicabile a tutte le scienze). Calculus ratiocinator (ridurre il ragionamento al calcolo, ars combinatoria: primo libro. Leibniz pensava, che come esistevano delle macchine per fare dei calcoli sui numeri, cosi' nel futuro ci sarebbero state macchine che facessero calcoli sui ragionamenti, quindi un ragionamento automatico e oggettivo). Inventa il calcolo binario, che era in realta' gia' conosciuta da migliaia di anni dai cinesi, I ching, da cui Leibniz fu ispirato. Prevede il teorema di completezza (la possibilità di dimostrare tutte le verità logiche, verità di ragione, in finiti ragionamenti). Panlogismo: 2 tipi di verità: verità di ragione o di fatto. Le verità di ragione sono finite e hanno caratteristica necessaria (le verità di ragione, che sono astratte e si riferiscono all'essenza, sarebbero vere in tutti I mondi possibili. Esse sono associate alle verità della logica, ovvero tutto ciò che è vero nella logica si può dimostrare.). Le verità di fatto sono invece contingenti (accadono e sono vere solo in questo mondo, e sono associate spesso con le verità della matematica (non della logica) e della scienza, che a volte non sono dimostrabili) e sono perciò infinite. Pubblica il libro “Teodicea”, dedicato a Sofia Carlotta di Prussia, dove affrontava il problema di Dio e del male nel mondo. In questo libro, Leibniz propone che Dio, puo' fare tutto cio' che e' possibile fare, ma non puo' fare l'impossibile. Quindi quella volta, Dio fece il “migliore dei mondi possibili”. Il Candide di Voltaire fa burla dei Leibniz nella figura del dott. Pangos e questo suo motto. Il libro “la monadologia” e' invece dedicata a Eugenio di Savoia, nella quale espone l'idea di “armonia prestabilita” dove ogni monade, vive la sua vita indipendentemente dalle circostanti, senza comunicarci, in maniera cosi' armonizzata che sembra che le monadi interagiscano fra loro.</text:span></text:p>
      <text:p text:style-name="P84"/>
      <text:p text:style-name="P30">Edmond Halley: 1656 -1742, Astronomo e fisico inglese. Cometa di Halley (ciclicità di 76 anni, raffigurata anche nel dipinto di giotto nella cappella degli Scrovegni). Pose le basi della moderna astronomia cometaria.</text:p>
      <text:p text:style-name="P64"/>
      <text:p text:style-name="P34">Gregorio di Sanl Vincenzo: XVII secolo. Inizio dell'analisi moderna. Risoluzione del paradosso di Achille e la tartaruga attraverso la nozione di Serie Infinita = risultato finito. Da lì nasce il bisogno di sapere quando una serie sia finita oppure no. L'analisi che serve per far nascere la fisica moderna.Daniel Defoe: 1660-1731, London. Creator or beginner of novel writing. Techniques of journal. Considered the founder of british journalism. <text:span text:style-name="T328">He started as merchant, after finished in prison for his political connections and after became an intelligence agent for Tories.</text:span> <text:span text:style-name="T328">The life and the strange surprising adventures of Robinson Crusoe (1719), Captain Singleton, Memoirs of a cavalier, A Journal of the Plague Year (1722), Moll Flanders (1722), Roxana.</text:span></text:p>
      <text:p text:style-name="P30"/>
      <text:p text:style-name="P30">Jonathan Swift: 1667-1745, Irish, writer and poet. Founder of the satiric prose. He writes also about politic and religion, field where he worked, showing human madness. He founds with Alexander Pope and John Arbuthnot the “Scriblerus Club” in 1713 for debating about literacy and contemporary topics. I viaggi di Gulliver (Lemuel Gulliver, Sciocco gabbiano) (1726), published anonymous, full of allegoric attacks to the higher part of the society.</text:p>
      <text:p text:style-name="P30"/>
      <text:p text:style-name="P84"><text:span text:style-name="T18">George Berkeley: </text:span><text:a xlink:type="simple" xlink:href="http://it.wikipedia.org/wiki/1685" text:style-name="Internet_20_link" text:visited-style-name="Visited_20_Internet_20_Link">1685</text:a><text:span text:style-name="T116"> </text:span><text:span text:style-name="T87">– </text:span><text:a xlink:type="simple" xlink:href="http://it.wikipedia.org/wiki/1753" text:style-name="Internet_20_link" text:visited-style-name="Visited_20_Internet_20_Link">1753</text:a><text:span text:style-name="T116">.</text:span><text:span text:style-name="T14"> E' stato un </text:span><text:a xlink:type="simple" xlink:href="http://it.wikipedia.org/wiki/Filosofo" text:style-name="Internet_20_link" text:visited-style-name="Visited_20_Internet_20_Link"><text:span text:style-name="T116">filosofo</text:span></text:a><text:span text:style-name="T14">, </text:span><text:a xlink:type="simple" xlink:href="http://it.wikipedia.org/wiki/Teologo" text:style-name="Internet_20_link" text:visited-style-name="Visited_20_Internet_20_Link"><text:span text:style-name="T116">teologo</text:span></text:a><text:span text:style-name="T53"> </text:span><text:span text:style-name="T14">e </text:span><text:a xlink:type="simple" xlink:href="http://it.wikipedia.org/wiki/Vescovo" text:style-name="Internet_20_link" text:visited-style-name="Visited_20_Internet_20_Link"><text:span text:style-name="T116">vescovo</text:span></text:a><text:span text:style-name="T53"> </text:span><text:a xlink:type="simple" xlink:href="http://it.wikipedia.org/wiki/Irlanda" text:style-name="Internet_20_link" text:visited-style-name="Visited_20_Internet_20_Link"><text:span text:style-name="T116">irlandese</text:span></text:a><text:span text:style-name="T14">, uno dei tre grandi </text:span><text:a xlink:type="simple" xlink:href="http://it.wikipedia.org/wiki/Empirismo" text:style-name="Internet_20_link" text:visited-style-name="Visited_20_Internet_20_Link"><text:span text:style-name="T116">empiristi</text:span></text:a><text:span text:style-name="T53"> </text:span><text:a xlink:type="simple" xlink:href="http://it.wikipedia.org/wiki/Gran_Bretagna" text:style-name="Internet_20_link" text:visited-style-name="Visited_20_Internet_20_Link"><text:span text:style-name="T116">britannici</text:span></text:a><text:span text:style-name="T53"> </text:span><text:span text:style-name="T14">assieme a </text:span><text:a xlink:type="simple" xlink:href="http://it.wikipedia.org/wiki/John_Locke" text:style-name="Internet_20_link" text:visited-style-name="Visited_20_Internet_20_Link"><text:span text:style-name="T116">John Locke</text:span></text:a><text:span text:style-name="T53"> </text:span><text:span text:style-name="T14">e </text:span><text:a xlink:type="simple" xlink:href="http://it.wikipedia.org/wiki/David_Hume" text:style-name="Internet_20_link" text:visited-style-name="Visited_20_Internet_20_Link"><text:span text:style-name="T116">David Hume</text:span></text:a><text:span text:style-name="T14">.</text:span><text:span text:style-name="T352"> </text:span><text:span text:style-name="T10">Nel </text:span><text:a xlink:type="simple" xlink:href="http://it.wikipedia.org/wiki/1709" text:style-name="Internet_20_link" text:visited-style-name="Visited_20_Internet_20_Link"><text:span text:style-name="T113">1709</text:span></text:a><text:span text:style-name="T51"> </text:span><text:span text:style-name="T10">pubblicò il </text:span><text:span text:style-name="T21">Saggio di una nuova teoria della visione </text:span><text:span text:style-name="T10">e l'anno dopo il </text:span><text:a xlink:type="simple" xlink:href="http://it.wikipedia.org/w/index.php?title=Trattato_sui_principi_della_conoscenza_umana&amp;action=edit&amp;redlink=1" text:style-name="Internet_20_link" text:visited-style-name="Visited_20_Internet_20_Link"><text:span text:style-name="T186">Trattato sui principi della conoscenza umana</text:span></text:a><text:span text:style-name="T10">. Nel </text:span><text:a xlink:type="simple" xlink:href="http://it.wikipedia.org/wiki/1713" text:style-name="Internet_20_link" text:visited-style-name="Visited_20_Internet_20_Link"><text:span text:style-name="T113">1713</text:span></text:a><text:span text:style-name="T51"> </text:span><text:span text:style-name="T10">scrisse anche I </text:span><text:a xlink:type="simple" xlink:href="http://it.wikipedia.org/w/index.php?title=Dialoghi_tra_Hylas_e_Philonous&amp;action=edit&amp;redlink=1" text:style-name="Internet_20_link" text:visited-style-name="Visited_20_Internet_20_Link"><text:span text:style-name="T186">Dialoghi tra Hylas e Philonous</text:span></text:a><text:span text:style-name="T10">.</text:span> </text:p>
      <text:p text:style-name="P30"/>
      <text:p text:style-name="P30">Alexander Pope: 1688 – 1755, English poet. Considered one of the most important in the VIII century. He traduced the “Homer”, but it is more known for his satiric way to write. Usava il Distico Eroico come forma poetica.</text:p>
      <text:p text:style-name="P30"/>
      <text:p text:style-name="P34"><text:span text:style-name="T328">Samuel Richardson: 1689 – 1761, English writer. </text:span><text:span text:style-name="T330">After Daniel Defoe and Jonathan Swift is the third important writer of the beginning of modern literature. Based on epistolary way of writing he has two female character. One bearing in bad condition and having a sort of redemption, and the othero one, Clarissa, nearing noble and becoming poor for opposition to the oppression of her parents (use of the time).</text:span></text:p>
      <text:p text:style-name="P32"/>
      <text:p text:style-name="P47"><text:span text:style-name="T240">Carlo Osvaldo Goldoni: </text:span><text:a xlink:type="simple" xlink:href="https://it.wikipedia.org/wiki/1707" text:style-name="Internet_20_link" text:visited-style-name="Visited_20_Internet_20_Link">1707</text:a><text:span text:style-name="T160"> </text:span><text:span text:style-name="T243">– </text:span><text:a xlink:type="simple" xlink:href="https://it.wikipedia.org/wiki/1793" text:style-name="Internet_20_link" text:visited-style-name="Visited_20_Internet_20_Link">1793</text:a><text:span text:style-name="T160">. </text:span><text:span text:style-name="T161">D</text:span><text:a xlink:type="simple" xlink:href="https://it.wikipedia.org/wiki/Drammaturgo" text:style-name="Internet_20_link" text:visited-style-name="Visited_20_Internet_20_Link"><text:span text:style-name="T160">rammaturgo</text:span></text:a><text:span text:style-name="T243">, </text:span><text:a xlink:type="simple" xlink:href="https://it.wikipedia.org/wiki/Scrittore" text:style-name="Internet_20_link" text:visited-style-name="Visited_20_Internet_20_Link"><text:span text:style-name="T160">scrittore</text:span></text:a><text:span text:style-name="T243">, </text:span><text:a xlink:type="simple" xlink:href="https://it.wikipedia.org/wiki/Libretto" text:style-name="Internet_20_link" text:visited-style-name="Visited_20_Internet_20_Link">librettista</text:a><text:span text:style-name="T160"> </text:span><text:span text:style-name="T243">e </text:span><text:a xlink:type="simple" xlink:href="https://it.wikipedia.org/wiki/Avvocato" text:style-name="Internet_20_link" text:visited-style-name="Visited_20_Internet_20_Link"><text:span text:style-name="T160">avvocato</text:span></text:a><text:span text:style-name="T280"> </text:span><text:a xlink:type="simple" xlink:href="https://it.wikipedia.org/wiki/Italia" text:style-name="Internet_20_link" text:visited-style-name="Visited_20_Internet_20_Link"><text:span text:style-name="T160">italiano</text:span></text:a><text:span text:style-name="T243">, cittadino della </text:span><text:a xlink:type="simple" xlink:href="https://it.wikipedia.org/wiki/Repubblica_di_Venezia" text:style-name="Internet_20_link" text:visited-style-name="Visited_20_Internet_20_Link"><text:span text:style-name="T160">Repubblica di Venezia</text:span></text:a><text:span text:style-name="T243">. </text:span><text:span text:style-name="T217">Goldoni è considerato uno dei padri della </text:span><text:a xlink:type="simple" xlink:href="https://it.wikipedia.org/wiki/Commedia" text:style-name="Internet_20_link" text:visited-style-name="Visited_20_Internet_20_Link">commedia</text:a><text:span text:style-name="T149"> </text:span><text:span text:style-name="T217">moderna e deve parte della sua fama anche alle opere in </text:span><text:a xlink:type="simple" xlink:href="https://it.wikipedia.org/wiki/Lingua_veneta" text:style-name="Internet_20_link" text:visited-style-name="Visited_20_Internet_20_Link"><text:span text:style-name="T149">lingua veneta</text:span></text:a><text:span text:style-name="T217">. I testi goldoniani sono sempre legati a precise occasioni teatrali e tengono conto delle </text:span><text:soft-page-break/><text:span text:style-name="T217">esigenze degli attori, delle compagnie, degli stessi </text:span><text:a xlink:type="simple" xlink:href="https://it.wikipedia.org/wiki/Teatro_(architettura)" text:style-name="Internet_20_link" text:visited-style-name="Visited_20_Internet_20_Link">edifici teatrali</text:a><text:span text:style-name="T149"> </text:span><text:span text:style-name="T217">cui è destinata la loro prima rappresentazione. L'opera di Goldoni è piena di contraddizioni. L'intera opera goldoniana si offre come un'ininterrotta serie di situazioni, si svolge attraverso un "quotidiano parlare", ad una attenta rappresentazione del real</text:span><text:span text:style-name="T228">e. Il </text:span><text:a xlink:type="simple" xlink:href="https://it.wikipedia.org/wiki/Linguaggio" text:style-name="Internet_20_link" text:visited-style-name="Visited_20_Internet_20_Link">linguaggio</text:a><text:span text:style-name="T155"> </text:span><text:span text:style-name="T228">dei personaggi, intriso di dati concreti, si risolve tutto nei loro incontri mostrandosi indifferente alle tradizionali prospettive letterarie e formali. Passando continuamente dall'Italiano al veneziano e viceversa, Goldoni dà spazio a diversi usi sociali del </text:span><text:a xlink:type="simple" xlink:href="https://it.wikipedia.org/wiki/Linguaggio" text:style-name="Internet_20_link" text:visited-style-name="Visited_20_Internet_20_Link"><text:span text:style-name="T155">linguaggio</text:span></text:a><text:span text:style-name="T228">, in base alle varie situazioni in cui vengono a trovarsi i personaggi delle sue opere. Carlo Goldoni deve la sua fama, oltre che alle diverse opere che scrisse, alla riforma del </text:span><text:a xlink:type="simple" xlink:href="https://it.wikipedia.org/wiki/Teatro" text:style-name="Internet_20_link" text:visited-style-name="Visited_20_Internet_20_Link"><text:span text:style-name="T155">teatro</text:span></text:a><text:span text:style-name="T228">. Prima della riforma "Goldoniana" esisteva un altro tipo di teatro: la </text:span><text:a xlink:type="simple" xlink:href="https://it.wikipedia.org/wiki/Commedia_dell%27arte" text:style-name="Internet_20_link" text:visited-style-name="Visited_20_Internet_20_Link"><text:span text:style-name="T155">commedia dell'arte</text:span></text:a><text:span text:style-name="T228">. Nella commedia dell'arte gli attori non avevano un testo scritto da studiare e da seguire durante la rappresentazioni ma, avevano solo una traccia generale da seguire (questa traccia veniva chiamata canovaccio). Carlo Goldoni fu il primo a volere un testo interamente scritto per ogni attore. Negli ultimi anni veneziani, le commedie cominciano ad andare in crisi. Ecco che le figure dei servi assumono un nuovo spazio, muovendo critica alla ragione borghese dei padroni.</text:span></text:p>
      <text:p text:style-name="P32"/>
      <text:p text:style-name="P32"/>
      <text:p text:style-name="P47"><text:span text:style-name="T240">Jean-Jacques Rousseau: </text:span><text:span text:style-name="T243">1712 – 1778. </text:span><text:span text:style-name="T244">P</text:span><text:span text:style-name="T243">hilosopher, writer, and composer of the 18th century. His </text:span><text:a xlink:type="simple" xlink:href="https://en.wikipedia.org/wiki/Political_philosophy" text:style-name="Internet_20_link" text:visited-style-name="Visited_20_Internet_20_Link">political philosophy</text:a><text:span text:style-name="T160"> </text:span><text:span text:style-name="T243">influenced the </text:span><text:a xlink:type="simple" xlink:href="https://en.wikipedia.org/wiki/Age_of_Enlightenment" text:style-name="Internet_20_link" text:visited-style-name="Visited_20_Internet_20_Link">Enlightenment</text:a><text:span text:style-name="T160"> </text:span><text:span text:style-name="T243">in France and across Europe, as well as aspects of the French Revolution and the overall development of modern political and educational thought. </text:span><text:span text:style-name="T217">Rousseau's novel </text:span><text:a xlink:type="simple" xlink:href="https://en.wikipedia.org/wiki/Emile,_or_On_Education" text:style-name="Internet_20_link" text:visited-style-name="Visited_20_Internet_20_Link">Emile, or On Education</text:a><text:span text:style-name="T157"> </text:span><text:span text:style-name="T217">is a treatise on the education of the whole person for citizenship. His </text:span><text:a xlink:type="simple" xlink:href="https://en.wikipedia.org/wiki/Sentimental_novel" text:style-name="Internet_20_link" text:visited-style-name="Visited_20_Internet_20_Link"><text:span text:style-name="T149">sentimental novel</text:span></text:a><text:span text:style-name="T274"> </text:span><text:a xlink:type="simple" xlink:href="https://en.wikipedia.org/wiki/Julie,_or_the_New_Heloise" text:style-name="Internet_20_link" text:visited-style-name="Visited_20_Internet_20_Link">Julie, or the New Heloise</text:a><text:span text:style-name="T157"> </text:span><text:span text:style-name="T217">was of importance to the development of pre-romanticism</text:span><text:span text:style-name="T166"> </text:span><text:span text:style-name="T217">and </text:span><text:a xlink:type="simple" xlink:href="https://en.wikipedia.org/wiki/Romanticism" text:style-name="Internet_20_link" text:visited-style-name="Visited_20_Internet_20_Link">romanticism</text:a><text:span text:style-name="T149"> </text:span><text:span text:style-name="T217">in fiction.</text:span><text:span text:style-name="T166"> </text:span><text:span text:style-name="T217">Rousseau's autobiographical writings — his </text:span><text:a xlink:type="simple" xlink:href="https://en.wikipedia.org/wiki/Confessions_(Jean-Jacques_Rousseau)" text:style-name="Internet_20_link" text:visited-style-name="Visited_20_Internet_20_Link"><text:span text:style-name="T157">Confessions</text:span></text:a><text:span text:style-name="T217">, which initiated the modern autobiography, and his </text:span><text:a xlink:type="simple" xlink:href="https://en.wikipedia.org/wiki/Reveries_of_a_Solitary_Walker" text:style-name="Internet_20_link" text:visited-style-name="Visited_20_Internet_20_Link">Reveries of a Solitary Walker</text:a><text:span text:style-name="T157"> </text:span><text:span text:style-name="T217">— exemplified the late 18th-century movement known as the </text:span><text:span text:style-name="T237">Age of Sensibility</text:span><text:span text:style-name="T217">, and featured an increased focus on subjectivity and introspection that later characterized modern writing. His </text:span><text:a xlink:type="simple" xlink:href="https://en.wikipedia.org/wiki/Discourse_on_Inequality" text:style-name="Internet_20_link" text:visited-style-name="Visited_20_Internet_20_Link">Discourse on Inequality</text:a><text:span text:style-name="T157"> </text:span><text:span text:style-name="T217">and </text:span><text:a xlink:type="simple" xlink:href="https://en.wikipedia.org/wiki/The_Social_Contract" text:style-name="Internet_20_link" text:visited-style-name="Visited_20_Internet_20_Link">The Social Contract</text:a><text:span text:style-name="T157"> </text:span><text:span text:style-name="T217">are cornerstones in modern political and social thought. Rousseau was a successful composer of music, who wrote seven operas as well as music in other forms, and made contributions to music as a theorist. As a composer, his music was a blend of the late Baroque style and the emergent </text:span><text:a xlink:type="simple" xlink:href="https://en.wikipedia.org/wiki/Classical_period_(music)" text:style-name="Internet_20_link" text:visited-style-name="Visited_20_Internet_20_Link">Classical</text:a><text:span text:style-name="T149"> </text:span><text:span text:style-name="T217">fashion, and he belongs to the same generation of transitional composers as </text:span><text:a xlink:type="simple" xlink:href="https://en.wikipedia.org/wiki/Christoph_Willibald_Gluck" text:style-name="Internet_20_link" text:visited-style-name="Visited_20_Internet_20_Link">Christoph Willibald Gluck</text:a><text:span text:style-name="T149"> </text:span><text:span text:style-name="T217">and </text:span><text:a xlink:type="simple" xlink:href="https://en.wikipedia.org/wiki/Carl_Philipp_Emanuel_Bach" text:style-name="Internet_20_link" text:visited-style-name="Visited_20_Internet_20_Link"><text:span text:style-name="T149">C. P. E. Bach</text:span></text:a><text:span text:style-name="T217">. One of his more well-known works is the one-act opera </text:span><text:a xlink:type="simple" xlink:href="https://en.wikipedia.org/wiki/Le_devin_du_village" text:style-name="Internet_20_link" text:visited-style-name="Visited_20_Internet_20_Link"><text:span text:style-name="T157">Le devin du village</text:span></text:a><text:span text:style-name="T217">, containing the duet "</text:span><text:span text:style-name="T237">Non, Colette n'est point trompeuse</text:span><text:span text:style-name="T217">" which was later rearranged as a standalone song by </text:span><text:a xlink:type="simple" xlink:href="https://en.wikipedia.org/wiki/Ludwig_van_Beethoven" text:style-name="Internet_20_link" text:visited-style-name="Visited_20_Internet_20_Link"><text:span text:style-name="T149">Beethoven</text:span></text:a><text:span text:style-name="T217">. During the period of the </text:span><text:a xlink:type="simple" xlink:href="https://en.wikipedia.org/wiki/French_Revolution" text:style-name="Internet_20_link" text:visited-style-name="Visited_20_Internet_20_Link"><text:span text:style-name="T149">French Revolution</text:span></text:a><text:span text:style-name="T217">, Rousseau was the most popular of the </text:span><text:a xlink:type="simple" xlink:href="https://en.wikipedia.org/wiki/Philosophes" text:style-name="Internet_20_link" text:visited-style-name="Visited_20_Internet_20_Link"><text:span text:style-name="T149">philosophe</text:span></text:a><text:a xlink:type="simple" xlink:href="https://en.wikipedia.org/wiki/Philosophes" text:style-name="Internet_20_link" text:visited-style-name="Visited_20_Internet_20_Link"><text:span text:style-name="T151">r</text:span></text:a><text:a xlink:type="simple" xlink:href="https://en.wikipedia.org/wiki/Philosophes" text:style-name="Internet_20_link" text:visited-style-name="Visited_20_Internet_20_Link">s</text:a><text:span text:style-name="T149"> </text:span><text:span text:style-name="T217">among members of the </text:span><text:a xlink:type="simple" xlink:href="https://en.wikipedia.org/wiki/Jacobin_Club" text:style-name="Internet_20_link" text:visited-style-name="Visited_20_Internet_20_Link">Jacobin </text:a><text:a xlink:type="simple" xlink:href="https://en.wikipedia.org/wiki/Jacobin_Club" text:style-name="Internet_20_link" text:visited-style-name="Visited_20_Internet_20_Link">Club</text:a><text:span text:style-name="T217">. Rousseau was interred as a national hero in the </text:span><text:a xlink:type="simple" xlink:href="https://en.wikipedia.org/wiki/Panthéon_(Paris)" text:style-name="Internet_20_link" text:visited-style-name="Visited_20_Internet_20_Link">Panthéon</text:a><text:span text:style-name="T149"> </text:span><text:span text:style-name="T217">in Paris, in 1794, 16 years after his death.</text:span></text:p>
      <text:p text:style-name="P67"/>
      <text:p text:style-name="P32"/>
      <text:p text:style-name="P85">Immanuel Kant: 1724 – 1804 d.C. Prussia Orientale. Si beveva un litro di Bordeaux al giorno. Grande importanza alla matematica e la fisica di Newton. Jean-Jacques Rousseau, una delle letture più significative insieme a quella di David Hume. Si può sintetizzare in generale il pensiero di Kank come: “la ragione applicata all'esperienza, come aveva fatto la scienza nei confronti del mondo, per spiegarne le cause”. Questa cosa lo accomuna moltissimo a Newton. La rivoluzione che porta nella metafisica non tratta più il “che cosa sono le cose in se stesse” ma piuttosto “come siano esperibili gli oggetti della realtà”. Pone l'uomo come centro dell'esperienza conoscibile. Ci sono delle categorie: dei modi di categorizzazione dell'esperienza. Ci sono due tipi di categorizzazione: la causa e la sostanza. La sostanza permane nel tempo. La causa non c'è nel mondo ma solo nell'intelletto. I principi di organizzazione del mondo sono nel nostro intelletto così come con la matematica possiamo organizzare la natura e con la logica possiamo organizzare l'esperienza. Conoscere significa accordare I concetti nella nostra testa con quello che c'è nel mondo, esprimendo un giudizio. “Le intuizioni senza concetti sono ceche, ed inceve un concetto senza intuizioni sono vuote” (critica ragion pura). Noi conosciamo attraverso un giudizio determinante, ovvero è come se dessimo dei confini del mondo attraverso le nostre categorie, non nel senso che noi costruiamo il mondo ma che lo fissiamo in un sistema esperibile. L'Io è attrezzato attraverso schemi concettuali che sono le FORME attraverso le quali l'io organizza la conoscenza. L'incrocio tra I fenomeni e gli schemi concettuali danno la conoscenza. Lo SPAZIO: Kant ritiene che <text:soft-page-break/>lo spazio sia una forma pura della sensibilità. Ovvero non è un concetto ma la rileviamo a priori senza pensarci tanto. E' però una forma che c'è in noi in quanto abbiamo la facoltà di ordinare spazialmente le cose. Così è anche il TEMPO. Queste due forme non è detto che siano lì fuori. Se sono forme dell'intuizione sono cose sicure. Kant parla di 12 categorie. La SOSTANZA: è una permanenza nel tempo che non cambia e permette così di essere esperita. La CAUSA: è una categoria dentro l'intelletto, ovvero si pensa. Esso è un concetto puro nell'esperienza che rende possibile l'esperienza stessa. Ci sono limiti all'intelletto e alla sensibilità. Quindi ci sono cose che non posso conoscere. Cosa posso quindi conoscere? Ciò che si trova nello spazio e nel tempo. Quello che io non posso conoscere sono solo 3 cose: l'anima, il mondo e Dio. “Senza sensibilità nessun oggetto ci verrebbe dato e senza intelletto nessun oggetto verrebbe pensato.” Nella critica della ragion pratica tratta della LIBERTA'. Il mondo fisico è determinato da necessità, ma sembra che a fianco di questo mondo ci sia un altro mondo che contiene la nostra libertà. Però non abbiamo dimostrazione di questa libertà. Potrebbe essere un'illusione però ci conviene pensare che siamo liberi, in senso sociale. Il nostro sistema di valori si basa proprio sul concetto di libertà. Nel mondo morale ci muoviamo come se non ci fossero dei vincoli nel mondo fisico. Nell'intelletto abbiamo l'originarsi di azioni prive di vincoli. La sola cosa buona nella morale è solo nelle intenzioni. Una cosa non è realmente buona ma la cosa buona è l'intenzione. Kant pensa a innumerevoli imperativi ipotetici, che sono causali (se succede questo, fai questo). Il difetto sta nel far dipendere l'imperativo da qualcosa di sensibile. Crea così l'imperativo categorico, che preceda il se. Se sono libero, allora devo agire liberamente, senza quel principio causale. Kant era un fautore della pena di morte. L critica del giudizio è divisa in due parti che sono la il giudizio estetico e il giudizio ideologico. Nel giudizio estetico c'è un giudizio conoscitivo, un giudizio morale (il contenuto, giusto ingiuto) ed infine un giudizio estetico (bello o brutto). </text:p>
      <text:p text:style-name="P32"/>
      <text:p text:style-name="P34"><text:span text:style-name="T17">André-Jacques Garnerin</text:span><text:span text:style-name="T32">:</text:span><text:span text:style-name="T115"> 1769 </text:span><text:span text:style-name="T90">– </text:span><text:span text:style-name="T115">1823,</text:span><text:span text:style-name="T12"> è stato un </text:span><text:a xlink:type="simple" xlink:href="http://it.wikipedia.org/wiki/Inventore" text:style-name="Internet_20_link" text:visited-style-name="Visited_20_Internet_20_Link"><text:span text:style-name="T115">inventore</text:span></text:a><text:span text:style-name="T61"> </text:span><text:a xlink:type="simple" xlink:href="http://it.wikipedia.org/wiki/Francia" text:style-name="Internet_20_link" text:visited-style-name="Visited_20_Internet_20_Link"><text:span text:style-name="T115">francese</text:span></text:a><text:span text:style-name="T12">. È stato il primo uomo ad utilizzare il </text:span><text:a xlink:type="simple" xlink:href="http://it.wikipedia.org/wiki/Paracadute" text:style-name="Internet_20_link" text:visited-style-name="Visited_20_Internet_20_Link"><text:span text:style-name="T115">paracadute</text:span></text:a><text:span text:style-name="T126">.</text:span></text:p>
      <text:p text:style-name="P68"/>
      <text:p text:style-name="P34"><text:span text:style-name="T15">François Marie Charles Fourier: <text:s/></text:span><text:span text:style-name="T10">1772 – 1837, France. He was a French </text:span><text:a xlink:type="simple" xlink:href="http://en.wikipedia.org/wiki/Philosopher" text:style-name="Internet_20_link" text:visited-style-name="Visited_20_Internet_20_Link"><text:span text:style-name="T113">philosopher</text:span></text:a><text:span text:style-name="T10">. An influential thinker, some of Fourier's social and moral views, held to be radical in his lifetime, have become main currents in modern society. Fourier is, for instance, credited with having originated the word </text:span><text:a xlink:type="simple" xlink:href="http://en.wikipedia.org/wiki/Feminism" text:style-name="Internet_20_link" text:visited-style-name="Visited_20_Internet_20_Link"><text:span text:style-name="T122">feminism</text:span></text:a><text:span text:style-name="T56"> </text:span><text:span text:style-name="T10">in 1837.</text:span></text:p>
      <text:p text:style-name="P9"/>
      <text:p text:style-name="P47"><text:span text:style-name="T205">Jean-François Champollion: </text:span><text:span text:style-name="T207">1790 – 1832, <text:s/></text:span><text:a xlink:type="simple" xlink:href="http://en.wikipedia.org/wiki/French_people" text:style-name="Internet_20_link" text:visited-style-name="Visited_20_Internet_20_Link"><text:span text:style-name="T139">French</text:span></text:a><text:span text:style-name="T265"> </text:span><text:a xlink:type="simple" xlink:href="http://en.wikipedia.org/wiki/Academia" text:style-name="Internet_20_link" text:visited-style-name="Visited_20_Internet_20_Link"><text:span text:style-name="T139">scholar</text:span></text:a><text:span text:style-name="T207">, </text:span><text:a xlink:type="simple" xlink:href="http://en.wikipedia.org/wiki/Philology" text:style-name="Internet_20_link" text:visited-style-name="Visited_20_Internet_20_Link">philologist</text:a><text:span text:style-name="T139"> </text:span><text:span text:style-name="T207">and </text:span><text:a xlink:type="simple" xlink:href="http://en.wikipedia.org/wiki/Oriental_studies" text:style-name="Internet_20_link" text:visited-style-name="Visited_20_Internet_20_Link"><text:span text:style-name="T139">orientalist</text:span></text:a><text:span text:style-name="T207">, </text:span><text:a xlink:type="simple" xlink:href="http://en.wikipedia.org/wiki/Decipher" text:style-name="Internet_20_link" text:visited-style-name="Visited_20_Internet_20_Link">decipherer</text:a><text:span text:style-name="T139"> </text:span><text:span text:style-name="T207">of the </text:span><text:a xlink:type="simple" xlink:href="http://en.wikipedia.org/wiki/Egyptian_hieroglyphs" text:style-name="Internet_20_link" text:visited-style-name="Visited_20_Internet_20_Link"><text:span text:style-name="T139">Egyptian hieroglyphs</text:span></text:a><text:span text:style-name="T207">. </text:span><text:span text:style-name="T199">Champollion published the first translation of the </text:span><text:a xlink:type="simple" xlink:href="http://en.wikipedia.org/wiki/Rosetta_Stone" text:style-name="Internet_20_link" text:visited-style-name="Visited_20_Internet_20_Link">Rosetta Stone</text:a><text:span text:style-name="T136"> </text:span><text:span text:style-name="T199">hieroglyphs in 1822, showing that the Egyptian </text:span><text:a xlink:type="simple" xlink:href="http://en.wikipedia.org/wiki/Writing_system" text:style-name="Internet_20_link" text:visited-style-name="Visited_20_Internet_20_Link">writing system</text:a><text:span text:style-name="T136"> </text:span><text:span text:style-name="T199">was a combination of </text:span><text:a xlink:type="simple" xlink:href="http://en.wikipedia.org/wiki/Phonetic" text:style-name="Internet_20_link" text:visited-style-name="Visited_20_Internet_20_Link">phonetic</text:a><text:span text:style-name="T136"> </text:span><text:span text:style-name="T199">and </text:span><text:a xlink:type="simple" xlink:href="http://en.wikipedia.org/wiki/Ideographic" text:style-name="Internet_20_link" text:visited-style-name="Visited_20_Internet_20_Link"><text:span text:style-name="T136">ideographic</text:span></text:a><text:span text:style-name="T260"> </text:span><text:a xlink:type="simple" xlink:href="http://en.wikipedia.org/wiki/Sign_(linguistics)" text:style-name="Internet_20_link" text:visited-style-name="Visited_20_Internet_20_Link"><text:span text:style-name="T136">signs</text:span></text:a><text:span text:style-name="T199">. By 20, he could also speak </text:span><text:a xlink:type="simple" xlink:href="http://en.wikipedia.org/wiki/Latin" text:style-name="Internet_20_link" text:visited-style-name="Visited_20_Internet_20_Link"><text:span text:style-name="T137">Latin</text:span></text:a><text:span text:style-name="T199">, </text:span><text:a xlink:type="simple" xlink:href="http://en.wikipedia.org/wiki/Greek_language" text:style-name="Internet_20_link" text:visited-style-name="Visited_20_Internet_20_Link"><text:span text:style-name="T137">Greek</text:span></text:a><text:span text:style-name="T199">, </text:span><text:a xlink:type="simple" xlink:href="http://en.wikipedia.org/wiki/Hebrew_language" text:style-name="Internet_20_link" text:visited-style-name="Visited_20_Internet_20_Link"><text:span text:style-name="T137">Hebrew</text:span></text:a><text:span text:style-name="T199">, </text:span><text:a xlink:type="simple" xlink:href="http://en.wikipedia.org/wiki/Amharic_language" text:style-name="Internet_20_link" text:visited-style-name="Visited_20_Internet_20_Link"><text:span text:style-name="T137">Amharic</text:span></text:a><text:span text:style-name="T199">, </text:span><text:a xlink:type="simple" xlink:href="http://en.wikipedia.org/wiki/Sanskrit" text:style-name="Internet_20_link" text:visited-style-name="Visited_20_Internet_20_Link"><text:span text:style-name="T137">Sanskrit</text:span></text:a><text:span text:style-name="T199">, </text:span><text:a xlink:type="simple" xlink:href="http://en.wikipedia.org/wiki/Avestan" text:style-name="Internet_20_link" text:visited-style-name="Visited_20_Internet_20_Link"><text:span text:style-name="T137">Avestan</text:span></text:a><text:span text:style-name="T199">, </text:span><text:a xlink:type="simple" xlink:href="http://en.wikipedia.org/wiki/Parthian_language" text:style-name="Internet_20_link" text:visited-style-name="Visited_20_Internet_20_Link"><text:span text:style-name="T137">Pahlavi</text:span></text:a><text:span text:style-name="T199">, </text:span><text:a xlink:type="simple" xlink:href="http://en.wikipedia.org/wiki/Arabic_language" text:style-name="Internet_20_link" text:visited-style-name="Visited_20_Internet_20_Link"><text:span text:style-name="T137">Arabic</text:span></text:a><text:span text:style-name="T199">, </text:span><text:a xlink:type="simple" xlink:href="http://en.wikipedia.org/wiki/Syriac_language" text:style-name="Internet_20_link" text:visited-style-name="Visited_20_Internet_20_Link"><text:span text:style-name="T137">Syriac</text:span></text:a><text:span text:style-name="T199">, </text:span><text:a xlink:type="simple" xlink:href="http://en.wikipedia.org/wiki/Chaldean_Neo-Aramaic" text:style-name="Internet_20_link" text:visited-style-name="Visited_20_Internet_20_Link"><text:span text:style-name="T137">Chaldean</text:span></text:a><text:span text:style-name="T199">, </text:span><text:a xlink:type="simple" xlink:href="http://en.wikipedia.org/wiki/Persian_language" text:style-name="Internet_20_link" text:visited-style-name="Visited_20_Internet_20_Link">Persian</text:a><text:span text:style-name="T137"> </text:span><text:span text:style-name="T199">and </text:span><text:a xlink:type="simple" xlink:href="http://en.wikipedia.org/wiki/Ge%27ez" text:style-name="Internet_20_link" text:visited-style-name="Visited_20_Internet_20_Link">Ge'ez</text:a><text:span text:style-name="T137"> </text:span><text:span text:style-name="T199">in addition to his native </text:span><text:a xlink:type="simple" xlink:href="http://en.wikipedia.org/wiki/French_language" text:style-name="Internet_20_link" text:visited-style-name="Visited_20_Internet_20_Link"><text:span text:style-name="T137">French</text:span></text:a><text:span text:style-name="T199">.</text:span></text:p>
      <text:p text:style-name="P9"/>
      <text:p text:style-name="P34"><text:span text:style-name="T40">Giacomo Leopardi</text:span><text:span text:style-name="T10">: </text:span><text:span text:style-name="T38">1798 – 1837, Italian poet, philosopher and philologist. </text:span><text:span text:style-name="T31">Although he lived in a secluded town in the ultra-conservative </text:span><text:a xlink:type="simple" xlink:href="http://en.wikipedia.org/wiki/Papal_States" text:style-name="Internet_20_link" text:visited-style-name="Visited_20_Internet_20_Link"><text:span text:style-name="T127">Papal States</text:span></text:a><text:span text:style-name="T31">, he came in touch with the main thoughts of the </text:span><text:a xlink:type="simple" xlink:href="http://en.wikipedia.org/wiki/Age_of_Enlightenment" text:style-name="Internet_20_link" text:visited-style-name="Visited_20_Internet_20_Link"><text:span text:style-name="T127">Enlightenment</text:span></text:a><text:span text:style-name="T31">, and, by his own literary evolution, created a remarkable and renowned poetic work, related to the </text:span><text:a xlink:type="simple" xlink:href="http://en.wikipedia.org/wiki/Romanticism" text:style-name="Internet_20_link" text:visited-style-name="Visited_20_Internet_20_Link"><text:span text:style-name="T127">Romantic</text:span></text:a><text:span text:style-name="T62"> </text:span><text:span text:style-name="T31">era. Ha vissuto la vita racchiuso dal padre, che non vuole mandarlo fuori da Recanati, basandosi su un pezzo del vangelo di Luca “Perché mi chiamate? Io sono in ciò che è di mio Padre”. Da piccolo era vivacissimo ed allegro. A sedici anni c'è una svolta e cambia nel 1918. Aveva le 2 famose gobbe, basso, il torace era poco sviluppato e aveva delle gambe grosse. Incolpò se stesso del suo rachitismo ed il suo studio della sua bruttezza ma in verità soffriva di Tubercolosi Ossea. Oltretutto soffriva di una psicosi maniaco-depressiva. Nelle lettere a Monaldo (il padre) parla dei cicli della depressione. Importante in Leopardi è la molteplicità delle sue figure. Egli inseguiva l'idea di un'opera molteplice che non si potesse chiudere in un'opera un'ica. Infatti dice di non avere mai scritto opere ma solo tentativi. Il suo metodo operativo era meticolosamente di creare dei sistemi dove tutte le cose fossero in rapporto tra di loro. Figura importante nella sua vita fu Giordani, intellettuale dell'epoca, che lo scoprì. Rapporto epistolare. Mito del sole e della luna: nella cosmologia occidentale la luna è la parte femminile, connessa alla fertilità ed alla crescita. Leopardi rifiuta questa idea: la sua luna è “vergine e bianca”. I temi amorosi sono molto fitti nei primi anni. Lo spavento amoroso, dato dalla coscienza dell'impossibilità di un amore totale. Egli voleva diventare un </text:span><text:soft-page-break/><text:span text:style-name="T31">grande poeta filosofo con delle forme in cui fossero presenti la filosofia e la poesia. La tecnica retorica dell'inversione (studiato nel trattato di poesia Il Sublime) è molto importante nella sua poetica. Utilizza inoltre l'italiano con il significato latino (alcune parole sono uguali ma con diverso significato). Nelle Operette Morali usa il tono dissacratorio e usa la tecnica dell'ironia. I temi affrontati sono quelli fondamentali del pessimismo: l'infelicità umana, la noia, il dolore, la concezione materialista e la critica alle moderne ideologie liberali cattoliche e progressiste. La natura è indifferente agli uomini. La cosa essenziale per Leopardi sono le illusioni e rifugge il materialismo. Il dialogo di Ruysch è ispirato al tempo ciclico degli stoici. Prende ispirazione anche dal viaggio nell'Ade dell'Odissea. Si oppone al movimento romantico che voleva superare I classici a fronte di un nuovo modo di fare letteratura. Leopardi vede nei classici un esempio di poesia spontanea e fantasiosa, quindi li ripropone come modello di una letteratura soggettiva, basata sull'immaginazione e sulla rimembranza. Si contrappone così alla Scuola Romantica Lombarda, che tende invece ad una letteratura oggettiva e verista. La poesia è un continuo vagare tra tempi diversi. Lo Zibaldone è una raccolta di pensieri: è un libro in continuo movimento per come vengono creati riferimenti tra I vari temi del libro. L'uomo tende naturalmente ad un piacere infinito. Questo piacere però gli sfugge e crea quindi insoddisfazione. Il rimedio a questa infelicità è dall'immaginazione che può portare piacere. Poesia come strumento centrale per fornire consolazione all'uomo grazie alla creazione di immagini vaghe e suggestive connesse alla loro giovinezza. I fanciulli sono più vicini alla felicità perché la loro immaginazione non è limitata dalla conoscenza nel modo. Questo lo porta a sostenere il Pessimismo Storico. </text:span></text:p>
      <text:p text:style-name="P9"/>
      <text:p text:style-name="P81">George Boole: 1815 – 1864 d.C. 1847: l'analisi matematica della logica. Algebra booleana. Si fa ispirare dai Ching orientali, e pone vero = 1, falso = 0. Quello che fa è avere il colpo di genio di associare la negazione al simbolo di sottrazione ed la congiunzione al simbolo di moltiplicazione. Dopo di che spiegò come la logica proposizionale di Crisippo e il sillogismo (quantificatori) di Aristotele cadevano entrambi nella semplice teoria Booleana. Poi, nel 1850 nel suo secondo libro cerca di descrivere le leggi della probabilità con l'algebra booleana. E' quindi il fondatore della teoria delle probabilità. Presi due eventi distinti, se si conoscono le probabilità singole di entrambi, la probabilità del sistema è il prodotto delle due singole probabilità. Prova ad utilizzare il suo sistema per accertare la correttezza di pensiero sulla “prova dell'esistenza di Dio” fatta da un certo teologo inglese di nome Clarke, scoprendone degli errori.</text:p>
      <text:p text:style-name="P66"/>
      <text:p text:style-name="P1"><text:span text:style-name="T340">Gregor Johann Mendel: 1822-1884, biologo matematico e frate agostiniano ceco. Precursore della genetica moderna per le sue osservazioni sui caratteri ereditari. </text:span><text:span text:style-name="T1">Mendel, dopo sette anni di selezione, identificò sette “Linee Pure": sette varietà di pisello che differivano per caratteri estremamente visibili (forma del seme: </text:span><text:span text:style-name="T6">liscio </text:span><text:span text:style-name="T1">o </text:span><text:span text:style-name="T6">rugoso</text:span><text:span text:style-name="T1">; colore del seme </text:span><text:span text:style-name="T6">giallo </text:span><text:span text:style-name="T1">o </text:span><text:span text:style-name="T6">verde</text:span><text:span text:style-name="T1">).</text:span><text:span text:style-name="T335"> </text:span></text:p>
      <text:p text:style-name="P39"/>
      <text:p text:style-name="P1"><text:span text:style-name="T256">Louis Pasteur: </text:span><text:span text:style-name="T257">1822 – 1895. </text:span><text:a xlink:type="simple" xlink:href="https://en.wikipedia.org/wiki/French_people" text:style-name="Internet_20_link" text:visited-style-name="Visited_20_Internet_20_Link">French</text:a><text:span text:style-name="T169"> </text:span><text:a xlink:type="simple" xlink:href="https://en.wikipedia.org/wiki/Chemist" text:style-name="Internet_20_link" text:visited-style-name="Visited_20_Internet_20_Link">chemist</text:a><text:span text:style-name="T294"> </text:span><text:span text:style-name="T257">and </text:span><text:a xlink:type="simple" xlink:href="https://en.wikipedia.org/wiki/Microbiologist" text:style-name="Internet_20_link" text:visited-style-name="Visited_20_Internet_20_Link"><text:span text:style-name="T169">microbiologist</text:span></text:a><text:span text:style-name="T294"> </text:span><text:span text:style-name="T257">renowned for his discoveries of the principles of </text:span><text:a xlink:type="simple" xlink:href="https://en.wikipedia.org/wiki/Vaccination" text:style-name="Internet_20_link" text:visited-style-name="Visited_20_Internet_20_Link"><text:span text:style-name="T169">vaccination</text:span></text:a><text:span text:style-name="T257">, </text:span><text:a xlink:type="simple" xlink:href="https://en.wikipedia.org/wiki/Fermentation" text:style-name="Internet_20_link" text:visited-style-name="Visited_20_Internet_20_Link"><text:span text:style-name="T169">microbial fermentation</text:span></text:a><text:span text:style-name="T294"> </text:span><text:span text:style-name="T257">and </text:span><text:a xlink:type="simple" xlink:href="https://en.wikipedia.org/wiki/Pasteurization" text:style-name="Internet_20_link" text:visited-style-name="Visited_20_Internet_20_Link"><text:span text:style-name="T169">pasteurization</text:span></text:a><text:span text:style-name="T257">.</text:span><text:span text:style-name="T218"> He is remembered for his remarkable breakthroughs in the causes and preventions of </text:span><text:a xlink:type="simple" xlink:href="https://en.wikipedia.org/wiki/Diseases" text:style-name="Internet_20_link" text:visited-style-name="Visited_20_Internet_20_Link"><text:span text:style-name="T150">diseases</text:span></text:a><text:span text:style-name="T218">, and his discoveries have saved countless lives ever since. He reduced mortality from </text:span><text:a xlink:type="simple" xlink:href="https://en.wikipedia.org/wiki/Puerperal_fever" text:style-name="Internet_20_link" text:visited-style-name="Visited_20_Internet_20_Link"><text:span text:style-name="T150">puerperal fever</text:span></text:a><text:span text:style-name="T218">, and created the first vaccines for </text:span><text:a xlink:type="simple" xlink:href="https://en.wikipedia.org/wiki/Rabies" text:style-name="Internet_20_link" text:visited-style-name="Visited_20_Internet_20_Link"><text:span text:style-name="T150">rabies</text:span></text:a><text:span text:style-name="T290"> </text:span><text:span text:style-name="T218">and </text:span><text:a xlink:type="simple" xlink:href="https://en.wikipedia.org/wiki/Anthrax" text:style-name="Internet_20_link" text:visited-style-name="Visited_20_Internet_20_Link"><text:span text:style-name="T150">anthrax</text:span></text:a><text:span text:style-name="T218">. His medical discoveries provided direct support for the </text:span><text:a xlink:type="simple" xlink:href="https://en.wikipedia.org/wiki/Germ_theory_of_disease" text:style-name="Internet_20_link" text:visited-style-name="Visited_20_Internet_20_Link">germ theory of disease</text:a><text:span text:style-name="T150"> </text:span><text:span text:style-name="T218">and its application in clinical medicine. He is best known to the general public for his invention of the technique of treating </text:span><text:a xlink:type="simple" xlink:href="https://en.wikipedia.org/wiki/Milk" text:style-name="Internet_20_link" text:visited-style-name="Visited_20_Internet_20_Link"><text:span text:style-name="T150">milk</text:span></text:a><text:span text:style-name="T290"> </text:span><text:span text:style-name="T218">and </text:span><text:a xlink:type="simple" xlink:href="https://en.wikipedia.org/wiki/Wine" text:style-name="Internet_20_link" text:visited-style-name="Visited_20_Internet_20_Link"><text:span text:style-name="T150">wine</text:span></text:a><text:span text:style-name="T290"> </text:span><text:span text:style-name="T218">to stop bacterial contamination, a process now called </text:span><text:a xlink:type="simple" xlink:href="https://en.wikipedia.org/wiki/Pasteurization" text:style-name="Internet_20_link" text:visited-style-name="Visited_20_Internet_20_Link"><text:span text:style-name="T150">pasteurization</text:span></text:a><text:span text:style-name="T218">. He is regarded as one of the three main founders of </text:span><text:a xlink:type="simple" xlink:href="https://en.wikipedia.org/wiki/Bacteriology" text:style-name="Internet_20_link" text:visited-style-name="Visited_20_Internet_20_Link"><text:span text:style-name="T150">bacteriology</text:span></text:a><text:span text:style-name="T218">, together with </text:span><text:a xlink:type="simple" xlink:href="https://en.wikipedia.org/wiki/Ferdinand_Cohn" text:style-name="Internet_20_link" text:visited-style-name="Visited_20_Internet_20_Link"><text:span text:style-name="T150">Ferdinand Cohn</text:span></text:a><text:span text:style-name="T290"> </text:span><text:span text:style-name="T218">and </text:span><text:a xlink:type="simple" xlink:href="https://en.wikipedia.org/wiki/Robert_Koch" text:style-name="Internet_20_link" text:visited-style-name="Visited_20_Internet_20_Link"><text:span text:style-name="T150">Robert Koch</text:span></text:a><text:span text:style-name="T218">, and is popularly known as the "father of microbiology"</text:span></text:p>
      <text:p text:style-name="P39"/>
      <text:p text:style-name="P39"/>
      <text:p text:style-name="P30"><text:span text:style-name="T334">Sir Francis Galton (cugino di Charles Darwin): 1822-1911, English. Esploratore, antropologo e climatologo patrocinatore dell'eugenetica. Termine da lui creato. Non laureato. </text:span><text:span text:style-name="T9">Personaggio polivalente ed </text:span><text:soft-page-break/><text:span text:style-name="T9">intellettualmente prolifico, Galton ha scritto più di 340 fra articoli e libri nel corso della sua vita in vari contesti e discipline.</text:span><text:span text:style-name="T334"> <text:s/></text:span><text:span text:style-name="T9">Fortemente interessato al miglioramento della razza ed alla selezione di una élite intellettuale. La sua teoria è anche detta Darwinismo Sociale.</text:span></text:p>
      <text:p text:style-name="P4"/>
      <text:p text:style-name="P30"><text:span text:style-name="T197">Frederick Law Olmsted</text:span><text:span text:style-name="T303">: </text:span><text:span text:style-name="T199">1822 – 1903. </text:span><text:a xlink:type="simple" xlink:href="http://en.wikipedia.org/wiki/United_States" text:style-name="Internet_20_link" text:visited-style-name="Visited_20_Internet_20_Link"><text:span text:style-name="T137">American</text:span></text:a><text:span text:style-name="T289"> </text:span><text:span text:style-name="T199">landscape architect, journalist, social critic, and public administrator. </text:span><text:span text:style-name="T209">He is popularly considered to be the father of American </text:span><text:a xlink:type="simple" xlink:href="http://en.wikipedia.org/wiki/Landscape_architecture" text:style-name="Internet_20_link" text:visited-style-name="Visited_20_Internet_20_Link"><text:span text:style-name="T125">landscape architecture</text:span></text:a><text:span text:style-name="T209">, although many scholars have bestowed that title upon </text:span><text:a xlink:type="simple" xlink:href="http://en.wikipedia.org/wiki/Andrew_Jackson_Downing" text:style-name="Internet_20_link" text:visited-style-name="Visited_20_Internet_20_Link"><text:span text:style-name="T125">Andrew Jackson Downing</text:span></text:a><text:span text:style-name="T209">.</text:span><text:span text:style-name="T9"> Central Park di New York.</text:span></text:p>
      <text:p text:style-name="P4"/>
      <text:p text:style-name="P47"><text:span text:style-name="T241">Lewis Carroll: </text:span><text:a xlink:type="simple" xlink:href="https://it.wikipedia.org/wiki/1832" text:style-name="Internet_20_link" text:visited-style-name="Visited_20_Internet_20_Link">1832</text:a><text:span text:style-name="T162"> </text:span><text:span text:style-name="T245">– </text:span><text:a xlink:type="simple" xlink:href="https://it.wikipedia.org/wiki/1898" text:style-name="Internet_20_link" text:visited-style-name="Visited_20_Internet_20_Link">1898</text:a><text:span text:style-name="T162">.</text:span><text:span text:style-name="T245"> </text:span><text:span text:style-name="T246">S</text:span><text:a xlink:type="simple" xlink:href="https://it.wikipedia.org/wiki/Scrittore" text:style-name="Internet_20_link" text:visited-style-name="Visited_20_Internet_20_Link"><text:span text:style-name="T162">crittore</text:span></text:a><text:span text:style-name="T245">, </text:span><text:a xlink:type="simple" xlink:href="https://it.wikipedia.org/wiki/Matematico" text:style-name="Internet_20_link" text:visited-style-name="Visited_20_Internet_20_Link"><text:span text:style-name="T162">matematico</text:span></text:a><text:span text:style-name="T245">, </text:span><text:a xlink:type="simple" xlink:href="https://it.wikipedia.org/wiki/Fotografo" text:style-name="Internet_20_link" text:visited-style-name="Visited_20_Internet_20_Link">fotografo</text:a><text:span text:style-name="T162"> </text:span><text:span text:style-name="T245">e </text:span><text:a xlink:type="simple" xlink:href="https://it.wikipedia.org/wiki/Logica" text:style-name="Internet_20_link" text:visited-style-name="Visited_20_Internet_20_Link"><text:span text:style-name="T162">logico</text:span></text:a><text:span text:style-name="T279"> </text:span><text:a xlink:type="simple" xlink:href="https://it.wikipedia.org/wiki/Regno_Unito" text:style-name="Internet_20_link" text:visited-style-name="Visited_20_Internet_20_Link"><text:span text:style-name="T162">britannico</text:span></text:a><text:span text:style-name="T245">. È celebre soprattutto per i due romanzi </text:span><text:a xlink:type="simple" xlink:href="https://it.wikipedia.org/wiki/Le_avventure_di_Alice_nel_Paese_delle_Meraviglie" text:style-name="Internet_20_link" text:visited-style-name="Visited_20_Internet_20_Link">Le avventure di Alice nel Paese delle Meraviglie</text:a><text:span text:style-name="T164"> </text:span><text:span text:style-name="T245">e </text:span><text:a xlink:type="simple" xlink:href="https://it.wikipedia.org/wiki/Attraverso_lo_specchio_e_quel_che_Alice_vi_trovò" text:style-name="Internet_20_link" text:visited-style-name="Visited_20_Internet_20_Link"><text:span text:style-name="T164">Attraverso lo specchio e quel che Alice vi trovò</text:span></text:a><text:span text:style-name="T245">, opere che sono state apprezzate da una straordinaria varietà di lettori, dai bambini a grandi scienziati e pensatori. </text:span><text:span text:style-name="T217">Fra gli autori che hanno dichiarato di considerare </text:span><text:span text:style-name="T237">Alice </text:span><text:span text:style-name="T217">come una fonte di ispirazione per le loro opere si possono ricordare </text:span><text:a xlink:type="simple" xlink:href="https://it.wikipedia.org/wiki/James_Joyce" text:style-name="Internet_20_link" text:visited-style-name="Visited_20_Internet_20_Link">James Joyce</text:a><text:span text:style-name="T149"> </text:span><text:span text:style-name="T153">e</text:span><text:span text:style-name="T217"> </text:span><text:a xlink:type="simple" xlink:href="https://it.wikipedia.org/wiki/Jorge_Luis_Borges" text:style-name="Internet_20_link" text:visited-style-name="Visited_20_Internet_20_Link"><text:span text:style-name="T149">Jorge Luis Borges</text:span></text:a><text:span text:style-name="T274">.</text:span></text:p>
      <text:p text:style-name="P4"/>
      <text:p text:style-name="P81"><text:span text:style-name="T9">Wilhelm Maximilian Wundt: 1832 – 1920. German physician, psychologist, physiologist, philosopher and professor, know today as one of the founding figures of modern psychology. </text:span><text:span text:style-name="T1">He is widely regarded as the “father f experimental psychology” In 1879 he founded the first formal laboratory for psychological research at University of Leipzig though what explore the nature of religious beliefs and mental disorders. He also founded in 1881 the first journal for psychological research.</text:span></text:p>
      <text:p text:style-name="P87"/>
      <text:p text:style-name="P81"><text:span text:style-name="T9">William Morris: 1834 – 1896. English textile designer, poet, novelist, translator and social activist.</text:span><text:span text:style-name="T1"> Associated with the English Arts and Crafts Movement. Major contributor to the revival of traditional textile arts. His fantasy contributions helped to establish the modern fantasy genre. Recognized as one of the most significant cultural figures of Victorian Britain. The first expression of his artistic ideas was his famous “Red House” a Upton (1860), built by Philip Webb. Against industrial products and in favor of original hand-made. Industrial products as “kitsch”.</text:span></text:p>
      <text:p text:style-name="P87"/>
      <text:p text:style-name="P14"><text:span text:style-name="T384">Henry Hobson Richardson: </text:span><text:span text:style-name="T383">1838 – 1886 was a prominent </text:span><text:a xlink:type="simple" xlink:href="http://en.wikipedia.org/wiki/United_States" text:style-name="Internet_20_link" text:visited-style-name="Visited_20_Internet_20_Link"><text:span text:style-name="T367">American</text:span></text:a><text:span text:style-name="T381"> </text:span><text:a xlink:type="simple" xlink:href="http://en.wikipedia.org/wiki/Architect" text:style-name="Internet_20_link" text:visited-style-name="Visited_20_Internet_20_Link"><text:span text:style-name="T367">architect</text:span></text:a><text:span text:style-name="T385">.</text:span><text:span text:style-name="T383"> </text:span><text:span text:style-name="T382">The style he popularized is named for him: </text:span><text:a xlink:type="simple" xlink:href="http://en.wikipedia.org/wiki/Richardsonian_Romanesque" text:style-name="Internet_20_link" text:visited-style-name="Visited_20_Internet_20_Link"><text:span text:style-name="T368">Richardsonian Romanesque</text:span></text:a><text:span text:style-name="T382">. Along with </text:span><text:a xlink:type="simple" xlink:href="http://en.wikipedia.org/wiki/Louis_Sullivan" text:style-name="Internet_20_link" text:visited-style-name="Visited_20_Internet_20_Link"><text:span text:style-name="T368">Louis Sullivan</text:span></text:a><text:span text:style-name="T386"> </text:span><text:span text:style-name="T382">and </text:span><text:a xlink:type="simple" xlink:href="http://en.wikipedia.org/wiki/Frank_Lloyd_Wright" text:style-name="Internet_20_link" text:visited-style-name="Visited_20_Internet_20_Link"><text:span text:style-name="T368">Frank Lloyd Wright</text:span></text:a><text:span text:style-name="T382">, Richardson is one of "the recognized trinity of American architecture". Innamorato del romanico francese. Magazzini Marshall Field a Chicago (1885).</text:span></text:p>
      <text:p text:style-name="P21"/>
      <text:p text:style-name="P1"><text:span text:style-name="T314">Charles Sanders Peirce:</text:span><text:span text:style-name="T315"> </text:span><text:span text:style-name="T317">1839 – 1914 was an </text:span><text:a xlink:type="simple" xlink:href="https://en.wikipedia.org/wiki/American_philosopher" text:style-name="Internet_20_link" text:visited-style-name="Visited_20_Internet_20_Link"><text:span text:style-name="T326">American philosopher</text:span></text:a><text:span text:style-name="T317">, </text:span><text:a xlink:type="simple" xlink:href="https://en.wikipedia.org/wiki/Logic" text:style-name="Internet_20_link" text:visited-style-name="Visited_20_Internet_20_Link"><text:span text:style-name="T326">logician</text:span></text:a><text:span text:style-name="T317">, </text:span><text:a xlink:type="simple" xlink:href="https://en.wikipedia.org/wiki/Mathematics" text:style-name="Internet_20_link" text:visited-style-name="Visited_20_Internet_20_Link"><text:span text:style-name="T326">mathematician</text:span></text:a><text:span text:style-name="T317">, and </text:span><text:a xlink:type="simple" xlink:href="https://en.wikipedia.org/wiki/Science" text:style-name="Internet_20_link" text:visited-style-name="Visited_20_Internet_20_Link"><text:span text:style-name="T326">scientist</text:span></text:a><text:span text:style-name="T317"> who is sometimes known as "the father of </text:span><text:a xlink:type="simple" xlink:href="https://en.wikipedia.org/wiki/Pragmatism" text:style-name="Internet_20_link" text:visited-style-name="Visited_20_Internet_20_Link"><text:span text:style-name="T326">pragmatism</text:span></text:a><text:span text:style-name="T317">". </text:span><text:span text:style-name="T319">He was educated as a chemist and employed as a scientist for 30 years. Today he is appreciated largely for his contributions to logic, mathematics, philosophy, scientific methodology, and </text:span><text:a xlink:type="simple" xlink:href="https://en.wikipedia.org/wiki/Semiotics" text:style-name="Internet_20_link" text:visited-style-name="Visited_20_Internet_20_Link"><text:span text:style-name="T325">semiotics</text:span></text:a><text:span text:style-name="T319">, and for his founding of </text:span><text:a xlink:type="simple" xlink:href="https://en.wikipedia.org/wiki/Pragmatism" text:style-name="Internet_20_link" text:visited-style-name="Visited_20_Internet_20_Link"><text:span text:style-name="T325">pragmatism</text:span></text:a><text:span text:style-name="T319">. </text:span><text:span text:style-name="T412">He made major contributions to logic, but logic for him encompassed much of that which is now called </text:span><text:a xlink:type="simple" xlink:href="https://en.wikipedia.org/wiki/Epistemology" text:style-name="Internet_20_link" text:visited-style-name="Visited_20_Internet_20_Link"><text:span text:style-name="T443">epistemology</text:span></text:a><text:span text:style-name="T412"> and </text:span><text:a xlink:type="simple" xlink:href="https://en.wikipedia.org/wiki/Philosophy_of_science" text:style-name="Internet_20_link" text:visited-style-name="Visited_20_Internet_20_Link"><text:span text:style-name="T443">philosophy of science</text:span></text:a><text:span text:style-name="T412">.</text:span><text:span text:style-name="T319"> He saw logic as the formal branch of </text:span><text:a xlink:type="simple" xlink:href="https://en.wikipedia.org/wiki/Semiotics" text:style-name="Internet_20_link" text:visited-style-name="Visited_20_Internet_20_Link"><text:span text:style-name="T325">semiotics</text:span></text:a><text:span text:style-name="T319">, of which he is a founder, and which foreshadowed the debate among </text:span><text:a xlink:type="simple" xlink:href="https://en.wikipedia.org/wiki/Logical_positivists" text:style-name="Internet_20_link" text:visited-style-name="Visited_20_Internet_20_Link"><text:span text:style-name="T325">logical positivists</text:span></text:a><text:span text:style-name="T319"> and proponents of </text:span><text:a xlink:type="simple" xlink:href="https://en.wikipedia.org/wiki/Philosophy_of_language" text:style-name="Internet_20_link" text:visited-style-name="Visited_20_Internet_20_Link"><text:span text:style-name="T325">philosophy of language</text:span></text:a><text:span text:style-name="T319"> that dominated 20th century Western philosophy; additionally, he defined the concept of </text:span><text:a xlink:type="simple" xlink:href="https://en.wikipedia.org/wiki/Abductive_reasoning" text:style-name="Internet_20_link" text:visited-style-name="Visited_20_Internet_20_Link"><text:span text:style-name="T325">abductive reasoning</text:span></text:a><text:span text:style-name="T319">, as well as rigorously formulated </text:span><text:a xlink:type="simple" xlink:href="https://en.wikipedia.org/wiki/Mathematical_induction" text:style-name="Internet_20_link" text:visited-style-name="Visited_20_Internet_20_Link"><text:span text:style-name="T325">mathematical induction</text:span></text:a><text:span text:style-name="T319"> and </text:span><text:a xlink:type="simple" xlink:href="https://en.wikipedia.org/wiki/Deductive_reasoning" text:style-name="Internet_20_link" text:visited-style-name="Visited_20_Internet_20_Link"><text:span text:style-name="T325">deductive reasoning</text:span></text:a><text:span text:style-name="T319">. As early as 1886 he saw that </text:span><text:a xlink:type="simple" xlink:href="https://en.wikipedia.org/wiki/Logic_gate" text:style-name="Internet_20_link" text:visited-style-name="Visited_20_Internet_20_Link"><text:span text:style-name="T325">logical operations could be carried out by electrical switching circuits</text:span></text:a><text:span text:style-name="T319">. Cerca di capire come a partire dalla </text:span><text:span text:style-name="T320">percezione</text:span><text:span text:style-name="T319"> del mondo, riusciamo a produrre “senso”. Ogni forma di conoscenza sia il prodotto di segni, e pensa che il rapporto con la realta' sia sempre un rapporto segnico: noi “interpretiamo” il mondo come “segni”. Ogni segno e' caratterizzato da tre dimensioni: la sua dimensione fisica, la relazione che instaura con un oggetto che rappresenta e la sua necessita' di produrre altri segni, che e' l'immagine mentale che quel segno stimola. Definisce un'icona come un simbolo che rappresenta fisicamente l'idea a cui rimanda, mentre un simbolo, quel segno che ha solamente una connessione intellettuale all'oggetto. Crea il filone della semiotica interpretativa, che e' contrapposta a quella generativa o strutturale di Saussure,</text:span></text:p>
      <text:p text:style-name="P21"/>
      <text:p text:style-name="P14"><text:soft-page-break/><text:span text:style-name="T384">Otto Koloman Wagner: </text:span><text:span text:style-name="T383">1841 – 1918. </text:span><text:a xlink:type="simple" xlink:href="http://en.wikipedia.org/wiki/Austria" text:style-name="Internet_20_link" text:visited-style-name="Visited_20_Internet_20_Link">Austrian</text:a><text:span text:style-name="T367"> </text:span><text:span text:style-name="T383">architect and </text:span><text:a xlink:type="simple" xlink:href="http://en.wikipedia.org/wiki/Urban_planner" text:style-name="Internet_20_link" text:visited-style-name="Visited_20_Internet_20_Link"><text:span text:style-name="T367">urban planner</text:span></text:a><text:span text:style-name="T383">, </text:span><text:span text:style-name="T382">known for his lasting impact on the appearance of his home town </text:span><text:a xlink:type="simple" xlink:href="http://en.wikipedia.org/wiki/Vienna" text:style-name="Internet_20_link" text:visited-style-name="Visited_20_Internet_20_Link"><text:span text:style-name="T368">Vienna</text:span></text:a><text:span text:style-name="T382">, to which he contributed many landmarks. Si riunì con Gustav Klimt allo scopo di aggiornare la cultura figurativa del paese.</text:span></text:p>
      <text:p text:style-name="P36"/>
      <text:p text:style-name="P1"><text:span text:style-name="T340">Alexander Graham Bell: 1847-1922, scottish. Inventore e scenziato contribuì notevolmente nel campo delle comunicazioni e dell'aviazione. </text:span><text:span text:style-name="T341">(L'invenzione del telefono nel 2002 è stata attribuita definitivamente a Antonio Meucci, col suo <text:s/>Teletrofono) Figlio di una famiglia di insegnanti di dizione (Nonno, zio, padre) consegue titoli accademici molto velocemente: a 16 anni pupil-teacher di dizione e musica. Madre e moglie sordomute. Convinzione nell'eugenetica. In molti lo chiamano “il padre dei sordi” per la convinzione di poter eliminare la sordità dal codice genetico umano. </text:span><text:span text:style-name="T1">La sua invenzione del telefono fu il risultato dei suoi sforzi per produrre un apparecchio per poter comunicare con la moglie e la madre.</text:span><text:span text:style-name="T342"> </text:span><text:span text:style-name="T1">l'invenzione della trasmissione </text:span><text:span text:style-name="T6">fotofonica </text:span><text:span text:style-name="T1">del suono in un raggio di luce</text:span><text:span text:style-name="T46"> </text:span><text:span text:style-name="T1">(un precursore dei moderni sistemi basati su </text:span><text:a xlink:type="simple" xlink:href="http://it.wikipedia.org/wiki/Fibra_ottica" text:style-name="Internet_20_link" text:visited-style-name="Visited_20_Internet_20_Link"><text:span text:style-name="T46">fibre ottiche</text:span></text:a><text:span text:style-name="T1">).</text:span><text:span text:style-name="T342"> Un s</text:span><text:span text:style-name="T1">istema primitivo di </text:span><text:a xlink:type="simple" xlink:href="http://it.wikipedia.org/wiki/Condizionatore" text:style-name="Internet_20_link" text:visited-style-name="Visited_20_Internet_20_Link"><text:span text:style-name="T46">aria condizionata</text:span></text:a><text:span text:style-name="T1">, nel quale delle ventole inviavano aria su grandi blocchi di ghiaccio.</text:span><text:span text:style-name="T342"> </text:span><text:span text:style-name="T1">Egli inoltre anticipò i timori sulla carenza di combustibili e l'inquinamento industriale. Fra le sue riflessioni c'era quella secondo cui il metano poteva essere prodotto dagli scarti di fattorie e fabbriche (adesso viene definito gas da </text:span><text:a xlink:type="simple" xlink:href="http://it.wikipedia.org/wiki/Biomassa" text:style-name="Internet_20_link" text:visited-style-name="Visited_20_Internet_20_Link"><text:span text:style-name="T46">biomasse</text:span></text:a><text:span text:style-name="T1">).</text:span><text:span text:style-name="T342"> E</text:span><text:span text:style-name="T1">strazione di acqua dall'umidità</text:span><text:span text:style-name="T46"> </text:span><text:span text:style-name="T1">dell'aria.</text:span><text:span text:style-name="T342"> </text:span><text:span text:style-name="T1">Nel 1888</text:span><text:span text:style-name="T46"> </text:span><text:span text:style-name="T1">fu uno dei fondatori della </text:span><text:span text:style-name="T46">National Geographic Society </text:span><text:span text:style-name="T1">e ne divenne il secondo presidente.</text:span><text:span text:style-name="T342"> Numerosi riconoscimenti (Legion d'onore francese, Ph.D. Onorario, Albert Medal a Londra). Creatore del Bel (ora usato il deciBel). </text:span><text:span text:style-name="T1">Bell è accreditato anche dell'invenzione del Metal Detector (1881). L'apparecchio fu messo a punto urgentemente nel tentativo di trovare il proiettile nel corpo del presidente degli Stati Uniti James Garfield. In aggiunta alla loro sterilizzazione, Bell voleva vietare che ai sordi insegnassero insegnanti sordi; era a quei tempi pensiero corrente. </text:span><text:span text:style-name="T342"><text:s/></text:span></text:p>
      <text:p text:style-name="P41"/>
      <text:p text:style-name="P89">Gottlob Frege: 1848 – 1925 d.C. Mathematician, logician and philosopher. One of the founders of modern logic. Ideografia (1879): Linguaggio in formule del pensiero puro. Ha esteso la logica proposizionale da preposizioni unarie (aristotele – soggetto/predicato) allo studio di proposizioni con più soggetti e con complementi. Quando ci sono più soggetti I soggetti possono essere paragonati fra di loro. L'uguaglianza è così una proposizione con 2 soggetti. Riscopre I quantificatori a soggeti multipli interni al linguaggio. Tenta di ridurre l'aritmetica alla logica (Kant, prima di lui, aveva negato questa possibilità dicendo che l'aritmentica sintetica a priori. L'idea di Frege, il primo a mettere in dubbio Kant, propone invece che l'aritmentica era analitica): teoria degli insiemi. Definizione lgica dei numeri: 0 = insieme vuoto; 1 = insieme che contiene l'insieme vuoto; e così via. Attraverso la teoria degli insiemi spiega I numeri interi. Terzo libro: Principi del'Aritmetica. (Cartesio ridusse la geometrica all'analisi, sostituendo I punti con coordinate, e le linee con equazioni lineari; Cantor aveva ridotto l'analisi (numeri reali) all'aritmetica (numeri interi); ora Frege voleva ridurre l'aritmetica alla logica, così da ridurre tutta la matematica alla logica). 2 assiomi: Assioma di estensionalità: due insiemi sono uguali se contengono gli stessi elementi (Riformulazione del principio d'identità degli indiscernibili di Leibniz: due cose che non si riescono a distinguere, sono praticamente la stessa cosa). Principio di comprensione: ogni proprietà di insiemi determina gli insieme. Gli insiemi sono collezione di oggetti definiti da proprietà.</text:p>
      <text:p text:style-name="P89"/>
      <text:p text:style-name="P100"><text:span text:style-name="T205">Antoni Gaudí i Cornet: </text:span><text:span text:style-name="T207">1852 – 1926. </text:span><text:a xlink:type="simple" xlink:href="http://en.wikipedia.org/wiki/Spain" text:style-name="Internet_20_link" text:visited-style-name="Visited_20_Internet_20_Link">Spanish</text:a><text:span text:style-name="T139"> </text:span><text:a xlink:type="simple" xlink:href="http://en.wikipedia.org/wiki/Catalan_people" text:style-name="Internet_20_link" text:visited-style-name="Visited_20_Internet_20_Link">Catalan</text:a><text:span text:style-name="T139"> </text:span><text:span text:style-name="T207">architect. </text:span><text:span text:style-name="T211">The </text:span><text:a xlink:type="simple" xlink:href="http://en.wikipedia.org/wiki/Sagrada_Família" text:style-name="Internet_20_link" text:visited-style-name="Visited_20_Internet_20_Link"><text:span text:style-name="T131">Sagrada Família</text:span></text:a><text:span text:style-name="T211">. </text:span><text:span text:style-name="T210">Gaudí's work was influenced by his passions in life: </text:span><text:a xlink:type="simple" xlink:href="http://en.wikipedia.org/wiki/Architecture" text:style-name="Internet_20_link" text:visited-style-name="Visited_20_Internet_20_Link"><text:span text:style-name="T128">architecture</text:span></text:a><text:span text:style-name="T210">, nature, and religion. Gaudí considered every detail of his creations and integrated into his architecture such crafts as </text:span><text:a xlink:type="simple" xlink:href="http://en.wikipedia.org/wiki/Ceramic" text:style-name="Internet_20_link" text:visited-style-name="Visited_20_Internet_20_Link"><text:span text:style-name="T128">ceramics</text:span></text:a><text:span text:style-name="T210">, </text:span><text:a xlink:type="simple" xlink:href="http://en.wikipedia.org/wiki/Stained_glass" text:style-name="Internet_20_link" text:visited-style-name="Visited_20_Internet_20_Link"><text:span text:style-name="T128">stained glass</text:span></text:a><text:span text:style-name="T210">, </text:span><text:a xlink:type="simple" xlink:href="http://en.wikipedia.org/wiki/Wrought_iron" text:style-name="Internet_20_link" text:visited-style-name="Visited_20_Internet_20_Link"><text:span text:style-name="T128">wrought iron work</text:span></text:a><text:span text:style-name="T268"> </text:span><text:a xlink:type="simple" xlink:href="http://en.wikipedia.org/wiki/Forging" text:style-name="Internet_20_link" text:visited-style-name="Visited_20_Internet_20_Link">forging</text:a><text:span text:style-name="T128"> </text:span><text:span text:style-name="T210">and </text:span><text:a xlink:type="simple" xlink:href="http://en.wikipedia.org/wiki/Carpentry" text:style-name="Internet_20_link" text:visited-style-name="Visited_20_Internet_20_Link"><text:span text:style-name="T128">carpentry</text:span></text:a><text:span text:style-name="T210">. He also introduced new techniques in the treatment of materials, such as </text:span><text:a xlink:type="simple" xlink:href="http://en.wikipedia.org/wiki/Trencadís" text:style-name="Internet_20_link" text:visited-style-name="Visited_20_Internet_20_Link">trencadís</text:a><text:span text:style-name="T130"> </text:span><text:span text:style-name="T210">which used waste ceramic pieces. Under the influence of </text:span><text:a xlink:type="simple" xlink:href="http://en.wikipedia.org/wiki/Gothic_Revival_architecture" text:style-name="Internet_20_link" text:visited-style-name="Visited_20_Internet_20_Link">neo-Gothic </text:a><text:a xlink:type="simple" xlink:href="http://en.wikipedia.org/wiki/Gothic_Revival_architecture" text:style-name="Internet_20_link" text:visited-style-name="Visited_20_Internet_20_Link">art</text:a><text:span text:style-name="T128"> </text:span><text:span text:style-name="T210">and Oriental techniques, Gaudí became part of the </text:span><text:span text:style-name="T213">Modernista </text:span><text:span text:style-name="T210">movement which was reaching its peak in the late 19th and early 20th centuries. Visione Materica, strutturalismo sbilenco, inventività spaziale. Emarginato nei decenni razionalisti.</text:span></text:p>
      <text:p text:style-name="P101"/>
      <text:p text:style-name="P100"><text:span text:style-name="T230">Giovanni Agostino Placido Pascoli:</text:span><text:span text:style-name="T210"> </text:span><text:a xlink:type="simple" xlink:href="https://it.wikipedia.org/wiki/1855" text:style-name="Internet_20_link" text:visited-style-name="Visited_20_Internet_20_Link">1855</text:a><text:span text:style-name="T150"> </text:span><text:span text:style-name="T210">– </text:span><text:a xlink:type="simple" xlink:href="https://it.wikipedia.org/wiki/1912" text:style-name="Internet_20_link" text:visited-style-name="Visited_20_Internet_20_Link">1912</text:a><text:span text:style-name="T150">.</text:span><text:span text:style-name="T218"> </text:span><text:span text:style-name="T220">P</text:span><text:a xlink:type="simple" xlink:href="https://it.wikipedia.org/wiki/Poeta" text:style-name="Internet_20_link" text:visited-style-name="Visited_20_Internet_20_Link"><text:span text:style-name="T150">oeta</text:span></text:a><text:span text:style-name="T268"> </text:span><text:span text:style-name="T218">e </text:span><text:a xlink:type="simple" xlink:href="https://it.wikipedia.org/wiki/Accademico" text:style-name="Internet_20_link" text:visited-style-name="Visited_20_Internet_20_Link"><text:span text:style-name="T150">accademico</text:span></text:a><text:span text:style-name="T268"> </text:span><text:a xlink:type="simple" xlink:href="https://it.wikipedia.org/wiki/Italia" text:style-name="Internet_20_link" text:visited-style-name="Visited_20_Internet_20_Link"><text:span text:style-name="T150">italiano</text:span></text:a><text:span text:style-name="T268"> </text:span><text:span text:style-name="T218">e figura emblematica della </text:span><text:a xlink:type="simple" xlink:href="https://it.wikipedia.org/wiki/Letteratura_italiana" text:style-name="Internet_20_link" text:visited-style-name="Visited_20_Internet_20_Link"><text:span text:style-name="T150">letteratura italiana</text:span></text:a><text:span text:style-name="T268"> </text:span><text:span text:style-name="T218">di fine </text:span><text:a xlink:type="simple" xlink:href="https://it.wikipedia.org/wiki/XIX_secolo" text:style-name="Internet_20_link" text:visited-style-name="Visited_20_Internet_20_Link"><text:span text:style-name="T150">Ottocento</text:span></text:a><text:span text:style-name="T218">. Pascoli, nonostante la sua formazione eminentemente </text:span><text:a xlink:type="simple" xlink:href="https://it.wikipedia.org/wiki/Positivismo" text:style-name="Internet_20_link" text:visited-style-name="Visited_20_Internet_20_Link"><text:span text:style-name="T150">positivistica</text:span></text:a><text:span text:style-name="T218">, è, insieme a </text:span><text:a xlink:type="simple" xlink:href="https://it.wikipedia.org/wiki/Gabriele_D%27Annunzio" text:style-name="Internet_20_link" text:visited-style-name="Visited_20_Internet_20_Link"><text:span text:style-name="T150">Gabriele D'Annunzio</text:span></text:a><text:span text:style-name="T218">, il </text:span><text:soft-page-break/><text:span text:style-name="T218">maggior </text:span><text:a xlink:type="simple" xlink:href="https://it.wikipedia.org/wiki/Poeta" text:style-name="Internet_20_link" text:visited-style-name="Visited_20_Internet_20_Link">poeta</text:a><text:span text:style-name="T150"> </text:span><text:a xlink:type="simple" xlink:href="https://it.wikipedia.org/wiki/Decadentismo" text:style-name="Internet_20_link" text:visited-style-name="Visited_20_Internet_20_Link">decadente</text:a><text:span text:style-name="T150"> </text:span><text:span text:style-name="T218">italiano. Dal </text:span><text:span text:style-name="T238">Fanciullino</text:span><text:span text:style-name="T218">, articolo programmatico pubblicato per la prima volta nel </text:span><text:a xlink:type="simple" xlink:href="https://it.wikipedia.org/wiki/1897" text:style-name="Internet_20_link" text:visited-style-name="Visited_20_Internet_20_Link"><text:span text:style-name="T150">1897</text:span></text:a><text:span text:style-name="T218">, emerge una concezione intima e interiore del sentimento poetico, orientato alla valorizzazione del particolare e del quotidiano e al recupero di una dimensione infantile e quasi primitiva. Pur non partecipando attivamente ad alcun movimento letterario dell'epoca, né mostrando particolare propensione verso la poesia europea contemporanea (al contrario di D'Annunzio), Pascoli manifesta nella propria produzione tendenze prevalentemente </text:span><text:a xlink:type="simple" xlink:href="https://it.wikipedia.org/wiki/Spiritualismo" text:style-name="Internet_20_link" text:visited-style-name="Visited_20_Internet_20_Link">spiritualistiche</text:a><text:span text:style-name="T150"> </text:span><text:span text:style-name="T218">e </text:span><text:a xlink:type="simple" xlink:href="https://it.wikipedia.org/wiki/Idealismo" text:style-name="Internet_20_link" text:visited-style-name="Visited_20_Internet_20_Link"><text:span text:style-name="T150">idealistiche</text:span></text:a><text:span text:style-name="T218">, tipiche della cultura di fine secolo segnata dal progressivo esaurirsi del </text:span><text:a xlink:type="simple" xlink:href="https://it.wikipedia.org/wiki/Positivismo" text:style-name="Internet_20_link" text:visited-style-name="Visited_20_Internet_20_Link"><text:span text:style-name="T150">positivismo</text:span></text:a><text:span text:style-name="T218">. </text:span></text:p>
      <text:p text:style-name="P41"/>
      <text:p text:style-name="P1"><text:span text:style-name="T342">Ferdinand de Saussure: 1857 – 1913. Linguista e semiologo svizzero. </text:span><text:span text:style-name="T11">È considerato il fondatore della linguistica moderna, in particolare di quella branca conosciuta con il nome di </text:span><text:a xlink:type="simple" xlink:href="http://it.wikipedia.org/wiki/Strutturalismo_(linguistica)" text:style-name="Internet_20_link" text:visited-style-name="Visited_20_Internet_20_Link"><text:span text:style-name="T114">strutturalismo</text:span></text:a><text:span text:style-name="T11">.</text:span><text:span text:style-name="T342"> </text:span><text:span text:style-name="T85">Il metodo strutturale verrà estrapolato dalla disciplina della linguistica, e sarà importato, successivamente alla sua fondazione, da molte altre discipline, tra le quali la semiotica.</text:span><text:span text:style-name="T342"> </text:span></text:p>
      <text:p text:style-name="P41"/>
      <text:p text:style-name="P1"><text:span text:style-name="T341">Henri Bergson: </text:span><text:span text:style-name="T11">1859 – 1941 </text:span><text:a xlink:type="simple" xlink:href="http://en.wikipedia.org/wiki/French_philosophy" text:style-name="Internet_20_link" text:visited-style-name="Visited_20_Internet_20_Link"><text:span text:style-name="T117">French philosopher</text:span></text:a><text:span text:style-name="T11">. Immediate experience and </text:span><text:a xlink:type="simple" xlink:href="http://en.wikipedia.org/wiki/Intuition_(knowledge)" text:style-name="Internet_20_link" text:visited-style-name="Visited_20_Internet_20_Link"><text:span text:style-name="T342">intuition</text:span></text:a><text:span text:style-name="T117"> </text:span><text:span text:style-name="T11">are more significant than </text:span><text:a xlink:type="simple" xlink:href="http://en.wikipedia.org/wiki/Rationalism" text:style-name="Internet_20_link" text:visited-style-name="Visited_20_Internet_20_Link"><text:span text:style-name="T342">rationalism</text:span></text:a><text:span text:style-name="T117"> </text:span><text:span text:style-name="T11">and </text:span><text:a xlink:type="simple" xlink:href="http://en.wikipedia.org/wiki/Science" text:style-name="Internet_20_link" text:visited-style-name="Visited_20_Internet_20_Link"><text:span text:style-name="T342">science</text:span></text:a><text:span text:style-name="T117"> </text:span><text:span text:style-name="T11">for understanding </text:span><text:a xlink:type="simple" xlink:href="http://en.wikipedia.org/wiki/Reality" text:style-name="Internet_20_link" text:visited-style-name="Visited_20_Internet_20_Link"><text:span text:style-name="T117">reality</text:span></text:a><text:span text:style-name="T11">. 1927 - </text:span><text:a xlink:type="simple" xlink:href="http://en.wikipedia.org/wiki/Nobel_Prize_in_Literature" text:style-name="Internet_20_link" text:visited-style-name="Visited_20_Internet_20_Link"><text:span text:style-name="T342">Nobel Prize in Literature</text:span></text:a><text:span text:style-name="T117">.</text:span><text:span text:style-name="T54"> </text:span><text:span text:style-name="T47">Bergson argued that a scientific reason enables the accumulation of knowledge about physical matter, so metaphysical intuition enables the knowledge of spirit. He theorized that the union of reason and intuition (what he called duration) conjoins past, present, and future, dissolving the diachronic appearance of categorical time, and providing a unified experience (or conscious awareness) of the synchronic relatedness of continuous change. For Bergson duration is marked by a utopian notion of consciousness in which multiple elements are harmonized in unification: the conjugal union of memory and sensation, reason and intuition. </text:span></text:p>
      <text:p text:style-name="P13"/>
      <text:p text:style-name="P1"><text:span text:style-name="T278">Anton Pavlovič Čechov: </text:span><text:a xlink:type="simple" xlink:href="https://it.wikipedia.org/wiki/1860" text:style-name="Internet_20_link" text:visited-style-name="Visited_20_Internet_20_Link"><text:span text:style-name="T150">1860</text:span></text:a><text:span text:style-name="T128"> </text:span><text:span text:style-name="T290">– </text:span><text:a xlink:type="simple" xlink:href="https://it.wikipedia.org/wiki/1904" text:style-name="Internet_20_link" text:visited-style-name="Visited_20_Internet_20_Link">1904</text:a><text:span text:style-name="T150">.</text:span><text:span text:style-name="T275"> </text:span><text:span text:style-name="T276">S</text:span><text:a xlink:type="simple" xlink:href="https://it.wikipedia.org/wiki/Scrittore" text:style-name="Internet_20_link" text:visited-style-name="Visited_20_Internet_20_Link"><text:span text:style-name="T150">crittore</text:span></text:a><text:span text:style-name="T275">, </text:span><text:a xlink:type="simple" xlink:href="https://it.wikipedia.org/wiki/Drammaturgo" text:style-name="Internet_20_link" text:visited-style-name="Visited_20_Internet_20_Link"><text:span text:style-name="T150">drammaturgo</text:span></text:a><text:span text:style-name="T290"> </text:span><text:span text:style-name="T275">e </text:span><text:a xlink:type="simple" xlink:href="https://it.wikipedia.org/wiki/Medico" text:style-name="Internet_20_link" text:visited-style-name="Visited_20_Internet_20_Link"><text:span text:style-name="T150">medico</text:span></text:a><text:span text:style-name="T290"> </text:span><text:a xlink:type="simple" xlink:href="https://it.wikipedia.org/wiki/Russia" text:style-name="Internet_20_link" text:visited-style-name="Visited_20_Internet_20_Link"><text:span text:style-name="T150">russo</text:span></text:a><text:span text:style-name="T275">. Russian physician, </text:span><text:a xlink:type="simple" xlink:href="https://en.wikipedia.org/wiki/Playwright" text:style-name="Internet_20_link" text:visited-style-name="Visited_20_Internet_20_Link">playwright</text:a><text:span text:style-name="T150"> </text:span><text:span text:style-name="T275">and author who is considered to be among the greatest writers of short stories in history. Chekhov practiced as a </text:span><text:a xlink:type="simple" xlink:href="https://en.wikipedia.org/wiki/Physician" text:style-name="Internet_20_link" text:visited-style-name="Visited_20_Internet_20_Link">medical doctor</text:a><text:span text:style-name="T150"> </text:span><text:span text:style-name="T275">throughout most of his literary career: "Medicine is my lawful wife", he once said, "and literature is my mistress." Along with </text:span><text:a xlink:type="simple" xlink:href="https://en.wikipedia.org/wiki/Henrik_Ibsen" text:style-name="Internet_20_link" text:visited-style-name="Visited_20_Internet_20_Link">Henrik Ibsen</text:a><text:span text:style-name="T150"> </text:span><text:span text:style-name="T275">and </text:span><text:a xlink:type="simple" xlink:href="https://en.wikipedia.org/wiki/August_Strindberg" text:style-name="Internet_20_link" text:visited-style-name="Visited_20_Internet_20_Link"><text:span text:style-name="T150">August Strindberg</text:span></text:a><text:span text:style-name="T275">, Chekhov is often referred to as one of the three seminal figures in the birth of early modernism in the thea</text:span><text:span text:style-name="T268">ter.</text:span><text:span text:style-name="T128"> </text:span><text:span text:style-name="T129">F</text:span><text:span text:style-name="T128">in dalle sue prime opere di carattere comico e caricaturale mira all'essenziale e aborre, tanto nello stile quanto nella costruzione, da tutto ciò che è intrusione personale, abbandono narrativo. Il suo riso è asciutto, pacato, talvolta triste.</text:span></text:p>
      <text:p text:style-name="P13"/>
      <text:p text:style-name="P81"><text:span text:style-name="T263">Victor Horta:</text:span><text:span text:style-name="T262"> 1861 – 1947. </text:span><text:a xlink:type="simple" xlink:href="http://en.wikipedia.org/wiki/Belgium" text:style-name="Internet_20_link" text:visited-style-name="Visited_20_Internet_20_Link"><text:span text:style-name="T138">Belgian</text:span></text:a><text:span text:style-name="T291"> </text:span><text:a xlink:type="simple" xlink:href="http://en.wikipedia.org/wiki/Architect" text:style-name="Internet_20_link" text:visited-style-name="Visited_20_Internet_20_Link"><text:span text:style-name="T138">architect</text:span></text:a><text:span text:style-name="T291"> </text:span><text:span text:style-name="T262">and designer. </text:span><text:a xlink:type="simple" xlink:href="http://en.wikipedia.org/wiki/John_Julius_Norwich" text:style-name="Internet_20_link" text:visited-style-name="Visited_20_Internet_20_Link"><text:span text:style-name="T127">John Julius Norwich</text:span></text:a><text:span text:style-name="T291"> </text:span><text:span text:style-name="T268">described him as "undoubtedly the key European </text:span><text:a xlink:type="simple" xlink:href="http://en.wikipedia.org/wiki/Art_Nouveau" text:style-name="Internet_20_link" text:visited-style-name="Visited_20_Internet_20_Link"><text:span text:style-name="T127">Art Nouveau</text:span></text:a><text:span text:style-name="T291"> </text:span><text:span text:style-name="T268">architect." Indeed, Horta is one of the most important names in Art Nouveau architecture; the construction of his </text:span><text:a xlink:type="simple" xlink:href="http://en.wikipedia.org/wiki/Hôtel_Tassel" text:style-name="Internet_20_link" text:visited-style-name="Visited_20_Internet_20_Link"><text:span text:style-name="T127">Hôtel Tassel</text:span></text:a><text:span text:style-name="T291"> </text:span><text:span text:style-name="T268">in </text:span><text:a xlink:type="simple" xlink:href="http://en.wikipedia.org/wiki/Brussels" text:style-name="Internet_20_link" text:visited-style-name="Visited_20_Internet_20_Link"><text:span text:style-name="T127">Brussels</text:span></text:a><text:span text:style-name="T291"> </text:span><text:span text:style-name="T268">in 1892-3 means that he is sometimes credited as the first to introduce the style to </text:span><text:a xlink:type="simple" xlink:href="http://en.wikipedia.org/wiki/Architecture" text:style-name="Internet_20_link" text:visited-style-name="Visited_20_Internet_20_Link"><text:span text:style-name="T127">architecture</text:span></text:a><text:span text:style-name="T291"> </text:span><text:span text:style-name="T268">from the </text:span><text:a xlink:type="simple" xlink:href="http://en.wikipedia.org/wiki/Decorative_art" text:style-name="Internet_20_link" text:visited-style-name="Visited_20_Internet_20_Link"><text:span text:style-name="T127">decorative arts</text:span></text:a><text:span text:style-name="T268">. Casa di Rue de Turin.</text:span></text:p>
      <text:p text:style-name="P13"/>
      <text:p text:style-name="P1"><text:span text:style-name="T263">Henry Clemens van de Velde</text:span><text:span text:style-name="T290">: </text:span><text:span text:style-name="T262">1863 – 1957. </text:span><text:a xlink:type="simple" xlink:href="http://en.wikipedia.org/wiki/Belgium" text:style-name="Internet_20_link" text:visited-style-name="Visited_20_Internet_20_Link"><text:span text:style-name="T138">Belgian</text:span></text:a><text:span text:style-name="T291"> </text:span><text:span text:style-name="T262">painter, architect and interior designer. </text:span><text:span text:style-name="T268">Together with </text:span><text:a xlink:type="simple" xlink:href="http://en.wikipedia.org/wiki/Victor_Horta" text:style-name="Internet_20_link" text:visited-style-name="Visited_20_Internet_20_Link"><text:span text:style-name="T127">Victor Horta</text:span></text:a><text:span text:style-name="T291"> </text:span><text:span text:style-name="T268">and </text:span><text:a xlink:type="simple" xlink:href="http://en.wikipedia.org/wiki/Paul_Hankar" text:style-name="Internet_20_link" text:visited-style-name="Visited_20_Internet_20_Link"><text:span text:style-name="T127">Paul Hankar</text:span></text:a><text:span text:style-name="T291"> </text:span><text:span text:style-name="T268">he could be considered as one of the main founders and representatives of </text:span><text:a xlink:type="simple" xlink:href="http://en.wikipedia.org/wiki/Art_Nouveau" text:style-name="Internet_20_link" text:visited-style-name="Visited_20_Internet_20_Link"><text:span text:style-name="T127">Art Nouveau</text:span></text:a><text:span text:style-name="T291"> </text:span><text:span text:style-name="T268">in Belgium. Van de Velde spent the most important part of his career in </text:span><text:a xlink:type="simple" xlink:href="http://en.wikipedia.org/wiki/Germany" text:style-name="Internet_20_link" text:visited-style-name="Visited_20_Internet_20_Link"><text:span text:style-name="T127">Germany</text:span></text:a><text:span text:style-name="T291"> </text:span><text:span text:style-name="T268">and had a decisive influence on German architecture and design at the beginning of the 20th century.</text:span></text:p>
      <text:p text:style-name="P22"/>
      <text:p text:style-name="P1"><text:span text:style-name="T272">Max Weber: 1864 – 1920. </text:span><text:span text:style-name="T313">German </text:span><text:a xlink:type="simple" xlink:href="http://en.wikipedia.org/wiki/Sociology" text:style-name="Internet_20_link" text:visited-style-name="Visited_20_Internet_20_Link"><text:span text:style-name="T322">sociologist</text:span></text:a><text:span text:style-name="T313">, philosopher, jurist, and </text:span><text:a xlink:type="simple" xlink:href="http://en.wikipedia.org/wiki/Political_economy" text:style-name="Internet_20_link" text:visited-style-name="Visited_20_Internet_20_Link"><text:span text:style-name="T322">political economist</text:span></text:a><text:span text:style-name="T313"> whose ideas profoundly influenced </text:span><text:a xlink:type="simple" xlink:href="http://en.wikipedia.org/wiki/Social_theory" text:style-name="Internet_20_link" text:visited-style-name="Visited_20_Internet_20_Link"><text:span text:style-name="T322">social theory</text:span></text:a><text:span text:style-name="T313"> and </text:span><text:a xlink:type="simple" xlink:href="http://en.wikipedia.org/wiki/Social_research" text:style-name="Internet_20_link" text:visited-style-name="Visited_20_Internet_20_Link">social </text:a><text:a xlink:type="simple" xlink:href="http://en.wikipedia.org/wiki/Social_research" text:style-name="Internet_20_link" text:visited-style-name="Visited_20_Internet_20_Link">research</text:a><text:span text:style-name="T313">.</text:span><text:span text:style-name="T323">[3]</text:span><text:span text:style-name="T316"> </text:span><text:span text:style-name="T318">Weber is often cited, with </text:span><text:a xlink:type="simple" xlink:href="http://en.wikipedia.org/wiki/Émile_Durkheim" text:style-name="Internet_20_link" text:visited-style-name="Visited_20_Internet_20_Link"><text:span text:style-name="T324">Émile Durkheim</text:span></text:a><text:span text:style-name="T318"> and </text:span><text:a xlink:type="simple" xlink:href="http://en.wikipedia.org/wiki/Karl_Marx" text:style-name="Internet_20_link" text:visited-style-name="Visited_20_Internet_20_Link"><text:span text:style-name="T324">Karl Marx</text:span></text:a><text:span text:style-name="T318">, as among the three founders of sociology. Weber was a key proponent of </text:span><text:a xlink:type="simple" xlink:href="http://en.wikipedia.org/wiki/Antipositivism" text:style-name="Internet_20_link" text:visited-style-name="Visited_20_Internet_20_Link"><text:span text:style-name="T324">methodological antipositivism</text:span></text:a><text:span text:style-name="T318">.</text:span><text:span text:style-name="T316"> </text:span><text:span text:style-name="T318">Weber's main intellectual concern was understanding the processes of </text:span><text:a xlink:type="simple" xlink:href="http://en.wikipedia.org/wiki/Rationalisation_(sociology)" text:style-name="Internet_20_link" text:visited-style-name="Visited_20_Internet_20_Link"><text:span text:style-name="T324">rationalisation</text:span></text:a><text:span text:style-name="T318">, </text:span><text:a xlink:type="simple" xlink:href="http://en.wikipedia.org/wiki/Secularisation" text:style-name="Internet_20_link" text:visited-style-name="Visited_20_Internet_20_Link"><text:span text:style-name="T324">secularisation</text:span></text:a><text:span text:style-name="T318">, and "</text:span><text:a xlink:type="simple" xlink:href="http://en.wikipedia.org/wiki/Disenchantment" text:style-name="Internet_20_link" text:visited-style-name="Visited_20_Internet_20_Link"><text:span text:style-name="T324">disenchantment</text:span></text:a><text:span text:style-name="T318">" that he associated with the rise of capitalism and </text:span><text:a xlink:type="simple" xlink:href="http://en.wikipedia.org/wiki/Modernity" text:style-name="Internet_20_link" text:visited-style-name="Visited_20_Internet_20_Link"><text:span text:style-name="T324">modernity</text:span></text:a><text:span text:style-name="T318">.</text:span></text:p>
      <text:p text:style-name="P13"/>
      <text:p text:style-name="P13"/>
      <text:p text:style-name="P1"><text:soft-page-break/><text:span text:style-name="T55">Frank Lloyd Wright:</text:span><text:span text:style-name="T54"> 1867 – 1959, American architect, interior designer, writer and educator. Designed more than 1000 structures and completed 532 works. Wright believed in designing structures which were in harmony with humanity and its environment, a philosophy he called </text:span><text:a xlink:type="simple" xlink:href="http://en.wikipedia.org/wiki/Organic_architecture" text:style-name="Internet_20_link" text:visited-style-name="Visited_20_Internet_20_Link"><text:span text:style-name="T114">organic architecture</text:span></text:a><text:span text:style-name="T54">. This philosophy was best exemplified by his design for </text:span><text:a xlink:type="simple" xlink:href="http://en.wikipedia.org/wiki/Fallingwater" text:style-name="Internet_20_link" text:visited-style-name="Visited_20_Internet_20_Link"><text:span text:style-name="T114">Fallingwater</text:span></text:a><text:span text:style-name="T46"> </text:span><text:span text:style-name="T54">(1935), which has been called "the best all-time work of American architecture".</text:span><text:span text:style-name="T47"> </text:span><text:span text:style-name="T54">Wright was a leader of the </text:span><text:a xlink:type="simple" xlink:href="http://en.wikipedia.org/wiki/Prairie_School" text:style-name="Internet_20_link" text:visited-style-name="Visited_20_Internet_20_Link"><text:span text:style-name="T114">Prairie School</text:span></text:a><text:span text:style-name="T46"> </text:span><text:span text:style-name="T54">movement of architecture and developed the concept of the </text:span><text:a xlink:type="simple" xlink:href="http://en.wikipedia.org/wiki/Usonia" text:style-name="Internet_20_link" text:visited-style-name="Visited_20_Internet_20_Link"><text:span text:style-name="T114">Usonian</text:span></text:a><text:span text:style-name="T46"> </text:span><text:span text:style-name="T54">home, his unique vision for urban planning in the United States.</text:span><text:span text:style-name="T47"> </text:span></text:p>
      <text:p text:style-name="P13"/>
      <text:p text:style-name="P1"><text:span text:style-name="T263">Joseph Maria Olbrich</text:span><text:span text:style-name="T290">: </text:span><text:span text:style-name="T262">1867 – 1908. </text:span><text:a xlink:type="simple" xlink:href="http://en.wikipedia.org/wiki/Austria" text:style-name="Internet_20_link" text:visited-style-name="Visited_20_Internet_20_Link"><text:span text:style-name="T138">Austrian</text:span></text:a><text:span text:style-name="T291"> </text:span><text:a xlink:type="simple" xlink:href="http://en.wikipedia.org/wiki/Architect" text:style-name="Internet_20_link" text:visited-style-name="Visited_20_Internet_20_Link"><text:span text:style-name="T138">architect</text:span></text:a><text:span text:style-name="T291"> </text:span><text:span text:style-name="T262">and co-founder of the </text:span><text:a xlink:type="simple" xlink:href="http://en.wikipedia.org/wiki/Vienna_Secession" text:style-name="Internet_20_link" text:visited-style-name="Visited_20_Internet_20_Link"><text:span text:style-name="T138">Vienna Secession</text:span></text:a><text:span text:style-name="T262">. </text:span><text:span text:style-name="T268">In 1897, </text:span><text:a xlink:type="simple" xlink:href="http://en.wikipedia.org/wiki/Gustav_Klimt" text:style-name="Internet_20_link" text:visited-style-name="Visited_20_Internet_20_Link"><text:span text:style-name="T127">Gustav Klimt</text:span></text:a><text:span text:style-name="T268">, Olbrich, </text:span><text:a xlink:type="simple" xlink:href="http://en.wikipedia.org/wiki/Josef_Hoffmann" text:style-name="Internet_20_link" text:visited-style-name="Visited_20_Internet_20_Link">Josef Hoffmann</text:a><text:span text:style-name="T127"> </text:span><text:span text:style-name="T268">and </text:span><text:a xlink:type="simple" xlink:href="http://en.wikipedia.org/wiki/Koloman_Moser" text:style-name="Internet_20_link" text:visited-style-name="Visited_20_Internet_20_Link">Koloman Moser</text:a><text:span text:style-name="T127"> </text:span><text:span text:style-name="T268">founded the </text:span><text:a xlink:type="simple" xlink:href="http://en.wikipedia.org/wiki/Vienna_Secession" text:style-name="Internet_20_link" text:visited-style-name="Visited_20_Internet_20_Link">Vienna Secession</text:a><text:span text:style-name="T130"> </text:span><text:span text:style-name="T268">artistic group. Olbrich designed their exhibition building, the famous </text:span><text:a xlink:type="simple" xlink:href="http://en.wikipedia.org/wiki/Secession_hall_(Austria)" text:style-name="Internet_20_link" text:visited-style-name="Visited_20_Internet_20_Link"><text:span text:style-name="T127">Secession Hall</text:span></text:a><text:span text:style-name="T268">, which became the movement's landmark.</text:span></text:p>
      <text:p text:style-name="P13"/>
      <text:p text:style-name="P13"><text:span text:style-name="T352">Charles Rennie Mackintosh: 1868 – 1928. Architetto, designer, pittore scozzese</text:span>. Esponente del cosiddetto Glasgow Movement. Esponente di maggior rilievo dell'Art Nouveau nel Regno Unito.</text:p>
      <text:p text:style-name="P13"/>
      <text:p text:style-name="P1"><text:span text:style-name="T263">Adolf Loos:</text:span><text:span text:style-name="T262"> 1870 – 1933. Austrian and Czechoslovak architect. He was influential in European </text:span><text:a xlink:type="simple" xlink:href="http://en.wikipedia.org/wiki/Modern_architecture" text:style-name="Internet_20_link" text:visited-style-name="Visited_20_Internet_20_Link"><text:span text:style-name="T138">Modern architecture</text:span></text:a><text:span text:style-name="T262">, and in his essay </text:span><text:a xlink:type="simple" xlink:href="http://en.wikipedia.org/wiki/Ornament_and_Crime" text:style-name="Internet_20_link" text:visited-style-name="Visited_20_Internet_20_Link"><text:span text:style-name="T143">Ornament and Crime</text:span></text:a><text:span text:style-name="T267"> </text:span><text:span text:style-name="T268">he abandoned the aesthetic principles of the </text:span><text:a xlink:type="simple" xlink:href="http://en.wikipedia.org/wiki/Vienna_Secession" text:style-name="Internet_20_link" text:visited-style-name="Visited_20_Internet_20_Link"><text:span text:style-name="T127">Vienna Secession</text:span></text:a><text:span text:style-name="T268">. In this and many other essays he contributed to the elaboration of a body of theory and criticism of </text:span><text:a xlink:type="simple" xlink:href="http://en.wikipedia.org/wiki/Modernism" text:style-name="Internet_20_link" text:visited-style-name="Visited_20_Internet_20_Link"><text:span text:style-name="T127">Modernism</text:span></text:a><text:span text:style-name="T269"> </text:span><text:span text:style-name="T268">in architecture. Edifici ascetici, purissimi nei volumi. </text:span><text:span text:style-name="T210">He explored the idea that the progress of culture is associated with the deletion of </text:span><text:a xlink:type="simple" xlink:href="http://en.wikipedia.org/wiki/Ornament_(architecture)" text:style-name="Internet_20_link" text:visited-style-name="Visited_20_Internet_20_Link"><text:span text:style-name="T127">ornament</text:span></text:a><text:span text:style-name="T269"> </text:span><text:span text:style-name="T210">from everyday objects, and that it was therefore a crime to force craftsmen or builders to waste their time on ornamentation that served to hasten the time when an object would become obsolete.</text:span></text:p>
      <text:p text:style-name="P25"/>
      <text:p text:style-name="P84"><text:span text:style-name="T197">Josef Hoffmann: </text:span><text:span text:style-name="T199">1870 – 1956. </text:span><text:a xlink:type="simple" xlink:href="http://en.wikipedia.org/wiki/Austrians" text:style-name="Internet_20_link" text:visited-style-name="Visited_20_Internet_20_Link"><text:span text:style-name="T137">Austrian</text:span></text:a><text:span text:style-name="T261"> </text:span><text:a xlink:type="simple" xlink:href="http://en.wikipedia.org/wiki/Architect" text:style-name="Internet_20_link" text:visited-style-name="Visited_20_Internet_20_Link"><text:span text:style-name="T137">architect</text:span></text:a><text:span text:style-name="T261"> </text:span><text:span text:style-name="T199">and </text:span><text:a xlink:type="simple" xlink:href="http://en.wikipedia.org/wiki/Designer" text:style-name="Internet_20_link" text:visited-style-name="Visited_20_Internet_20_Link"><text:span text:style-name="T137">designer</text:span></text:a><text:span text:style-name="T261"> </text:span><text:span text:style-name="T199">of consumer goods. </text:span><text:span text:style-name="T209">L'uso della linea caratterizza il linguaggio di Hoffmann, in quanto marca gli spigoli, riquadra e suddivide le superfici. Padiglione Austriaco alla Biennale di Venezia del 1934.</text:span></text:p>
      <text:p text:style-name="P25"/>
      <text:p text:style-name="P1"><text:span text:style-name="T309">Rube Goldberg: </text:span><text:span text:style-name="T312">1883 – 1970. American </text:span><text:a xlink:type="simple" xlink:href="http://en.wikipedia.org/wiki/Cartoonist" text:style-name="Internet_20_link" text:visited-style-name="Visited_20_Internet_20_Link"><text:span text:style-name="T321">cartoonist</text:span></text:a><text:span text:style-name="T312">, sculptor, author, engineer, and inventor. </text:span><text:span text:style-name="T401">He is best known for a series of popular cartoons depicting complicated gadgets that perform simple tasks. Goldberg received many honors in his lifetime, including a </text:span><text:a xlink:type="simple" xlink:href="http://en.wikipedia.org/wiki/Pulitzer_Prize_for_Editorial_Cartooning" text:style-name="Internet_20_link" text:visited-style-name="Visited_20_Internet_20_Link"><text:span text:style-name="T430">Pulitzer Prize</text:span></text:a><text:span text:style-name="T401"> for his political cartooning in 1948 and the Banshees' Silver Lady Award 1959.</text:span><text:span text:style-name="T439">[1] <text:s/></text:span><text:span text:style-name="T455">Rube Goldberg was known to the world as a cartoonist, he was first an engineer.</text:span><text:span text:style-name="T411"> </text:span><text:span text:style-name="T455">This was an era in which a syndicated cartoonist could make a healthy living: </text:span><text:a xlink:type="simple" xlink:href="http://query.nytimes.com/mem/archive-free/pdf?res=9E01E4D9153CEF3BBC4F53DFB0668388679EDE" text:style-name="Internet_20_link" text:visited-style-name="Visited_20_Internet_20_Link"><text:span text:style-name="T456">according to a short profile published by The New York Times in 1963</text:span></text:a><text:span text:style-name="T455">, Goldberg was earning a salary upwards of $50,000 by 1916 — over $1 million by today’s standards.</text:span><text:span text:style-name="T411"> H</text:span><text:span text:style-name="T455">e drew the first, "Automatic Weight Reducing Machine," in 1914, and in 1921 Marcel Duchamp </text:span><text:a xlink:type="simple" xlink:href="http://www.newyorker.com/tech/elements/object-of-interest-rube-goldberg-machines" text:style-name="Internet_20_link" text:visited-style-name="Visited_20_Internet_20_Link">published some of </text:a><text:a xlink:type="simple" xlink:href="http://www.newyorker.com/tech/elements/object-of-interest-rube-goldberg-machines" text:style-name="Internet_20_link" text:visited-style-name="Visited_20_Internet_20_Link">Goldberg’s </text:a><text:a xlink:type="simple" xlink:href="http://www.newyorker.com/tech/elements/object-of-interest-rube-goldberg-machines" text:style-name="Internet_20_link" text:visited-style-name="Visited_20_Internet_20_Link">designs in New York Dada</text:a><text:span text:style-name="T455">.</text:span><text:span text:style-name="T411"> He is the inspiration for various international competitions, known as </text:span><text:a xlink:type="simple" xlink:href="http://en.wikipedia.org/wiki/Rube_Goldberg_Machine_Contest" text:style-name="Internet_20_link" text:visited-style-name="Visited_20_Internet_20_Link"><text:span text:style-name="T441">Rube Goldberg Machine Contests</text:span></text:a><text:span text:style-name="T411">, which challenge participants to make a complicated machine to perform a simple task.</text:span></text:p>
      <text:p text:style-name="P13"/>
      <text:p text:style-name="P13"><text:span text:style-name="T352">Ezra Loomis Pound:</text:span> <text:span text:style-name="T352">1885 – 1972. Poeta e saggista statunitense.</text:span> Uno dei protagonisti del modernismo e della poesia di inizio secolo. Forza trainante dell'imagismo e del vorticismo, correnti che privilegiavano un linguaggio d'impatto. Espresse poi ammirazione per Mussolini, Hitler e Oswald Mosley, trasferendosi in Italia nel 1924. Fu processato per tradimento e dichiarato incapace, passando così molti anni in manicomio. Pound fu promotore presso il pubblico inglese di Guido Cavalcanti e Dante. Canti Pisani del 1945 l'opera più famosa. Individua inoltre nel conflitto tra economia e finanza la chiave di volta del “mondo moderno”, dedicando ampia letteratura al tema.</text:p>
      <text:p text:style-name="P13"/>
      <text:p text:style-name="P47"><text:span text:style-name="T281">Ernst Bloch: </text:span><text:span text:style-name="T284">1885 – 1977.</text:span><text:span text:style-name="T283"> </text:span><text:a xlink:type="simple" xlink:href="https://en.wikipedia.org/wiki/Germany" text:style-name="Internet_20_link" text:visited-style-name="Visited_20_Internet_20_Link"><text:span text:style-name="T169">German</text:span></text:a><text:span text:style-name="T282"> </text:span><text:a xlink:type="simple" xlink:href="https://en.wikipedia.org/wiki/Marxism" text:style-name="Internet_20_link" text:visited-style-name="Visited_20_Internet_20_Link"><text:span text:style-name="T169">Marxist</text:span></text:a><text:span text:style-name="T282"> </text:span><text:a xlink:type="simple" xlink:href="https://en.wikipedia.org/wiki/Philosophy" text:style-name="Internet_20_link" text:visited-style-name="Visited_20_Internet_20_Link"><text:span text:style-name="T169">philosopher</text:span></text:a><text:span text:style-name="T282">.</text:span><text:span text:style-name="T275"> </text:span><text:span text:style-name="T217">Bloch was influenced by </text:span><text:a xlink:type="simple" xlink:href="https://en.wikipedia.org/wiki/Georg_Wilhelm_Friedrich_Hegel" text:style-name="Internet_20_link" text:visited-style-name="Visited_20_Internet_20_Link">Georg Wilhelm Friedrich Hegel</text:a><text:span text:style-name="T149"> </text:span><text:span text:style-name="T217">and </text:span><text:a xlink:type="simple" xlink:href="https://en.wikipedia.org/wiki/Karl_Marx" text:style-name="Internet_20_link" text:visited-style-name="Visited_20_Internet_20_Link"><text:span text:style-name="T149">Karl Marx</text:span></text:a><text:span text:style-name="T217">, as well as by apocalyptic and religious thinkers such as </text:span><text:a xlink:type="simple" xlink:href="https://en.wikipedia.org/wiki/Thomas_Müntzer" text:style-name="Internet_20_link" text:visited-style-name="Visited_20_Internet_20_Link"><text:span text:style-name="T149">Thomas Müntzer</text:span></text:a><text:span text:style-name="T217">, </text:span><text:a xlink:type="simple" xlink:href="https://en.wikipedia.org/wiki/Paracelsus" text:style-name="Internet_20_link" text:visited-style-name="Visited_20_Internet_20_Link"><text:span text:style-name="T149">Paracelsus</text:span></text:a><text:span text:style-name="T217">, and </text:span><text:a xlink:type="simple" xlink:href="https://en.wikipedia.org/wiki/Jacob_Boehme" text:style-name="Internet_20_link" text:visited-style-name="Visited_20_Internet_20_Link"><text:span text:style-name="T149">Jacob Boehme</text:span></text:a><text:span text:style-name="T217">.</text:span><text:span text:style-name="T166"> </text:span><text:span text:style-name="T217">He established friendships with </text:span><text:a xlink:type="simple" xlink:href="https://en.wikipedia.org/wiki/György_Lukács" text:style-name="Internet_20_link" text:visited-style-name="Visited_20_Internet_20_Link"><text:span text:style-name="T149">György Lukács</text:span></text:a><text:span text:style-name="T217">, </text:span><text:a xlink:type="simple" xlink:href="https://en.wikipedia.org/wiki/Bertolt_Brecht" text:style-name="Internet_20_link" text:visited-style-name="Visited_20_Internet_20_Link"><text:span text:style-name="T149">Bertolt Brecht</text:span></text:a><text:span text:style-name="T217">, </text:span><text:a xlink:type="simple" xlink:href="https://en.wikipedia.org/wiki/Kurt_Weill" text:style-name="Internet_20_link" text:visited-style-name="Visited_20_Internet_20_Link"><text:span text:style-name="T149">Kurt Weill</text:span></text:a><text:span text:style-name="T217">, </text:span><text:a xlink:type="simple" xlink:href="https://en.wikipedia.org/wiki/Walter_Benjamin" text:style-name="Internet_20_link" text:visited-style-name="Visited_20_Internet_20_Link"><text:span text:style-name="T149">Walter Benjamin</text:span></text:a><text:span text:style-name="T217">, and </text:span><text:a xlink:type="simple" xlink:href="https://en.wikipedia.org/wiki/Theodor_W._Adorno" text:style-name="Internet_20_link" text:visited-style-name="Visited_20_Internet_20_Link"><text:span text:style-name="T149">Theodor W. Adorno</text:span></text:a><text:span text:style-name="T217">. Bloch's work focuses on the thesis that in a </text:span><text:a xlink:type="simple" xlink:href="https://en.wikipedia.org/wiki/Humanism" text:style-name="Internet_20_link" text:visited-style-name="Visited_20_Internet_20_Link">humanistic</text:a><text:span text:style-name="T149"> </text:span><text:span text:style-name="T217">world where </text:span><text:a xlink:type="simple" xlink:href="https://en.wikipedia.org/wiki/Oppression" text:style-name="Internet_20_link" text:visited-style-name="Visited_20_Internet_20_Link">oppression</text:a><text:span text:style-name="T149"> </text:span><text:span text:style-name="T217">and</text:span><text:span text:style-name="T224">h</text:span><text:span text:style-name="T217"> </text:span><text:a xlink:type="simple" xlink:href="https://en.wikipedia.org/wiki/Exploitation_of_labour" text:style-name="Internet_20_link" text:visited-style-name="Visited_20_Internet_20_Link">exploitation</text:a><text:span text:style-name="T149"> </text:span><text:span text:style-name="T217">have been eliminated there will always be a </text:span><text:soft-page-break/><text:span text:style-name="T217">truly </text:span><text:a xlink:type="simple" xlink:href="https://en.wikipedia.org/wiki/Revolutionary" text:style-name="Internet_20_link" text:visited-style-name="Visited_20_Internet_20_Link">revolutionary</text:a><text:span text:style-name="T149"> </text:span><text:span text:style-name="T217">force.</text:span></text:p>
      <text:p text:style-name="P13"/>
      <text:p text:style-name="P47"><text:span text:style-name="T65">Ludwig Mies van der Rohe: 1</text:span><text:span text:style-name="T66">886 – 1969, German-American </text:span><text:a xlink:type="simple" xlink:href="http://en.wikipedia.org/wiki/Architect" text:style-name="Internet_20_link" text:visited-style-name="Visited_20_Internet_20_Link"><text:span text:style-name="T169">architect</text:span></text:a><text:span text:style-name="T54">. He is commonly referred to and was addressed as </text:span><text:span text:style-name="T55">Mies</text:span><text:span text:style-name="T54">, his surname. Along with </text:span><text:a xlink:type="simple" xlink:href="http://en.wikipedia.org/wiki/Le_Corbusier" text:style-name="Internet_20_link" text:visited-style-name="Visited_20_Internet_20_Link"><text:span text:style-name="T117">Le Corbusier</text:span></text:a><text:span text:style-name="T54">, </text:span><text:a xlink:type="simple" xlink:href="http://en.wikipedia.org/wiki/Alvar_Aalto" text:style-name="Internet_20_link" text:visited-style-name="Visited_20_Internet_20_Link"><text:span text:style-name="T117">Alvar Aalto</text:span></text:a><text:span text:style-name="T54">, and </text:span><text:a xlink:type="simple" xlink:href="http://en.wikipedia.org/wiki/Frank_Lloyd_Wright" text:style-name="Internet_20_link" text:visited-style-name="Visited_20_Internet_20_Link"><text:span text:style-name="T117">Frank Lloyd Wright</text:span></text:a><text:span text:style-name="T54">, he is widely regarded as one of the pioneering masters of </text:span><text:a xlink:type="simple" xlink:href="http://en.wikipedia.org/wiki/Modern_architecture" text:style-name="Internet_20_link" text:visited-style-name="Visited_20_Internet_20_Link"><text:span text:style-name="T117">modern architecture</text:span></text:a><text:span text:style-name="T54">. </text:span><text:span text:style-name="T10">Mies, like many of his post-</text:span><text:a xlink:type="simple" xlink:href="http://en.wikipedia.org/wiki/World_War_I" text:style-name="Internet_20_link" text:visited-style-name="Visited_20_Internet_20_Link">World War I</text:a><text:span text:style-name="T112"> </text:span><text:span text:style-name="T10">contemporaries, sought to establish a new architectural style that could represent modern times. He created an influential twentieth-century architectural style, stated with extreme clarity and simplicity. His mature buildings made use of modern materials such as industrial steel and </text:span><text:a xlink:type="simple" xlink:href="http://en.wikipedia.org/wiki/Plate_glass" text:style-name="Internet_20_link" text:visited-style-name="Visited_20_Internet_20_Link">plate glass</text:a><text:span text:style-name="T112"> </text:span><text:span text:style-name="T10">to define interior spaces. He strove toward an architecture with a minimal framework of structural order balanced against the implied freedom of free-flowing open space. He called his buildings "skin and bones" architecture. He sought a rational approach that would guide the creative process of architectural design, but he was always concerned with expressing the spirit of the modern era. He is often associated with his quotation of the aphorisms, "</text:span><text:a xlink:type="simple" xlink:href="http://en.wikipedia.org/wiki/Minimalist_architecture" text:style-name="Internet_20_link" text:visited-style-name="Visited_20_Internet_20_Link"><text:span text:style-name="T112">less is more</text:span></text:a><text:span text:style-name="T10">" and "</text:span><text:a xlink:type="simple" xlink:href="http://en.wikipedia.org/wiki/God_is_in_the_detail" text:style-name="Internet_20_link" text:visited-style-name="Visited_20_Internet_20_Link"><text:span text:style-name="T112">God is in the details</text:span></text:a><text:span text:style-name="T10">".</text:span></text:p>
      <text:p text:style-name="P49"/>
      <text:p text:style-name="P47"><text:span text:style-name="T55">Erich Mendelsohn: </text:span><text:a xlink:type="simple" xlink:href="http://it.wikipedia.org/wiki/1887" text:style-name="Internet_20_link" text:visited-style-name="Visited_20_Internet_20_Link">1887</text:a><text:span text:style-name="T117"> </text:span><text:span text:style-name="T54">– </text:span><text:a xlink:type="simple" xlink:href="http://it.wikipedia.org/wiki/1953" text:style-name="Internet_20_link" text:visited-style-name="Visited_20_Internet_20_Link"><text:span text:style-name="T117">1953</text:span></text:a><text:span text:style-name="T54">, </text:span><text:a xlink:type="simple" xlink:href="http://it.wikipedia.org/wiki/Architetto" text:style-name="Internet_20_link" text:visited-style-name="Visited_20_Internet_20_Link"><text:span text:style-name="T117">architetto</text:span></text:a><text:span text:style-name="T54"> </text:span><text:a xlink:type="simple" xlink:href="http://it.wikipedia.org/wiki/Germania" text:style-name="Internet_20_link" text:visited-style-name="Visited_20_Internet_20_Link"><text:span text:style-name="T117">tedesco</text:span></text:a><text:span text:style-name="T54">. </text:span><text:span text:style-name="T10">Eric Mendelsohn è un celebre architetto del </text:span><text:a xlink:type="simple" xlink:href="http://it.wikipedia.org/wiki/XX_secolo" text:style-name="Internet_20_link" text:visited-style-name="Visited_20_Internet_20_Link">XX secolo</text:a><text:span text:style-name="T112"> </text:span><text:span text:style-name="T10">conosciuto per i suoi edifici espressionisti, si afferma in età giovanile, grazie alla realizzazione fra il </text:span><text:a xlink:type="simple" xlink:href="http://it.wikipedia.org/wiki/1918" text:style-name="Internet_20_link" text:visited-style-name="Visited_20_Internet_20_Link">1918</text:a><text:span text:style-name="T112"> </text:span><text:span text:style-name="T10">e il </text:span><text:a xlink:type="simple" xlink:href="http://it.wikipedia.org/wiki/1924" text:style-name="Internet_20_link" text:visited-style-name="Visited_20_Internet_20_Link">1924</text:a><text:span text:style-name="T112"> </text:span><text:span text:style-name="T10">della "</text:span><text:a xlink:type="simple" xlink:href="http://it.wikipedia.org/wiki/Torre_Einstein" text:style-name="Internet_20_link" text:visited-style-name="Visited_20_Internet_20_Link"><text:span text:style-name="T112">Torre Einstein</text:span></text:a><text:span text:style-name="T10">" a </text:span><text:a xlink:type="simple" xlink:href="http://it.wikipedia.org/wiki/Potsdam" text:style-name="Internet_20_link" text:visited-style-name="Visited_20_Internet_20_Link"><text:span text:style-name="T112">Potsdam</text:span></text:a><text:span text:style-name="T10">. La torre, progettata come edificio - </text:span><text:a xlink:type="simple" xlink:href="http://it.wikipedia.org/wiki/Telescopio" text:style-name="Internet_20_link" text:visited-style-name="Visited_20_Internet_20_Link"><text:span text:style-name="T112">telescopio</text:span></text:a><text:span text:style-name="T10">, fu costruita per la verifica empirica di alcuni aspetti delle teorie elaborate dal celebre scienziato. Caratterizzato da una forma fortemente plastica che ha permesso di configurarsi come l'edificio più famoso della </text:span><text:a xlink:type="simple" xlink:href="http://it.wikipedia.org/wiki/Espressionismo#Architettura" text:style-name="Internet_20_link" text:visited-style-name="Visited_20_Internet_20_Link"><text:span text:style-name="T112">corrente espressionista</text:span></text:a><text:span text:style-name="T10">. In questi anni l'unico materiale edile che liberasse l'architettura dal vincolo dello squadro e dei piani sovrapposti era il cemento. Il problema in questo caso era creato della particolare forma che complica la costruzione di cassaforme che contenessero la colata di cls ecco che venne realizzata in mattoni con rivestimento cementizio.</text:span></text:p>
      <text:p text:style-name="P13"/>
      <text:p text:style-name="P1"><text:span text:style-name="T48">Walter Ruttmann: 1887 – 1941. </text:span><text:span text:style-name="T47">was a German film director and along with Hans Richter was an early German practitioner of experimental films. In 1919, about films, Walter Ruttmann designed «an art for the eye that differs from painting in that it is time-based (like music). … And so a type of artist will emerge who is quite new and previously only latently in existence, placed somewhere between painting and music.» And this new art «can definitely expect to reach a considerably wider audience than painting has.»</text:span><text:a xlink:type="simple" xlink:href="http://www.medienkunstnetz.de/themes/overview_of_media_art/forerunners/3/#ftn5" office:name="ref5" text:style-name="Internet_20_link" text:visited-style-name="Visited_20_Internet_20_Link"><text:span text:style-name="T185">[5]</text:span></text:a><text:span text:style-name="T47"> This idea takes on concrete form in the absolute films made in the 1920s by Ruttmann, Viking Eggeling, Hans Richter and others.</text:span></text:p>
      <text:p text:style-name="P1"/>
      <text:p text:style-name="P47"><text:span text:style-name="T55">Le Corbusier</text:span><text:span text:style-name="T54"> (</text:span><text:span text:style-name="T55">Charles-Edouard Jeanneret-Gris): </text:span><text:a xlink:type="simple" xlink:href="http://it.wikipedia.org/wiki/1887" text:style-name="Internet_20_link" text:visited-style-name="Visited_20_Internet_20_Link">1887</text:a><text:span text:style-name="T117"> </text:span><text:span text:style-name="T54">– </text:span><text:a xlink:type="simple" xlink:href="http://it.wikipedia.org/wiki/1965" text:style-name="Internet_20_link" text:visited-style-name="Visited_20_Internet_20_Link"><text:span text:style-name="T117">1965</text:span></text:a><text:span text:style-name="T54">, </text:span><text:a xlink:type="simple" xlink:href="http://it.wikipedia.org/wiki/Architetto" text:style-name="Internet_20_link" text:visited-style-name="Visited_20_Internet_20_Link"><text:span text:style-name="T117">architetto</text:span></text:a><text:span text:style-name="T54">, </text:span><text:a xlink:type="simple" xlink:href="http://it.wikipedia.org/wiki/Urbanista" text:style-name="Internet_20_link" text:visited-style-name="Visited_20_Internet_20_Link"><text:span text:style-name="T117">urbanista</text:span></text:a><text:span text:style-name="T54">, </text:span><text:a xlink:type="simple" xlink:href="http://it.wikipedia.org/wiki/Pittore" text:style-name="Internet_20_link" text:visited-style-name="Visited_20_Internet_20_Link">pittore</text:a><text:span text:style-name="T117"> </text:span><text:span text:style-name="T54">e </text:span><text:a xlink:type="simple" xlink:href="http://it.wikipedia.org/wiki/Designer" text:style-name="Internet_20_link" text:visited-style-name="Visited_20_Internet_20_Link"><text:span text:style-name="T117">designer</text:span></text:a><text:span text:style-name="T54"> </text:span><text:a xlink:type="simple" xlink:href="http://it.wikipedia.org/wiki/Svizzera" text:style-name="Internet_20_link" text:visited-style-name="Visited_20_Internet_20_Link"><text:span text:style-name="T117">svizzero</text:span></text:a><text:span text:style-name="T54"> </text:span><text:a xlink:type="simple" xlink:href="http://it.wikipedia.org/wiki/Naturalizzazione" text:style-name="Internet_20_link" text:visited-style-name="Visited_20_Internet_20_Link"><text:span text:style-name="T117">naturalizzato</text:span></text:a><text:span text:style-name="T54"> </text:span><text:a xlink:type="simple" xlink:href="http://it.wikipedia.org/wiki/Francia" text:style-name="Internet_20_link" text:visited-style-name="Visited_20_Internet_20_Link"><text:span text:style-name="T117">francese</text:span></text:a><text:span text:style-name="T54">. </text:span><text:span text:style-name="T10">Tra le figure più influenti della </text:span><text:a xlink:type="simple" xlink:href="http://it.wikipedia.org/wiki/Storia_dell%27architettura" text:style-name="Internet_20_link" text:visited-style-name="Visited_20_Internet_20_Link"><text:span text:style-name="T112">storia dell'Architettura</text:span></text:a><text:span text:style-name="T10">, viene ricordato – assieme a </text:span><text:a xlink:type="simple" xlink:href="http://it.wikipedia.org/wiki/Ludwig_Mies_van_der_Rohe" text:style-name="Internet_20_link" text:visited-style-name="Visited_20_Internet_20_Link"><text:span text:style-name="T112">Ludwig Mies van der Rohe</text:span></text:a><text:span text:style-name="T10">, </text:span><text:a xlink:type="simple" xlink:href="http://it.wikipedia.org/wiki/Walter_Gropius" text:style-name="Internet_20_link" text:visited-style-name="Visited_20_Internet_20_Link">Walter </text:a><text:a xlink:type="simple" xlink:href="http://it.wikipedia.org/wiki/Walter_Gropius" text:style-name="Internet_20_link" text:visited-style-name="Visited_20_Internet_20_Link">Gropius</text:a><text:span text:style-name="T10">, </text:span><text:a xlink:type="simple" xlink:href="http://it.wikipedia.org/wiki/Frank_Lloyd_Wright" text:style-name="Internet_20_link" text:visited-style-name="Visited_20_Internet_20_Link">Frank Lloyd Wright</text:a><text:span text:style-name="T112"> </text:span><text:span text:style-name="T10">e </text:span><text:a xlink:type="simple" xlink:href="http://it.wikipedia.org/wiki/Alvar_Aalto" text:style-name="Internet_20_link" text:visited-style-name="Visited_20_Internet_20_Link">Alvar Aalto</text:a><text:span text:style-name="T112"> </text:span><text:span text:style-name="T10">– come maestro del </text:span><text:a xlink:type="simple" xlink:href="http://it.wikipedia.org/wiki/Movimento_Moderno" text:style-name="Internet_20_link" text:visited-style-name="Visited_20_Internet_20_Link"><text:span text:style-name="T112">Movimento Moderno</text:span></text:a><text:span text:style-name="T10">. Pioniere nell'uso del </text:span><text:a xlink:type="simple" xlink:href="http://it.wikipedia.org/wiki/Calcestruzzo_armato" text:style-name="Internet_20_link" text:visited-style-name="Visited_20_Internet_20_Link">calcestruzzo armato</text:a><text:span text:style-name="T112"> </text:span><text:span text:style-name="T10">per l'</text:span><text:a xlink:type="simple" xlink:href="http://it.wikipedia.org/wiki/Architettura" text:style-name="Internet_20_link" text:visited-style-name="Visited_20_Internet_20_Link"><text:span text:style-name="T112">architettura</text:span></text:a><text:span text:style-name="T10">, è stato anche uno dei padri dell'</text:span><text:a xlink:type="simple" xlink:href="http://it.wikipedia.org/wiki/Urbanistica" text:style-name="Internet_20_link" text:visited-style-name="Visited_20_Internet_20_Link">urbanistica</text:a><text:span text:style-name="T112"> </text:span><text:span text:style-name="T10">contemporanea. Membro fondatore dei </text:span><text:a xlink:type="simple" xlink:href="http://it.wikipedia.org/wiki/Congrès_Internationaux_d%27Architecture_moderne" text:style-name="Internet_20_link" text:visited-style-name="Visited_20_Internet_20_Link">Congrès </text:a><text:a xlink:type="simple" xlink:href="http://it.wikipedia.org/wiki/Congrès_Internationaux_d%27Architecture_moderne" text:style-name="Internet_20_link" text:visited-style-name="Visited_20_Internet_20_Link">Internationaux d'Architecture moderne</text:a><text:span text:style-name="T10">, fuse l'architettura con i bisogni sociali dell'uomo medio, rivelandosi geniale pensatore della realtà del suo tempo. È talvolta noto anche semplicemente come </text:span><text:span text:style-name="T21">Le Corbu </text:span><text:span text:style-name="T10">per la sua abitudine di firmare con questa sigla le sue lettere informali, abbozzando talvolta a fianco la sagoma di un</text:span><text:a xlink:type="simple" xlink:href="http://it.wikipedia.org/wiki/Corvo" text:style-name="Internet_20_link" text:visited-style-name="Visited_20_Internet_20_Link"><text:span text:style-name="T112">corvo</text:span></text:a><text:span text:style-name="T10">.</text:span><text:span text:style-name="T47"> Una delle maggiori architetture è la C</text:span><text:span text:style-name="T49">hapelle de Ronchamp</text:span></text:p>
      <text:p text:style-name="P1"/>
      <text:p text:style-name="P2"><text:span text:style-name="T197">Vaslav Nijinsky: </text:span><text:span text:style-name="T199">1889 – 1950. Russian </text:span><text:a xlink:type="simple" xlink:href="https://en.wikipedia.org/wiki/Ballet_dancer" text:style-name="Internet_20_link" text:visited-style-name="Visited_20_Internet_20_Link"><text:span text:style-name="T137">ballet dancer</text:span></text:a><text:span text:style-name="T261"> </text:span><text:span text:style-name="T199">and </text:span><text:a xlink:type="simple" xlink:href="https://en.wikipedia.org/wiki/Choreographer" text:style-name="Internet_20_link" text:visited-style-name="Visited_20_Internet_20_Link"><text:span text:style-name="T137">choreographer</text:span></text:a><text:span text:style-name="T261"> </text:span><text:span text:style-name="T199">of Polish descent, cited as the greatest male dancer of the early 20th century.</text:span><text:span text:style-name="T146"> </text:span><text:span text:style-name="T210">He was celebrated for his virtuosity and for the depth and intensity of his characterizations. He could dance </text:span><text:a xlink:type="simple" xlink:href="https://en.wikipedia.org/wiki/En_pointe" text:style-name="Internet_20_link" text:visited-style-name="Visited_20_Internet_20_Link"><text:span text:style-name="T130">en pointe</text:span></text:a><text:span text:style-name="T210">, a rare skill among male dancers at the time</text:span><text:span text:style-name="T128"> </text:span><text:span text:style-name="T210">and was admired for his seemingly gravity-defying leaps.</text:span></text:p>
      <text:p text:style-name="P1"/>
      <text:p text:style-name="P81">Edwin Hubble: 1889 – 1953, astronomo e astrofisico statunitense. <text:span text:style-name="T328">Attraverso la legge del Redshift (la corrispondente legge dell'effetto Doppler per la luce, la quale afferma che la frequenza della luce </text:span><text:soft-page-break/><text:span text:style-name="T328">diminuisce se due corpi si allontanano e viceversa, e quindi si “sposta” verso il rosso) dimostra l'espansione dell'universo.</text:span></text:p>
      <text:p text:style-name="P84"/>
      <text:p text:style-name="P81"><text:span text:style-name="T406">Franz Viktor Werfel:</text:span><text:span text:style-name="T407"> 1890 – 1945. </text:span><text:a xlink:type="simple" xlink:href="https://en.wikipedia.org/wiki/Austrians" text:style-name="Internet_20_link" text:visited-style-name="Visited_20_Internet_20_Link"><text:span text:style-name="T437">Austrian</text:span></text:a><text:span text:style-name="T407">-</text:span><text:a xlink:type="simple" xlink:href="https://en.wikipedia.org/wiki/Bohemian" text:style-name="Internet_20_link" text:visited-style-name="Visited_20_Internet_20_Link"><text:span text:style-name="T437">Bohemian</text:span></text:a><text:span text:style-name="T407"> </text:span><text:a xlink:type="simple" xlink:href="https://en.wikipedia.org/wiki/Novelist" text:style-name="Internet_20_link" text:visited-style-name="Visited_20_Internet_20_Link"><text:span text:style-name="T437">novelist</text:span></text:a><text:span text:style-name="T407">, </text:span><text:a xlink:type="simple" xlink:href="https://en.wikipedia.org/wiki/Playwright" text:style-name="Internet_20_link" text:visited-style-name="Visited_20_Internet_20_Link"><text:span text:style-name="T437">playwright</text:span></text:a><text:span text:style-name="T407">, and </text:span><text:a xlink:type="simple" xlink:href="https://en.wikipedia.org/wiki/Poetry" text:style-name="Internet_20_link" text:visited-style-name="Visited_20_Internet_20_Link"><text:span text:style-name="T437">poet</text:span></text:a><text:span text:style-name="T407"> whose career spanned </text:span><text:a xlink:type="simple" xlink:href="https://en.wikipedia.org/wiki/World_War_I" text:style-name="Internet_20_link" text:visited-style-name="Visited_20_Internet_20_Link"><text:span text:style-name="T437">World War I</text:span></text:a><text:span text:style-name="T407">, the </text:span><text:a xlink:type="simple" xlink:href="https://en.wikipedia.org/wiki/Interwar_period" text:style-name="Internet_20_link" text:visited-style-name="Visited_20_Internet_20_Link"><text:span text:style-name="T437">Interwar period</text:span></text:a><text:span text:style-name="T407">, and </text:span><text:a xlink:type="simple" xlink:href="https://en.wikipedia.org/wiki/World_War_II" text:style-name="Internet_20_link" text:visited-style-name="Visited_20_Internet_20_Link"><text:span text:style-name="T437">World War II</text:span></text:a><text:span text:style-name="T407">. </text:span><text:span text:style-name="T401">He is primarily known as the author of </text:span><text:a xlink:type="simple" xlink:href="https://en.wikipedia.org/wiki/The_Forty_Days_of_Musa_Dagh" text:style-name="Internet_20_link" text:visited-style-name="Visited_20_Internet_20_Link"><text:span text:style-name="T431">The Forty Days of Musa Dagh</text:span></text:a><text:span text:style-name="T401"> (1933, English tr. 1934, 2012), a novel based on events that took place during the </text:span><text:a xlink:type="simple" xlink:href="https://en.wikipedia.org/wiki/Armenian_Genocide" text:style-name="Internet_20_link" text:visited-style-name="Visited_20_Internet_20_Link"><text:span text:style-name="T430">Armenian Genocide</text:span></text:a><text:span text:style-name="T401"> of 1915, and </text:span><text:a xlink:type="simple" xlink:href="https://en.wikipedia.org/wiki/The_Song_of_Bernadette_(novel)" text:style-name="Internet_20_link" text:visited-style-name="Visited_20_Internet_20_Link"><text:span text:style-name="T431">The Song of Bernadette</text:span></text:a><text:span text:style-name="T401"> (1941), a novel about the life and visions of the French Catholic saint </text:span><text:a xlink:type="simple" xlink:href="https://en.wikipedia.org/wiki/Bernadette_Soubirous" text:style-name="Internet_20_link" text:visited-style-name="Visited_20_Internet_20_Link"><text:span text:style-name="T430">Bernadette Soubirous</text:span></text:a><text:span text:style-name="T401">, which was made into a Hollywood film of the same </text:span><text:a xlink:type="simple" xlink:href="https://en.wikipedia.org/wiki/The_Song_of_Bernadette_(film)" text:style-name="Internet_20_link" text:visited-style-name="Visited_20_Internet_20_Link"><text:span text:style-name="T430">name</text:span></text:a><text:span text:style-name="T401">.</text:span></text:p>
      <text:p text:style-name="P84"/>
      <text:p text:style-name="P1"><text:span text:style-name="T340">Bertolt Brecht: 1898 – 1956, German poet, playwright and theater director. </text:span><text:span text:style-name="T336">He made equally significant contributions to dramaturgy and <text:s/>theatrical production. (from “The radio as an apparatus for communication”: </text:span><text:span text:style-name="T1">In our Society one can invent and perfect discoveries that still have to conquer their market and justify their existence; in other words discoveries that have not been called for. Thus there was a moment when technology was advanced enough to produce the radio and society was not yet advanced enough to accept it.</text:span><text:span text:style-name="T335"> </text:span><text:span text:style-name="T1">The radio was then in its first phase of being a substitute: a substitute for theater, opera, concerts, lectures, café music, local newspapers, and so forth.</text:span><text:span text:style-name="T335"> (…) </text:span><text:span text:style-name="T1">It is purely an apparatus for distribution, for mere sharing out. So here is a positive suggestion: change this apparatus over from distribution to communication. The radio would be the finest possible communication apparatus in public life, a vast network of pipes. That is to say, it would be if it knew how to receive as well as to transmit, how to let the listener speak as well as hear, how to bring him into a relationship instead of isolating him.</text:span><text:span text:style-name="T335"> “</text:span></text:p>
      <text:p text:style-name="P39"/>
      <text:p text:style-name="P110"><text:span text:style-name="T8">Hugo Alvar Henrik Aalto: 1898- 1976, Finnish architect and designer. </text:span><text:span text:style-name="T9">Aalto's early career runs in parallel with the rapid economic growth and industrialization of Finland during the first half of the twentieth century and many of his clients were industrialists; What is typical for his entire career, however, is a concern for design as a Gesamtkunstwerk, a total work of art; whereby he - together with his first wife Aino Aalto - would design not just the building, but give special treatments to the interior surfaces and design furniture, lamps, and furnishings and glassware. The Alvar Aalto Museum, designed by Aalto himself, is located in what is regarded as his home city Jyväskylä. </text:span></text:p>
      <text:p text:style-name="P36"/>
      <text:p text:style-name="P34"><text:span text:style-name="T328">Kurt Julian Weill: 1900 – 1950. German Composer, best known for his fruitful collaborations with Bertold </text:span><text:span text:style-name="T335">Brecht. Weill was a socialist, who held the ideal of writing music that served a socially useful purpose. </text:span><text:span text:style-name="T1">Kurt Weill produced an equivalent idea for «absolute radio art» in 1925, in which «an army of new, unheard sounds that the microphone could produce artificially» was to make possible something like «an absolute, soulful work of art, floating above the earth.»</text:span><text:span text:style-name="T335"> </text:span></text:p>
      <text:p text:style-name="P40"/>
      <text:p text:style-name="P34"><text:span text:style-name="T198">Werner Karl Heisenberg</text:span><text:span text:style-name="T304">: </text:span><text:span text:style-name="T200">1901 – 1976. </text:span><text:a xlink:type="simple" xlink:href="http://en.wikipedia.org/wiki/Germans" text:style-name="Internet_20_link" text:visited-style-name="Visited_20_Internet_20_Link">German</text:a><text:span text:style-name="T138"> </text:span><text:a xlink:type="simple" xlink:href="http://en.wikipedia.org/wiki/Theoretical_physicist" text:style-name="Internet_20_link" text:visited-style-name="Visited_20_Internet_20_Link">theoretical physicist</text:a><text:span text:style-name="T291"> </text:span><text:span text:style-name="T200">and one of the key pioneers of </text:span><text:a xlink:type="simple" xlink:href="http://en.wikipedia.org/wiki/Quantum_mechanics" text:style-name="Internet_20_link" text:visited-style-name="Visited_20_Internet_20_Link"><text:span text:style-name="T138">quantum mechanics</text:span></text:a><text:span text:style-name="T200">. </text:span><text:span text:style-name="T210">He published his work in 1925 in a breakthrough </text:span><text:a xlink:type="simple" xlink:href="http://en.wikipedia.org/wiki/Über_quantentheoretische_Umdeutung_kinematischer_und_mechanischer_Beziehungen" text:style-name="Internet_20_link" text:visited-style-name="Visited_20_Internet_20_Link"><text:span text:style-name="T127">paper</text:span></text:a><text:span text:style-name="T210">. In the subsequent series of papers with </text:span><text:a xlink:type="simple" xlink:href="http://en.wikipedia.org/wiki/Max_Born" text:style-name="Internet_20_link" text:visited-style-name="Visited_20_Internet_20_Link"><text:span text:style-name="T127">Max Born</text:span></text:a><text:span text:style-name="T291"> </text:span><text:span text:style-name="T210">an <text:s/></text:span><text:a xlink:type="simple" xlink:href="http://en.wikipedia.org/wiki/Pascual_Jordan" text:style-name="Internet_20_link" text:visited-style-name="Visited_20_Internet_20_Link"><text:span text:style-name="T127">Pascual Jordan</text:span></text:a><text:span text:style-name="T210">, during the same year, this </text:span><text:a xlink:type="simple" xlink:href="http://en.wikipedia.org/wiki/Matrix_mechanics" text:style-name="Internet_20_link" text:visited-style-name="Visited_20_Internet_20_Link"><text:span text:style-name="T127">matrix formulation</text:span></text:a><text:span text:style-name="T291"> </text:span><text:span text:style-name="T210">of </text:span><text:a xlink:type="simple" xlink:href="http://en.wikipedia.org/wiki/Quantum_mechanics" text:style-name="Internet_20_link" text:visited-style-name="Visited_20_Internet_20_Link"><text:span text:style-name="T127">quantum mechanics</text:span></text:a><text:span text:style-name="T291"> </text:span><text:span text:style-name="T210">was substantially elaborated. In 1927 he published his </text:span><text:a xlink:type="simple" xlink:href="http://en.wikipedia.org/wiki/Uncertainty_principle" text:style-name="Internet_20_link" text:visited-style-name="Visited_20_Internet_20_Link">uncertainty </text:a><text:a xlink:type="simple" xlink:href="http://en.wikipedia.org/wiki/Uncertainty_principle" text:style-name="Internet_20_link" text:visited-style-name="Visited_20_Internet_20_Link">principle</text:a><text:span text:style-name="T210">, upon which he built his </text:span><text:a xlink:type="simple" xlink:href="http://en.wikipedia.org/wiki/Philosophy" text:style-name="Internet_20_link" text:visited-style-name="Visited_20_Internet_20_Link"><text:span text:style-name="T127">philosophy</text:span></text:a><text:span text:style-name="T291"> </text:span><text:span text:style-name="T210">and for which he is best known. Heisenberg was awarded the </text:span><text:a xlink:type="simple" xlink:href="http://en.wikipedia.org/wiki/Nobel_Prize_in_Physics" text:style-name="Internet_20_link" text:visited-style-name="Visited_20_Internet_20_Link"><text:span text:style-name="T127">Nobel Prize in Physics</text:span></text:a><text:span text:style-name="T291"> </text:span><text:span text:style-name="T210">for 1932 "for the creation of </text:span><text:a xlink:type="simple" xlink:href="http://en.wikipedia.org/wiki/Quantum_mechanics" text:style-name="Internet_20_link" text:visited-style-name="Visited_20_Internet_20_Link"><text:span text:style-name="T127">quantum mechanics</text:span></text:a><text:span text:style-name="T210">".</text:span></text:p>
      <text:p text:style-name="P32"/>
      <text:p text:style-name="P36">Alfred Tarski: <text:span text:style-name="T10">1901 - 1983 </text:span><text:a xlink:type="simple" xlink:href="http://en.wikipedia.org/wiki/Poles" text:style-name="Internet_20_link" text:visited-style-name="Visited_20_Internet_20_Link"><text:span text:style-name="T113">Polish</text:span></text:a><text:span text:style-name="T51"> </text:span><text:a xlink:type="simple" xlink:href="http://en.wikipedia.org/wiki/Logic" text:style-name="Internet_20_link" text:visited-style-name="Visited_20_Internet_20_Link"><text:span text:style-name="T113">logician</text:span></text:a><text:span text:style-name="T10">, </text:span><text:a xlink:type="simple" xlink:href="http://en.wikipedia.org/wiki/Mathematician" text:style-name="Internet_20_link" text:visited-style-name="Visited_20_Internet_20_Link"><text:span text:style-name="T113">mathematician</text:span></text:a><text:span text:style-name="T51"> </text:span><text:span text:style-name="T10">and </text:span><text:a xlink:type="simple" xlink:href="http://en.wikipedia.org/wiki/Philosophy" text:style-name="Internet_20_link" text:visited-style-name="Visited_20_Internet_20_Link"><text:span text:style-name="T113">philosopher</text:span></text:a><text:span text:style-name="T10">. Educated at the </text:span><text:a xlink:type="simple" xlink:href="http://en.wikipedia.org/wiki/University_of_Warsaw" text:style-name="Internet_20_link" text:visited-style-name="Visited_20_Internet_20_Link"><text:span text:style-name="T113">University of Warsaw</text:span></text:a><text:span text:style-name="T51">.</text:span><text:span text:style-name="T10"> He emigrated to the USA in 1939. A prolific author best known for his work on </text:span><text:a xlink:type="simple" xlink:href="http://en.wikipedia.org/wiki/Model_theory" text:style-name="Internet_20_link" text:visited-style-name="Visited_20_Internet_20_Link"><text:span text:style-name="T112">model theory</text:span></text:a><text:span text:style-name="T10">, </text:span><text:a xlink:type="simple" xlink:href="http://en.wikipedia.org/wiki/Metamathematics" text:style-name="Internet_20_link" text:visited-style-name="Visited_20_Internet_20_Link"><text:span text:style-name="T112">metamathematics</text:span></text:a><text:span text:style-name="T10">, and </text:span><text:a xlink:type="simple" xlink:href="http://en.wikipedia.org/wiki/Algebraic_logic" text:style-name="Internet_20_link" text:visited-style-name="Visited_20_Internet_20_Link"><text:span text:style-name="T112">algebraic logic</text:span></text:a><text:span text:style-name="T10">, he also contributed to </text:span><text:a xlink:type="simple" xlink:href="http://en.wikipedia.org/wiki/Abstract_algebra" text:style-name="Internet_20_link" text:visited-style-name="Visited_20_Internet_20_Link"><text:span text:style-name="T112">abstract algebra</text:span></text:a><text:span text:style-name="T10">, </text:span><text:a xlink:type="simple" xlink:href="http://en.wikipedia.org/wiki/Topology" text:style-name="Internet_20_link" text:visited-style-name="Visited_20_Internet_20_Link"><text:span text:style-name="T112">topology</text:span></text:a><text:span text:style-name="T10">, </text:span><text:a xlink:type="simple" xlink:href="http://en.wikipedia.org/wiki/Geometry" text:style-name="Internet_20_link" text:visited-style-name="Visited_20_Internet_20_Link"><text:span text:style-name="T112">geometry</text:span></text:a><text:span text:style-name="T10">, </text:span><text:a xlink:type="simple" xlink:href="http://en.wikipedia.org/wiki/Measure_theory" text:style-name="Internet_20_link" text:visited-style-name="Visited_20_Internet_20_Link"><text:span text:style-name="T112">measure theory</text:span></text:a><text:span text:style-name="T10">, </text:span><text:a xlink:type="simple" xlink:href="http://en.wikipedia.org/wiki/Mathematical_logic" text:style-name="Internet_20_link" text:visited-style-name="Visited_20_Internet_20_Link"><text:span text:style-name="T112">mathematical logic</text:span></text:a><text:span text:style-name="T10">, </text:span><text:a xlink:type="simple" xlink:href="http://en.wikipedia.org/wiki/Set_theory" text:style-name="Internet_20_link" text:visited-style-name="Visited_20_Internet_20_Link"><text:span text:style-name="T112">set theory</text:span></text:a><text:span text:style-name="T10">, and </text:span><text:a xlink:type="simple" xlink:href="http://en.wikipedia.org/wiki/Analytic_philosophy" text:style-name="Internet_20_link" text:visited-style-name="Visited_20_Internet_20_Link"><text:span text:style-name="T112">analytic philosophy</text:span></text:a><text:span text:style-name="T10">. Along with his contemporary, </text:span><text:a xlink:type="simple" xlink:href="http://en.wikipedia.org/wiki/Kurt_Gödel" text:style-name="Internet_20_link" text:visited-style-name="Visited_20_Internet_20_Link"><text:span text:style-name="T112">Kurt Gödel</text:span></text:a><text:span text:style-name="T10">, he changed the face of logic in the twentieth century, especially through his work on the concept of </text:span><text:a xlink:type="simple" xlink:href="http://en.wikipedia.org/wiki/Truth" text:style-name="Internet_20_link" text:visited-style-name="Visited_20_Internet_20_Link">truth</text:a><text:span text:style-name="T112"> </text:span><text:span text:style-name="T10">and the theory of models. Definizione della verità: la verità non può esistere sul piano linguistico ma solamente nel campo metalinguistico. (Vedi, Uninettuto – Logica matematica 02)</text:span></text:p>
      <text:p text:style-name="P8"/>
      <text:p text:style-name="P8">Karl Popper: 1902 - 1994. Interessato dalla relazione tra filosofia e scienza. La madre è pianista. Nel 1928; dottorato in filosofia. Quando muore viene pubblicato il libro dal titolo “Tutta la vita è risolvere problemi”. Guarda con sospetto la nascita della psicanalisi di Freud e non le ritiene basate su termini scientifici. Affronta il problema della demarcazione tra scienza e “pseudo”-scienza. Pubblica “Logica della scoperta <text:soft-page-break/>scientifica” (il titolo originale in tedesco è “logica della ricerca”. Crede che la scienza deve continuamente essere accompagnata da un atteggiamento critico, ovvero una teorica deve essere sempre falsificabile, che significa che possa accettare una falsificazione, in quanto le teorie scientifiche sono universali, e quindi di difficile verificabilità. Le teorie scientifiche quindi devono sempre contenere un margine di errore e non essere mai “perfettamente” esatte. Rivisione dei 3 punti del metodo scientifico in: 1 – troviamo un problema (esperimento); 2 – creiamo una teoria risolutiva (definizione di una legge descrivente l'esperimento); 3 – impariamo dai nostri sbagli (conferma).</text:p>
      <text:p text:style-name="P36"/>
      <text:p text:style-name="P36">Konrad Lorenz: 1903 – 1989, austriaco. Zoologo, etologo. Fondatore della moderna etologia scientifica. 1973 Premio Nobel per la medicina e la fisiologia. Conosciuto per divulgazione scientifica si è anche occupato di filosofia, specialmente di teoria della conoscenza. Nel 1937 borsa di studio all'interno del partito Nazista. Assecondava la <text:s/>eugenetica per una razza superiore e l'aumento di “purificamento nazista” in tipologia Aktion T4.</text:p>
      <text:p text:style-name="P36"/>
      <text:p text:style-name="P36"><text:span text:style-name="T81">Gregory Bateson: </text:span><text:span text:style-name="T80">1904 – 1980. </text:span><text:a xlink:type="simple" xlink:href="http://en.wikipedia.org/wiki/England" text:style-name="Internet_20_link" text:visited-style-name="Visited_20_Internet_20_Link"><text:span text:style-name="T173">English</text:span></text:a><text:span text:style-name="T68"> </text:span><text:a xlink:type="simple" xlink:href="http://en.wikipedia.org/wiki/Anthropology" text:style-name="Internet_20_link" text:visited-style-name="Visited_20_Internet_20_Link"><text:span text:style-name="T173">anthropologist</text:span></text:a><text:span text:style-name="T80">, </text:span><text:a xlink:type="simple" xlink:href="http://en.wikipedia.org/wiki/Social_sciences" text:style-name="Internet_20_link" text:visited-style-name="Visited_20_Internet_20_Link"><text:span text:style-name="T173">social scientist</text:span></text:a><text:span text:style-name="T80">, </text:span><text:a xlink:type="simple" xlink:href="http://en.wikipedia.org/wiki/Linguistics" text:style-name="Internet_20_link" text:visited-style-name="Visited_20_Internet_20_Link"><text:span text:style-name="T173">linguist</text:span></text:a><text:span text:style-name="T80">, </text:span><text:a xlink:type="simple" xlink:href="http://en.wikipedia.org/wiki/Visual_anthropology" text:style-name="Internet_20_link" text:visited-style-name="Visited_20_Internet_20_Link"><text:span text:style-name="T173">visual anthropologist</text:span></text:a><text:span text:style-name="T80">,</text:span><text:a xlink:type="simple" xlink:href="http://en.wikipedia.org/wiki/Semiotics" text:style-name="Internet_20_link" text:visited-style-name="Visited_20_Internet_20_Link"><text:span text:style-name="T173">semiotician</text:span></text:a><text:span text:style-name="T68"> </text:span><text:span text:style-name="T80">and </text:span><text:a xlink:type="simple" xlink:href="http://en.wikipedia.org/wiki/Cybernetics" text:style-name="Internet_20_link" text:visited-style-name="Visited_20_Internet_20_Link"><text:span text:style-name="T173">cyberneticist</text:span></text:a><text:span text:style-name="T68"> </text:span><text:span text:style-name="T80">whose work intersected that of many other fields.</text:span><text:span text:style-name="T370"> </text:span><text:span text:style-name="T10"><text:s/></text:span><text:span text:style-name="T80">(Ebefrenia: fissazione sul linguaggio; Paranoia: fissazione sul metalinguaggio). La caratteristica centrale della schizofrenia consiste appunto nell’incapacità di interpretare i messaggi dello stesso tipo logico di “questo è un gioco”, ossia i segnali che indicano di che genere è il messaggio. <text:s/>Giacché la capacità inconscia di comprendere i segnali metacomunicativi è acquisita con l’apprendimento, bisogna individuare le cause che ne hanno inibito lo sviluppo nel bambino. È da queste premesse che si sviluppa la teoria del doppio vincolo. (Double bind) In primo luogo costui non userebbe quei segnali che, presso gli individui normali, accompagnano i messaggi per indicare cosa si intende dire; cioè il suo sistema metacomunicativo. A questo punto lo schizofrenico ha di fronte a sé tre alternative: potrebbe ritenere che ogni messaggio contenga un significato nascosto, pericoloso per il proprio benessere, può quindi diventare </text:span><text:span text:style-name="T82">paranoico</text:span><text:span text:style-name="T80">. Oppure potrebbe scegliere l’alternativa opposta e prendere alla lettera tutti i messaggi che gli vengono rivolti, diverrebbe, in questo caso, </text:span><text:span text:style-name="T82">ebefrenico</text:span><text:span text:style-name="T80">. Infine potrebbe scegliere di ignorare i messaggi dell’ambiente, e fare il possibile per evitare una risposta da parte dello stesso, divenendo chiuso e silenzioso, assumerebbe così un atteggiamento </text:span><text:span text:style-name="T82">catatonico</text:span><text:span text:style-name="T80">. Ordine: “Disobbedisci!”</text:span></text:p>
      <text:p text:style-name="P15"/>
      <text:p text:style-name="P1"><text:span text:style-name="T206">Carlo Scarpa:</text:span><text:span text:style-name="T310"> </text:span><text:span text:style-name="T208">1906 – 1978, </text:span><text:a xlink:type="simple" xlink:href="https://en.wikipedia.org/wiki/Italy" text:style-name="Internet_20_link" text:visited-style-name="Visited_20_Internet_20_Link"><text:span text:style-name="T140">Italian</text:span></text:a><text:span text:style-name="T296"> </text:span><text:a xlink:type="simple" xlink:href="https://en.wikipedia.org/wiki/Architect" text:style-name="Internet_20_link" text:visited-style-name="Visited_20_Internet_20_Link"><text:span text:style-name="T140">architect</text:span></text:a><text:span text:style-name="T208">, influenced by the materials, landscape, and the history of Venetian culture, and Japan.</text:span><text:span text:style-name="T148"> </text:span><text:span text:style-name="T208">Scarpa was also a glass and furniture designer of note. </text:span><text:span text:style-name="T200">Scarpa was born in </text:span><text:a xlink:type="simple" xlink:href="https://en.wikipedia.org/wiki/Venice" text:style-name="Internet_20_link" text:visited-style-name="Visited_20_Internet_20_Link"><text:span text:style-name="T138">Venice</text:span></text:a><text:span text:style-name="T200">. Much of his early childhood was spent in </text:span><text:a xlink:type="simple" xlink:href="https://en.wikipedia.org/wiki/Vicenza" text:style-name="Internet_20_link" text:visited-style-name="Visited_20_Internet_20_Link"><text:span text:style-name="T138">Vicenza</text:span></text:a><text:span text:style-name="T200">, where his family relocated when he was 2 years old</text:span></text:p>
      <text:p text:style-name="P15"/>
      <text:p text:style-name="P15"/>
      <text:p text:style-name="P1"><text:span text:style-name="T84">Nicholas Winton: </text:span><text:span text:style-name="T200">1909, British humanitarian who organised the rescue of 669, mostly Jewish, children from Nazi-occupied </text:span><text:a xlink:type="simple" xlink:href="http://en.wikipedia.org/wiki/Czechoslovakia" text:style-name="Internet_20_link" text:visited-style-name="Visited_20_Internet_20_Link"><text:span text:style-name="T138">Czechoslovakia</text:span></text:a><text:span text:style-name="T295"> </text:span><text:span text:style-name="T200">on the eve of the </text:span><text:a xlink:type="simple" xlink:href="http://en.wikipedia.org/wiki/Second_World_War" text:style-name="Internet_20_link" text:visited-style-name="Visited_20_Internet_20_Link"><text:span text:style-name="T138">Second World War</text:span></text:a><text:span text:style-name="T200">, in an operation later known as the Czech </text:span><text:a xlink:type="simple" xlink:href="http://en.wikipedia.org/wiki/Kindertransport" text:style-name="Internet_20_link" text:visited-style-name="Visited_20_Internet_20_Link"><text:span text:style-name="T138">Kindertransport</text:span></text:a><text:span text:style-name="T200">. Winton found homes for the children and arranged for their safe passage to Britain. Winton kept quiet about his humanitarian exploits for many years, until his wife Grete found a detailed scrapbook in their attic in 1988.</text:span><text:span text:style-name="T147"> </text:span><text:span text:style-name="T200">It contained lists of the children, including their parents' names, and the names and addresses of the families that took them in. By sending letters to these addresses, 80 of "Winton's children" were found in Britain.</text:span><text:span text:style-name="T147"> </text:span><text:span text:style-name="T200">The world found out about his work in 1988 during an episode of the BBC television programme </text:span><text:a xlink:type="simple" xlink:href="http://en.wikipedia.org/wiki/That%27s_Life!" text:style-name="Internet_20_link" text:visited-style-name="Visited_20_Internet_20_Link"><text:span text:style-name="T143">That's Life!</text:span></text:a><text:bookmark text:name="cite_ref-23"/><text:span text:style-name="T262"> </text:span><text:span text:style-name="T200">when he was invited as a member of the audience. At one point Winton's scrapbook was shown, and his achievements were explained.</text:span></text:p>
      <text:p text:style-name="P15"/>
      <text:p text:style-name="P36"><text:span text:style-name="T16">Lawrence George Durrell: </text:span><text:span text:style-name="T11">1912 – 1990 was an expatriate British novelist, poet,</text:span><text:a xlink:type="simple" xlink:href="http://en.wikipedia.org/wiki/Dramatist" text:style-name="Internet_20_link" text:visited-style-name="Visited_20_Internet_20_Link"><text:span text:style-name="T114">dramatist</text:span></text:a><text:span text:style-name="T11">, and </text:span><text:soft-page-break/><text:a xlink:type="simple" xlink:href="http://en.wikipedia.org/wiki/Travel_writer" text:style-name="Internet_20_link" text:visited-style-name="Visited_20_Internet_20_Link"><text:span text:style-name="T114">travel writer</text:span></text:a><text:span text:style-name="T11">, though he resisted affiliation with </text:span><text:a xlink:type="simple" xlink:href="http://en.wikipedia.org/wiki/UK" text:style-name="Internet_20_link" text:visited-style-name="Visited_20_Internet_20_Link"><text:span text:style-name="T114">Britain</text:span></text:a><text:span text:style-name="T52"> </text:span><text:span text:style-name="T11">and preferred to be considered </text:span><text:a xlink:type="simple" xlink:href="http://en.wikipedia.org/wiki/World_citizen" text:style-name="Internet_20_link" text:visited-style-name="Visited_20_Internet_20_Link"><text:span text:style-name="T114">cosmopolitan</text:span></text:a><text:span text:style-name="T11">.</text:span><text:span text:style-name="T80"> </text:span><text:span text:style-name="T1">"The loved object is simply one that has shared an experience at the same moment of time, narcissistically; and the desire to be near the beloved object is . . . simply to let the two experiences compare themselves, like reflections in different mirrors." </text:span></text:p>
      <text:p text:style-name="P30"/>
      <text:p text:style-name="P30"><text:span text:style-name="T15">Boris Viktorovich Rauschenbach: </text:span><text:span text:style-name="T10">1915 – 2001 was a preeminent </text:span><text:a xlink:type="simple" xlink:href="http://en.wikipedia.org/wiki/Soviet_Union" text:style-name="Internet_20_link" text:visited-style-name="Visited_20_Internet_20_Link"><text:span text:style-name="T113">Soviet</text:span></text:a><text:span text:style-name="T51"> </text:span><text:a xlink:type="simple" xlink:href="http://en.wikipedia.org/wiki/Physicist" text:style-name="Internet_20_link" text:visited-style-name="Visited_20_Internet_20_Link"><text:span text:style-name="T113">physicist</text:span></text:a><text:span text:style-name="T10">and rocket engineer, who developed the theory and instruments for interplanetary flight control and navigation in 1955-1960s. He is also notable for his studies in </text:span><text:a xlink:type="simple" xlink:href="http://en.wikipedia.org/wiki/Christian_theology" text:style-name="Internet_20_link" text:visited-style-name="Visited_20_Internet_20_Link">Christian theology</text:a><text:span text:style-name="T113"> </text:span><text:span text:style-name="T10">and theory of </text:span><text:a xlink:type="simple" xlink:href="http://en.wikipedia.org/wiki/Art" text:style-name="Internet_20_link" text:visited-style-name="Visited_20_Internet_20_Link"><text:span text:style-name="T113">Art</text:span></text:a><text:span text:style-name="T10">.</text:span> </text:p>
      <text:p text:style-name="P30"/>
      <text:p text:style-name="P47"><text:span text:style-name="T28">Merce Cunningham: </text:span><text:span text:style-name="T121">1919 </text:span><text:span text:style-name="T26">– </text:span><text:a xlink:type="simple" xlink:href="http://it.wikipedia.org/wiki/2009" text:style-name="Internet_20_link" text:visited-style-name="Visited_20_Internet_20_Link"><text:span text:style-name="T121">2009</text:span></text:a><text:span text:style-name="T26"> è stato un </text:span><text:a xlink:type="simple" xlink:href="http://it.wikipedia.org/wiki/Danza" text:style-name="Internet_20_link" text:visited-style-name="Visited_20_Internet_20_Link"><text:span text:style-name="T121">danzatore</text:span></text:a><text:span text:style-name="T59"> e </text:span><text:a xlink:type="simple" xlink:href="http://it.wikipedia.org/wiki/Coreografo" text:style-name="Internet_20_link" text:visited-style-name="Visited_20_Internet_20_Link"><text:span text:style-name="T121">coreografo</text:span></text:a><text:span text:style-name="T59"> </text:span><text:a xlink:type="simple" xlink:href="http://it.wikipedia.org/wiki/Stati_Uniti_d%27America" text:style-name="Internet_20_link" text:visited-style-name="Visited_20_Internet_20_Link"><text:span text:style-name="T121">statunitense</text:span></text:a><text:span text:style-name="T26">. </text:span><text:span text:style-name="T10">È stato uno dei maggiori creatori della </text:span><text:a xlink:type="simple" xlink:href="http://it.wikipedia.org/w/index.php?title=Modern_Dance&amp;action=edit&amp;redlink=1" text:style-name="Internet_20_link" text:visited-style-name="Visited_20_Internet_20_Link"><text:span text:style-name="T187">Modern Dance</text:span></text:a><text:span text:style-name="T10"> americana e ha posto le basi della </text:span><text:a xlink:type="simple" xlink:href="http://it.wikipedia.org/w/index.php?title=Post_modern_dance&amp;action=edit&amp;redlink=1" text:style-name="Internet_20_link" text:visited-style-name="Visited_20_Internet_20_Link"><text:span text:style-name="T187">post modern dance</text:span></text:a><text:span text:style-name="T10">. </text:span><text:span text:style-name="T1">Ha indagato "il movimento nello spazio e nel tempo" e ha proposto un nuovo modo di intendere il rapporto tra la danza, la musica e l'arte figurativa (intesa come scenografia). A partire dal </text:span><text:a xlink:type="simple" xlink:href="http://it.wikipedia.org/wiki/1986" text:style-name="Internet_20_link" text:visited-style-name="Visited_20_Internet_20_Link"><text:span text:style-name="T174">1986</text:span></text:a><text:span text:style-name="T1"> è stato l'ideatore e lo sperimentatore di </text:span><text:a xlink:type="simple" xlink:href="http://it.wikipedia.org/wiki/Life_Forms" text:style-name="Internet_20_link" text:visited-style-name="Visited_20_Internet_20_Link"><text:span text:style-name="T174">Life Forms</text:span></text:a><text:span text:style-name="T1">, primo software di creazione e notazione dei movimenti di danza. Dal </text:span><text:a xlink:type="simple" xlink:href="http://it.wikipedia.org/wiki/1942" text:style-name="Internet_20_link" text:visited-style-name="Visited_20_Internet_20_Link"><text:span text:style-name="T175">1942</text:span></text:a><text:span text:style-name="T1"> collabora col compositore d’avanguardia </text:span><text:a xlink:type="simple" xlink:href="http://it.wikipedia.org/wiki/John_Cage" text:style-name="Internet_20_link" text:visited-style-name="Visited_20_Internet_20_Link"><text:span text:style-name="T175">John Cage</text:span></text:a><text:span text:style-name="T1"> - che sarà suo compagno durante mezzo secolo, fino alla morte nel </text:span><text:a xlink:type="simple" xlink:href="http://it.wikipedia.org/wiki/1992" text:style-name="Internet_20_link" text:visited-style-name="Visited_20_Internet_20_Link"><text:span text:style-name="T175">1992</text:span></text:a><text:span text:style-name="T1"> - col quale condivide il rifiuto dei metodi formali dell’arte del </text:span><text:a xlink:type="simple" xlink:href="http://it.wikipedia.org/wiki/XIX_secolo" text:style-name="Internet_20_link" text:visited-style-name="Visited_20_Internet_20_Link"><text:span text:style-name="T175">XIX secolo</text:span></text:a><text:span text:style-name="T1">, messi già in discussione da </text:span><text:a xlink:type="simple" xlink:href="http://it.wikipedia.org/wiki/Duchamp" text:style-name="Internet_20_link" text:visited-style-name="Visited_20_Internet_20_Link"><text:span text:style-name="T175">Duchamp</text:span></text:a><text:span text:style-name="T1">.</text:span><text:span text:style-name="T10"> </text:span></text:p>
      <text:p text:style-name="P30"/>
      <text:p text:style-name="P36"><text:span text:style-name="T328">Vilém Flusser: 1920-1991, Prague. Czech-born philosopher. Jewish. </text:span><text:span text:style-name="T335">The father studied mathematics and physics, under Albert Einstein. </text:span><text:span text:style-name="T1">lost all of his family in the German concentration camp.</text:span><text:span text:style-name="T335"> Earlier marked by discussion of the thought of Martin Heidegger, was influenced by existentialism and phenomenology. Philosophy of communication and art production. Lots of short essays instead of books correlated to each other for continuity of research in the topics of writing, photography, philosophy, media and literature. </text:span><text:span text:style-name="T3">He says t</text:span><text:span text:style-name="T1">he invention of photography allows the creation of images (ideas) taken at face value as truth, not interpretation that can be endlessly replicated and spread worldwide.</text:span><text:span text:style-name="T335"> </text:span></text:p>
      <text:p text:style-name="P40"/>
      <text:p text:style-name="P47"><text:span text:style-name="T28">Hans Robert Jauss</text:span><text:span text:style-name="T26">: </text:span><text:a xlink:type="simple" xlink:href="http://it.wikipedia.org/wiki/1921" text:style-name="Internet_20_link" text:visited-style-name="Visited_20_Internet_20_Link">1921</text:a><text:span text:style-name="T121"> </text:span><text:span text:style-name="T26">– </text:span><text:a xlink:type="simple" xlink:href="http://it.wikipedia.org/wiki/1997" text:style-name="Internet_20_link" text:visited-style-name="Visited_20_Internet_20_Link">1997</text:a><text:span text:style-name="T121">.</text:span><text:span text:style-name="T26"> E' stato un </text:span><text:a xlink:type="simple" xlink:href="http://it.wikipedia.org/wiki/Accademico" text:style-name="Internet_20_link" text:visited-style-name="Visited_20_Internet_20_Link"><text:span text:style-name="T121">accademico</text:span></text:a><text:span text:style-name="T59"> </text:span><text:a xlink:type="simple" xlink:href="http://it.wikipedia.org/wiki/Germania" text:style-name="Internet_20_link" text:visited-style-name="Visited_20_Internet_20_Link"><text:span text:style-name="T121">tedesco</text:span></text:a><text:span text:style-name="T26">. È noto per il suo lavoro sulla teoria della </text:span><text:a xlink:type="simple" xlink:href="http://it.wikipedia.org/wiki/Ricezione" text:style-name="Internet_20_link" text:visited-style-name="Visited_20_Internet_20_Link"><text:span text:style-name="T121">ricezione</text:span></text:a><text:span text:style-name="T26">, e sulla </text:span><text:a xlink:type="simple" xlink:href="http://it.wikipedia.org/wiki/Letteratura_francese" text:style-name="Internet_20_link" text:visited-style-name="Visited_20_Internet_20_Link">letteratura francese</text:a><text:span text:style-name="T121"> </text:span><text:a xlink:type="simple" xlink:href="http://it.wikipedia.org/wiki/Medioevo" text:style-name="Internet_20_link" text:visited-style-name="Visited_20_Internet_20_Link">medievale</text:a><text:span text:style-name="T121"> </text:span><text:span text:style-name="T26">e moderna. </text:span><text:span text:style-name="T10">Egli non intendeva l'opera come se contenesse un </text:span><text:a xlink:type="simple" xlink:href="http://it.wikipedia.org/wiki/Messaggio" text:style-name="Internet_20_link" text:visited-style-name="Visited_20_Internet_20_Link">messaggio</text:a><text:span text:style-name="T112"> </text:span><text:span text:style-name="T10">ma riconosceva il lettore come protagonista di un processo attivo e </text:span><text:a xlink:type="simple" xlink:href="http://it.wikipedia.org/wiki/Poesia" text:style-name="Internet_20_link" text:visited-style-name="Visited_20_Internet_20_Link">poetico</text:a><text:span text:style-name="T112"> </text:span><text:span text:style-name="T10">nel quale la ricerca </text:span><text:a xlink:type="simple" xlink:href="http://it.wikipedia.org/wiki/Filologia" text:style-name="Internet_20_link" text:visited-style-name="Visited_20_Internet_20_Link">filologica</text:a><text:span text:style-name="T112"> </text:span><text:span text:style-name="T10">è in grado di unirsi all'</text:span><text:a xlink:type="simple" xlink:href="http://it.wikipedia.org/wiki/Ermeneutica" text:style-name="Internet_20_link" text:visited-style-name="Visited_20_Internet_20_Link"><text:span text:style-name="T112">ermeneutica</text:span></text:a><text:span text:style-name="T10">: per cui l'opera vive nell'attenzione e nell'interesse che le tributa il </text:span><text:a xlink:type="simple" xlink:href="http://it.wikipedia.org/wiki/Pubblico" text:style-name="Internet_20_link" text:visited-style-name="Visited_20_Internet_20_Link"><text:span text:style-name="T112">pubblico</text:span></text:a><text:span text:style-name="T10">.</text:span></text:p>
      <text:p text:style-name="P49"/>
      <text:p text:style-name="P47"><text:span text:style-name="T229">Carl Dahlhaus: </text:span><text:span text:style-name="T217">1928 – 1989. </text:span><text:span text:style-name="T225">M</text:span><text:a xlink:type="simple" xlink:href="https://en.wikipedia.org/wiki/Musicologist" text:style-name="Internet_20_link" text:visited-style-name="Visited_20_Internet_20_Link">usicologist</text:a><text:span text:style-name="T149"> </text:span><text:span text:style-name="T217">from (West) </text:span><text:a xlink:type="simple" xlink:href="https://en.wikipedia.org/wiki/Berlin" text:style-name="Internet_20_link" text:visited-style-name="Visited_20_Internet_20_Link"><text:span text:style-name="T149">Berlin</text:span></text:a><text:span text:style-name="T217">, was one of the major contributors to the development of </text:span><text:a xlink:type="simple" xlink:href="https://en.wikipedia.org/wiki/Musicology" text:style-name="Internet_20_link" text:visited-style-name="Visited_20_Internet_20_Link">musicology</text:a><text:span text:style-name="T149"> </text:span><text:span text:style-name="T217">as a scholarly discipline during the post-war era. Dahlhaus wrote 25 books, more than 400 articles, and contributed to 150 other works on a wide range of subjects, though the majority of these on the </text:span><text:a xlink:type="simple" xlink:href="https://en.wikipedia.org/wiki/Classical_music#History" text:style-name="Internet_20_link" text:visited-style-name="Visited_20_Internet_20_Link">history of western music</text:a><text:span text:style-name="T149"> </text:span><text:span text:style-name="T217">and particularly that of the 19th century. He was very interested in the work of Richard Wagner and his ideas about musical drama as a 'total artwork' and how a new language on society and politics was being formed through the work of so-called 'modernist' composers: that art was no longer just 'art for arts sake'. His other favourite topics included </text:span><text:a xlink:type="simple" xlink:href="https://en.wikipedia.org/wiki/Music_theory" text:style-name="Internet_20_link" text:visited-style-name="Visited_20_Internet_20_Link"><text:span text:style-name="T149">music theory</text:span></text:a><text:span text:style-name="T217">, the </text:span><text:a xlink:type="simple" xlink:href="https://en.wikipedia.org/wiki/Aesthetics_of_music" text:style-name="Internet_20_link" text:visited-style-name="Visited_20_Internet_20_Link"><text:span text:style-name="T149">aesthetics of music</text:span></text:a><text:span text:style-name="T217">, and the prehistory of "new music." Dahlhaus was honored with the </text:span><text:a xlink:type="simple" xlink:href="https://en.wikipedia.org/wiki/Order_of_Merit_of_the_Federal_Republic_of_Germany" text:style-name="Internet_20_link" text:visited-style-name="Visited_20_Internet_20_Link">Order of Merit of the Federal Republic of Germany</text:a><text:span text:style-name="T149"> </text:span><text:span text:style-name="T217">(Grand Cross with Star), a </text:span><text:a xlink:type="simple" xlink:href="https://en.wikipedia.org/wiki/Pour_le_Mérite" text:style-name="Internet_20_link" text:visited-style-name="Visited_20_Internet_20_Link"><text:span text:style-name="T149">Blue Max</text:span></text:a><text:span text:style-name="T217">, and accepted into the </text:span><text:a xlink:type="simple" xlink:href="https://en.wikipedia.org/wiki/Deutsche_Akademie_für_Sprache_und_Dichtung" text:style-name="Internet_20_link" text:visited-style-name="Visited_20_Internet_20_Link"><text:span text:style-name="T149">German Academy</text:span></text:a><text:span text:style-name="T217">. In 1987, he was awarded the Frankfurter Musikpreis.</text:span></text:p>
      <text:p text:style-name="P40"/>
      <text:p text:style-name="P40"><text:span text:style-name="T352">Ernst Lossa: 1929-1944, Germania, zingaro.</text:span> Fu ucciso all'età di 14 anni con iniezione letale alla “casa di cura” Kaufbeuren, Aktion T4, dopo esser sopravvissuto per 1 anno e mezzo. I dipendenti della struttura si erano rifiutati di ucciderlo perché troppo simpatico. Rubava le mele e le dava da mangiare alle persone sotto dieta E.</text:p>
      <text:p text:style-name="P40"/>
      <text:p text:style-name="P47"><text:span text:style-name="T28">Frank Owen Gehry</text:span><text:span text:style-name="T26">: 1929, </text:span><text:span text:style-name="T121">architect,</text:span><text:span text:style-name="T59"> </text:span><text:a xlink:type="simple" xlink:href="http://en.wikipedia.org/wiki/Pritzker_Prize" text:style-name="Internet_20_link" text:visited-style-name="Visited_20_Internet_20_Link">Pritzker Priz</text:a><text:span text:style-name="T121">e, </text:span><text:a xlink:type="simple" xlink:href="http://en.wikipedia.org/wiki/Canadian-American" text:style-name="Internet_20_link" text:visited-style-name="Visited_20_Internet_20_Link">Canadian-American</text:a><text:span text:style-name="T26">. </text:span><text:span text:style-name="T10">A number of his buildings, including his private residence, have become world renowned </text:span><text:a xlink:type="simple" xlink:href="http://en.wikipedia.org/wiki/Tourist_attraction" text:style-name="Internet_20_link" text:visited-style-name="Visited_20_Internet_20_Link"><text:span text:style-name="T112">tourist attractions</text:span></text:a><text:span text:style-name="T10">. His works are cited as being among the most important works of </text:span><text:a xlink:type="simple" xlink:href="http://en.wikipedia.org/wiki/Contemporary_architecture" text:style-name="Internet_20_link" text:visited-style-name="Visited_20_Internet_20_Link">contemporary architecture</text:a><text:span text:style-name="T112"> </text:span><text:span text:style-name="T10">in the 2010 </text:span><text:a xlink:type="simple" xlink:href="http://en.wikipedia.org/wiki/World_Architecture_Survey" text:style-name="Internet_20_link" text:visited-style-name="Visited_20_Internet_20_Link"><text:span text:style-name="T112">World Architecture Survey</text:span></text:a><text:span text:style-name="T10">, which led </text:span><text:a xlink:type="simple" xlink:href="http://en.wikipedia.org/wiki/Vanity_Fair_(magazine)" text:style-name="Internet_20_link" text:visited-style-name="Visited_20_Internet_20_Link">Vanity </text:a><text:a xlink:type="simple" xlink:href="http://en.wikipedia.org/wiki/Vanity_Fair_(magazine)" text:style-name="Internet_20_link" text:visited-style-name="Visited_20_Internet_20_Link">Fair</text:a><text:span text:style-name="T122"> </text:span><text:span text:style-name="T10">to label him as "the most important architect of our age".</text:span><text:span text:style-name="T112"> </text:span><text:span text:style-name="T10">Gehry's best-known works include the </text:span><text:a xlink:type="simple" xlink:href="http://en.wikipedia.org/wiki/Titanium" text:style-name="Internet_20_link" text:visited-style-name="Visited_20_Internet_20_Link"><text:span text:style-name="T112">titanium</text:span></text:a><text:span text:style-name="T10">-covered </text:span><text:a xlink:type="simple" xlink:href="http://en.wikipedia.org/wiki/Guggenheim_Museum_Bilbao" text:style-name="Internet_20_link" text:visited-style-name="Visited_20_Internet_20_Link">Guggenheim Museum</text:a><text:span text:style-name="T112"> </text:span><text:span text:style-name="T10">in </text:span><text:a xlink:type="simple" xlink:href="http://en.wikipedia.org/wiki/Bilbao" text:style-name="Internet_20_link" text:visited-style-name="Visited_20_Internet_20_Link"><text:span text:style-name="T112">Bilbao</text:span></text:a><text:span text:style-name="T50">.</text:span></text:p>
      <text:p text:style-name="P51"><text:soft-page-break/></text:p>
      <text:p text:style-name="P47"><text:span text:style-name="T50">Jaques Derrida: 1930 – 2004. Philosopher, b</text:span><text:span text:style-name="T64">est known for developing a form of </text:span><text:a xlink:type="simple" xlink:href="http://en.wikipedia.org/wiki/Semiotics" text:style-name="Internet_20_link" text:visited-style-name="Visited_20_Internet_20_Link"><text:span text:style-name="T134">semiotic</text:span></text:a><text:span text:style-name="T51"> </text:span><text:span text:style-name="T64">analysis known as </text:span><text:a xlink:type="simple" xlink:href="http://en.wikipedia.org/wiki/Deconstruction" text:style-name="Internet_20_link" text:visited-style-name="Visited_20_Internet_20_Link"><text:span text:style-name="T134">deconstruction</text:span></text:a><text:span text:style-name="T64">. </text:span><text:span text:style-name="T63">He is one of the major figures associated with </text:span><text:a xlink:type="simple" xlink:href="http://en.wikipedia.org/wiki/Post-structuralism" text:style-name="Internet_20_link" text:visited-style-name="Visited_20_Internet_20_Link"><text:span text:style-name="T127">post-structuralism</text:span></text:a><text:span text:style-name="T62"> </text:span><text:span text:style-name="T63">and </text:span><text:a xlink:type="simple" xlink:href="http://en.wikipedia.org/wiki/Postmodern_philosophy" text:style-name="Internet_20_link" text:visited-style-name="Visited_20_Internet_20_Link"><text:span text:style-name="T127">postmodern philosophy</text:span></text:a><text:span text:style-name="T63">. His work still has a major influence in the academe <text:s/>where </text:span><text:a xlink:type="simple" xlink:href="http://en.wikipedia.org/wiki/Continental_philosophy" text:style-name="Internet_20_link" text:visited-style-name="Visited_20_Internet_20_Link">continental philosophy</text:a><text:span text:style-name="T127"> </text:span><text:span text:style-name="T63">is predominant, particularly in debates around </text:span><text:a xlink:type="simple" xlink:href="http://en.wikipedia.org/wiki/Ontology" text:style-name="Internet_20_link" text:visited-style-name="Visited_20_Internet_20_Link"><text:span text:style-name="T127">ontology</text:span></text:a><text:span text:style-name="T63">, </text:span><text:a xlink:type="simple" xlink:href="http://en.wikipedia.org/wiki/Epistemology" text:style-name="Internet_20_link" text:visited-style-name="Visited_20_Internet_20_Link">epistemology</text:a><text:span text:style-name="T127"> </text:span><text:span text:style-name="T63">(especially concerning </text:span><text:a xlink:type="simple" xlink:href="http://en.wikipedia.org/wiki/Social_sciences" text:style-name="Internet_20_link" text:visited-style-name="Visited_20_Internet_20_Link"><text:span text:style-name="T127">social sciences</text:span></text:a><text:span text:style-name="T63">), </text:span><text:a xlink:type="simple" xlink:href="http://en.wikipedia.org/wiki/Ethics" text:style-name="Internet_20_link" text:visited-style-name="Visited_20_Internet_20_Link"><text:span text:style-name="T127">ethics</text:span></text:a><text:span text:style-name="T63">, </text:span><text:a xlink:type="simple" xlink:href="http://en.wikipedia.org/wiki/Aesthetics" text:style-name="Internet_20_link" text:visited-style-name="Visited_20_Internet_20_Link"><text:span text:style-name="T127">aesthetics</text:span></text:a><text:span text:style-name="T63">, </text:span><text:a xlink:type="simple" xlink:href="http://en.wikipedia.org/wiki/Hermeneutics" text:style-name="Internet_20_link" text:visited-style-name="Visited_20_Internet_20_Link"><text:span text:style-name="T127">hermeneutics</text:span></text:a><text:span text:style-name="T63">, and the </text:span><text:a xlink:type="simple" xlink:href="http://en.wikipedia.org/wiki/Philosophy_of_language" text:style-name="Internet_20_link" text:visited-style-name="Visited_20_Internet_20_Link"><text:span text:style-name="T127">philosophy of language</text:span></text:a><text:span text:style-name="T63">.</text:span></text:p>
      <text:p text:style-name="P51"/>
      <text:p text:style-name="P47"><text:span text:style-name="T192">Sławomir Mrożek:</text:span><text:span text:style-name="T193"> </text:span><text:a xlink:type="simple" xlink:href="http://it.wikipedia.org/wiki/1930" text:style-name="Internet_20_link" text:visited-style-name="Visited_20_Internet_20_Link"><text:span text:style-name="T121">1930</text:span></text:a><text:span text:style-name="T258"> - </text:span><text:a xlink:type="simple" xlink:href="http://it.wikipedia.org/wiki/2013" text:style-name="Internet_20_link" text:visited-style-name="Visited_20_Internet_20_Link"><text:span text:style-name="T121">2013</text:span></text:a><text:span text:style-name="T193"> è stato un </text:span><text:a xlink:type="simple" xlink:href="http://it.wikipedia.org/wiki/Drammaturgo" text:style-name="Internet_20_link" text:visited-style-name="Visited_20_Internet_20_Link">drammaturgo</text:a><text:span text:style-name="T121"> </text:span><text:span text:style-name="T193">e </text:span><text:a xlink:type="simple" xlink:href="http://it.wikipedia.org/wiki/Scrittore" text:style-name="Internet_20_link" text:visited-style-name="Visited_20_Internet_20_Link"><text:span text:style-name="T121">scrittore</text:span></text:a><text:span text:style-name="T258"> </text:span><text:a xlink:type="simple" xlink:href="http://it.wikipedia.org/wiki/Polonia" text:style-name="Internet_20_link" text:visited-style-name="Visited_20_Internet_20_Link"><text:span text:style-name="T121">polacco</text:span></text:a><text:span text:style-name="T193">. </text:span><text:span text:style-name="T195">Scrittore abilissimo di </text:span><text:span text:style-name="T196">feuilleton </text:span><text:span text:style-name="T195">satirici, comincia a scrivere per il teatro dal 1958. Un tipico rappresentante di quegli </text:span><text:a xlink:type="simple" xlink:href="http://it.wikipedia.org/wiki/Intellettuale" text:style-name="Internet_20_link" text:visited-style-name="Visited_20_Internet_20_Link">intellettuali</text:a><text:span text:style-name="T133"> </text:span><text:span text:style-name="T195">che assistono al disfacimento culturale. Il suo è un teatro palesemente lontano dalla vita quotidiana: "Qualsiasi cosa si svolga sulla scena ha un inizio e una fine, e soprattutto non ha alcuna conseguenza: l'esatto opposto di quanto accade nella realtà, dove ogni azione ha effetti che più si allontanano, meno sono prevedibili, tanto da risultare imponderabili" (Sławomir Mrożek, </text:span><text:span text:style-name="T196">Teatro e realtà</text:span><text:span text:style-name="T195">, in "Dialog", 1989). Spesso visto come un </text:span><text:a xlink:type="simple" xlink:href="http://it.wikipedia.org/wiki/Drammaturgo" text:style-name="Internet_20_link" text:visited-style-name="Visited_20_Internet_20_Link">drammaturgo</text:a><text:span text:style-name="T133"> </text:span><text:span text:style-name="T195">del "</text:span><text:a xlink:type="simple" xlink:href="http://it.wikipedia.org/wiki/Teatro_dell%27assurdo" text:style-name="Internet_20_link" text:visited-style-name="Visited_20_Internet_20_Link"><text:span text:style-name="T133">teatro dell'assurdo</text:span></text:a><text:span text:style-name="T195">" caratteristica che è vera solo per la sua primissima produzione. Nel tempo si avvicinerà sempre più alla </text:span><text:a xlink:type="simple" xlink:href="http://it.wikipedia.org/wiki/Poetica" text:style-name="Internet_20_link" text:visited-style-name="Visited_20_Internet_20_Link">poetica</text:a><text:span text:style-name="T133"> </text:span><text:span text:style-name="T195">di </text:span><text:a xlink:type="simple" xlink:href="http://it.wikipedia.org/wiki/Stanisław_Ignacy_Witkiewicz" text:style-name="Internet_20_link" text:visited-style-name="Visited_20_Internet_20_Link">Witkiewicz</text:a><text:span text:style-name="T133"> </text:span><text:span text:style-name="T195">e </text:span><text:a xlink:type="simple" xlink:href="http://it.wikipedia.org/wiki/Witold_Gombrowicz" text:style-name="Internet_20_link" text:visited-style-name="Visited_20_Internet_20_Link"><text:span text:style-name="T133">Gombrowicz</text:span></text:a><text:span text:style-name="T195">.</text:span></text:p>
      <text:p text:style-name="P55"/>
      <text:p text:style-name="P1"><text:span text:style-name="T232">Bernhard "Bernd" Becher</text:span><text:span text:style-name="T195"> </text:span><text:span text:style-name="T226">(1931 – 2007), and </text:span><text:a xlink:type="simple" xlink:href="https://en.wikipedia.org/wiki/Hilla_Becher" text:style-name="Internet_20_link" text:visited-style-name="Visited_20_Internet_20_Link"><text:span text:style-name="T156">Hilla Becher</text:span></text:a><text:span text:style-name="T226">, née </text:span><text:span text:style-name="T232">Wobeser</text:span><text:span text:style-name="T195"> </text:span><text:span text:style-name="T226">(1934 – 2015): German </text:span><text:a xlink:type="simple" xlink:href="https://en.wikipedia.org/wiki/Conceptual_art" text:style-name="Internet_20_link" text:visited-style-name="Visited_20_Internet_20_Link"><text:span text:style-name="T152">conceptual artists</text:span></text:a><text:span text:style-name="T288"> </text:span><text:span text:style-name="T226">and </text:span><text:a xlink:type="simple" xlink:href="https://en.wikipedia.org/wiki/Photographer" text:style-name="Internet_20_link" text:visited-style-name="Visited_20_Internet_20_Link"><text:span text:style-name="T152">photographers</text:span></text:a><text:span text:style-name="T288"> </text:span><text:span text:style-name="T226">working as a collaborative duo. They are best known for their extensive series of photographic images, or </text:span><text:a xlink:type="simple" xlink:href="https://en.wikipedia.org/wiki/Typology_(urban_planning_and_architecture)" text:style-name="Internet_20_link" text:visited-style-name="Visited_20_Internet_20_Link"><text:span text:style-name="T152">typologies</text:span></text:a><text:span text:style-name="T226">, of industrial buildings and structures, often organised in grids. As the founders of what has come to be known as the ‘Becher school’ they influenced generations of documentary photographers and artists. They have been awarded the </text:span><text:a xlink:type="simple" xlink:href="https://en.wikipedia.org/wiki/Erasmus_Prize" text:style-name="Internet_20_link" text:visited-style-name="Visited_20_Internet_20_Link"><text:span text:style-name="T152">Erasmus Prize</text:span></text:a><text:span text:style-name="T288"> </text:span><text:span text:style-name="T226">and the </text:span><text:a xlink:type="simple" xlink:href="https://en.wikipedia.org/wiki/Hasselblad_Award" text:style-name="Internet_20_link" text:visited-style-name="Visited_20_Internet_20_Link"><text:span text:style-name="T152">Hasselblad Award</text:span></text:a><text:span text:style-name="T226">.</text:span><text:span text:style-name="T195"> </text:span><text:span text:style-name="T226">La coppia di artisti ottenne numerosi importanti premi tra cui il </text:span><text:a xlink:type="simple" xlink:href="https://it.wikipedia.org/wiki/Leone_d%27oro" text:style-name="Internet_20_link" text:visited-style-name="Visited_20_Internet_20_Link">Leone d'oro</text:a><text:span text:style-name="T152"> </text:span><text:span text:style-name="T226">alla </text:span><text:a xlink:type="simple" xlink:href="https://it.wikipedia.org/wiki/Biennale_di_Venezia" text:style-name="Internet_20_link" text:visited-style-name="Visited_20_Internet_20_Link"><text:span text:style-name="T152">Biennale di Venezia</text:span></text:a><text:span text:style-name="T277">. </text:span><text:span text:style-name="T237">Come fondatori di quella che è stata denominata </text:span><text:span text:style-name="T217">scuola dei Becher </text:span><text:span text:style-name="T237">essi hanno durevolmente influito sia sulla fotografia documentaria sia sugli artisti.</text:span></text:p>
      <text:p text:style-name="P26"/>
      <text:p text:style-name="P47"><text:span text:style-name="T229">Gerhard Richter:</text:span><text:span text:style-name="T217"> 1932 -. German </text:span><text:a xlink:type="simple" xlink:href="https://en.wikipedia.org/wiki/Visual_arts" text:style-name="Internet_20_link" text:visited-style-name="Visited_20_Internet_20_Link">visual artist</text:a><text:span text:style-name="T149"> </text:span><text:span text:style-name="T217">and one of the pioneers of the </text:span><text:a xlink:type="simple" xlink:href="https://en.wikipedia.org/wiki/New_European_Painting" text:style-name="Internet_20_link" text:visited-style-name="Visited_20_Internet_20_Link">New European Painting</text:a><text:span text:style-name="T149"> </text:span><text:span text:style-name="T217">that emerged in the second half of the twentieth century. Richter has produced abstract as well as photo-realistic paintings, and also photographs and glass pieces. His art follows the examples of </text:span><text:a xlink:type="simple" xlink:href="https://en.wikipedia.org/wiki/Pablo_Picasso" text:style-name="Internet_20_link" text:visited-style-name="Visited_20_Internet_20_Link">Picasso</text:a><text:span text:style-name="T149"> </text:span><text:span text:style-name="T217">and </text:span><text:a xlink:type="simple" xlink:href="https://en.wikipedia.org/wiki/Jean_Arp" text:style-name="Internet_20_link" text:visited-style-name="Visited_20_Internet_20_Link">Jean Arp</text:a><text:span text:style-name="T149"> </text:span><text:span text:style-name="T217">in undermining the concept of the artist's obligation to maintain a single cohesive style. In October 2012, Richter's </text:span><text:span text:style-name="T252">Abstraktes Bild </text:span><text:span text:style-name="T217">set an auction record price for a painting by a living artist at $34 million (£21 million).</text:span><text:span text:style-name="T166"> </text:span><text:span text:style-name="T217">This was exceeded in May 2013 when his 1968 piece </text:span><text:span text:style-name="T252">Domplatz, Mailand </text:span><text:span text:style-name="T217">(Cathedral square, Milan) was sold for $37.1 million (£24.4 million) in New York. This was further exceeded in February 2015 when his painting </text:span><text:span text:style-name="T237">Abstraktes Bild </text:span><text:span text:style-name="T217">sold for $44.52 million (£30.4 million) in London at Sotheby's Contemporary Evening Sale.</text:span></text:p>
      <text:p text:style-name="P56"/>
      <text:p text:style-name="P3"><text:span text:style-name="T28">Krzysztof Eugeniusz Penderecki: </text:span><text:a xlink:type="simple" xlink:href="http://it.wikipedia.org/wiki/1933" text:style-name="Internet_20_link" text:visited-style-name="Visited_20_Internet_20_Link">1933</text:a><text:span text:style-name="T120">,</text:span><text:span text:style-name="T26"> </text:span><text:a xlink:type="simple" xlink:href="http://it.wikipedia.org/wiki/Compositore" text:style-name="Internet_20_link" text:visited-style-name="Visited_20_Internet_20_Link">compositore</text:a><text:span text:style-name="T120"> </text:span><text:a xlink:type="simple" xlink:href="http://it.wikipedia.org/wiki/Polonia" text:style-name="Internet_20_link" text:visited-style-name="Visited_20_Internet_20_Link">polacco</text:a><text:span text:style-name="T26">. La sua opera si colloca nell'ambito del </text:span><text:a xlink:type="simple" xlink:href="http://it.wikipedia.org/w/index.php?title=Postserialismo&amp;action=edit&amp;redlink=1" text:style-name="Internet_20_link" text:visited-style-name="Visited_20_Internet_20_Link"><text:span text:style-name="T188">postserialismo</text:span></text:a><text:span text:style-name="T26">.</text:span><text:span text:style-name="T83"> </text:span><text:span text:style-name="T29">La sua sperimentazione sonora destava e desta tuttora scalpore. Viene considerato il musicista di riferimento dell'</text:span><text:a xlink:type="simple" xlink:href="http://it.wikipedia.org/wiki/Avanguardia" text:style-name="Internet_20_link" text:visited-style-name="Visited_20_Internet_20_Link"><text:span text:style-name="T123">avanguardia</text:span></text:a><text:span text:style-name="T60"> </text:span><text:span text:style-name="T29">polacca e fra le varie etichette gli è stata assegnata anche quella di "classico </text:span><text:a xlink:type="simple" xlink:href="http://it.wikipedia.org/wiki/Postmoderno" text:style-name="Internet_20_link" text:visited-style-name="Visited_20_Internet_20_Link"><text:span text:style-name="T123">postmoderno</text:span></text:a><text:span text:style-name="T29">".</text:span><text:span text:style-name="T33"> </text:span></text:p>
      <text:p text:style-name="P40"/>
      <text:p text:style-name="P36"><text:span text:style-name="T335">Roy Ascott: 1934. </text:span><text:span text:style-name="T11">President of the </text:span><text:a xlink:type="simple" xlink:href="http://en.wikipedia.org/wiki/Planetary_Collegium" text:style-name="Internet_20_link" text:visited-style-name="Visited_20_Internet_20_Link"><text:span text:style-name="T335">Planetary Collegium</text:span></text:a><text:span text:style-name="T181">. Artist, professor, researcher. </text:span><text:span text:style-name="T182">Inspired by</text:span><text:span text:style-name="T2"> Henri Bergson, Norbert Wiener, Heinz von Foerster, the I Ching, Teilhard de Chardin, Peter Russell, Charles Fourier, and Marcel Duchamp</text:span><text:span text:style-name="T182">. </text:span><text:span text:style-name="T2">Telematics, as Ascott defines it, is "a term used to designate computer-mediated communications networking between geographically dispersed individuals and institutions . . . and between the human mind and artificial systems of intelligence and perception"</text:span><text:span text:style-name="T182">. </text:span><text:span text:style-name="T2">"To discuss what one is doing rather than the artwork which results, to attempt to unravel the loops of creative activity, is, in many ways, a behavioral problem. . . . It leads to a consideration of our total relationship to a work of art, in which physical moves may lead to conceptual moves, in which Behaviour relates to Idea"</text:span><text:span text:style-name="T182">. </text:span><text:span text:style-name="T2">In particular, the idea of the computer as a means for enhancing intuition and the use of telecommunications to enable non-local creative interaction would continue to play an </text:span><text:soft-page-break/><text:span text:style-name="T2">important role in the evolution of his theory and practice.</text:span><text:span text:style-name="T182"> </text:span><text:span text:style-name="T2">Anticipating the creation of the internet by several years, Ascott further proposed that telecommunications networks could enable "[i]nstant person to person contact [that] would support specialised creative work . . . . An artist could be brought right into the working studio of other artists . . . however far apart in the world . . . they may separately be located. By means of holography or a visual telex, instant transmission of facsimiles of their artwork could be effected . . . . [D]istinguished minds in all fields of art and science could be contacted and linked"</text:span><text:span text:style-name="T182">. TERMINAL ART (1980) was him first telematic artwork. In </text:span><text:span text:style-name="T2">"Is There Love in the Telematic Embrace?" (1990) he makes the description of how the marriage of technology and intuition in telematic systems might enable the systemic extension of human perception and the unified planetary expansion of consciousness. In this essay, he writes, "[N]etworking provides the very infrastructure for spiritual interchange that could lead to the harmonization and creative development of the whole planet"</text:span><text:span text:style-name="T182"> </text:span></text:p>
      <text:p text:style-name="P20"/>
      <text:h text:style-name="P46" text:outline-level="1"><text:span text:style-name="T33">Arvo Pärt</text:span><text:span text:style-name="T34">: 1935, </text:span><text:a xlink:type="simple" xlink:href="http://it.wikipedia.org/wiki/Compositore" text:style-name="Internet_20_link" text:visited-style-name="Visited_20_Internet_20_Link"><text:span text:style-name="T339">compositore</text:span></text:a><text:a xlink:type="simple" xlink:href="http://it.wikipedia.org/wiki/Estonia" text:style-name="Internet_20_link" text:visited-style-name="Visited_20_Internet_20_Link"><text:span text:style-name="T339"> estone</text:span></text:a><text:span text:style-name="T170"> </text:span><text:span text:style-name="T44">di </text:span><text:a xlink:type="simple" xlink:href="http://it.wikipedia.org/wiki/Musica_contemporanea" text:style-name="Internet_20_link" text:visited-style-name="Visited_20_Internet_20_Link"><text:span text:style-name="T170">musica contemporanea</text:span></text:a><text:span text:style-name="T67"> </text:span><text:span text:style-name="T44">legato al </text:span><text:a xlink:type="simple" xlink:href="http://it.wikipedia.org/wiki/Minimalismo_musicale" text:style-name="Internet_20_link" text:visited-style-name="Visited_20_Internet_20_Link"><text:span text:style-name="T170">minimalismo</text:span></text:a><text:span text:style-name="T44">. Dopo gli esordi, in cui il suo linguaggio utilizzava tecniche come la </text:span><text:a xlink:type="simple" xlink:href="http://it.wikipedia.org/wiki/Dodecafonia" text:style-name="Internet_20_link" text:visited-style-name="Visited_20_Internet_20_Link"><text:span text:style-name="T339">dodecafonia</text:span></text:a><text:span text:style-name="T170"> </text:span><text:span text:style-name="T44">ed il </text:span><text:span text:style-name="T45">collage</text:span><text:span text:style-name="T44">, fu coniato proprio per la sua musica il termine di </text:span><text:span text:style-name="T45">minimalismo sacro</text:span><text:span text:style-name="T44">, di cui è un riconosciuto esponente assieme ad autori come </text:span><text:a xlink:type="simple" xlink:href="http://it.wikipedia.org/wiki/Henryk_Górecki" text:style-name="Internet_20_link" text:visited-style-name="Visited_20_Internet_20_Link"><text:span text:style-name="T339">Henryk Górecki</text:span></text:a><text:span text:style-name="T170"> </text:span><text:span text:style-name="T44">e </text:span><text:a xlink:type="simple" xlink:href="http://it.wikipedia.org/wiki/John_Tavener" text:style-name="Internet_20_link" text:visited-style-name="Visited_20_Internet_20_Link"><text:span text:style-name="T170">John Tavener</text:span></text:a><text:span text:style-name="T44">. È un compositore apprezzato soprattutto per la semplicità dell'ascolto e la trasparenza emotiva delle sue opere.</text:span><text:span text:style-name="T20"> </text:span></text:h>
      <text:p text:style-name="P50"/>
      <text:p text:style-name="P37"><text:span text:style-name="T236">Thomas Ruggles Pynchon, Jr.</text:span><text:span text:style-name="T194">: </text:span><text:span text:style-name="T234">1937 -. </text:span><text:a xlink:type="simple" xlink:href="https://en.wikipedia.org/wiki/American_literature" text:style-name="Internet_20_link" text:visited-style-name="Visited_20_Internet_20_Link"><text:span text:style-name="T154">American novelist</text:span></text:a><text:span text:style-name="T234">. A </text:span><text:a xlink:type="simple" xlink:href="https://en.wikipedia.org/wiki/MacArthur_Fellowship" text:style-name="Internet_20_link" text:visited-style-name="Visited_20_Internet_20_Link"><text:span text:style-name="T154">MacArthur Fellow</text:span></text:a><text:span text:style-name="T234">, he is noted for his dense and complex novels. His </text:span><text:a xlink:type="simple" xlink:href="https://en.wikipedia.org/wiki/Fiction" text:style-name="Internet_20_link" text:visited-style-name="Visited_20_Internet_20_Link"><text:span text:style-name="T154">fiction</text:span></text:a><text:span text:style-name="T259"> </text:span><text:span text:style-name="T234">and nonfiction writings encompass a vast array of subject matter, </text:span><text:a xlink:type="simple" xlink:href="https://en.wikipedia.org/wiki/Literary_genre" text:style-name="Internet_20_link" text:visited-style-name="Visited_20_Internet_20_Link"><text:span text:style-name="T154">genres</text:span></text:a><text:span text:style-name="T259"> </text:span><text:span text:style-name="T234">and </text:span><text:a xlink:type="simple" xlink:href="https://en.wikipedia.org/wiki/Theme_(narrative)" text:style-name="Internet_20_link" text:visited-style-name="Visited_20_Internet_20_Link"><text:span text:style-name="T154">themes</text:span></text:a><text:span text:style-name="T234">, including (but not limited to) the fields of </text:span><text:a xlink:type="simple" xlink:href="https://en.wikipedia.org/wiki/History" text:style-name="Internet_20_link" text:visited-style-name="Visited_20_Internet_20_Link"><text:span text:style-name="T154">history</text:span></text:a><text:span text:style-name="T234">, </text:span><text:a xlink:type="simple" xlink:href="https://en.wikipedia.org/wiki/Music" text:style-name="Internet_20_link" text:visited-style-name="Visited_20_Internet_20_Link"><text:span text:style-name="T154">music</text:span></text:a><text:span text:style-name="T234">, </text:span><text:a xlink:type="simple" xlink:href="https://en.wikipedia.org/wiki/Science" text:style-name="Internet_20_link" text:visited-style-name="Visited_20_Internet_20_Link"><text:span text:style-name="T154">science</text:span></text:a><text:span text:style-name="T234">, and </text:span><text:a xlink:type="simple" xlink:href="https://en.wikipedia.org/wiki/Mathematics" text:style-name="Internet_20_link" text:visited-style-name="Visited_20_Internet_20_Link"><text:span text:style-name="T154">mathematics</text:span></text:a><text:span text:style-name="T234">. For </text:span><text:a xlink:type="simple" xlink:href="https://en.wikipedia.org/wiki/Gravity%27s_Rainbow" text:style-name="Internet_20_link" text:visited-style-name="Visited_20_Internet_20_Link"><text:span text:style-name="T158">Gravity's Rainbow</text:span></text:a><text:span text:style-name="T259"> </text:span><text:span text:style-name="T234">Pynchon won the 1974 U.S. </text:span><text:a xlink:type="simple" xlink:href="https://en.wikipedia.org/wiki/National_Book_Award_for_Fiction" text:style-name="Internet_20_link" text:visited-style-name="Visited_20_Internet_20_Link"><text:span text:style-name="T154">National Book Award for Fiction</text:span></text:a><text:span text:style-name="T234">.</text:span></text:p>
      <text:p text:style-name="P30"/>
      <text:p text:style-name="P36">David Hockney: 1937, English painter, droughtsman, printmaker, stage designer and photographer. <text:span text:style-name="T328">Contributor to the Pop Art movement of the 1960s. One of the most influential British artist of the Twentieth Century. He was born with Synesthesia (also Oliver Messiaen). He won with the painting “Peter getting out of Nick's pool” the John Moores Painting Prize at the Walker Art Gallery in London in 1967. The Hockney_Falco thesis in 2001 about the Renaissance techniques for photographic style using a camera obscura and a concave mirror.</text:span></text:p>
      <text:p text:style-name="P36"/>
      <text:p text:style-name="P36"><text:span text:style-name="T328">Delia Ann Derbyshire: 1937-2001, English composer of electronic and “concréte” music. The White Noise. </text:span><text:span text:style-name="T335">Creator also of the historical “Doctor Who” Theme (1963). </text:span><text:span text:style-name="T1">In November 1960 she joined the BBC as</text:span><text:span text:style-name="T335"> . In 1962 she assisted Luciano Berio at the two-weeks Summer School at Dartington Hall. Late sixties: Kaleidophon studio with Brian Hodgson and David Vorhaus – 1968: first album of the band White Noise (composed by them three) AN Electric Storm. After 1973 she stopped to produce music.</text:span></text:p>
      <text:p text:style-name="P40"/>
      <text:p text:style-name="P36"><text:span text:style-name="T335">Max Neuhaus: </text:span><text:span text:style-name="T101">1939 – 2009, Percussionist.</text:span><text:span text:style-name="T335"> </text:span><text:span text:style-name="T102">1966 «Listen,» first work as an independent artist, and «Public Supply,» first acoustic network through the WBAI New York Radio Station; in 1967 Neuhaus realized his first electro-acoustic installation «Drive-In Music» in Buffalo, New York, as a result of which he coined the presently current term «sound installation» to describe works that do not have a beginning or an end and whose structure develops in space rather than time;</text:span><text:span text:style-name="T335"> </text:span></text:p>
      <text:p text:style-name="P40"/>
      <text:p text:style-name="P1"><text:span text:style-name="T241">Stanislav Evgrafovič Petrov</text:span><text:span text:style-name="T305">: </text:span><text:a xlink:type="simple" xlink:href="https://it.wikipedia.org/wiki/1939" text:style-name="Internet_20_link" text:visited-style-name="Visited_20_Internet_20_Link">1939</text:a><text:span text:style-name="T162">,</text:span><text:span text:style-name="T245"> è un </text:span><text:a xlink:type="simple" xlink:href="https://it.wikipedia.org/wiki/Militare" text:style-name="Internet_20_link" text:visited-style-name="Visited_20_Internet_20_Link"><text:span text:style-name="T162">militare</text:span></text:a><text:span text:style-name="T293"> </text:span><text:a xlink:type="simple" xlink:href="https://it.wikipedia.org/wiki/Unione_Sovietica" text:style-name="Internet_20_link" text:visited-style-name="Visited_20_Internet_20_Link"><text:span text:style-name="T162">sovietico</text:span></text:a><text:span text:style-name="T245">, tenente colonnello dell'</text:span><text:a xlink:type="simple" xlink:href="https://it.wikipedia.org/wiki/Armata_Rossa" text:style-name="Internet_20_link" text:visited-style-name="Visited_20_Internet_20_Link"><text:span text:style-name="T162">Armata Rossa</text:span></text:a><text:span text:style-name="T293"> </text:span><text:span text:style-name="T245">durante la </text:span><text:a xlink:type="simple" xlink:href="https://it.wikipedia.org/wiki/Guerra_Fredda" text:style-name="Internet_20_link" text:visited-style-name="Visited_20_Internet_20_Link"><text:span text:style-name="T162">Guerra Fredda</text:span></text:a><text:span text:style-name="T245">. È noto per aver identificato un falso allarme missilistico sventando lo scoppio di un </text:span><text:a xlink:type="simple" xlink:href="https://it.wikipedia.org/wiki/Conflitto_nucleare" text:style-name="Internet_20_link" text:visited-style-name="Visited_20_Internet_20_Link">conflitto nucleare</text:a><text:span text:style-name="T162">. </text:span><text:span text:style-name="T275">Il 26 settembre del </text:span><text:a xlink:type="simple" xlink:href="https://it.wikipedia.org/wiki/1983" text:style-name="Internet_20_link" text:visited-style-name="Visited_20_Internet_20_Link"><text:span text:style-name="T150">1983</text:span></text:a><text:span text:style-name="T275">, al culmine della </text:span><text:a xlink:type="simple" xlink:href="https://it.wikipedia.org/wiki/Guerra_fredda" text:style-name="Internet_20_link" text:visited-style-name="Visited_20_Internet_20_Link"><text:span text:style-name="T150">guerra fredda</text:span></text:a><text:span text:style-name="T275">, Petrov era l’ufficiale di servizio al bunker Serpuchov 15, vicino a </text:span><text:a xlink:type="simple" xlink:href="https://it.wikipedia.org/wiki/Mosca_(Russia)" text:style-name="Internet_20_link" text:visited-style-name="Visited_20_Internet_20_Link">Mosca</text:a><text:span text:style-name="T150"> </text:span><text:span text:style-name="T275">con il compito di controllare il </text:span><text:a xlink:type="simple" xlink:href="https://it.wikipedia.org/wiki/Satellite_artificiale" text:style-name="Internet_20_link" text:visited-style-name="Visited_20_Internet_20_Link">satellite</text:a><text:span text:style-name="T150"> </text:span><text:span text:style-name="T275">e notificare ai suoi superiori un eventuale attacco nucleare contro l’URSS. Nel caso si fosse presentato un attacco, la strategia dell'Unione Sovietica era quella di lanciare immediatamente un contrattacco nucleare su vasta scala contro gli </text:span><text:a xlink:type="simple" xlink:href="https://it.wikipedia.org/wiki/Stati_Uniti" text:style-name="Internet_20_link" text:visited-style-name="Visited_20_Internet_20_Link"><text:span text:style-name="T150">Stati Uniti</text:span></text:a><text:span text:style-name="T275">, secondo la dottrina della </text:span><text:a xlink:type="simple" xlink:href="https://it.wikipedia.org/wiki/Distruzione_mutua_assicurata" text:style-name="Internet_20_link" text:visited-style-name="Visited_20_Internet_20_Link"><text:span text:style-name="T150">distruzione mutua assicurata</text:span></text:a><text:span text:style-name="T275">. </text:span><text:span text:style-name="T217">Alle 00.14 (</text:span><text:a xlink:type="simple" xlink:href="https://it.wikipedia.org/wiki/Ora_di_Mosca" text:style-name="Internet_20_link" text:visited-style-name="Visited_20_Internet_20_Link"><text:span text:style-name="T149">ora di Mosca</text:span></text:a><text:span text:style-name="T217">) il satellite diede l'allarme segnalando un missile lanciato dalla base di Malmstrom in </text:span><text:a xlink:type="simple" xlink:href="https://it.wikipedia.org/wiki/Montana" text:style-name="Internet_20_link" text:visited-style-name="Visited_20_Internet_20_Link">Montana</text:a><text:span text:style-name="T149"> </text:span><text:span text:style-name="T217">e in viaggio verso il territorio sovietico. Petrov ritenendo inverosimile un attacco con un unico missile pensò ad un errore del sistema e non segnalò ai suoi superiori l'accaduto, ma </text:span><text:soft-page-break/><text:span text:style-name="T217">pochi minuti dopo il satellite segnalò altri quattro missili in viaggio verso l'URSS. Lanciare l'allarme avrebbe significato dar avvio al conflitto nucleare. Petrov, che conosceva bene le peculiarità del sistema satellitare sovietico </text:span><text:a xlink:type="simple" xlink:href="https://en.wikipedia.org/wiki/Oko" text:style-name="Internet_20_link" text:visited-style-name="Visited_20_Internet_20_Link"><text:span text:style-name="T327">OKO</text:span></text:a><text:span text:style-name="T217">, ritenne ancora una volta che si stesse trattando di un errore considerando esiguo l'attacco missilistico in corso rispetto al consistentissimo armamento nucleare statunitense. La decisione di aspettare e non segnalare l'attacco si rivelò giusta. Venne accertato infatti che si trattava di un falso allarme dovuto ad una rara congiunzione astronomica tra la Terra, il Sole e il sistema satellitare OKO. Petrov aveva comunque disatteso agli ordini, ma considerata la sua corretta intuizione l’esercito sovietico decise di non punirlo; in seguito però il colonnello fu redarguito, ufficialmente per altre ragioni, e la sua carriera militare si arrestò.</text:span></text:p>
      <text:p text:style-name="P40"/>
      <text:p text:style-name="P1"><text:span text:style-name="T413">Julia Kristeva:</text:span><text:span text:style-name="T414"> </text:span><text:a xlink:type="simple" xlink:href="https://en.wikipedia.org/wiki/Bulgarians" text:style-name="Internet_20_link" text:visited-style-name="Visited_20_Internet_20_Link"><text:span text:style-name="T446">Bulgarian</text:span></text:a><text:span text:style-name="T414">-</text:span><text:a xlink:type="simple" xlink:href="https://en.wikipedia.org/wiki/France" text:style-name="Internet_20_link" text:visited-style-name="Visited_20_Internet_20_Link"><text:span text:style-name="T446">French</text:span></text:a><text:span text:style-name="T414"> </text:span><text:a xlink:type="simple" xlink:href="https://en.wikipedia.org/wiki/Philosopher" text:style-name="Internet_20_link" text:visited-style-name="Visited_20_Internet_20_Link"><text:span text:style-name="T446">philosopher</text:span></text:a><text:span text:style-name="T414">, </text:span><text:a xlink:type="simple" xlink:href="https://en.wikipedia.org/wiki/Literary_critic" text:style-name="Internet_20_link" text:visited-style-name="Visited_20_Internet_20_Link"><text:span text:style-name="T446">literary critic</text:span></text:a><text:span text:style-name="T414">, </text:span><text:a xlink:type="simple" xlink:href="https://en.wikipedia.org/wiki/Psychoanalysis" text:style-name="Internet_20_link" text:visited-style-name="Visited_20_Internet_20_Link"><text:span text:style-name="T446">psychoanalyst</text:span></text:a><text:span text:style-name="T414">, </text:span><text:a xlink:type="simple" xlink:href="https://en.wikipedia.org/wiki/Sociologist" text:style-name="Internet_20_link" text:visited-style-name="Visited_20_Internet_20_Link"><text:span text:style-name="T446">sociologist</text:span></text:a><text:span text:style-name="T414"> and </text:span><text:a xlink:type="simple" xlink:href="https://en.wikipedia.org/wiki/Novelist" text:style-name="Internet_20_link" text:visited-style-name="Visited_20_Internet_20_Link"><text:span text:style-name="T446">novelist</text:span></text:a><text:span text:style-name="T414"> who has lived in </text:span><text:a xlink:type="simple" xlink:href="https://en.wikipedia.org/wiki/France" text:style-name="Internet_20_link" text:visited-style-name="Visited_20_Internet_20_Link"><text:span text:style-name="T446">France</text:span></text:a><text:span text:style-name="T414"> since the mid-1960s. </text:span><text:span text:style-name="T419">She is now a Professor at the </text:span><text:a xlink:type="simple" xlink:href="https://en.wikipedia.org/wiki/University_Paris_Diderot" text:style-name="Internet_20_link" text:visited-style-name="Visited_20_Internet_20_Link"><text:span text:style-name="T448">University Paris Diderot</text:span></text:a><text:span text:style-name="T419">. Kristeva became influential in international critical analysis, </text:span><text:a xlink:type="simple" xlink:href="https://en.wikipedia.org/wiki/Cultural_theory" text:style-name="Internet_20_link" text:visited-style-name="Visited_20_Internet_20_Link"><text:span text:style-name="T448">cultural theory</text:span></text:a><text:span text:style-name="T419"> and </text:span><text:a xlink:type="simple" xlink:href="https://en.wikipedia.org/wiki/Feminism" text:style-name="Internet_20_link" text:visited-style-name="Visited_20_Internet_20_Link"><text:span text:style-name="T448">feminism</text:span></text:a><text:span text:style-name="T419"> after publishing her first book </text:span><text:span text:style-name="T420">Semeiotikè</text:span><text:span text:style-name="T421"> in 1969. Her sizable body of work includes books and essays which address </text:span><text:a xlink:type="simple" xlink:href="https://en.wikipedia.org/wiki/Intertextuality" text:style-name="Internet_20_link" text:visited-style-name="Visited_20_Internet_20_Link"><text:span text:style-name="T449">intertextuality</text:span></text:a><text:span text:style-name="T421">, the </text:span><text:a xlink:type="simple" xlink:href="https://en.wikipedia.org/wiki/Semiotic" text:style-name="Internet_20_link" text:visited-style-name="Visited_20_Internet_20_Link"><text:span text:style-name="T449">semiotic</text:span></text:a><text:span text:style-name="T421">, and </text:span><text:a xlink:type="simple" xlink:href="https://en.wikipedia.org/wiki/Abjection" text:style-name="Internet_20_link" text:visited-style-name="Visited_20_Internet_20_Link"><text:span text:style-name="T449">abjection</text:span></text:a><text:span text:style-name="T421">, in the fields of linguistics, literary theory and criticism, </text:span><text:a xlink:type="simple" xlink:href="https://en.wikipedia.org/wiki/Psychoanalysis" text:style-name="Internet_20_link" text:visited-style-name="Visited_20_Internet_20_Link"><text:span text:style-name="T449">psychoanalysis</text:span></text:a><text:span text:style-name="T421">, biography and autobiography, political and cultural analysis, art and art history. Together with </text:span><text:a xlink:type="simple" xlink:href="https://en.wikipedia.org/wiki/Roland_Barthes" text:style-name="Internet_20_link" text:visited-style-name="Visited_20_Internet_20_Link"><text:span text:style-name="T449">Roland Barthes</text:span></text:a><text:span text:style-name="T421">, </text:span><text:a xlink:type="simple" xlink:href="https://en.wikipedia.org/wiki/Tzvetan_Todorov" text:style-name="Internet_20_link" text:visited-style-name="Visited_20_Internet_20_Link"><text:span text:style-name="T449">Tzvetan Todorov</text:span></text:a><text:span text:style-name="T421">, </text:span><text:a xlink:type="simple" xlink:href="https://en.wikipedia.org/wiki/Lucien_Goldmann" text:style-name="Internet_20_link" text:visited-style-name="Visited_20_Internet_20_Link"><text:span text:style-name="T449">Lucien Goldmann</text:span></text:a><text:span text:style-name="T421">, </text:span><text:a xlink:type="simple" xlink:href="https://en.wikipedia.org/wiki/Gérard_Genette" text:style-name="Internet_20_link" text:visited-style-name="Visited_20_Internet_20_Link"><text:span text:style-name="T449">Gérard Genette</text:span></text:a><text:span text:style-name="T421">, </text:span><text:a xlink:type="simple" xlink:href="https://en.wikipedia.org/wiki/Claude_Lévi-Strauss" text:style-name="Internet_20_link" text:visited-style-name="Visited_20_Internet_20_Link"><text:span text:style-name="T449">Claude Lévi-Strauss</text:span></text:a><text:span text:style-name="T421">, </text:span><text:a xlink:type="simple" xlink:href="https://en.wikipedia.org/wiki/Jacques_Lacan" text:style-name="Internet_20_link" text:visited-style-name="Visited_20_Internet_20_Link"><text:span text:style-name="T449">Jacques Lacan</text:span></text:a><text:span text:style-name="T421">, </text:span><text:a xlink:type="simple" xlink:href="https://en.wikipedia.org/wiki/Algirdas_Julien_Greimas" text:style-name="Internet_20_link" text:visited-style-name="Visited_20_Internet_20_Link"><text:span text:style-name="T449">Algirdas Julien Greimas</text:span></text:a><text:span text:style-name="T421">, and </text:span><text:a xlink:type="simple" xlink:href="https://en.wikipedia.org/wiki/Louis_Althusser" text:style-name="Internet_20_link" text:visited-style-name="Visited_20_Internet_20_Link"><text:span text:style-name="T449">Louis Althusser</text:span></text:a><text:span text:style-name="T421">, she stands as one of the foremost </text:span><text:a xlink:type="simple" xlink:href="https://en.wikipedia.org/wiki/Structuralism" text:style-name="Internet_20_link" text:visited-style-name="Visited_20_Internet_20_Link"><text:span text:style-name="T449">structuralists</text:span></text:a><text:span text:style-name="T421">, in that time when structuralism took a major place in </text:span><text:a xlink:type="simple" xlink:href="https://en.wikipedia.org/wiki/Humanities" text:style-name="Internet_20_link" text:visited-style-name="Visited_20_Internet_20_Link"><text:span text:style-name="T449">humanities</text:span></text:a><text:span text:style-name="T421">. Her works also have an important place in </text:span><text:a xlink:type="simple" xlink:href="https://en.wikipedia.org/wiki/Post-structuralist" text:style-name="Internet_20_link" text:visited-style-name="Visited_20_Internet_20_Link"><text:span text:style-name="T449">post-structuralist</text:span></text:a><text:span text:style-name="T421"> thought. </text:span><text:span text:style-name="T422">She is also the founder and head of the </text:span><text:a xlink:type="simple" xlink:href="https://en.wikipedia.org/wiki/Simone_de_Beauvoir_Prize" text:style-name="Internet_20_link" text:visited-style-name="Visited_20_Internet_20_Link"><text:span text:style-name="T450">Simone de Beauvoir Prize</text:span></text:a><text:span text:style-name="T422"> committee</text:span></text:p>
      <text:p text:style-name="P40"/>
      <text:p text:style-name="P47"><text:span text:style-name="T241">Sir John Kenneth Tavener: </text:span><text:span text:style-name="T245">1944 – 2013. British composer, known for his extensive output of religious works, including </text:span><text:a xlink:type="simple" xlink:href="https://en.wikipedia.org/wiki/The_Protecting_Veil" text:style-name="Internet_20_link" text:visited-style-name="Visited_20_Internet_20_Link"><text:span text:style-name="T164">The Protecting Veil</text:span></text:a><text:span text:style-name="T245">, </text:span><text:a xlink:type="simple" xlink:href="https://en.wikipedia.org/wiki/Song_for_Athene" text:style-name="Internet_20_link" text:visited-style-name="Visited_20_Internet_20_Link">Song for Athene</text:a><text:span text:style-name="T164"> </text:span><text:span text:style-name="T245">and </text:span><text:a xlink:type="simple" xlink:href="https://en.wikipedia.org/wiki/The_Lamb_(Tavener)" text:style-name="Internet_20_link" text:visited-style-name="Visited_20_Internet_20_Link"><text:span text:style-name="T164">The Lamb</text:span></text:a><text:span text:style-name="T245">. </text:span><text:span text:style-name="T217">Tavener first came to prominence with his cantata </text:span><text:a xlink:type="simple" xlink:href="https://en.wikipedia.org/wiki/The_Whale_(Tavener)" text:style-name="Internet_20_link" text:visited-style-name="Visited_20_Internet_20_Link"><text:span text:style-name="T157">The Whale</text:span></text:a><text:span text:style-name="T217">, premiered in 1968. Then aged 24, he was described by </text:span><text:a xlink:type="simple" xlink:href="https://en.wikipedia.org/wiki/The_Guardian" text:style-name="Internet_20_link" text:visited-style-name="Visited_20_Internet_20_Link">The Guardian</text:a><text:span text:style-name="T157"> </text:span><text:span text:style-name="T217">as "the musical discovery of the year",</text:span><text:span text:style-name="T166"> </text:span><text:span text:style-name="T217">while </text:span><text:a xlink:type="simple" xlink:href="https://en.wikipedia.org/wiki/The_Times" text:style-name="Internet_20_link" text:visited-style-name="Visited_20_Internet_20_Link">The Times</text:a><text:span text:style-name="T157"> </text:span><text:span text:style-name="T217">said he was "among the very best creative talents of his generation."</text:span><text:span text:style-name="T166"> </text:span><text:span text:style-name="T217">During his career he became one of the best known and popular composers of his generation, most particularly for</text:span><text:span text:style-name="T237">The Protecting Veil</text:span><text:span text:style-name="T217">, which as recorded by cellist </text:span><text:a xlink:type="simple" xlink:href="https://en.wikipedia.org/wiki/Steven_Isserlis" text:style-name="Internet_20_link" text:visited-style-name="Visited_20_Internet_20_Link">Steven Isserlis</text:a><text:span text:style-name="T149"> </text:span><text:span text:style-name="T217">became a bestselling album, and </text:span><text:span text:style-name="T237">Song for Athene </text:span><text:span text:style-name="T217">which was sung at the </text:span><text:a xlink:type="simple" xlink:href="https://en.wikipedia.org/wiki/Funeral_of_Diana,_Princess_of_Wales" text:style-name="Internet_20_link" text:visited-style-name="Visited_20_Internet_20_Link"><text:span text:style-name="T149">funeral of Princess Diana</text:span></text:a><text:span text:style-name="T217">.</text:span><text:span text:style-name="T237">The Lamb </text:span><text:span text:style-name="T217">featured in the soundtrack for </text:span><text:a xlink:type="simple" xlink:href="https://en.wikipedia.org/wiki/Paolo_Sorrentino" text:style-name="Internet_20_link" text:visited-style-name="Visited_20_Internet_20_Link"><text:span text:style-name="T149">Paolo Sorrentino</text:span></text:a><text:span text:style-name="T217">'s film </text:span><text:a xlink:type="simple" xlink:href="https://en.wikipedia.org/wiki/The_Great_Beauty" text:style-name="Internet_20_link" text:visited-style-name="Visited_20_Internet_20_Link"><text:span text:style-name="T157">The Great Beauty</text:span></text:a><text:span text:style-name="T217">.</text:span><text:span text:style-name="T166"> </text:span><text:span text:style-name="T217">Tavener was </text:span><text:a xlink:type="simple" xlink:href="https://en.wikipedia.org/wiki/British_honours_system" text:style-name="Internet_20_link" text:visited-style-name="Visited_20_Internet_20_Link">knighted</text:a><text:span text:style-name="T149"> </text:span><text:span text:style-name="T217">in 2000 for his services to music and won an </text:span><text:a xlink:type="simple" xlink:href="https://en.wikipedia.org/wiki/Ivor_Novello_Award" text:style-name="Internet_20_link" text:visited-style-name="Visited_20_Internet_20_Link"><text:span text:style-name="T149">Ivor Novello Award</text:span></text:a><text:span text:style-name="T217">.</text:span></text:p>
      <text:p text:style-name="P40"/>
      <text:p text:style-name="P40"/>
      <text:p text:style-name="P47"><text:span text:style-name="T206">Remment Lucas "Rem" Koolhaas: </text:span><text:span text:style-name="T208">1944. Dutch </text:span><text:a xlink:type="simple" xlink:href="https://en.wikipedia.org/wiki/Architect" text:style-name="Internet_20_link" text:visited-style-name="Visited_20_Internet_20_Link"><text:span text:style-name="T141">architect</text:span></text:a><text:span text:style-name="T208">, </text:span><text:a xlink:type="simple" xlink:href="https://en.wikipedia.org/wiki/Architectural_theory" text:style-name="Internet_20_link" text:visited-style-name="Visited_20_Internet_20_Link"><text:span text:style-name="T141">architectural theorist</text:span></text:a><text:span text:style-name="T208">, </text:span><text:a xlink:type="simple" xlink:href="https://en.wikipedia.org/wiki/Urbanist" text:style-name="Internet_20_link" text:visited-style-name="Visited_20_Internet_20_Link">urbanist</text:a><text:span text:style-name="T141"> </text:span><text:span text:style-name="T208">and Professor in Practice of Architecture and Urban Design at the </text:span><text:a xlink:type="simple" xlink:href="https://en.wikipedia.org/wiki/Harvard_Graduate_School_of_Design" text:style-name="Internet_20_link" text:visited-style-name="Visited_20_Internet_20_Link">Graduate School of Design</text:a><text:span text:style-name="T141"> </text:span><text:span text:style-name="T208">at </text:span><text:a xlink:type="simple" xlink:href="https://en.wikipedia.org/wiki/Harvard_University" text:style-name="Internet_20_link" text:visited-style-name="Visited_20_Internet_20_Link"><text:span text:style-name="T141">Harvard University</text:span></text:a><text:span text:style-name="T208">. Founding partner of </text:span><text:a xlink:type="simple" xlink:href="https://en.wikipedia.org/wiki/Office_for_Metropolitan_Architecture" text:style-name="Internet_20_link" text:visited-style-name="Visited_20_Internet_20_Link"><text:span text:style-name="T141">OMA</text:span></text:a><text:span text:style-name="T208">, and of its research-oriented counterpart AMO based in Rotterdam, the Netherlands. In 2005, he co-founded </text:span><text:a xlink:type="simple" xlink:href="https://en.wikipedia.org/wiki/Volume_Magazine" text:style-name="Internet_20_link" text:visited-style-name="Visited_20_Internet_20_Link">Volume Magazine</text:a><text:span text:style-name="T141"> </text:span><text:span text:style-name="T208">together with </text:span><text:a xlink:type="simple" xlink:href="https://en.wikipedia.org/wiki/Mark_Wigley" text:style-name="Internet_20_link" text:visited-style-name="Visited_20_Internet_20_Link">Mark Wigley</text:a><text:span text:style-name="T141"> </text:span><text:span text:style-name="T208">and </text:span><text:a xlink:type="simple" xlink:href="https://en.wikipedia.org/w/index.php?title=Ole_Bouman&amp;action=edit&amp;redlink=1" text:style-name="Internet_20_link" text:visited-style-name="Visited_20_Internet_20_Link">Ole Bouman</text:a><text:span text:style-name="T189">. </text:span><text:span text:style-name="T199">In 2000, Rem Koolhaas won the </text:span><text:a xlink:type="simple" xlink:href="https://en.wikipedia.org/wiki/Pritzker_Prize" text:style-name="Internet_20_link" text:visited-style-name="Visited_20_Internet_20_Link"><text:span text:style-name="T136">Pritzker Prize</text:span></text:a><text:span text:style-name="T199">.</text:span><text:span text:style-name="T146"> </text:span><text:span text:style-name="T199">In 2008, </text:span><text:a xlink:type="simple" xlink:href="https://en.wikipedia.org/wiki/Time_(magazine)" text:style-name="Internet_20_link" text:visited-style-name="Visited_20_Internet_20_Link">Time</text:a><text:span text:style-name="T142"> </text:span><text:span text:style-name="T199">put him in their top 100 of </text:span><text:a xlink:type="simple" xlink:href="https://en.wikipedia.org/wiki/Time_100" text:style-name="Internet_20_link" text:visited-style-name="Visited_20_Internet_20_Link"><text:span text:style-name="T142">The World's Most Influential People</text:span></text:a><text:span text:style-name="T199">.</text:span></text:p>
      <text:p text:style-name="P40"/>
      <text:p text:style-name="P36"><text:span text:style-name="T335">Dara Birnbaum: </text:span><text:span text:style-name="T11">1946, New York, USA. Uses video to reconstruct television imagery using as material such archetypal formats as quizzes, soap operas, and sports programmes. Her techniques involve the repetition of images and interruption of flow with text and music. She is also well known for forming part of the feminist art movement.</text:span></text:p>
      <text:p text:style-name="P10"/>
      <text:p text:style-name="P48"><text:span text:style-name="T235">Sandro Chia:</text:span><text:span text:style-name="T233"> 1946-. Italian painter and sculptor. </text:span><text:span text:style-name="T217">A native of </text:span><text:a xlink:type="simple" xlink:href="https://en.wikipedia.org/wiki/Florence" text:style-name="Internet_20_link" text:visited-style-name="Visited_20_Internet_20_Link"><text:span text:style-name="T149">Florence</text:span></text:a><text:span text:style-name="T217">, he was a key member of the </text:span><text:a xlink:type="simple" xlink:href="https://en.wikipedia.org/wiki/Transavantgarde" text:style-name="Internet_20_link" text:visited-style-name="Visited_20_Internet_20_Link">Italian Transavanguardia</text:a><text:span text:style-name="T149"> </text:span><text:span text:style-name="T217">movement, along with fellow countrymen </text:span><text:a xlink:type="simple" xlink:href="https://en.wikipedia.org/wiki/Francesco_Clemente" text:style-name="Internet_20_link" text:visited-style-name="Visited_20_Internet_20_Link"><text:span text:style-name="T149">Francesco Clemente</text:span></text:a><text:span text:style-name="T217">, </text:span><text:a xlink:type="simple" xlink:href="https://en.wikipedia.org/wiki/Mimmo_Paladino" text:style-name="Internet_20_link" text:visited-style-name="Visited_20_Internet_20_Link"><text:span text:style-name="T149">Mimmo Paladino</text:span></text:a><text:span text:style-name="T217">, Nicola De Maria, and </text:span><text:a xlink:type="simple" xlink:href="https://en.wikipedia.org/wiki/Enzo_Cucchi" text:style-name="Internet_20_link" text:visited-style-name="Visited_20_Internet_20_Link"><text:span text:style-name="T149">Enzo Cucchi</text:span></text:a><text:span text:style-name="T217">. The movement was at its peak during the 1980s and was part of a wider movement of </text:span><text:a xlink:type="simple" xlink:href="https://en.wikipedia.org/wiki/Neo-Expressionist" text:style-name="Internet_20_link" text:visited-style-name="Visited_20_Internet_20_Link">Neo-Expressionist</text:a><text:span text:style-name="T149"> </text:span><text:span text:style-name="T217">painters around the world.</text:span></text:p>
      <text:p text:style-name="P63"><text:soft-page-break/></text:p>
      <text:p text:style-name="P1"><text:span text:style-name="T340">Bruce Andrews: 1948, U.S. poet part of the movement of the Language Poets, he studied in Harvard. </text:span><text:a xlink:type="simple" xlink:href="http://www.ubu.com/contemp/andrews/index.html" text:style-name="Internet_20_link" text:visited-style-name="Visited_20_Internet_20_Link">http://www.ubu.com/contemp/andrews/index.html</text:a><text:span text:style-name="T340"> . </text:span><text:span text:style-name="T336">“The poetics of L=A=N=G=U=A=G=E” (2001) (</text:span><text:a xlink:type="simple" xlink:href="http://www.ubu.com/papers/andrews.html" text:style-name="Internet_20_link" text:visited-style-name="Visited_20_Internet_20_Link">http://www.ubu.com/papers/andrews.html</text:a><text:span text:style-name="T336"> ): </text:span><text:span text:style-name="T4">Reading can look at language as the arena, as the medium (…). So-called Language Writing distinguishes itself: First, by challenging the transitive ideal of communicating, of the direct immediate broadcast,of the Truth with a capital T </text:span><text:span text:style-name="T5">(you pompous fool)</text:span><text:span text:style-name="T4"> —by challenging the usual generic architecture of signification,of the unrequited or unrequitable sign.</text:span></text:p>
      <text:p text:style-name="P4"/>
      <text:p text:style-name="P16"><text:span text:style-name="T374">James Dillon: </text:span><text:span text:style-name="T373">1950, </text:span><text:a xlink:type="simple" xlink:href="http://en.wikipedia.org/wiki/Scottish_people" text:style-name="Internet_20_link" text:visited-style-name="Visited_20_Internet_20_Link">Scottish</text:a><text:span text:style-name="T360"> </text:span><text:span text:style-name="T373">composer who is often regarded as belonging to the </text:span><text:a xlink:type="simple" xlink:href="http://en.wikipedia.org/wiki/New_Complexity" text:style-name="Internet_20_link" text:visited-style-name="Visited_20_Internet_20_Link">New Complexity</text:a><text:span text:style-name="T360"> </text:span><text:span text:style-name="T373">school. Dillon studied </text:span><text:a xlink:type="simple" xlink:href="http://en.wikipedia.org/wiki/Art" text:style-name="Internet_20_link" text:visited-style-name="Visited_20_Internet_20_Link">art</text:a><text:span text:style-name="T360"> </text:span><text:span text:style-name="T373">and</text:span><text:a xlink:type="simple" xlink:href="http://en.wikipedia.org/wiki/Design" text:style-name="Internet_20_link" text:visited-style-name="Visited_20_Internet_20_Link"><text:span text:style-name="T360">design</text:span></text:a><text:span text:style-name="T373">, </text:span><text:a xlink:type="simple" xlink:href="http://en.wikipedia.org/wiki/Linguistics" text:style-name="Internet_20_link" text:visited-style-name="Visited_20_Internet_20_Link"><text:span text:style-name="T360">linguistics</text:span></text:a><text:span text:style-name="T373">, </text:span><text:a xlink:type="simple" xlink:href="http://en.wikipedia.org/wiki/Piano" text:style-name="Internet_20_link" text:visited-style-name="Visited_20_Internet_20_Link"><text:span text:style-name="T360">piano</text:span></text:a><text:span text:style-name="T373">, </text:span><text:a xlink:type="simple" xlink:href="http://en.wikipedia.org/wiki/Acoustics" text:style-name="Internet_20_link" text:visited-style-name="Visited_20_Internet_20_Link"><text:span text:style-name="T360">acoustics</text:span></text:a><text:span text:style-name="T373">, Indian rhythm, </text:span><text:a xlink:type="simple" xlink:href="http://en.wikipedia.org/wiki/Mathematics" text:style-name="Internet_20_link" text:visited-style-name="Visited_20_Internet_20_Link">mathematics</text:a><text:span text:style-name="T360"> </text:span><text:span text:style-name="T373">and </text:span><text:a xlink:type="simple" xlink:href="http://en.wikipedia.org/wiki/Computer_music" text:style-name="Internet_20_link" text:visited-style-name="Visited_20_Internet_20_Link"><text:span text:style-name="T360">computer music</text:span></text:a><text:span text:style-name="T373">, but is self-taught in </text:span><text:a xlink:type="simple" xlink:href="http://en.wikipedia.org/wiki/Musical_composition" text:style-name="Internet_20_link" text:visited-style-name="Visited_20_Internet_20_Link"><text:span text:style-name="T360">composition</text:span></text:a><text:span text:style-name="T373">.</text:span> </text:p>
      <text:p text:style-name="P36"/>
      <text:p text:style-name="P36">Charles Bernstein : 1950, U.S. poet, theorist, editor and literary scholar, inside the movement pf the Language Poets, he studied in Harvard studying Ludwig Wittgenstein.</text:p>
      <text:p text:style-name="P36"/>
      <text:p text:style-name="P1"><text:span text:style-name="T340">Michael Basinski: 1950, U.S. visual and sound poet. Works at University of New York at Buffalo. </text:span><text:span text:style-name="T329">Performs with the sound ensemble Bufffluxus (so connected to Fluxus movement). He creates Visual Poems, colorful cacophonies of text and shapes, often as score of exuberant sound poems. “Labile” is an example inside the neo-Dadaism. </text:span><text:a xlink:type="simple" xlink:href="http://www.poetryfoundation.org/poetrymagazine/poem/182409" text:style-name="Internet_20_link" text:visited-style-name="Visited_20_Internet_20_Link">http://www.poetryfoundation.org/poetrymagazine/poem/182409</text:a><text:span text:style-name="T329"> </text:span></text:p>
      <text:p text:style-name="P16"/>
      <text:p text:style-name="P52"><text:span text:style-name="T374">Wolfgang Rihm: </text:span><text:span text:style-name="T373">1952, is a German composer. Rihm is Head of the Institute of Modern Music at the Karlsruhe Conservatory of Music. He was honoured as Officier of the </text:span><text:a xlink:type="simple" xlink:href="http://en.wikipedia.org/wiki/Ordre_des_Arts_et_des_Lettres" text:style-name="Internet_20_link" text:visited-style-name="Visited_20_Internet_20_Link"><text:span text:style-name="T373">Ordre des Arts et des Lettres</text:span></text:a><text:span text:style-name="T359">.</text:span></text:p>
      <text:p text:style-name="P30"/>
      <text:p text:style-name="P1"><text:span text:style-name="T206">Linton Kwesi Johnson</text:span><text:span text:style-name="T212">: </text:span><text:a xlink:type="simple" xlink:href="http://en.wikipedia.org/wiki/Jamaica" text:style-name="Internet_20_link" text:visited-style-name="Visited_20_Internet_20_Link"><text:span text:style-name="T140">Jamaica</text:span></text:a><text:span text:style-name="T208">, 1952. UK-based </text:span><text:a xlink:type="simple" xlink:href="http://en.wikipedia.org/wiki/Dub_poetry" text:style-name="Internet_20_link" text:visited-style-name="Visited_20_Internet_20_Link"><text:span text:style-name="T140">dub poet</text:span></text:a><text:span text:style-name="T208">. In 2002 he became the second living </text:span><text:a xlink:type="simple" xlink:href="http://en.wikipedia.org/wiki/Poet" text:style-name="Internet_20_link" text:visited-style-name="Visited_20_Internet_20_Link"><text:span text:style-name="T140">poet</text:span></text:a><text:span text:style-name="T208">, and the only black poet, to be published in the </text:span><text:a xlink:type="simple" xlink:href="http://en.wikipedia.org/wiki/Penguin_Classics" text:style-name="Internet_20_link" text:visited-style-name="Visited_20_Internet_20_Link">Penguin Modern </text:a><text:a xlink:type="simple" xlink:href="http://en.wikipedia.org/wiki/Penguin_Classics" text:style-name="Internet_20_link" text:visited-style-name="Visited_20_Internet_20_Link">Classics</text:a><text:span text:style-name="T140"> </text:span><text:span text:style-name="T208">series.</text:span><text:span text:style-name="T131"> </text:span><text:span text:style-name="T208">His performance poetry involves the recitation of his own verse in </text:span><text:a xlink:type="simple" xlink:href="http://en.wikipedia.org/wiki/Jamaican_Patois" text:style-name="Internet_20_link" text:visited-style-name="Visited_20_Internet_20_Link"><text:span text:style-name="T140">Jamaican Patois</text:span></text:a><text:span text:style-name="T270"> </text:span><text:span text:style-name="T208">over </text:span><text:a xlink:type="simple" xlink:href="http://en.wikipedia.org/wiki/Dub_(music)" text:style-name="Internet_20_link" text:visited-style-name="Visited_20_Internet_20_Link"><text:span text:style-name="T140">dub</text:span></text:a><text:span text:style-name="T208">-</text:span><text:a xlink:type="simple" xlink:href="http://en.wikipedia.org/wiki/Reggae" text:style-name="Internet_20_link" text:visited-style-name="Visited_20_Internet_20_Link"><text:span text:style-name="T140">reggae</text:span></text:a><text:span text:style-name="T208">, usually written in collaboration with renowned British reggae producer/artist </text:span><text:a xlink:type="simple" xlink:href="http://en.wikipedia.org/wiki/Dennis_Bovell" text:style-name="Internet_20_link" text:visited-style-name="Visited_20_Internet_20_Link"><text:span text:style-name="T140">Dennis Bovell</text:span></text:a><text:span text:style-name="T208">.</text:span></text:p>
      <text:p text:style-name="P30"/>
      <text:p text:style-name="P36"/>
      <text:p text:style-name="P36">Andreas Ammer: 1960, Germany, musical composer. <text:span text:style-name="T328">Chrashing Aeroplanes, Radio Inferno (1994), Apokalypse Live, The Official Olympic Bootleg.</text:span></text:p>
      <text:p text:style-name="P36"/>
      <text:p text:style-name="P36">Erica Baum: 1961, New York, visual artist. M.F.A. In photography. <text:span text:style-name="T328">Work examples: Dog Ear, The Naked Eye (shows photographs of old 60s-70s books, with colorful pages, semi-opened). </text:span><text:span text:style-name="T335">“</text:span><text:span text:style-name="T1">Aprendoli, vedo le pagine giustapposte e le mie fotografie fungono quasi da collage trovato entro i limiti imposti dalla costruzione originale dei volumi. Si tratta di un percorso, privo di manipolazioni, verso l’astrazione. Il titolo “The Naked Eye” proviene dalle descrizioni, fatte dai testimoni, di avvistamenti di UFO. A quell’epoca, furono scritti molti libri sugli UFO. In tali testimonianze, le persone dicono di aver visto, ad occhio nudo, qualcosa d’inspiegabile. La frase è ricca di associazioni. Quando una cosa è vista “ad occhio nudo”, si suppone che non sia manipolata e che sia vera.</text:span><text:span text:style-name="T335"> “. “</text:span><text:span text:style-name="T1">per lo più vado alla ricerca dell’astrazione. Voglio che la mia immagine sia solo vagamente riferibile alla fonte.</text:span><text:span text:style-name="T335"> “</text:span></text:p>
      <text:p text:style-name="P40"/>
      <text:p text:style-name="P36"><text:span text:style-name="T198">David Foster Wallace</text:span><text:span text:style-name="T304">: </text:span><text:span text:style-name="T200">1962 – 2008, American novelist, short story writer, essayist, and professor of English and creative writing. </text:span><text:span text:style-name="T210">Wallace is widely known for his 1996 novel </text:span><text:a xlink:type="simple" xlink:href="http://en.wikipedia.org/wiki/Infinite_Jest" text:style-name="Internet_20_link" text:visited-style-name="Visited_20_Internet_20_Link"><text:span text:style-name="T130">Infinite Jest</text:span></text:a><text:span text:style-name="T210">, which was cited by </text:span><text:a xlink:type="simple" xlink:href="http://en.wikipedia.org/wiki/Time_(magazine)" text:style-name="Internet_20_link" text:visited-style-name="Visited_20_Internet_20_Link"><text:span text:style-name="T130">Time</text:span></text:a><text:span text:style-name="T292"> </text:span><text:span text:style-name="T210">magazine as one of the 100 best English-language novels from 1923 to 2005.</text:span></text:p>
      <text:p text:style-name="P36"><text:span text:style-name="T210"/></text:p>
      <text:p text:style-name="P47"><text:span text:style-name="T241">Roy Thomas Fielding: </text:span><text:span text:style-name="T245">1965. </text:span><text:a xlink:type="simple" xlink:href="https://en.wikipedia.org/wiki/United_States_of_America" text:style-name="Internet_20_link" text:visited-style-name="Visited_20_Internet_20_Link">American</text:a><text:span text:style-name="T162"> </text:span><text:span text:style-name="T245">computer scientist,</text:span><text:span text:style-name="T168"> </text:span><text:span text:style-name="T245">one of the principal authors of the </text:span><text:a xlink:type="simple" xlink:href="https://en.wikipedia.org/wiki/HTTP" text:style-name="Internet_20_link" text:visited-style-name="Visited_20_Internet_20_Link">HTTP</text:a><text:span text:style-name="T162"> </text:span><text:span text:style-name="T245">specification, an authority on </text:span><text:a xlink:type="simple" xlink:href="https://en.wikipedia.org/wiki/Computer_network" text:style-name="Internet_20_link" text:visited-style-name="Visited_20_Internet_20_Link">computer network</text:a><text:span text:style-name="T162"> </text:span><text:span text:style-name="T245">architecture</text:span><text:span text:style-name="T168"> </text:span><text:span text:style-name="T245">and co-founder of the </text:span><text:a xlink:type="simple" xlink:href="https://en.wikipedia.org/wiki/Apache_HTTP_Server" text:style-name="Internet_20_link" text:visited-style-name="Visited_20_Internet_20_Link">Apache HTTP Server</text:a><text:span text:style-name="T162"> </text:span><text:span text:style-name="T245">project. In</text:span><text:span text:style-name="T249"> 2000, through his PhD Thesis, Fielding proposed the architectural style REST for Network development. </text:span><text:span text:style-name="T217">In 1999, he was named to the </text:span><text:a xlink:type="simple" xlink:href="https://en.wikipedia.org/wiki/Massachusetts_Institute_of_Technology" text:style-name="Internet_20_link" text:visited-style-name="Visited_20_Internet_20_Link"><text:span text:style-name="T149">MIT</text:span></text:a><text:span text:style-name="T274"> </text:span><text:a xlink:type="simple" xlink:href="https://en.wikipedia.org/wiki/Technology_Review" text:style-name="Internet_20_link" text:visited-style-name="Visited_20_Internet_20_Link"><text:span text:style-name="T149">Technology Review</text:span></text:a><text:span text:style-name="T274"> </text:span><text:a xlink:type="simple" xlink:href="https://en.wikipedia.org/wiki/TR35" text:style-name="Internet_20_link" text:visited-style-name="Visited_20_Internet_20_Link">TR100</text:a><text:span text:style-name="T149"> </text:span><text:span text:style-name="T217">as one of the top 100 innovators in the world under the age of 35.</text:span></text:p>
      <text:p text:style-name="P40"><text:soft-page-break/></text:p>
      <text:p text:style-name="P36"><text:span text:style-name="T335">Liza Lim: </text:span><text:span text:style-name="T11">(1966 in </text:span><text:a xlink:type="simple" xlink:href="http://en.wikipedia.org/wiki/Perth,_Western_Australia" text:style-name="Internet_20_link" text:visited-style-name="Visited_20_Internet_20_Link"><text:span text:style-name="T114">Perth, Western Australia</text:span></text:a><text:span text:style-name="T11">) is an Australian </text:span><text:a xlink:type="simple" xlink:href="http://en.wikipedia.org/wiki/Composer" text:style-name="Internet_20_link" text:visited-style-name="Visited_20_Internet_20_Link"><text:span text:style-name="T114">composer</text:span></text:a><text:span text:style-name="T11">. Lim writes concert music (chamber and orchestral works) as well as music theatre and has collaborated with artists on a number of installation and video projects. Her work reflects her interests in Asian ritual culture, the aesthetics of Aboriginal art and shows the influence of non-Western music performance practice.</text:span><text:span text:style-name="T335"> </text:span><text:span text:style-name="T76">Internationally acclaimed. Her compositions explore a range of resources from opera and the orchestra to visual arts installations, often including non-Western instruments and have been performed by some of the world's most eminent ensembles. Notably, she was commissioned by the Los Angeles Philharmonic to write the large orchestral work, Ecstatic Architecture to celebrate the inaugural season of the Frank Gehry-designed Walt Disney Concert Hall in 2004.</text:span><text:span text:style-name="T335"> </text:span></text:p>
      <text:p text:style-name="P63"/>
      <text:p text:style-name="P1"><text:span text:style-name="T340">Ana Prvacki : 1976 , videoartista, serba, video a scopo sociale per una migliore convivenza tra persone e farle vivere meglio. Website: </text:span><text:a xlink:type="simple" xlink:href="http://anaprvacki.com/bio" text:style-name="Internet_20_link" text:visited-style-name="Visited_20_Internet_20_Link">http://anaprvacki.com/bio</text:a><text:span text:style-name="T340"> </text:span></text:p>
      <text:p text:style-name="P36"/>
      <text:p text:style-name="P83"><text:span text:style-name="T8">Neil Harbisson: (1982) </text:span><text:span text:style-name="T11">Catalan raised, Nothern Island born contemporary artist, composer and cyborg activist best known for his self-extended ability to hear colours and to perceive colours outside the ability of human vision.</text:span><text:span text:style-name="T1"> </text:span><text:span text:style-name="T14">In 2010, he founded the Cyborg Foundation an international organisation to help humans become cyborgs.</text:span><text:span text:style-name="T8"> <text:s/></text:span></text:p>
      <text:p text:style-name="P86"/>
      <text:p text:style-name="P86"/>
      <text:p text:style-name="P4"/>
      <text:p text:style-name="P36"/>
      <text:p text:style-name="P1"><text:span text:style-name="T340">Laurel Beckman: videoartist, University of California Santa Barbara. </text:span><text:span text:style-name="T4">Working with and nurturing eccentric public spaces, Laurel Beckman highlights perception and public display. Attending to themes at the crossroads of consciousness + social conditions, meta-physics + science, Beckman’s practice investigates perceptual phenomena, language, the built environment, and affect.</text:span><text:span text:style-name="T336"> Works: International Velvet, Zap, Terrazzo. Website: </text:span><text:a xlink:type="simple" xlink:href="http://www.arts.ucsb.edu/faculty/beckman/zap.php" text:style-name="Internet_20_link" text:visited-style-name="Visited_20_Internet_20_Link">http://www.arts.ucsb.edu/faculty/beckman/zap.php</text:a><text:span text:style-name="T336"> </text:span></text:p>
      <text:p text:style-name="P36"/>
      <text:p text:style-name="P36">Margaret Pezalla: paper works, MFA at California Institute of Art.</text:p>
      <text:p text:style-name="P36"/>
      <text:p text:style-name="P1"><text:span text:style-name="T340">Michael Hansmeyer: Computational Architecture. </text:span><text:span text:style-name="T1">Inspired by cell division, Michael Hansmeyer writes algorithms that design outrageously fascinating shapes and forms with millions of facets. No person could draft them by hand, but they're buildable -- and they could revolutionize the way we think of architectural form.</text:span><text:span text:style-name="T335"> </text:span></text:p>
      <text:p text:style-name="P36"/>
      <text:p text:style-name="P36">Gabriel Barcia-Colombo: Capturing memories in videoart. <text:span text:style-name="T328">Art piece representing people closed in different containers showing different reaction of the people inside. Woman inside a blender. Very funny.</text:span></text:p>
      <text:p text:style-name="P36"/>
      <text:p text:style-name="P36">Zenos Frudakis: Greek born in U.S. Sculptor and painter. <text:span text:style-name="T328">Scultures: Freedom, Reaching.</text:span></text:p>
      <text:p text:style-name="P34"/>
      <text:p text:style-name="P68">Ramesh Raskar: Imaging at a trillion frames per second (TED). Laser collaption, recognization and recostruction of an image.</text:p>
      <text:p text:style-name="P68"/>
      <text:p text:style-name="P68">Matt Mills: Image recognition that triggers augmented reality (TED). Trigger objects as platform to reproduce videos.</text:p>
      <text:p text:style-name="P68"/>
      <text:p text:style-name="P68">René Descartes (Renatus Cartesius)</text:p>
      <text:p text:style-name="P68"/>
      <text:p text:style-name="P68">Teeteto: matematico: dimostra che non esistono più dei 5 solidi regolari.</text:p>
      <text:p text:style-name="P65"/>
      <text:p text:style-name="P82"><text:span text:style-name="T353">Benjamin Millepied: (1977) </text:span><text:span text:style-name="T10">is a French dancer and choreographer, perhaps most widely known for his work in the movie Black Swan which he starred in and choreographed working in L.A. Dance Project, founded by himself.</text:span></text:p>
      <text:p text:style-name="P68"/>
      <text:p text:style-name="P68">Pindaro</text:p>
      <text:p text:style-name="P68"><text:soft-page-break/></text:p>
      <text:p text:style-name="P68">Rousseau</text:p>
      <text:p text:style-name="P68"/>
      <text:p text:style-name="P68">Esiodo</text:p>
      <text:p text:style-name="P68"/>
      <text:p text:style-name="P81">Michael Levy: ricercatore musicale di melodie antiche (greche e romane) e degli strumenti lyra e kithara.</text:p>
      <text:p text:style-name="P68"/>
      <text:p text:style-name="P69"><text:span text:style-name="T353">Amy Freed: playwriter, </text:span><text:span text:style-name="T74">Amy Freed is the author of </text:span><text:span text:style-name="Emphasis"><text:span text:style-name="T75">Restoration Comedy,  The Beard of Avon, Freedomland, Safe in Hell, The Psychic Life of Savages, You, Nero</text:span></text:span><text:span text:style-name="T71"> </text:span><text:span text:style-name="T74">and other plays.    She 's a past recipient of the Charles McArthur Playwriting Award (D.C.)  The New York Art's Club Joseph Kesserling Award, a several-times winner of  the LA Critic's Circle Award, and a Pulitzer Prize Finalist.</text:span> </text:p>
      <text:p text:style-name="P68"/>
      <text:p text:style-name="P68">Eratostane</text:p>
      <text:p text:style-name="P68"/>
      <text:p text:style-name="P68"/>
      <text:p text:style-name="P81"/>
      <text:p text:style-name="P68"/>
      <text:p text:style-name="P81">Keplero: (Libro: Armonia del mondo. Da una parte c'è la natura e l'universo. Dall'altro c'è l'armonia). Scopre le 3 leggi di Keplero. (1- I pianeti girano attorno al sole con orbite ellittiche; 2- stesse aree in stessi tempi; 3- La distanza al quadrato di un pianeta dal sole è proporzionale al cubo del tempo in cui il pianeta compie la rivoluzione attorno al sole)</text:p>
      <text:p text:style-name="P68"/>
      <text:p text:style-name="P81"/>
      <text:p text:style-name="P81"/>
      <text:p text:style-name="P81"><text:span text:style-name="T15">Ario</text:span><text:span text:style-name="T71"> </text:span><text:span text:style-name="T10">(in </text:span><text:a xlink:type="simple" xlink:href="http://it.wikipedia.org/wiki/Lingua_latina" text:style-name="Internet_20_link" text:visited-style-name="Visited_20_Internet_20_Link"><text:span text:style-name="T113">latino</text:span></text:a><text:span text:style-name="T71"> </text:span><text:span text:style-name="T24">Arius</text:span><text:span text:style-name="T10">; </text:span><text:a xlink:type="simple" xlink:href="http://it.wikipedia.org/wiki/Libia" text:style-name="Internet_20_link" text:visited-style-name="Visited_20_Internet_20_Link"><text:span text:style-name="T113">Libia</text:span></text:a><text:span text:style-name="T10">, </text:span><text:a xlink:type="simple" xlink:href="http://it.wikipedia.org/wiki/256" text:style-name="Internet_20_link" text:visited-style-name="Visited_20_Internet_20_Link"><text:span text:style-name="T113">256</text:span></text:a><text:span text:style-name="T71"> – </text:span><text:a xlink:type="simple" xlink:href="http://it.wikipedia.org/wiki/Costantinopoli" text:style-name="Internet_20_link" text:visited-style-name="Visited_20_Internet_20_Link"><text:span text:style-name="T113">Costantinopoli</text:span></text:a><text:span text:style-name="T10">, </text:span><text:a xlink:type="simple" xlink:href="http://it.wikipedia.org/wiki/336" text:style-name="Internet_20_link" text:visited-style-name="Visited_20_Internet_20_Link"><text:span text:style-name="T113">336</text:span></text:a><text:span text:style-name="T10">) è stato un </text:span><text:a xlink:type="simple" xlink:href="http://it.wikipedia.org/wiki/Presbitero" text:style-name="Internet_20_link" text:visited-style-name="Visited_20_Internet_20_Link"><text:span text:style-name="T113">presbitero</text:span></text:a><text:span text:style-name="T71"> </text:span><text:span text:style-name="T10">e </text:span><text:a xlink:type="simple" xlink:href="http://it.wikipedia.org/wiki/Teologo" text:style-name="Internet_20_link" text:visited-style-name="Visited_20_Internet_20_Link"><text:span text:style-name="T113">teologo</text:span></text:a><text:span text:style-name="T71"> </text:span><text:a xlink:type="simple" xlink:href="http://it.wikipedia.org/wiki/Berberi" text:style-name="Internet_20_link" text:visited-style-name="Visited_20_Internet_20_Link"><text:span text:style-name="T113">berbero</text:span></text:a><text:span text:style-name="T10">. La corrente teologica cristiana sorta attorno alle sue dottrine religiose fu condannata come </text:span><text:a xlink:type="simple" xlink:href="http://it.wikipedia.org/wiki/Eresia" text:style-name="Internet_20_link" text:visited-style-name="Visited_20_Internet_20_Link"><text:span text:style-name="T113">eretica</text:span></text:a><text:span text:style-name="T71"> </text:span><text:span text:style-name="T10">nel </text:span><text:a xlink:type="simple" xlink:href="http://it.wikipedia.org/wiki/Primo_Concilio_di_Nicea" text:style-name="Internet_20_link" text:visited-style-name="Visited_20_Internet_20_Link"><text:span text:style-name="T113">primo Concilio di Nicea</text:span></text:a><text:span text:style-name="T10">, e venne in seguito indicata con il nome di </text:span><text:a xlink:type="simple" xlink:href="http://it.wikipedia.org/wiki/Arianesimo" text:style-name="Internet_20_link" text:visited-style-name="Visited_20_Internet_20_Link"><text:span text:style-name="T113">arianesimo</text:span></text:a><text:span text:style-name="T10">. Si diffuse prevalentemente tra i popoli germanici.</text:span><text:bookmark text:name="cite_ref-1"/><text:a xlink:type="simple" xlink:href="http://it.wikipedia.org/wiki/Ario#cite_note-1" text:style-name="Internet_20_link" text:visited-style-name="Visited_20_Internet_20_Link"><text:span text:style-name="T124">[1]</text:span></text:a> </text:p>
      <text:p text:style-name="P81"/>
      <text:p text:style-name="P81"/>
      <text:p text:style-name="P81">Witten: Teoria delle stringhe. Teoria del tutto (gravitazione universale + fisica quantistica). </text:p>
      <text:p text:style-name="P81"/>
      <text:p text:style-name="P81"/>
      <text:p text:style-name="P81">Seneca: 0 – 65 d.C. Precettore di Nerone.</text:p>
      <text:p text:style-name="P81"/>
      <text:p text:style-name="P81">Abelardo: Metodo delle questioni.</text:p>
      <text:p text:style-name="P81"/>
      <text:p text:style-name="P81"/>
      <text:p text:style-name="P81"/>
      <text:p text:style-name="P81">Giordano Bruno: <text:s/>Ars memoriae: la tecnica della memoria.</text:p>
      <text:p text:style-name="P81"/>
      <text:p text:style-name="P81"/>
      <text:p text:style-name="P81"/>
      <text:p text:style-name="P81"/>
      <text:p text:style-name="P81"/>
      <text:p text:style-name="P81">Bertrand Russell: (Paradosso di Russell: l'insieme degli insiemi che non appartengono a se stessi, è contraddittorio).</text:p>
      <text:p text:style-name="P81"/>
      <text:p text:style-name="P82"/>
      <text:p text:style-name="P82"/>
      <text:p text:style-name="P82"/>
      <text:p text:style-name="P68"><text:soft-page-break/></text:p>
      <text:p text:style-name="P106"><text:span text:style-name="T340">Michel Chion: </text:span><text:span text:style-name="T378">Pieces that belong to the musique concrète category tend to have what one might call a </text:span><text:span text:style-name="T377">narrative discourse</text:span><text:span text:style-name="T378">. “Narrative” here is by no means to be taken literally; instead, it concerns the notion of a piece’s taking the listener on a sort of voyage, one in which exact repetition of longer segments is rare. This is the source of Michel Chion’s description of the experience as </text:span><text:span text:style-name="T377">cinéma pour l’oreille </text:span><text:span text:style-name="T378">(cinema for the ear).</text:span></text:p>
      <text:p text:style-name="P68"/>
      <text:p text:style-name="P68"/>
      <text:p text:style-name="P68">Eyal Gever: Israeli 3D artist which turns disaster into arts.</text:p>
      <text:p text:style-name="P68"/>
      <text:p text:style-name="P68">Luciano De Crescenzo</text:p>
      <text:p text:style-name="P68"/>
      <text:p text:style-name="P65">Bertrand Russel</text:p>
      <text:p text:style-name="P65"/>
      <text:p text:style-name="P30">Angelo Beolco detto Il Ruzante</text:p>
      <text:p text:style-name="P30"/>
      <text:p text:style-name="P30">Leon Battista Alberti</text:p>
      <text:p text:style-name="P36"/>
      <text:p text:style-name="P36">Reza Aliabadi: architect</text:p>
      <text:p text:style-name="P36"/>
      <text:p text:style-name="P1"><text:span text:style-name="T340">Antipatro di Sidone: </text:span><text:a xlink:type="simple" xlink:href="http://it.wikipedia.org/wiki/Antipatro_di_Sidone" text:style-name="Internet_20_link" text:visited-style-name="Visited_20_Internet_20_Link">http://it.wikipedia.org/wiki/Antipatro_di_Sidone</text:a> </text:p>
      <text:p text:style-name="P36"/>
      <text:p text:style-name="P36">Emanuele Trevi: scrittore, critico letterario, saggista. Libro “Qualcosa di scritto”: saggio critico sull'ultimo romanzo, incompiuto, di Pier Paolo Pasolini “Petrolio”.</text:p>
      <text:p text:style-name="P36"/>
      <text:p text:style-name="P36"><text:span text:style-name="T15">Avram Noam Chomsky</text:span> : Grammatica Generativa</text:p>
      <text:p text:style-name="P36"/>
      <text:p text:style-name="P36">J. Fodor: Teoria della Mente Modulare</text:p>
      <text:p text:style-name="P36"/>
      <text:p text:style-name="P36">Frank Gehry</text:p>
      <text:p text:style-name="P36"/>
      <text:p text:style-name="P36">Zaha Hadid</text:p>
      <text:p text:style-name="P36"/>
      <text:p text:style-name="P36">John Keats</text:p>
      <text:p text:style-name="P36"/>
      <text:p text:style-name="P36">Isaac Asimov</text:p>
      <text:p text:style-name="P36"/>
      <text:p text:style-name="P1"><text:span text:style-name="T340">Alexa Meade: </text:span><text:span text:style-name="T99">based artist living in Washington who is developing an aesthetic that is playfully and skillfully combing paint, portraiture, photography and performance.</text:span> <text:span text:style-name="T328">Photographies of painted people as a paint.</text:span> <text:a xlink:type="simple" xlink:href="http://24flinching.com/word/gold-seal/inspiring-artists/still-life-still-alive/" text:style-name="Internet_20_link" text:visited-style-name="Visited_20_Internet_20_Link">http://24flinching.com/word/gold-seal/inspiring-artists/still-life-still-alive/</text:a> </text:p>
      <text:p text:style-name="P36"/>
      <text:p text:style-name="P36">Guillaume Apollinaire</text:p>
      <text:h text:style-name="P76" text:outline-level="1">Peter Zumthor</text:h>
      <text:h text:style-name="P44" text:outline-level="1"><text:bookmark text:name="firstHeading"/>Theodor W. Adorno</text:h>
      <text:p text:style-name="P23"/>
      <text:p text:style-name="P36"/>
      <text:p text:style-name="P1"><text:span text:style-name="T340">Aaron Cassidy: </text:span><text:a xlink:type="simple" xlink:href="http://aaroncassidy.com/" text:style-name="Internet_20_link" text:visited-style-name="Visited_20_Internet_20_Link">http://aaroncassidy.com/</text:a> <text:span text:style-name="T184">is an American composer and conductor based in England since 2007. His work has been programmed by leading international contemporary music specialists including ELISION, Ensemble SurPlus, musikFabrik, EXAUDI, Ictus Ensemble, </text:span><text:soft-page-break/><text:span text:style-name="T184">ensemble recherche, 175 East, Talea Ensemble, the Kairos, Diotima, and JACK string quartets, and soloists including Garth Knox, Ian Pace, Mieko Kanno, and Christopher Redgate, at festivals including Donaueschingen, Ultraschall, Warsaw Autumn, Huddersfield, Darmstadt, Gaudeamus (Jurors Prize nominee, 2002 &amp; 2004), Bludenz, June In Buffalo</text:span> </text:p>
      <text:p text:style-name="P36"/>
      <text:p text:style-name="P36"><text:span text:style-name="T15">Robert Smithson</text:span><text:span text:style-name="T71"> </text:span><text:span text:style-name="T10">(January 2, 1938 – July 20, 1973) was an American artist famous for his use of photography in relation to sculpture and </text:span><text:a xlink:type="simple" xlink:href="http://en.wikipedia.org/wiki/Land_art" text:style-name="Internet_20_link" text:visited-style-name="Visited_20_Internet_20_Link"><text:span text:style-name="T113">land art</text:span></text:a><text:span text:style-name="T10">.</text:span> </text:p>
      <text:h text:style-name="P45" text:outline-level="1"><text:span text:style-name="T36">Pāṇini: sanskrit </text:span><text:a xlink:type="simple" xlink:href="http://en.wikipedia.org/wiki/Pāṇini" text:style-name="Internet_20_link" text:visited-style-name="Visited_20_Internet_20_Link">http://en.wikipedia.org/wiki/P%C4%81%E1%B9%87ini</text:a><text:span text:style-name="T37"> </text:span></text:h>
      <text:p text:style-name="P36"/>
      <text:p text:style-name="P1"><text:span text:style-name="T340">Aung San Suu Kyi: (Birmania) Nobel per la pace </text:span><text:a xlink:type="simple" xlink:href="http://it.wikipedia.org/wiki/Aung_San_Suu_Kyi" text:style-name="Internet_20_link" text:visited-style-name="Visited_20_Internet_20_Link">http://it.wikipedia.org/wiki/Aung_San_Suu_Kyi</text:a> </text:p>
      <text:p text:style-name="P36"/>
      <text:p text:style-name="P36"/>
      <text:p text:style-name="P1"><text:span text:style-name="T27">Werner Karl Heisenberg</text:span><text:span text:style-name="T72"> </text:span><text:span text:style-name="T25">(5 December 1901 – 1 February 1976) was a </text:span><text:a xlink:type="simple" xlink:href="http://en.wikipedia.org/wiki/Germans" text:style-name="Internet_20_link" text:visited-style-name="Visited_20_Internet_20_Link"><text:span text:style-name="T119">German</text:span></text:a><text:span text:style-name="T72"> </text:span><text:a xlink:type="simple" xlink:href="http://en.wikipedia.org/wiki/Theoretical_physicist" text:style-name="Internet_20_link" text:visited-style-name="Visited_20_Internet_20_Link">theoretical </text:a><text:a xlink:type="simple" xlink:href="http://en.wikipedia.org/wiki/Theoretical_physicist" text:style-name="Internet_20_link" text:visited-style-name="Visited_20_Internet_20_Link">physicist</text:a><text:span text:style-name="T72"> </text:span><text:span text:style-name="T25">and one of the key creators of</text:span><text:a xlink:type="simple" xlink:href="http://en.wikipedia.org/wiki/Quantum_mechanics" text:style-name="Internet_20_link" text:visited-style-name="Visited_20_Internet_20_Link"><text:span text:style-name="T119">quantum mechanics</text:span></text:a><text:span text:style-name="T25">.</text:span><text:span text:style-name="T340"> </text:span><text:span text:style-name="T19">Heisenberg was awarded the</text:span><text:a xlink:type="simple" xlink:href="http://en.wikipedia.org/wiki/Nobel_Prize_in_Physics" text:style-name="Internet_20_link" text:visited-style-name="Visited_20_Internet_20_Link">Nobel Prize in </text:a><text:a xlink:type="simple" xlink:href="http://en.wikipedia.org/wiki/Nobel_Prize_in_Physics" text:style-name="Internet_20_link" text:visited-style-name="Visited_20_Internet_20_Link">Physics</text:a><text:span text:style-name="T73"> </text:span><text:span text:style-name="T19">in 1932 "for the creation of </text:span><text:a xlink:type="simple" xlink:href="http://en.wikipedia.org/wiki/Quantum_mechanics" text:style-name="Internet_20_link" text:visited-style-name="Visited_20_Internet_20_Link"><text:span text:style-name="T113">quantum mechanics</text:span></text:a><text:span text:style-name="T19">".</text:span><text:span text:style-name="T369"> </text:span></text:p>
      <text:p text:style-name="P36"/>
      <text:p text:style-name="P36"/>
      <text:p text:style-name="P6">Grelling: autologico – eterologico</text:p>
      <text:p text:style-name="P36"/>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Compositori:</text:p>
      <text:p text:style-name="P15"/>
      <text:p text:style-name="P27"/>
      <text:p text:style-name="P28"/>
      <text:p text:style-name="P57"/>
      <text:p text:style-name="P15"/>
      <text:p text:style-name="P15"><text:span text:style-name="T374">Beat Furrer: </text:span><text:span text:style-name="T373">1954, </text:span><text:a xlink:type="simple" xlink:href="http://en.wikipedia.org/wiki/Austria" text:style-name="Internet_20_link" text:visited-style-name="Visited_20_Internet_20_Link">Austrian</text:a><text:span text:style-name="T360"> </text:span><text:span text:style-name="T373">composer and conductor of </text:span><text:a xlink:type="simple" xlink:href="http://en.wikipedia.org/wiki/Switzerland" text:style-name="Internet_20_link" text:visited-style-name="Visited_20_Internet_20_Link">Swiss</text:a><text:span text:style-name="T360"> </text:span><text:span text:style-name="T373">birth.</text:span> </text:p>
      <text:p text:style-name="P15"/>
      <text:p text:style-name="P15"><text:span text:style-name="T374">Thomas Adès:</text:span><text:span text:style-name="T373"> 1971, </text:span><text:a xlink:type="simple" xlink:href="http://en.wikipedia.org/wiki/United_Kingdom" text:style-name="Internet_20_link" text:visited-style-name="Visited_20_Internet_20_Link">British</text:a><text:span text:style-name="T360"> </text:span><text:a xlink:type="simple" xlink:href="http://en.wikipedia.org/wiki/Composer" text:style-name="Internet_20_link" text:visited-style-name="Visited_20_Internet_20_Link">composer</text:a><text:span text:style-name="T373">, </text:span><text:a xlink:type="simple" xlink:href="http://en.wikipedia.org/wiki/Pianist" text:style-name="Internet_20_link" text:visited-style-name="Visited_20_Internet_20_Link">pianist</text:a><text:span text:style-name="T360"> </text:span><text:span text:style-name="T373">and </text:span><text:a xlink:type="simple" xlink:href="http://en.wikipedia.org/wiki/Conducting" text:style-name="Internet_20_link" text:visited-style-name="Visited_20_Internet_20_Link"><text:span text:style-name="T360">conductor</text:span></text:a><text:span text:style-name="T373">.</text:span> </text:p>
      <text:p text:style-name="P15"/>
      <text:p text:style-name="P1"><text:span text:style-name="T103">Paul Schneggenburger</text:span> </text:p>
      <text:p text:style-name="P19"/>
      <text:p text:style-name="P15"/>
      <text:p text:style-name="P15"/>
      <text:p text:style-name="P15"/>
      <text:p text:style-name="P15"/>
      <text:p text:style-name="P15"><text:soft-page-break/></text:p>
      <text:p text:style-name="P15"/>
      <text:p text:style-name="P15"/>
      <text:p text:style-name="P15"/>
      <text:p text:style-name="P15"/>
      <text:p text:style-name="P15"/>
      <text:p text:style-name="P15"/>
      <text:p text:style-name="P71">Dance:</text:p>
      <text:p text:style-name="P71"/>
      <text:p text:style-name="P71"><text:span text:style-name="T374">Stephan Koplowitz</text:span> <text:span text:style-name="T373">is an award-winning director and choreographer specializing in </text:span><text:a xlink:type="simple" xlink:href="http://en.wikipedia.org/wiki/Site-specific_theatre" text:style-name="Internet_20_link" text:visited-style-name="Visited_20_Internet_20_Link"><text:span text:style-name="T360">site-specific</text:span></text:a> <text:span text:style-name="T373">multimedia performances.</text:span> </text:p>
      <text:p text:style-name="P71"/>
      <text:p text:style-name="P71"><text:span text:style-name="T374">Angela Isadora Duncan</text:span> <text:span text:style-name="T373">(May 27, 1877 – September 14, 1927) was an American dancer. Born in California, she lived in Western Europe and the </text:span><text:a xlink:type="simple" xlink:href="http://en.wikipedia.org/wiki/Soviet_Union" text:style-name="Internet_20_link" text:visited-style-name="Visited_20_Internet_20_Link"><text:span text:style-name="T360">Soviet Union</text:span></text:a> <text:span text:style-name="T373">from the age of 22 until her death at age 50. She performed to acclaim throughout Europe after being exiled from the United States for her pro-Soviet sympathies.</text:span> </text:p>
      <text:p text:style-name="P71"/>
      <text:p text:style-name="P71"><text:span text:style-name="T374">Ruth Saint Denis</text:span> <text:span text:style-name="T373">(January 20, 1879 – July 21, 1968) was a </text:span><text:a xlink:type="simple" xlink:href="http://en.wikipedia.org/wiki/Modern_dance" text:style-name="Internet_20_link" text:visited-style-name="Visited_20_Internet_20_Link"><text:span text:style-name="T360">modern dance</text:span></text:a> <text:span text:style-name="T373">pioneer, introducing eastern ideas into the art. She was the co-founder of the American </text:span><text:a xlink:type="simple" xlink:href="http://en.wikipedia.org/wiki/Denishawn" text:style-name="Internet_20_link" text:visited-style-name="Visited_20_Internet_20_Link"><text:span text:style-name="T360">Denishawn</text:span></text:a> <text:span text:style-name="T373">School of Dance and the teacher of several notable performers.</text:span> </text:p>
      <text:p text:style-name="P71"/>
      <text:p text:style-name="P71"><text:span text:style-name="T374">Ted Shawn</text:span> <text:span text:style-name="T373">(21 October 1891 — 9 January 1972), originally </text:span><text:span text:style-name="T374">Edwin Myers Shawn</text:span><text:span text:style-name="T373">, was one of the first notable male pioneers of American </text:span><text:a xlink:type="simple" xlink:href="http://en.wikipedia.org/wiki/Modern_dance" text:style-name="Internet_20_link" text:visited-style-name="Visited_20_Internet_20_Link"><text:span text:style-name="T360">modern dance</text:span></text:a><text:span text:style-name="T373">. Along with creating </text:span><text:a xlink:type="simple" xlink:href="http://en.wikipedia.org/wiki/Denishawn" text:style-name="Internet_20_link" text:visited-style-name="Visited_20_Internet_20_Link"><text:span text:style-name="T360">Denishawn</text:span></text:a> <text:span text:style-name="T373">with former wife </text:span><text:a xlink:type="simple" xlink:href="http://en.wikipedia.org/wiki/Ruth_St._Denis" text:style-name="Internet_20_link" text:visited-style-name="Visited_20_Internet_20_Link"><text:span text:style-name="T360">Ruth St. Denis</text:span></text:a> <text:span text:style-name="T373">he is also responsible for the creation of the well known all-male company Ted Shawn and His Men Dancers.</text:span> </text:p>
      <text:p text:style-name="P71"/>
      <text:p text:style-name="P77"><text:span text:style-name="T28">Allan Kaprow</text:span><text:span text:style-name="T26"> (</text:span><text:a xlink:type="simple" xlink:href="http://it.wikipedia.org/wiki/23_agosto" text:style-name="Internet_20_link" text:visited-style-name="Visited_20_Internet_20_Link"><text:span text:style-name="T121">23 agosto</text:span></text:a><text:span text:style-name="T26"> </text:span><text:a xlink:type="simple" xlink:href="http://it.wikipedia.org/wiki/1927" text:style-name="Internet_20_link" text:visited-style-name="Visited_20_Internet_20_Link"><text:span text:style-name="T121">1927</text:span></text:a><text:span text:style-name="T26"> – </text:span><text:a xlink:type="simple" xlink:href="http://it.wikipedia.org/wiki/5_aprile" text:style-name="Internet_20_link" text:visited-style-name="Visited_20_Internet_20_Link"><text:span text:style-name="T121">5 aprile</text:span></text:a><text:span text:style-name="T26"> </text:span><text:a xlink:type="simple" xlink:href="http://it.wikipedia.org/wiki/2006" text:style-name="Internet_20_link" text:visited-style-name="Visited_20_Internet_20_Link"><text:span text:style-name="T121">2006</text:span></text:a><text:span text:style-name="T26">) è stato un </text:span><text:a xlink:type="simple" xlink:href="http://it.wikipedia.org/wiki/Artista" text:style-name="Internet_20_link" text:visited-style-name="Visited_20_Internet_20_Link"><text:span text:style-name="T121">artista</text:span></text:a><text:span text:style-name="T26"> </text:span><text:a xlink:type="simple" xlink:href="http://it.wikipedia.org/wiki/Stati_Uniti_d%27America" text:style-name="Internet_20_link" text:visited-style-name="Visited_20_Internet_20_Link"><text:span text:style-name="T121">statunitense</text:span></text:a><text:span text:style-name="T26">. </text:span><text:span text:style-name="T10">Ha contribuito a sviluppare l'arte nella sua dimensione installativa ed è stato uno dei fondatori del "</text:span><text:a xlink:type="simple" xlink:href="http://it.wikipedia.org/wiki/Happening" text:style-name="Internet_20_link" text:visited-style-name="Visited_20_Internet_20_Link"><text:span text:style-name="T112">Happening</text:span></text:a><text:span text:style-name="T10">" nei tardi anni '50 e '60.</text:span></text:p>
      <text:p text:style-name="P78"/>
      <text:p text:style-name="P69"><text:span text:style-name="T15">Anna Halprin</text:span><text:span text:style-name="T10"> (born </text:span><text:span text:style-name="T15">Anna Schuman</text:span><text:span text:style-name="T10"> on 13 July 1920) helped pioneer the experimental art form known as </text:span><text:a xlink:type="simple" xlink:href="http://en.wikipedia.org/wiki/Postmodern_dance" text:style-name="Internet_20_link" text:visited-style-name="Visited_20_Internet_20_Link"><text:span text:style-name="T113">postmodern dance</text:span></text:a><text:span text:style-name="T10"> and referred to herself as the breaker of modern dance.</text:span><text:bookmark text:name="cite_ref-11"/><text:a xlink:type="simple" xlink:href="http://en.wikipedia.org/wiki/Anna_Halprin#cite_note-1" text:style-name="Internet_20_link" text:visited-style-name="Visited_20_Internet_20_Link"><text:span text:style-name="T112">[1]</text:span></text:a><text:span text:style-name="T10"> Halprin, along with her contemporaries such as </text:span><text:a xlink:type="simple" xlink:href="http://en.wikipedia.org/wiki/Trisha_Brown" text:style-name="Internet_20_link" text:visited-style-name="Visited_20_Internet_20_Link"><text:span text:style-name="T113">Trisha Brown</text:span></text:a><text:span text:style-name="T10">, </text:span><text:a xlink:type="simple" xlink:href="http://en.wikipedia.org/wiki/Simone_Forti" text:style-name="Internet_20_link" text:visited-style-name="Visited_20_Internet_20_Link"><text:span text:style-name="T113">Simone Forti</text:span></text:a><text:span text:style-name="T10">, </text:span><text:a xlink:type="simple" xlink:href="http://en.wikipedia.org/wiki/Yvonne_Rainer" text:style-name="Internet_20_link" text:visited-style-name="Visited_20_Internet_20_Link"><text:span text:style-name="T113">Yvonne Rainer</text:span></text:a><text:span text:style-name="T10">, </text:span><text:a xlink:type="simple" xlink:href="http://en.wikipedia.org/wiki/John_Cage" text:style-name="Internet_20_link" text:visited-style-name="Visited_20_Internet_20_Link"><text:span text:style-name="T113">John Cage</text:span></text:a><text:span text:style-name="T10">, and </text:span><text:a xlink:type="simple" xlink:href="http://en.wikipedia.org/wiki/Robert_Morris_(artist)" text:style-name="Internet_20_link" text:visited-style-name="Visited_20_Internet_20_Link"><text:span text:style-name="T113">Robert Morris</text:span></text:a><text:span text:style-name="T10">, collaborated and built a community based around the fundamentals of post-modern dance. </text:span></text:p>
      <text:p text:style-name="P72"/>
      <text:p text:style-name="P69"><text:span text:style-name="T15">Simone Forti</text:span><text:span text:style-name="T10"> (born 1935), a </text:span><text:a xlink:type="simple" xlink:href="http://en.wikipedia.org/wiki/Postmodern" text:style-name="Internet_20_link" text:visited-style-name="Visited_20_Internet_20_Link"><text:span text:style-name="T113">postmodern</text:span></text:a><text:span text:style-name="T10"> American </text:span><text:a xlink:type="simple" xlink:href="http://en.wikipedia.org/wiki/Choreographer" text:style-name="Internet_20_link" text:visited-style-name="Visited_20_Internet_20_Link"><text:span text:style-name="T113">choreographer</text:span></text:a><text:span text:style-name="T10"> and </text:span><text:a xlink:type="simple" xlink:href="http://en.wikipedia.org/wiki/Musician" text:style-name="Internet_20_link" text:visited-style-name="Visited_20_Internet_20_Link"><text:span text:style-name="T113">musician</text:span></text:a><text:span text:style-name="T10">, was born in Italy (</text:span><text:a xlink:type="simple" xlink:href="http://en.wikipedia.org/wiki/Florence" text:style-name="Internet_20_link" text:visited-style-name="Visited_20_Internet_20_Link"><text:span text:style-name="T113">Florence</text:span></text:a><text:span text:style-name="T10">) but moved to the United States at a young age. Throughout her career she became known for a style of dancing and choreography that was largely based on basic everyday movements, such as games and children's playground activities,</text:span><text:bookmark text:name="cite_ref-12"/><text:a xlink:type="simple" xlink:href="http://en.wikipedia.org/wiki/Simone_Forti#cite_note-1" text:style-name="Internet_20_link" text:visited-style-name="Visited_20_Internet_20_Link"><text:span text:style-name="T112">[1]</text:span></text:a><text:span text:style-name="T10"> and </text:span><text:a xlink:type="simple" xlink:href="http://en.wikipedia.org/wiki/Improvisation" text:style-name="Internet_20_link" text:visited-style-name="Visited_20_Internet_20_Link"><text:span text:style-name="T113">improvisation</text:span></text:a><text:span text:style-name="T10">. </text:span></text:p>
      <text:p text:style-name="P72"/>
      <text:p text:style-name="P72">Pina Bausch</text:p>
      <text:p text:style-name="P78"/>
      <text:p text:style-name="P71"/>
      <text:p text:style-name="P15"/>
      <text:p text:style-name="P15"/>
      <text:p text:style-name="P15"/>
      <text:p text:style-name="P15"/>
      <text:p text:style-name="P15"/>
      <text:p text:style-name="P36"/>
      <text:p text:style-name="P36"/>
      <text:p text:style-name="P36"/>
      <text:p text:style-name="P36"/>
      <text:p text:style-name="P36"/>
      <text:p text:style-name="P36"/>
      <text:p text:style-name="P36"/>
      <text:p text:style-name="P36">Movimenti:</text:p>
      <text:p text:style-name="P36"/>
      <text:p text:style-name="P36">Language Poets: avant garde group of poets in U.S. emerging in the late of '60s and and early '70s. <text:soft-page-break/>Influenced by Gertrude Stein. Example of “poetic post-modernism”. <text:span text:style-name="T328">Its precursors were the “New American Poets”, a rubic which includes the New York School, the Objectivist poets, the Black Mountain School, the Beat poets and the San Francisco Renaissance. </text:span><text:span text:style-name="T1">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335"> </text:span><text:span text:style-name="T1">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335"> </text:span></text:p>
      <text:p text:style-name="P36"/>
      <text:p text:style-name="P36">Visual Poetry: it is poetry or art where the arrangement in space of text, images and symbol is important in order to create and improve the sensation transmitted to the audience. <text:span text:style-name="T328">It is sometimes referred to the Concrete Poetry, a term that predates Visual Poetry. Was heavily influenced by Fluxus. People associated (examples): Babi Badalov, Joan Brossa i Cuervo, Walter Chiari, David Tomasi.</text:span></text:p>
      <text:p text:style-name="P30"/>
      <text:p text:style-name="P34">Net Poetry: born in several cities around 1995, it is a development of net.art and under the more general definition of Digital Poetry. <text:span text:style-name="T328">karenina.it (1998) was the first italian net poetry project by Caterina Davinio, Philadelpho Menezes, Eugenio Miccini, ecc. The first net poetry event was a Biennale di Venezia 2001, in the contest of Bunker Poetico, curated by Caterina Davinio.</text:span></text:p>
      <text:p text:style-name="P30"/>
      <text:p text:style-name="P34">Digital Poetry: electronic literature, presented through CD-ROM, art exhibitions, digital videos and internet. Types are: hypertext, kinetic poetry, visual poetry, interactive poetry, holographic poetry, </text:p>
      <text:p text:style-name="P36"/>
      <text:p text:style-name="P36">Still Life (Natura Morta) Painting: created in Hellenistic perion (II and III century b.C). <text:span text:style-name="T328">Often contained religious and allegoric symbolism. Dome modern still life paintings breaks the 2-D barrier and employs 3-D mixed media.</text:span></text:p>
      <text:p text:style-name="P36"/>
      <text:p text:style-name="P36">Existentialism: began in the mid-19 century, with Soren Kierkegaard, oppoesd to Hegel and Kant. <text:span text:style-name="T328">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339">Friedrich Nietzsche, Fyodor Dostoyevskij, Martin Heidegger, Jean-Paul Sartre. </text:span><text:span text:style-name="T328">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335">“</text:span><text:span text:style-name="T1">man first of all exists, encounters himself, surges up in the world – and defines himself afterwards."</text:span><text:span text:style-name="T335"> A persona can choose what to be (ex. good or cruel) so essentially it is not. There is not idealistic good or bad things in the world: what happens happens. Albert Camus (philosopher, writer and playwriter) said: “</text:span><text:span text:style-name="T11">"there is only one truly serious philosophical problem, and that is suicide</text:span><text:span text:style-name="T335">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text:span><text:span text:style-name="T1">eaninglessness of the world, concept of lack.</text:span><text:span text:style-name="T335"> Existentialism opposes positivism and rationalism. </text:span><text:span text:style-name="T1">Existentialism asserts that people actually make decisions based on the meaning to them rather than rationally. The rejection of reason as the source of meaning is a common theme of existentialist thought,.</text:span></text:p>
      <text:p text:style-name="P4"/>
      <text:p text:style-name="P4">Fabliau</text:p>
      <text:p text:style-name="P4"/>
      <text:p text:style-name="P4"><text:span text:style-name="T352">Exemplum:</text:span> forma narrativa medievale, che tratta di vicende reali o inventate a scopo di persuadere il lettore. Ha origine dalla retorica greca ma poi viene utilizzata dal cristianesimo per divulgare concetti morali o religiosi. Nel 1200 compaiono nuovi exemplum disconnessi dalla religione ma per divulgare concetti sociali, ad esempio il libro dei Sette Savi, o il Novellino.</text:p>
      <text:p text:style-name="P4"/>
      <text:p text:style-name="P4"><text:span text:style-name="T352">Novella: </text:span>tardo-medievale. Trae influenza dall'exemplum, </text:p>
      <text:p text:style-name="P30"><text:soft-page-break/></text:p>
      <text:p text:style-name="P36">Modello standard: <text:span text:style-name="T328">Quadro di teorie che definiscono il mondo dell'infinitamente piccolo, pilastro della fisica contemporanea suddiviso in 12 particelle in 2 tipologie, “quark” e “leptoni” e in 12 particelle che sono messaggeri delle 3 forze agenti nell'infinitamente piccolo, “forza forte”, “forza elettromagnetica” e “ forza debole”. Per ultimo la teoria prevede il Bosone di Higgs, capace di dare loro una massa per farle interagire tra loro.</text:span></text:p>
      <text:p text:style-name="P36"/>
      <text:p text:style-name="P1"><text:span text:style-name="T340">Gnosticismo: </text:span><text:span text:style-name="T25">Lo </text:span><text:span text:style-name="T27">gnosticismo </text:span><text:span text:style-name="T25">è un movimento </text:span><text:a xlink:type="simple" xlink:href="http://it.wikipedia.org/wiki/Filosofia" text:style-name="Internet_20_link" text:visited-style-name="Visited_20_Internet_20_Link"><text:span text:style-name="T119">filosofico</text:span></text:a><text:span text:style-name="T25">-</text:span><text:a xlink:type="simple" xlink:href="http://it.wikipedia.org/wiki/Religione" text:style-name="Internet_20_link" text:visited-style-name="Visited_20_Internet_20_Link">religioso</text:a><text:span text:style-name="T119">. </text:span><text:span text:style-name="T58">Mentre il </text:span><text:a xlink:type="simple" xlink:href="http://it.wikipedia.org/wiki/Giudaismo" text:style-name="Internet_20_link" text:visited-style-name="Visited_20_Internet_20_Link"><text:span text:style-name="T119">giudaismo</text:span></text:a><text:span text:style-name="T58"> sostiene che l'</text:span><text:a xlink:type="simple" xlink:href="http://it.wikipedia.org/wiki/Anima" text:style-name="Internet_20_link" text:visited-style-name="Visited_20_Internet_20_Link"><text:span text:style-name="T119">anima</text:span></text:a><text:span text:style-name="T58"> raggiunge la salvezza attraverso l'osservanza delle </text:span><text:a xlink:type="simple" xlink:href="http://it.wikipedia.org/wiki/613_mitzvòt" text:style-name="Internet_20_link" text:visited-style-name="Visited_20_Internet_20_Link"><text:span text:style-name="T119">613 mitzvòt</text:span></text:a><text:span text:style-name="T58"> e il </text:span><text:a xlink:type="simple" xlink:href="http://it.wikipedia.org/wiki/Cristianesimo" text:style-name="Internet_20_link" text:visited-style-name="Visited_20_Internet_20_Link"><text:span text:style-name="T119">cristianesimo</text:span></text:a><text:span text:style-name="T58"> sostiene che l'</text:span><text:a xlink:type="simple" xlink:href="http://it.wikipedia.org/wiki/Anima" text:style-name="Internet_20_link" text:visited-style-name="Visited_20_Internet_20_Link"><text:span text:style-name="T119">anima</text:span></text:a><text:span text:style-name="T58"> raggiunge la salvezza dalla dannazione eterna per </text:span><text:a xlink:type="simple" xlink:href="http://it.wikipedia.org/wiki/Grazia_(teologia)" text:style-name="Internet_20_link" text:visited-style-name="Visited_20_Internet_20_Link"><text:span text:style-name="T119">Grazia</text:span></text:a><text:span text:style-name="T58"> principalmente mediante la </text:span><text:a xlink:type="simple" xlink:href="http://it.wikipedia.org/wiki/Fede" text:style-name="Internet_20_link" text:visited-style-name="Visited_20_Internet_20_Link"><text:span text:style-name="T119">Fede</text:span></text:a><text:span text:style-name="T58"> e la </text:span><text:a xlink:type="simple" xlink:href="http://it.wikipedia.org/wiki/Carità" text:style-name="Internet_20_link" text:visited-style-name="Visited_20_Internet_20_Link"><text:span text:style-name="T119">Carità</text:span></text:a><text:span text:style-name="T58">, per lo gnosticismo invece la salvezza dell'anima dipende da una forma di conoscenza superiore e illuminata (gnosi) dell'uomo, del mondo e dell'universo, frutto del vissuto personale e di un percorso di ricerca della Verità.</text:span><text:span text:style-name="T25"> </text:span><text:span text:style-name="T10">Nella visione gnostica il mondo materiale è diviso sia </text:span><text:a xlink:type="simple" xlink:href="http://it.wikipedia.org/wiki/Ontologia" text:style-name="Internet_20_link" text:visited-style-name="Visited_20_Internet_20_Link"><text:span text:style-name="T113">ontologicamente</text:span></text:a><text:span text:style-name="T51"> </text:span><text:span text:style-name="T10">che </text:span><text:a xlink:type="simple" xlink:href="http://it.wikipedia.org/wiki/Fenomenologia" text:style-name="Internet_20_link" text:visited-style-name="Visited_20_Internet_20_Link"><text:span text:style-name="T113">fenomenologicamente</text:span></text:a><text:span text:style-name="T51"> </text:span><text:span text:style-name="T10">dalla sfera divina (</text:span><text:a xlink:type="simple" xlink:href="http://it.wikipedia.org/wiki/Pleroma" text:style-name="Internet_20_link" text:visited-style-name="Visited_20_Internet_20_Link"><text:span text:style-name="T122">Pleroma</text:span></text:a><text:span text:style-name="T10">), un luogo atemporale ed adimensionale preesistente ad ogni cosa. Questa divisione si originò da un "</text:span><text:a xlink:type="simple" xlink:href="http://it.wikipedia.org/wiki/Peccato" text:style-name="Internet_20_link" text:visited-style-name="Visited_20_Internet_20_Link"><text:span text:style-name="T113">peccato iniziale</text:span></text:a><text:span text:style-name="T10">", attraverso il quale una emanazione divina si frappose tra il mondo materiale da essa generato, dove l'uomo si trova imprigionato, ed un </text:span><text:a xlink:type="simple" xlink:href="http://it.wikipedia.org/wiki/Dio" text:style-name="Internet_20_link" text:visited-style-name="Visited_20_Internet_20_Link"><text:span text:style-name="T113">Dio</text:span></text:a><text:span text:style-name="T51"> </text:span><text:span text:style-name="T10">superiore ed occulto. Nello gnosticismo di origine </text:span><text:a xlink:type="simple" xlink:href="http://it.wikipedia.org/wiki/Iran" text:style-name="Internet_20_link" text:visited-style-name="Visited_20_Internet_20_Link"><text:span text:style-name="T113">iranica</text:span></text:a><text:span text:style-name="T10">, dove il </text:span><text:a xlink:type="simple" xlink:href="http://it.wikipedia.org/wiki/Dualismo" text:style-name="Internet_20_link" text:visited-style-name="Visited_20_Internet_20_Link"><text:span text:style-name="T113">dualismo</text:span></text:a><text:span text:style-name="T51"> </text:span><text:span text:style-name="T10">raggiunge l'apice, si assiste allo scontro eterno e titanico tra due divinità, mentre in quello </text:span><text:a xlink:type="simple" xlink:href="http://it.wikipedia.org/wiki/Ellenismo" text:style-name="Internet_20_link" text:visited-style-name="Visited_20_Internet_20_Link"><text:span text:style-name="T113">ellenizzante</text:span></text:a><text:span text:style-name="T51"> </text:span><text:span text:style-name="T10">e </text:span><text:a xlink:type="simple" xlink:href="http://it.wikipedia.org/wiki/Giudaismo" text:style-name="Internet_20_link" text:visited-style-name="Visited_20_Internet_20_Link"><text:span text:style-name="T113">giudaizzante</text:span></text:a><text:span text:style-name="T10">, opposta al Dio occulto si erge la figura di un "dio minore", il </text:span><text:a xlink:type="simple" xlink:href="http://it.wikipedia.org/wiki/Demiurgo" text:style-name="Internet_20_link" text:visited-style-name="Visited_20_Internet_20_Link"><text:span text:style-name="T113">Demiurgo</text:span></text:a><text:span text:style-name="T10">, che viene coadiuvato da una serie di emanazioni generate da lui stesso, gli Arconti. Il mondo materiale, quindi, non è altro che un incidente di percorso, una creazione degli Arconti, che, ricordandosi della perfezione del </text:span><text:span text:style-name="T21">Pleroma</text:span><text:span text:style-name="T10">, cercano di riprodurla attraverso l'imposizione di regole e l'applicazione di </text:span><text:a xlink:type="simple" xlink:href="http://it.wikipedia.org/wiki/Legge" text:style-name="Internet_20_link" text:visited-style-name="Visited_20_Internet_20_Link"><text:span text:style-name="T113">leggi</text:span></text:a><text:span text:style-name="T51"> </text:span><text:span text:style-name="T10">che, per quanto in difetto, tendono a riprodurne la realtà: l'</text:span><text:a xlink:type="simple" xlink:href="http://it.wikipedia.org/wiki/Universo" text:style-name="Internet_20_link" text:visited-style-name="Visited_20_Internet_20_Link"><text:span text:style-name="T113">universo</text:span></text:a><text:span text:style-name="T51"> </text:span><text:span text:style-name="T10">è il ricordo di ciò che un tempo essi conobbero.</text:span> </text:p>
      <text:p text:style-name="P6">Scetticismo: Non si può definire ne dimostrare nulla per il “regresso all'infinito”</text:p>
      <text:p text:style-name="P6"><text:s/></text:p>
      <text:p text:style-name="P6">Scolastica:</text:p>
      <text:p text:style-name="P6"/>
      <text:p text:style-name="P36">Stoicismo: Attraverso la figura di Crisippo di Lodi, dopo Aristotele avanzano le teorie logiche. Lo stoicismo era sia di matrice Greca, sia Romana (vedi Seneca – precettore di Nerone). Quasi come un tipo di religione si affermò attorno all'anno 0, e dovuto alla grande diffusione del Cristianesimo, venne oscurato da questo. Conquiste: Logica proposizionale e connettori (La scuola di Aristotele aveva invece scoperto I quantificatori tutti-qualcuno-nessuno e necessario-contingente-impossibile). Inoltre, la scuola di Crisippo scopre le Regole Logiche: Modus ponens, Contrapposizione (errore sistematico di Platone), Riduzione dell'assurdo. Consequentia Mirabilis (paradosso meta linguistico). Funzioni vero-funzionali dei connettivi (vero – falso): <text:s/>negazione, congiunzione, disgiunzione, implicazione. Teorema di completezza (dimostrato negli anni '20 da Wittgenstein): le regole e gli assiomi sono sufficienti a derivare tutte e sole le verità semantiche.</text:p>
      <text:p text:style-name="P36"/>
      <text:p text:style-name="P36">Positivismo logico: noto anche come neopositivismo, neoempirismo o empirismo logico, è una corrente filosofica sorta nella prima metà dell'ottocento con il Circolo di Vienna basato sui concetti tipici del metodo scientifico e quindi sull'empirismo. La conoscenza dovrebbe esserre basata su cruteri logici propri dell'analisi del linguaggio che assicurino alle proposizioni un preciso significato dotato di senso. <text:s/>Gli empiristi logici sostengono che la risoluzione degli equivoci e delle ambiguità legate al linguaggio conduca alla risoluzione degli stessi problemi filosofici: il loro sorgere dipenderebbe quindi proprio da un uso improrio/scorretto delle parole fornite di molteplici interpretazioni. Centrale è il tema del verificazionismo.</text:p>
      <text:p text:style-name="P36"/>
      <text:p text:style-name="P1"><text:span text:style-name="T413">Teodicea:</text:span><text:span text:style-name="T414"> </text:span><text:span text:style-name="T415">è una branca della </text:span><text:a xlink:type="simple" xlink:href="http://it.wikipedia.org/wiki/Teologia" text:style-name="Internet_20_link" text:visited-style-name="Visited_20_Internet_20_Link"><text:span text:style-name="T444">teologia</text:span></text:a><text:span text:style-name="T415"> che studia il rapporto tra la giustizia di </text:span><text:a xlink:type="simple" xlink:href="http://it.wikipedia.org/wiki/Dio" text:style-name="Internet_20_link" text:visited-style-name="Visited_20_Internet_20_Link"><text:span text:style-name="T444">Dio</text:span></text:a><text:span text:style-name="T415"> e la presenza nel mondo del </text:span><text:a xlink:type="simple" xlink:href="http://it.wikipedia.org/wiki/Male" text:style-name="Internet_20_link" text:visited-style-name="Visited_20_Internet_20_Link"><text:span text:style-name="T444">male</text:span></text:a><text:span text:style-name="T415">; per tale motivo, è anche indicata come </text:span><text:a xlink:type="simple" xlink:href="http://it.wikipedia.org/wiki/Teologia_naturale" text:style-name="Internet_20_link" text:visited-style-name="Visited_20_Internet_20_Link"><text:span text:style-name="T445">teologia naturale</text:span></text:a><text:span text:style-name="T415"> e, nel </text:span><text:a xlink:type="simple" xlink:href="http://it.wikipedia.org/wiki/XIX_secolo" text:style-name="Internet_20_link" text:visited-style-name="Visited_20_Internet_20_Link"><text:span text:style-name="T444">XIX secolo</text:span></text:a><text:span text:style-name="T415"> limitatamente alla cultura francese, </text:span><text:soft-page-break/><text:span text:style-name="T415">come </text:span><text:a xlink:type="simple" xlink:href="http://it.wikipedia.org/wiki/Teologia_razionale" text:style-name="Internet_20_link" text:visited-style-name="Visited_20_Internet_20_Link"><text:span text:style-name="T445">teologia razionale</text:span></text:a><text:span text:style-name="T415">. </text:span><text:span text:style-name="T416">I</text:span><text:span text:style-name="T417">l termine "teodicea" fu coniato dal filosofo tedesco </text:span><text:a xlink:type="simple" xlink:href="http://it.wikipedia.org/wiki/Gottfried_Wilhelm_Leibniz" text:style-name="Internet_20_link" text:visited-style-name="Visited_20_Internet_20_Link"><text:span text:style-name="T447">Gottfried Wilhelm Leibniz</text:span></text:a><text:span text:style-name="T417"> (1646-1716) nell'opera </text:span><text:span text:style-name="T418">Essais de Théodicée sur la bonté de Dieu, la liberté de l'homme et l'origine du mal</text:span><text:span text:style-name="T417"> (</text:span><text:span text:style-name="T418">Saggi di teodicea sulla bontà di Dio, la libertà dell'uomo e l'origine del male</text:span><text:span text:style-name="T417">), opera redatta nel 1705 ma pubblicata per la prima volta ad </text:span><text:a xlink:type="simple" xlink:href="http://it.wikipedia.org/wiki/Amsterdam" text:style-name="Internet_20_link" text:visited-style-name="Visited_20_Internet_20_Link"><text:span text:style-name="T447">Amsterdam</text:span></text:a><text:span text:style-name="T417"> nel 1710.</text:span></text:p>
      <text:p text:style-name="P36"/>
      <text:p text:style-name="P1"><text:span text:style-name="T424">Samizdat: </text:span><text:span text:style-name="T425">was a key form of </text:span><text:a xlink:type="simple" xlink:href="https://en.wikipedia.org/wiki/Soviet_dissidents" text:style-name="Internet_20_link" text:visited-style-name="Visited_20_Internet_20_Link"><text:span text:style-name="T452">dissident</text:span></text:a><text:span text:style-name="T425"> activity across the </text:span><text:a xlink:type="simple" xlink:href="https://en.wikipedia.org/wiki/Soviet_bloc" text:style-name="Internet_20_link" text:visited-style-name="Visited_20_Internet_20_Link"><text:span text:style-name="T452">Soviet bloc</text:span></text:a><text:span text:style-name="T425"> in which individuals reproduced censored publications by hand and passed the documents from reader to reader. This </text:span><text:a xlink:type="simple" xlink:href="https://en.wikipedia.org/wiki/Grassroots" text:style-name="Internet_20_link" text:visited-style-name="Visited_20_Internet_20_Link"><text:span text:style-name="T452">grassroots</text:span></text:a><text:span text:style-name="T425"> practice to evade officially imposed </text:span><text:a xlink:type="simple" xlink:href="https://en.wikipedia.org/wiki/Censorship" text:style-name="Internet_20_link" text:visited-style-name="Visited_20_Internet_20_Link"><text:span text:style-name="T452">censorship</text:span></text:a><text:span text:style-name="T425"> was fraught with danger as harsh punishments were meted out to people caught possessing or copying censored materials. </text:span><text:a xlink:type="simple" xlink:href="https://en.wikipedia.org/wiki/Vladimir_Bukovsky" text:style-name="Internet_20_link" text:visited-style-name="Visited_20_Internet_20_Link"><text:span text:style-name="T451">Vladimir Bukovsky</text:span></text:a><text:span text:style-name="T423"> summarized it as, "I myself create it, edit it, censor it, publish it, distribute it, and get imprisoned for it."</text:span></text:p>
      <text:p text:style-name="P36"/>
      <text:p text:style-name="P36"><text:span text:style-name="T229">New European Painting: </text:span><text:span text:style-name="T217">emerged in the 1980s and reached a critical point of major distinction and influence in the 1990s</text:span><text:span text:style-name="T166"> </text:span><text:span text:style-name="T217">with painters like </text:span><text:a xlink:type="simple" xlink:href="https://en.wikipedia.org/wiki/Gerhard_Richter" text:style-name="Internet_20_link" text:visited-style-name="Visited_20_Internet_20_Link"><text:span text:style-name="T149">Gerhard Richter</text:span></text:a><text:span text:style-name="T217">,</text:span><text:span text:style-name="T166"> </text:span><text:a xlink:type="simple" xlink:href="https://en.wikipedia.org/wiki/Sigmar_Polke" text:style-name="Internet_20_link" text:visited-style-name="Visited_20_Internet_20_Link"><text:span text:style-name="T149">Sigmar Polke</text:span></text:a><text:span text:style-name="T217">, </text:span><text:a xlink:type="simple" xlink:href="https://en.wikipedia.org/wiki/Georg_Baselitz" text:style-name="Internet_20_link" text:visited-style-name="Visited_20_Internet_20_Link"><text:span text:style-name="T149">Georg Baselitz</text:span></text:a><text:span text:style-name="T217">, </text:span><text:a xlink:type="simple" xlink:href="https://en.wikipedia.org/wiki/Anselm_Kiefer" text:style-name="Internet_20_link" text:visited-style-name="Visited_20_Internet_20_Link"><text:span text:style-name="T149">Anselm Kiefer</text:span></text:a><text:span text:style-name="T274"> </text:span><text:span text:style-name="T217">and </text:span><text:a xlink:type="simple" xlink:href="https://en.wikipedia.org/wiki/Bracha_Ettinger" text:style-name="Internet_20_link" text:visited-style-name="Visited_20_Internet_20_Link"><text:span text:style-name="T149">Bracha Ettinger</text:span></text:a><text:span text:style-name="T166"> </text:span><text:span text:style-name="T217">whose paintings have established and continue to create a new dialogue between the historical archive, American Abstraction and figuration.</text:span><text:span text:style-name="T166"> </text:span><text:span text:style-name="T217">The major new European painters of this era show strong engagements with personal and general painful shared history, its memory and its oblivion, for life under the shadow of the WWII through a different research in new and old materials, photography and oil painting.</text:span></text:p>
      <text:p text:style-name="P36"/>
      <text:p text:style-name="P36"/>
      <text:p text:style-name="P36"/>
      <text:p text:style-name="P36"/>
      <text:p text:style-name="P36"/>
      <text:p text:style-name="P36"/>
      <text:p text:style-name="P36"/>
      <text:p text:style-name="P36"/>
      <text:p text:style-name="P36">Riviste:</text:p>
      <text:p text:style-name="P36"/>
      <text:p text:style-name="P36">L=A=N=G=U=A=G=E: magazine, 13 issues between (1978 to 1981), edited by Charles Bernstein and Bruce Andrews. Breading ground of the poets movement under the name “Language poets”.</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36"/>
      <text:p text:style-name="P36"/>
      <text:p text:style-name="P36"/>
      <text:p text:style-name="P36"/>
      <text:p text:style-name="P36">Books:</text:p>
      <text:p text:style-name="P36"/>
      <text:p text:style-name="P1"><text:span text:style-name="T340">Cantico dei cantici: attribuito a Salomone (che sarebbe pure il personaggio principale) del X sec. a.C. Testo laico ebraico derivato e copiato da poemi della Mesopotamia. </text:span><text:span text:style-name="T329">La leggenda narra che sia stato creato in occasione della creazione del Tempio di Gerusalemme. E' un canto nuziale ed è spesso recitato durante varie tipi di cerimonie. </text:span><text:span text:style-name="T1">ardire di toni ricco di sfumature sensuali e immagini erotiche. Ciò non pregiudica affatto il carattere sacro del Cantico, in quanto l'amore erotico dei due amanti, per l'autore del testo, ha origine divina</text:span><text:span text:style-name="T335"> </text:span></text:p>
      <text:p text:style-name="P36"/>
      <text:p text:style-name="P36">Poemi Omerici: Iliade 800 a.C. Circa (corporazione degli Omeridi). Odissea 650 a.C. Circa. <text:span text:style-name="T328">Forti perplessità che siano state da una sola persona. Sicuramente L'Odissea è più unitaria e sembra possa esserlo stata. Dai poemi Omerici traspare la descrizione della società del tempo: piccoli regni retti da sovrani con potere assoluto. Il popolo, agricoltura, caccia, guerra ed esperienza navale (Odissea). La suntuosità delle vesti, delle armi e delle strutture la fanno considerare come un'epoca ricca. Importante la dimensione domestica, e la casa è luogo di ordine e di pace. Donna: ruolo subordinato soprattutto nell'Iliade. Rispetto e sacrificio agli dei simili ai mortali.</text:span></text:p>
      <text:p text:style-name="P102">Iliade: parla degli ultimi 51 giorni dei 10 anni di guerra tra I greci e Troia (detta anche Ilio, da cui prende il poema nome).</text:p>
      <text:p text:style-name="P102"><text:tab/>In Omero le muse possono andare fino a 9 ed erano figlie della memoria ed ispiratrici della poesia e ricordavano tutto, sia il passato sia il futuro (per loro il futuro era una memoria) ed hanno la funzione di riportarlo al presente attraverso il canto. Attraverso la memoria, la tradizione è un fattore importante per I Greci. Il canto delle muse dava gloria (gloria di Achille, Odisseo, Ettore...). Per la gloria gli eroi della grecia erano disposti a morire e sapevano questa come condizione necessaria. C'è uno stretto legame tra il canto delle muse e l'acqua (prima di comporre poesie Pindaro beveva Acqua). Importante anche il miele. La poesia è come acqua o come miele (Lo diceva anche Proust nella modernità).</text:p>
      <text:p text:style-name="P102"><text:tab/>Odissea: Per ulisse l'arco e la cetra cantano la stessa melodia: la morte e la poesia sono la stessa cosa. Per gli Omerici nella poesia è compresa la morte e I dolori. Senza questi non esiste poesia. Ma la poesia, nata e narrante il dolore, dà gioia.</text:p>
      <text:p text:style-name="P102"><text:tab/>Due dei importanti: Apollo ed Ermes. Iliade inizia con Apollo e finisce con Ermes, l'Odissea il contrario. Odissea come poema sinfonico: un primo tema, un secondo, ripresa del primo, terzo.. Armonia per I greci significa “intreccio, connessione”.</text:p>
      <text:p text:style-name="P36"/>
      <text:p text:style-name="P36">The Language Book: Bruce Andrews and prof. Charles Bernstein.</text:p>
      <text:p text:style-name="P36"/>
      <text:p text:style-name="P36">Decamerone (Boccaccio): Dedicato alle donne afflitte da pene d'amore per risollevarle, destinato quindi a persone non letterate. <text:span text:style-name="T328">L'opera si colloca durante ma mortifera pestilenza del 1348. All'inizio descrizione della situazione determinata della peste, 7 fanciulle e 3 giovani di alto rango si ritirano sulle colline. Ogni giorno ciascuno di loro racconta una novella. 100 racconti. Tematiche attorno alla maggior parte di figure possibili (mercanti, notai, poveri, nobili, ambiente di corte). L'insieme dell'opera rappresenta la commedia dell'uomo: fornito di intelligenza nelle novelle si confronta con la fortuna (precursore della narrativa moderna). Famoso sia in Italia e all'estero diventando un modello in prosa per la letteratura europea. L'importanza del quadro tragico della morte ricorrente a causa della peste (rimando (di Dario Fò) alle mille ed una notte per spiegare come questo trucco della tragedia è sotto I migliori capolavori, La morte rimandata all'esterno ed all'interno il racconto comico, grottesco). Stimava Dante Alighieri e diceva era il più grande letterato della storia. Mancava di coraggio nello sfidare i potenti (al contrario di Dante Alighieri che fu continuamente esiliato dalle città) dell'epoca con satire riguardo agli avvenimenti del tempo (vedi Tumulto di Bologna) ma ne era informato, quindi non li nomina delle sue novelle. Legge della Situazione.</text:span></text:p>
      <text:p text:style-name="P36"/>
      <text:p text:style-name="P36">Almagesto: Trattato scientifico fatto da Tolomeo nel II sec. d.C. Per spiegare il moto dei pianeti e dare all'astronomia caratterre scientifico. 13 capitoli. <text:span text:style-name="T328">E' descritta l'astronomia classica, perché rivelava la grandezza e l'ordine del creato. Tolomeo prova che la terra è rotonda, la gravità verso il suo centro. I moti del sole e lunghezza dell'anno. Espone la teoria del moto lunare. Descrive </text:span><text:soft-page-break/><text:span text:style-name="T328">l'Astrolabio per determinare la posizione delle stelle e per determinare la parallasse del sole e della luna per ottenere la distanza. La parallasse è: se io osservo il sole e la luna da posizioni diverse sulla terra, li vedo leggermente spostati rispetto le stelle che sono molto più lontane. Attraverso la parallasse si può ottenere la distanza di questi corpi. Descrive la via lattea. I pianeti sono più vicini delle stelle fisse e più lontani della luna e ne descrive il moto che è la sua parte più originale. Una delle opere più diffuse nell'Europa di allora. Nella Divina Commedia emerge la visione dell'universo del 13imo secolo in base al modello Tolemaico Terra, pianeti, stelle fisse, primo mobile (motore), empireo.</text:span></text:p>
      <text:p text:style-name="P36"/>
      <text:p text:style-name="P36">Corpus Ermeticus: </text:p>
      <text:p text:style-name="P36"/>
      <text:p text:style-name="P36">Gli Elementi di Euclide: più importante opera di geometria dell'antichità, 11 volumi. <text:span text:style-name="T328">I primi 4 sono un rifacimento dei 4 libri di Ippocrate (il matematico, non il medico). C'è quasi tutta la matematica antica. Non rientrano le formulazioni matematiche fuori dall'estetica platonica. Per Platone sono solo 2 le figure perfette: la linea ed il cerchio (quelle figure lei cui parti sono tutte similari fra loro). Quindi la geometria doveva essere costituita solo utilizzando gli strumenti che rispondono a queste due figure perfette: la riga ed il compasso. Sono presenti sostanzialmente Costruzioni di figure geometriche e Dimostrazioni di teoremi. I cinque postulati di Euclide. Tenta di ricustruire l'aritmetica su basi geometriche. Euclide dimostra che la scomposizione in fattori primi è una scomposizione unica. Il teorema di Euclide: dato un numero qualunque di numeri primi è sempre possibile trovarne uno maggiore, cioè sono infiniti.</text:span></text:p>
      <text:p text:style-name="P36"/>
      <text:p text:style-name="P36">Sulla Natura: Poema di Parmenide che diffonde le sue idee filosofiche. <text:span text:style-name="T328">Sono pervenuti 19 frammenti per un totale di 160 versi. Si compone di un </text:span><text:span text:style-name="T331">Proemio</text:span><text:span text:style-name="T328"> e di una trattazione in 2 parti: </text:span><text:span text:style-name="T331">La via della verità, </text:span><text:span text:style-name="T330">che attraverso la ragione conduce alla verità e all'essere, e</text:span><text:span text:style-name="T331"> La via dell'opinione, </text:span><text:span text:style-name="T330">guidata dai sensi che conduce all'apparenza e all'inganno. Narra come allegoria di un viaggio immaginario verso la dea Diche (dea greca della giustizia, annoverata tra le Ore), la quale possiede la verità con l'intento di insegnarla al filosofo. Dopo averla imparata il filosofo si distaccherà sempre di più dal mondo terrestre composto di apparenze ingannevoli, capace di riconoscere il discorso vero dal falso.</text:span></text:p>
      <text:p text:style-name="P36"/>
      <text:p text:style-name="P36">Trattato sulle coniche: Apollonio. Le sezioni coniche.</text:p>
      <text:p text:style-name="P36"/>
      <text:p text:style-name="P36">Vangelo di San Nicodemo: vangelo apocrifo nel quale è narrata la battaglia di Gesù Cristo e gli dei del passato. Gesù Cristo va da Ade per sconfiggerlo e portare tutte le anime in paradiso.</text:p>
      <text:p text:style-name="P36"/>
      <text:p text:style-name="P1"><text:span text:style-name="T340">Do not stand at my grave and weep (1932): Poem written by Mary Elisabeth Frye, an </text:span><text:span text:style-name="T25">Baltimore housewife and florist.</text:span><text:span text:style-name="T340"> </text:span><text:span text:style-name="T25">The identity of the author of the poem was unknown until the late 1990s</text:span><text:span text:style-name="T10">.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6"/>
      <text:p text:style-name="P1"><text:span text:style-name="T340">Del sublime:</text:span><text:span text:style-name="T353"> </text:span><text:span text:style-name="T380">trattato di poesia scritto in epoca ellenistica. Scritto da uno sconosciuto, al quale è stato dato il nome di Pseudo-Longino.</text:span><text:span text:style-name="T379"> </text:span><text:span text:style-name="T107">Tale scritto è uno dei più importanti documenti della critica letteraria nell’antichità, composto da un ignoto filologo dei primi decenni del 1° sec. d.C. Nel trattato l’autore, più che definire che cosa sia il sublime, vuole insegnare «in qualche modo e per quali vie si possono sollevare le anime nostre a quella certa altezza»; più che insegnare una maniera di scrivere, vuole mostrarne gli effetti. La trattazione, che non è strettamente letteraria ma morale, indaga sulle fonti del sublime, individuate innanzitutto nelle doti naturali della ricchezza di pensiero e del </text:span><text:span text:style-name="Emphasis"><text:span text:style-name="T108">pathos </text:span></text:span><text:span text:style-name="T107">entusiastico, quindi anche in procedimenti artificiali, quali l’uso adeguato delle figure retoriche, il ricorso a un linguaggio elevato, un’accorta combinazione di parole. La letteratura è concepita come una realtà interiore e come una capacità quasi congenita, tale da non poter essere insegnata mediante modelli. Il tradizionale concetto della poesia come «mimesi» è superato e si delinea il concetto della fantasia, che è in rapporto non con la realtà esterna ma con l’anima del poeta.</text:span></text:p>
      <text:p text:style-name="P36"><text:soft-page-break/></text:p>
      <text:p text:style-name="P47"><text:span text:style-name="T242">La </text:span><text:span text:style-name="T251">Guerra del Peloponneso: </text:span><text:span text:style-name="T242">opera di </text:span><text:a xlink:type="simple" xlink:href="https://it.wikipedia.org/wiki/Tucidide" text:style-name="Internet_20_link" text:visited-style-name="Visited_20_Internet_20_Link">Tucidide</text:a><text:span text:style-name="T159"> </text:span><text:span text:style-name="T242">sulla </text:span><text:a xlink:type="simple" xlink:href="https://it.wikipedia.org/wiki/Guerra_del_Peloponneso" text:style-name="Internet_20_link" text:visited-style-name="Visited_20_Internet_20_Link"><text:span text:style-name="T159">guerra del Peloponneso</text:span></text:a><text:span text:style-name="T242">, scritta dallo storico greco nel periodo di permanenza ad </text:span><text:a xlink:type="simple" xlink:href="https://it.wikipedia.org/wiki/Atene" text:style-name="Internet_20_link" text:visited-style-name="Visited_20_Internet_20_Link"><text:span text:style-name="T159">Atene</text:span></text:a><text:span text:style-name="T242">. </text:span><text:span text:style-name="T217">Il titolo dell'opera e la divisione in otto libri, realizzate dai bibliotecari alessandrini, sono entrambe posteriori. Infatti all'opera viene attribuito anche il titolo di </text:span><text:span text:style-name="T239">Storie</text:span><text:span text:style-name="T217">, come </text:span><text:a xlink:type="simple" xlink:href="https://it.wikipedia.org/wiki/Storie_(Erodoto)" text:style-name="Internet_20_link" text:visited-style-name="Visited_20_Internet_20_Link">quelle</text:a><text:span text:style-name="T149"> </text:span><text:span text:style-name="T217">di </text:span><text:a xlink:type="simple" xlink:href="https://it.wikipedia.org/wiki/Erodoto" text:style-name="Internet_20_link" text:visited-style-name="Visited_20_Internet_20_Link"><text:span text:style-name="T149">Erodoto</text:span></text:a><text:span text:style-name="T217">. L'opera è un profondo e analitico resoconto cronologico del conflitto che oppose fra il </text:span><text:a xlink:type="simple" xlink:href="https://it.wikipedia.org/wiki/431_a.C." text:style-name="Internet_20_link" text:visited-style-name="Visited_20_Internet_20_Link">431 a.C.</text:a><text:span text:style-name="T149"> </text:span><text:span text:style-name="T217">e il </text:span><text:a xlink:type="simple" xlink:href="https://it.wikipedia.org/wiki/404_a.C." text:style-name="Internet_20_link" text:visited-style-name="Visited_20_Internet_20_Link"><text:span text:style-name="T149">404 a.C.</text:span></text:a><text:span text:style-name="T274"> </text:span><text:a xlink:type="simple" xlink:href="https://it.wikipedia.org/wiki/Sparta" text:style-name="Internet_20_link" text:visited-style-name="Visited_20_Internet_20_Link">Sparta</text:a><text:span text:style-name="T149"> </text:span><text:span text:style-name="T217">ed </text:span><text:a xlink:type="simple" xlink:href="https://it.wikipedia.org/wiki/Atene" text:style-name="Internet_20_link" text:visited-style-name="Visited_20_Internet_20_Link">Atene</text:a><text:span text:style-name="T149"> </text:span><text:span text:style-name="T217">per il predominio sulla Grecia. I libri comprendono tre fasi precise del conflitto (e il I libro comprende un </text:span><text:span text:style-name="T237">excursus </text:span><text:span text:style-name="T217">sul cinquantennio di pace -</text:span><text:a xlink:type="simple" xlink:href="https://it.wikipedia.org/wiki/Pentecontaetia" text:style-name="Internet_20_link" text:visited-style-name="Visited_20_Internet_20_Link"><text:span text:style-name="T149">Pentecontaetia</text:span></text:a><text:span text:style-name="T217">- che precedette il conflitto diretto): lo scontro tra i due colossi Atene e Sparta dal 431 a.C. al </text:span><text:a xlink:type="simple" xlink:href="https://it.wikipedia.org/wiki/421_a.C." text:style-name="Internet_20_link" text:visited-style-name="Visited_20_Internet_20_Link">421 a.C.</text:a><text:span text:style-name="T149"> </text:span><text:span text:style-name="T217">(anno della pace stipulata dall'uomo politico e generale ateniese </text:span><text:a xlink:type="simple" xlink:href="https://it.wikipedia.org/wiki/Nicia" text:style-name="Internet_20_link" text:visited-style-name="Visited_20_Internet_20_Link"><text:span text:style-name="T149">Nicia</text:span></text:a><text:span text:style-name="T217">); la sventurata </text:span><text:a xlink:type="simple" xlink:href="https://it.wikipedia.org/wiki/Spedizione_siciliana" text:style-name="Internet_20_link" text:visited-style-name="Visited_20_Internet_20_Link">spedizione ateniese in Sicilia</text:a><text:span text:style-name="T149"> </text:span><text:span text:style-name="T217">iniziata nel </text:span><text:a xlink:type="simple" xlink:href="https://it.wikipedia.org/wiki/415_a.C." text:style-name="Internet_20_link" text:visited-style-name="Visited_20_Internet_20_Link">415 a.C.</text:a><text:span text:style-name="T149"> </text:span><text:span text:style-name="T217">e conclusa nel </text:span><text:a xlink:type="simple" xlink:href="https://it.wikipedia.org/wiki/413_a.C." text:style-name="Internet_20_link" text:visited-style-name="Visited_20_Internet_20_Link">413 a.C.</text:a><text:span text:style-name="T149"> </text:span><text:span text:style-name="T217">con la distruzione della flotta nel </text:span><text:a xlink:type="simple" xlink:href="https://it.wikipedia.org/wiki/Porto_di_Siracusa" text:style-name="Internet_20_link" text:visited-style-name="Visited_20_Internet_20_Link">porto di Siracusa</text:a><text:span text:style-name="T149"> </text:span><text:span text:style-name="T217">da parte delle truppe del comandante spartano Gilippo; ed infine la prosecuzione del conflitto fino al 411 a.C. Nelle intenzioni di Tucidide la narrazione sarebbe dovuta proseguire fino alla fine della guerra (</text:span><text:a xlink:type="simple" xlink:href="https://it.wikipedia.org/wiki/404_a.C." text:style-name="Internet_20_link" text:visited-style-name="Visited_20_Internet_20_Link"><text:span text:style-name="T149">404 a.C.</text:span></text:a><text:span text:style-name="T217">).</text:span></text:p>
      <text:p text:style-name="P56"/>
      <text:p text:style-name="P47"><text:span text:style-name="T239">Myricae: </text:span><text:span text:style-name="T217">è una raccolta di </text:span><text:a xlink:type="simple" xlink:href="https://it.wikipedia.org/wiki/Poesia" text:style-name="Internet_20_link" text:visited-style-name="Visited_20_Internet_20_Link">poesie</text:a><text:span text:style-name="T149"> </text:span><text:span text:style-name="T217">di </text:span><text:a xlink:type="simple" xlink:href="https://it.wikipedia.org/wiki/Giovanni_Pascoli" text:style-name="Internet_20_link" text:visited-style-name="Visited_20_Internet_20_Link"><text:span text:style-name="T149">Giovanni Pascoli</text:span></text:a><text:span text:style-name="T217">, pubblicata in successive edizioni tra il </text:span><text:a xlink:type="simple" xlink:href="https://it.wikipedia.org/wiki/1891" text:style-name="Internet_20_link" text:visited-style-name="Visited_20_Internet_20_Link">1891</text:a><text:span text:style-name="T149"> </text:span><text:span text:style-name="T217">e il </text:span><text:a xlink:type="simple" xlink:href="https://it.wikipedia.org/wiki/1903" text:style-name="Internet_20_link" text:visited-style-name="Visited_20_Internet_20_Link">1903</text:a><text:span text:style-name="T149"> </text:span><text:span text:style-name="T217">(anno dell'edizione definitiva). L'opera rappresenta l'ultimo esempio di </text:span><text:a xlink:type="simple" xlink:href="https://it.wikipedia.org/wiki/Poesia_lirica" text:style-name="Internet_20_link" text:visited-style-name="Visited_20_Internet_20_Link">poesia lirica</text:a><text:span text:style-name="T149"> </text:span><text:span text:style-name="T217">"classica" prima della stagione delle </text:span><text:a xlink:type="simple" xlink:href="https://it.wikipedia.org/wiki/Avanguardia" text:style-name="Internet_20_link" text:visited-style-name="Visited_20_Internet_20_Link">Avanguardie poetiche</text:a><text:span text:style-name="T149"> </text:span><text:span text:style-name="T217">del </text:span><text:a xlink:type="simple" xlink:href="https://it.wikipedia.org/wiki/XX_secolo" text:style-name="Internet_20_link" text:visited-style-name="Visited_20_Internet_20_Link"><text:span text:style-name="T149">Novecento</text:span></text:a><text:span text:style-name="T217">. Il titolo della raccolta pascoliana deriva dal verso della IV </text:span><text:a xlink:type="simple" xlink:href="https://it.wikipedia.org/wiki/Bucoliche" text:style-name="Internet_20_link" text:visited-style-name="Visited_20_Internet_20_Link">Bucolica</text:a><text:span text:style-name="T157"> </text:span><text:span text:style-name="T217">d</text:span><text:span text:style-name="T227">i </text:span><text:a xlink:type="simple" xlink:href="https://it.wikipedia.org/wiki/Virgilio" text:style-name="Internet_20_link" text:visited-style-name="Visited_20_Internet_20_Link">Virgilio</text:a><text:span text:style-name="T149"> </text:span><text:span text:style-name="T217">«</text:span><text:span text:style-name="T237">Non omnes arbusta iuvant humilesque Myricae</text:span><text:span text:style-name="T217">», cioè "Non a tutti piacciono gli arbusti e le umili </text:span><text:a xlink:type="simple" xlink:href="https://it.wikipedia.org/wiki/Tamerici" text:style-name="Internet_20_link" text:visited-style-name="Visited_20_Internet_20_Link"><text:span text:style-name="T149">tamerici</text:span></text:a><text:span text:style-name="T217">".</text:span><text:span text:style-name="T149"> </text:span><text:span text:style-name="T217">Questa frase è utilizzata dal poeta anche nell'epigrafe dei </text:span><text:a xlink:type="simple" xlink:href="https://it.wikipedia.org/wiki/Canti_di_Castelvecchio" text:style-name="Internet_20_link" text:visited-style-name="Visited_20_Internet_20_Link">Canti di Castelvecchio</text:a><text:span text:style-name="T157"> </text:span><text:span text:style-name="T217">e, in forma più completa (non omnes arbusta...) o insieme al verso precedente variamente "tagliato", come introduzione ad altre sue raccolte poetiche. Come accaduto per altri grandi raccolte, a cominciare dal </text:span><text:a xlink:type="simple" xlink:href="https://it.wikipedia.org/wiki/Canzoniere_(Petrarca)" text:style-name="Internet_20_link" text:visited-style-name="Visited_20_Internet_20_Link">Canzoniere</text:a><text:span text:style-name="T157"> </text:span><text:span text:style-name="T217">di </text:span><text:a xlink:type="simple" xlink:href="https://it.wikipedia.org/wiki/Petrarca" text:style-name="Internet_20_link" text:visited-style-name="Visited_20_Internet_20_Link"><text:span text:style-name="T149">Petrarca</text:span></text:a><text:span text:style-name="T217">, essa si estende per quasi tutto l'arco della produzione poetica dell'autore, così che la storia compositiva di </text:span><text:span text:style-name="T237">Myricae </text:span><text:span text:style-name="T217">si può dire coincida con lo sviluppo stesso della coscienza poetica di Pascoli. Per queste ragioni, l'identificazione di una unità strutturale della raccolta non può essere che il risultato di una interpretazione che prenda in considerazione, accanto alla lettura dei testi, gli eventi e le esperienze psicologiche che segnarono l'esistenza del poeta.</text:span></text:p>
      <text:p text:style-name="P5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36"/>
      <text:p text:style-name="P36"/>
      <text:p text:style-name="P36"/>
      <text:p text:style-name="P36"/>
      <text:p text:style-name="P36"/>
      <text:p text:style-name="P36"/>
      <text:p text:style-name="P36">Luoghi</text:p>
      <text:p text:style-name="P36"/>
      <text:p text:style-name="P36">Martha's Vineyard: isola nel Massachussets, è stato girato “Lo Squalo” da Spielberg, tomba di John Belushi. Nell'inizio del '900 era popolata da un 25% di persone sorde. <text:span text:style-name="T328">Questo perché, pochi colonizzatori iniziarono a accoppiarsi tra loro dando libero spazio ai caratteri ereditari recessivi di presentarsi. (Paolini la spiega attraverso la figura di Alexander Graham Bell)</text:spa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4"/>
      <text:p text:style-name="P34"/>
      <text:p text:style-name="P34"/>
      <text:p text:style-name="P34"/>
      <text:p text:style-name="P34">Avvenimenti storici:</text:p>
      <text:p text:style-name="P34"/>
      <text:p text:style-name="P34">1183 – Pace di Costanza: tra Lega Lombarda (Lega dei comuni) e l'Impero di Federico I di Svevia (Barbarossa).</text:p>
      <text:p text:style-name="P34"/>
      <text:p text:style-name="P34">1309 – 1377: Cattività Avignonese. Il papa si trasferisce in Francia.</text:p>
      <text:p text:style-name="P34"/>
      <text:p text:style-name="P34">1324 – Tumulto di Bologna. I cittadini, dopo essere stati mandati in una disastrosa guerra contro Ferrara, i cittadini si ribellano ai capi generali francesi e clericali nel castello inespugnabile lanciando merda perché senza armi. Dura 11 giorni.</text:p>
      <text:p text:style-name="P34"/>
      <text:p text:style-name="P34">1440 – Johann Gutenberg: invenzione della stampa a caratteri mobili.</text:p>
      <text:p text:style-name="P34"/>
      <text:p text:style-name="P34">1444 – Cosimo de Medici: Biblioteca di San Marco a Firenze (culla dell'umanesimo) prima biblioteca pubblica europea.</text:p>
      <text:p text:style-name="P34"><text:soft-page-break/></text:p>
      <text:p text:style-name="P34">800 a.C. Circa – Olimpiadi ad Olympia (Zeus), poi istituite in altre 3 città tra cui Delfi (Apollo). L'ultimo dio al quale una di queste era dedicata era Poseidone. Prima delle Olimpiadi c'erano dei messaggeri che correvano tutte le città per proclamare un tempo di pace nel quale atleti e spettatori potessero partecipare sani e salvi. (La Grecia era un agggregato di piccole città-stato in guerra tra loro). Gli atleti, sia nelle competizioni, sia negli allenamenti erano sempre nudi (ritrovato dalle raffigurazioni artisti dei vasi e statue). Gli artisti traevano dai loro corpi l'ispirazione alla bellezza. Ai giochi di Delfi (Apollo = Cetra) c'era anche la competizione per musicisti e cantanti. I giochi di Delfi erano nati piuttosto prima come competizioni di poesia, drammaturgia e musica e poi avevano integrato le competizioni sportive. Le competizioni per musicisti erano per lyra, cantanti e flauti. Pensavano fossero gli dei a decidere il vincitore che era premiato con una corona di foglie (di varie specie differenti per ogni olimpiade) e rifletteva la GLORIA a tutti gli abitanti del suo villaggio.</text:p>
      <text:p text:style-name="P34"/>
      <text:p text:style-name="P34">1839 d.C. - Nacita della fotografia</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Miti:</text:p>
      <text:p text:style-name="P34"/>
      <text:p text:style-name="P62"><text:span text:style-name="Strong_20_Emphasis"><text:span text:style-name="T347">TECHNE</text:span></text:span><text:span text:style-name="T345"> </text:span><text:span text:style-name="T346">(Τέχνη). - Personificazione divina dell'arte, in contrapposizione alla Physis (Per il termine t. usato come equivalente di "arte" nel linguaggio critico, v. </text:span><text:span text:style-name="T348">critica</text:span><text:span text:style-name="T345"> </text:span><text:span text:style-name="T348">dell'arte</text:span><text:span text:style-name="T346">). </text:span><text:span text:style-name="T349">È rappresentata come una fanciulla alata che indica a Teti lo scudo preparatole da Efesto per Achille, in una pittura pompeiana (Casa di Sirico); ma è possibile anche interpretarla come Fama o come dea della notte (Robert). Ancora come giovane donna alata ritorna su un sarcofago di Messina nell'atto di aiutare Icaro (v.) a fissare agli omeri le ali dedalee. Questa scena può confrontarsi con quella figurata su una sardonica di Napoli in cui, accanto a Dedalo e Icaro, è una figura femminile in cui il Finati e il Robert riconoscevano invece Pasiphae.</text:span></text:p>
      <text:p text:style-name="P29"/>
      <text:p text:style-name="P23"/>
      <text:p text:style-name="P112"><text:span text:style-name="T199">Calliope: In </text:span><text:a xlink:type="simple" xlink:href="https://en.wikipedia.org/wiki/Greek_mythology" text:style-name="Internet_20_link" text:visited-style-name="Visited_20_Internet_20_Link"><text:span text:style-name="T136">Greek mythology</text:span></text:a><text:span text:style-name="T199">, Calliope was the </text:span><text:a xlink:type="simple" xlink:href="https://en.wikipedia.org/wiki/Muse" text:style-name="Internet_20_link" text:visited-style-name="Visited_20_Internet_20_Link">muse</text:a><text:span text:style-name="T136"> </text:span><text:span text:style-name="T199">who presides over eloquence and </text:span><text:a xlink:type="simple" xlink:href="https://en.wikipedia.org/wiki/Epic_poetry" text:style-name="Internet_20_link" text:visited-style-name="Visited_20_Internet_20_Link"><text:span text:style-name="T136">epic poetry</text:span></text:a><text:span text:style-name="T199">; so called from the ecstatic harmony of her voice and is believed to be </text:span><text:a xlink:type="simple" xlink:href="https://en.wikipedia.org/wiki/Homer" text:style-name="Internet_20_link" text:visited-style-name="Visited_20_Internet_20_Link"><text:span text:style-name="T136">Homer</text:span></text:a><text:span text:style-name="T199">'s muse for the </text:span><text:a xlink:type="simple" xlink:href="https://en.wikipedia.org/wiki/Iliad" text:style-name="Internet_20_link" text:visited-style-name="Visited_20_Internet_20_Link">Iliad</text:a><text:span text:style-name="T136"> </text:span><text:span text:style-name="T199">and the </text:span><text:a xlink:type="simple" xlink:href="https://en.wikipedia.org/wiki/Odyssey" text:style-name="Internet_20_link" text:visited-style-name="Visited_20_Internet_20_Link"><text:span text:style-name="T136">Odyssey</text:span></text:a><text:span text:style-name="T199">. One account says Calliope was the lover of the war god </text:span><text:a xlink:type="simple" xlink:href="https://en.wikipedia.org/wiki/Ares" text:style-name="Internet_20_link" text:visited-style-name="Visited_20_Internet_20_Link"><text:span text:style-name="T136">Ares</text:span></text:a><text:span text:style-name="T199">, and bore </text:span><text:soft-page-break/><text:span text:style-name="T199">him several sons</text:span><text:span text:style-name="T216">. </text:span><text:span text:style-name="T199">Calliope also had two famous sons, </text:span><text:a xlink:type="simple" xlink:href="https://en.wikipedia.org/wiki/Orpheus" text:style-name="Internet_20_link" text:visited-style-name="Visited_20_Internet_20_Link"><text:span text:style-name="T136">Orpheus</text:span></text:a><text:span text:style-name="T146"> </text:span><text:span text:style-name="T199">and </text:span><text:a xlink:type="simple" xlink:href="https://en.wikipedia.org/wiki/Linus_(mythology)" text:style-name="Internet_20_link" text:visited-style-name="Visited_20_Internet_20_Link">Linus</text:a><text:span text:style-name="T136"> </text:span><text:span text:style-name="T199">by either </text:span><text:a xlink:type="simple" xlink:href="https://en.wikipedia.org/wiki/Apollo" text:style-name="Internet_20_link" text:visited-style-name="Visited_20_Internet_20_Link">Apollo</text:a><text:span text:style-name="T136"> </text:span><text:span text:style-name="T199">or the king </text:span><text:a xlink:type="simple" xlink:href="https://en.wikipedia.org/wiki/Oeagrus" text:style-name="Internet_20_link" text:visited-style-name="Visited_20_Internet_20_Link">Oeagrus</text:a><text:span text:style-name="T136"> </text:span><text:span text:style-name="T199">of </text:span><text:a xlink:type="simple" xlink:href="https://en.wikipedia.org/wiki/Thrace" text:style-name="Internet_20_link" text:visited-style-name="Visited_20_Internet_20_Link"><text:span text:style-name="T136">Thrace</text:span></text:a><text:span text:style-name="T199">. She taught Orpheus verses for singing.</text:span><text:span text:style-name="T146"> </text:span><text:span text:style-name="T199">According to Hesiod, she was also the wisest of the </text:span><text:a xlink:type="simple" xlink:href="https://en.wikipedia.org/wiki/Muse" text:style-name="Internet_20_link" text:visited-style-name="Visited_20_Internet_20_Link"><text:span text:style-name="T136">Muses</text:span></text:a><text:span text:style-name="T199">, as well as the most assertive.</text:span></text:p>
      <text:p text:style-name="P34"/>
      <text:p text:style-name="P1"><text:span text:style-name="T353">Tiresia: </text:span><text:span text:style-name="T97">Secondo la mitologia greca, </text:span><text:span text:style-name="T98">Tiresia </text:span><text:span text:style-name="T97">era un indovino che visse sia come uomo che come donna. Quando fra Zeus ed Era ci fu una disputa riguardo a chi provasse più piaceri sessuali, questi chiamarono Tiresia che disse che il piacere sessuale si compone di dieci parti: l’uomo ne prova solo una e la donna nove. Era, infuriata perché l’indovino aveva svelato un tale segreto, lo fece diventare cieco, ma Zeus, per ricompensarlo del danno subito, gli diede la facoltà di prevedere il futuro e il dono di vivere per sette generazioni.</text:span> </text:p>
      <text:p text:style-name="P1"/>
      <text:p text:style-name="P1">L'Ade: oltretomba greca, sorvegliata dal Dio da cui prende nome: Ade (fratello di Zeus, figlio di Chrono che lo mangia da bambino), marito di Persefone (Figlia di Demetra, dea dei raccolti). <text:span text:style-name="T330">Diviso in 3 parti: la prima è popoplata da ombre (anime) che vagabondano senza meta per l'eternità (il limbo cristiano); la seconda è il Tartaro, un abisso di 70000 km dove fra sofferenze risiedono coloro che hanno offeso gli dei (inferno cristiano, compare nel secondo testamento); infine i Campi Elisi dove personaggi celebri e gloriosi risiedono (il paradiso cristiano) , L'entrata all'Ade è una grotta nella città greca Eleusi. Il mito di Persefone è il mito motivante le stagioni. Ad Eleusi c'è un tempio (raro): Platone e Socrate vi parteciperanno alla cerimonia di iniziazione. Guardiani: Cerbero, Centimani, Caronte. Caronte, traghettatore del fiume Stige, si fa pagare dalle anime per entrare l'inferno (quindi I familiari avevano l'usanza di mettere una moneta sotto la lingua o sulle palpebre del defunto). Cerbero è il guardiano del cancello dell'Ade, ed ha 3 teste. <text:s/>Sono state rinvenute delle bambole voodoo greche su piccole bare con incise delle maledizioni. Sisifo è una anima (ombra) che sfida il potere di Ade tentando la fuga dall'Ade. Orfeo, suonatore di Lira, per salvare Euridice (che era stata assalita da un satiro (metà capra-metà uomo famosi per I suoi appetiti sessuali) va nell'Ade per convincere Ade di lasciare andare Euridice. Ade concede il privilegio a patto che Orfeo preceda Euridice senza voltarsi a guardare se essa lo stia seguendo. Lui non resiste, si volta ed Ade si riprende Euridice. Sembra che tornato dall'aldilà, triste, abbia cominciato a scrivere poesie sulla descrizione dell'Ade, spiegandolo (incise su barre d'oro) e preparando gli uomini a come viverlo.</text:span></text:p>
      <text:p text:style-name="P69"/>
      <text:p text:style-name="P1">Metide:</text:p>
      <text:p text:style-name="P1"/>
      <text:p text:style-name="P1">Medusa: Bellissima funzionaria di Atena, vergine, violentata da Poseidone nel Partenone (tempio di Atena ad Atene). Atena furiosa e ritenendola responsabile la trasforma in Medusa esiliandola dalla società. Da vittima a colpevole, ricorrente nei miti antichi.</text:p>
      <text:p text:style-name="P1"/>
      <text:p text:style-name="P1">Admeto: re della Tessaglia, aveva ricevuto in dono dagli Dei la possibilità di ri-inviare la sua morte in cambio che qualcuno morisse al posto suo.</text:p>
      <text:p text:style-name="P1"/>
      <text:p text:style-name="P1">Amore e Psiche: Psiche in greco significa “anima” ed era bellissima, più bella di Afrodite. <text:span text:style-name="T328">Afrodite, gelosa, disse ad Amore di farla innamorare di un mostro. Amore, per farla innamorare del mostro, inavvertitamente si ferì e finì per innamorarsi lui della donna. Il luogo dove Amore e Psiche si sarebbero conosciuto era un palazzo abitato da voci ed oggetti moventi da soli, senza luci la sera.. Le sorelle, gelose dell'amore tra I due portarono a Psiche una lanterna ed una spada invitandola ad ucciderlo se fosse stato un mostro. Lui se ne accorse e scappò. Si vendicò delle sorelle. Psiche andò alla ricerca di Amore, fino a che la voce non giunse ad Afrodite che si arrabbiò. Afrodite, in fronte a Psiche, le disse che per rivedere Amore avrebbe dovuto affrontare 4 prove: la prova dei semi, la prova della lana d'oro, la prova dell'acqua sacra e la prova del vaso della bellezza. Le superò, ma quando ebbe il vaso tra le mani, che non avrebbe dovuto aprire pena la morte, non resistette all'idea di essere bella per Amore. Prima di morire, Amore corse da lei, fuggendo dalla prigione cui era stato relegato dalla madre salvandola.</text:span></text:p>
      <text:p text:style-name="P1"/>
      <text:p text:style-name="P1">Le tre moire (il fato): Cloto (faceva scorrere il filo), Lachesi (controllava la lughezza prestabilita), Atropo (lo tagliava).</text:p>
      <text:p text:style-name="P1"/>
      <text:p text:style-name="P1">Narciso: <text:span text:style-name="T328">Quando nacque la madre chiese a Tiresia il suo futuro, ed esso rispose che sarebbe vissuto fino a quando non </text:span><text:soft-page-break/><text:span text:style-name="T328">avrebbe conosciuto se stesso. La dea Eco (dea pettegola), vedendo Narciso, se ne innamora. La dea Era l'aveva resa muta, per aver aiutato Zeus a scappare, lasciandole ripetere le sole ultime parole della persona avanti a lei. Per il dolore di aver perso Narciso, cominciò a consumarsi fino a che rimase solo la sua voce. La dea Nemesi, infastidita, gli fece venire sete. Lui cercò uno stagno e si vide riflesso; due versioni: 1) cade nell stagno ed annega, 2) triste di non aver baciato l'unica persona della quale si era innamorato, prende un pugnale e si uccide. Dal suo sangue nacque il fiore Narciso. Sembra abbia provato a specchiarsi anche nel fiume Stige andando all'Ade.</text:span></text:p>
      <text:p text:style-name="P1"/>
      <text:p text:style-name="P1">Temi: <text:span text:style-name="T71"><text:s/></text:span><text:span text:style-name="T10">Secondo Esiodo</text:span><text:span text:style-name="T51"> </text:span><text:span text:style-name="T10">Temi era una </text:span><text:a xlink:type="simple" xlink:href="http://it.wikipedia.org/wiki/Titano_(mitologia)" text:style-name="Internet_20_link" text:visited-style-name="Visited_20_Internet_20_Link"><text:span text:style-name="T51">titanide</text:span></text:a><text:span text:style-name="T10">, figlia di Urano</text:span><text:span text:style-name="T51"> </text:span><text:span text:style-name="T10">e </text:span><text:a xlink:type="simple" xlink:href="http://it.wikipedia.org/wiki/Gea" text:style-name="Internet_20_link" text:visited-style-name="Visited_20_Internet_20_Link"><text:span text:style-name="T51">Gea</text:span></text:a><text:span text:style-name="T10">, e fu una delle spose di </text:span><text:a xlink:type="simple" xlink:href="http://it.wikipedia.org/wiki/Zeus" text:style-name="Internet_20_link" text:visited-style-name="Visited_20_Internet_20_Link">Zeus</text:a><text:span text:style-name="T51">, personificazione dell'ordine, della giustizia e del diritto. Generò le Ore e le Moiree.</text:span></text:p>
      <text:p text:style-name="P1"/>
      <text:p text:style-name="P1">Apollo: è un dio malvagio, <text:span text:style-name="T328">che si macchia di delitti atroci, sregolato esmisurato. Per I greci solo chi è smisurato può insegnare la misura delle cose (virtù apollinee che sono l'opposto di Apollo stesso). Odia gli uomini e fissa per loro dei limiti entro ai quali insegnerà però le virtù e le arti.</text:span></text:p>
      <text:p text:style-name="P1"/>
      <text:p text:style-name="P1">Ermes: E' un dio multiforme. <text:span text:style-name="T356">Abita sia in una grotta sia in un palazzo luminosissimo. Ha uno spirito infantile che lo porta nei giochi e negli inganni. Omero lo definisce in 3 modi: multiforme, ambiguo (colorato, cangiantem illusorio), affascinante. Ama inventare ed inventa la cetra da una tartaruga. E' abile nel furto: ruba le mandrie di Apollo. Inventa I canti e poi dà la cetra ad Apollo, innamorato dai suoi canti. (poesia ermetica (da ermes) è una poesia ambigua, e poesia apollinea (unica)).</text:span></text:p>
      <text:p text:style-name="P1"/>
      <text:p text:style-name="P1">I quattro eroi-fondatori della civiltà greca:</text:p>
      <text:p text:style-name="P1">Teseo – <text:span text:style-name="T214">nella </text:span><text:a xlink:type="simple" xlink:href="http://it.wikipedia.org/wiki/Mitologia_greca" text:style-name="Internet_20_link" text:visited-style-name="Visited_20_Internet_20_Link"><text:span text:style-name="T144">mitologia greca</text:span></text:a><text:span text:style-name="T271"> </text:span><text:span text:style-name="T214">era un leggendario re di </text:span><text:a xlink:type="simple" xlink:href="http://it.wikipedia.org/wiki/Atene" text:style-name="Internet_20_link" text:visited-style-name="Visited_20_Internet_20_Link"><text:span text:style-name="T144">Atene</text:span></text:a><text:span text:style-name="T214">, figlio di </text:span><text:a xlink:type="simple" xlink:href="http://it.wikipedia.org/wiki/Etra" text:style-name="Internet_20_link" text:visited-style-name="Visited_20_Internet_20_Link"><text:span text:style-name="T144">Etra</text:span></text:a><text:span text:style-name="T271"> </text:span><text:span text:style-name="T214">ed </text:span><text:a xlink:type="simple" xlink:href="http://it.wikipedia.org/wiki/Egeo" text:style-name="Internet_20_link" text:visited-style-name="Visited_20_Internet_20_Link"><text:span text:style-name="T144">Egeo</text:span></text:a>. <text:span text:style-name="T214">Teseo fu l’eroe fondatore degli </text:span><text:a xlink:type="simple" xlink:href="http://it.wikipedia.org/wiki/Ioni" text:style-name="Internet_20_link" text:visited-style-name="Visited_20_Internet_20_Link"><text:span text:style-name="T144">Ioni</text:span></text:a><text:span text:style-name="T271"> </text:span><text:span text:style-name="T214">e venne considerato dagli </text:span><text:a xlink:type="simple" xlink:href="http://it.wikipedia.org/wiki/Atene" text:style-name="Internet_20_link" text:visited-style-name="Visited_20_Internet_20_Link"><text:span text:style-name="T144">Ateniesi</text:span></text:a><text:span text:style-name="T271"> </text:span><text:span text:style-name="T214">come il loro grande riformatore, padre della patria e della democrazia in Occidente. Nella sua opera </text:span><text:a xlink:type="simple" xlink:href="http://it.wikipedia.org/wiki/Le_rane_(Aristofane)" text:style-name="Internet_20_link" text:visited-style-name="Visited_20_Internet_20_Link"><text:span text:style-name="T145">Le rane</text:span></text:a><text:span text:style-name="T214">, </text:span><text:a xlink:type="simple" xlink:href="http://it.wikipedia.org/wiki/Aristofane" text:style-name="Internet_20_link" text:visited-style-name="Visited_20_Internet_20_Link">Aristofane</text:a><text:span text:style-name="T144"> </text:span><text:span text:style-name="T214">lo indica come l’inventore di molte delle più note tradizioni ateniesi.</text:span> <text:span text:style-name="T210">Teseo è figlio di Egeo e Etra stessa. Il re poiché ubriacato dal padre di Etra, si unì con la donna sull'isola di </text:span><text:a xlink:type="simple" xlink:href="http://it.wikipedia.org/wiki/Samo_(isola)" text:style-name="Internet_20_link" text:visited-style-name="Visited_20_Internet_20_Link"><text:span text:style-name="T128">Samo</text:span></text:a><text:span text:style-name="T210">, in Asia Minore. Questa versione del mito sembra testimoniare l’origine orientale dell’eroe e dei riti a lui dedicati (le </text:span><text:a xlink:type="simple" xlink:href="http://it.wikipedia.org/wiki/Tesee" text:style-name="Internet_20_link" text:visited-style-name="Visited_20_Internet_20_Link"><text:span text:style-name="T128">Tesee</text:span></text:a><text:span text:style-name="T210">). Dopo che Etra rimase incinta, Egeo decise di tornare ad Atene ma, prima di partire, seppellì un suo </text:span><text:a xlink:type="simple" xlink:href="http://it.wikipedia.org/wiki/Sandalo" text:style-name="Internet_20_link" text:visited-style-name="Visited_20_Internet_20_Link"><text:span text:style-name="T128">sandalo</text:span></text:a><text:span text:style-name="T268"> </text:span><text:span text:style-name="T210">e la sua </text:span><text:a xlink:type="simple" xlink:href="http://it.wikipedia.org/wiki/Spada_(arma)" text:style-name="Internet_20_link" text:visited-style-name="Visited_20_Internet_20_Link"><text:span text:style-name="T128">spada</text:span></text:a><text:span text:style-name="T268"> </text:span><text:span text:style-name="T210">sotto un’enorme roccia dicendole che, quando loro figlio fosse cresciuto, avrebbe dovuto spostare la roccia con le sue forze e prendersi le armi per dimostrare la sua discendenza reale. Ad Atene Egeo si unì a </text:span><text:a xlink:type="simple" xlink:href="http://it.wikipedia.org/wiki/Medea_(mitologia)" text:style-name="Internet_20_link" text:visited-style-name="Visited_20_Internet_20_Link"><text:span text:style-name="T128">Medea</text:span></text:a><text:span text:style-name="T210">, che era fuggita da </text:span><text:a xlink:type="simple" xlink:href="http://it.wikipedia.org/wiki/Corinto" text:style-name="Internet_20_link" text:visited-style-name="Visited_20_Internet_20_Link"><text:span text:style-name="T128">Corinto</text:span></text:a><text:span text:style-name="T268"> </text:span><text:span text:style-name="T210">dopo aver ucciso i figli che aveva avuto da </text:span><text:a xlink:type="simple" xlink:href="http://it.wikipedia.org/wiki/Giasone_(mitologia)" text:style-name="Internet_20_link" text:visited-style-name="Visited_20_Internet_20_Link"><text:span text:style-name="T128">Giasone</text:span></text:a><text:span text:style-name="T210">: lì dunque la sacerdotessa ed il re rappresentavano il potere ed il vecchio ordinamento sociale.</text:span><text:span text:style-name="T328"> Sconfigge il minotauro - </text:span><text:span text:style-name="T210">Il re di Creta </text:span><text:a xlink:type="simple" xlink:href="http://it.wikipedia.org/wiki/Minosse" text:style-name="Internet_20_link" text:visited-style-name="Visited_20_Internet_20_Link"><text:span text:style-name="T128">Minosse</text:span></text:a><text:span text:style-name="T268"> </text:span><text:span text:style-name="T210">aveva vinto la guerra contro Atene. Ordinò allora che ogni nove anni (secondo alcune versioni ogni anno) sette fanciulli e sette fanciulle ateniesi venissero inviati a Creta per essere divorati dal </text:span><text:a xlink:type="simple" xlink:href="http://it.wikipedia.org/wiki/Minotauro" text:style-name="Internet_20_link" text:visited-style-name="Visited_20_Internet_20_Link"><text:span text:style-name="T128">Minotauro</text:span></text:a><text:span text:style-name="T210">. Quando venne il momento di effettuare la terza spedizione sacrificale, Teseo si offrì subito volontario per andare ad uccidere il mostro.</text:span><text:span text:style-name="T328"> Arianna e la matassa di filo. </text:span><text:span text:style-name="T210">Teseo portò Arianna via da Creta con sé, ma poi la abbandonò sull’isola di </text:span><text:a xlink:type="simple" xlink:href="http://it.wikipedia.org/wiki/Nasso" text:style-name="Internet_20_link" text:visited-style-name="Visited_20_Internet_20_Link"><text:span text:style-name="T128">Nasso</text:span></text:a><text:span text:style-name="T268"> </text:span><text:span text:style-name="T210">e la ragazza, quando si accorse di ciò che era successo, lo maledisse e pianse talmente tanto che </text:span><text:a xlink:type="simple" xlink:href="http://it.wikipedia.org/wiki/Dioniso" text:style-name="Internet_20_link" text:visited-style-name="Visited_20_Internet_20_Link"><text:span text:style-name="T128">Dioniso</text:span></text:a><text:span text:style-name="T268"> </text:span><text:span text:style-name="T210">per confortarla le donò una corona d'oro, che venne poi mutata dal dio in una costellazione splendente alla sua morte: è la moderna costellazione della </text:span><text:a xlink:type="simple" xlink:href="http://it.wikipedia.org/wiki/Corona_Boreale" text:style-name="Internet_20_link" text:visited-style-name="Visited_20_Internet_20_Link"><text:span text:style-name="T128">Corona Boreale</text:span></text:a><text:span text:style-name="T210">.</text:span><text:span text:style-name="T328"> </text:span><text:span text:style-name="T210">Al suo ritorno Teseo e il nocchiero della nave si dimenticarono di cambiare le vele nere con quelle bianche come promesso al padre Egeo; egli allora, credendo il figlio morto, si uccise lanciandosi dal promontorio di </text:span><text:a xlink:type="simple" xlink:href="http://it.wikipedia.org/wiki/Capo_Sunio" text:style-name="Internet_20_link" text:visited-style-name="Visited_20_Internet_20_Link"><text:span text:style-name="T128">Capo Sunio</text:span></text:a><text:span text:style-name="T268"> </text:span><text:span text:style-name="T210">nel mare che da allora porta il suo nome. Morto il padre, Teseo viene proclamato re di Atene.</text:span> </text:p>
      <text:p text:style-name="P1">Perseo - <text:span text:style-name="T214">eroe della </text:span><text:a xlink:type="simple" xlink:href="http://it.wikipedia.org/wiki/Mitologia_greca" text:style-name="Internet_20_link" text:visited-style-name="Visited_20_Internet_20_Link"><text:span text:style-name="T144">mitologia greca</text:span></text:a><text:span text:style-name="T214">, figlio del re degli Dei </text:span><text:a xlink:type="simple" xlink:href="http://it.wikipedia.org/wiki/Zeus" text:style-name="Internet_20_link" text:visited-style-name="Visited_20_Internet_20_Link"><text:span text:style-name="T144">Zeus</text:span></text:a><text:span text:style-name="T271"> </text:span><text:span text:style-name="T214">e di </text:span><text:a xlink:type="simple" xlink:href="http://it.wikipedia.org/wiki/Danae" text:style-name="Internet_20_link" text:visited-style-name="Visited_20_Internet_20_Link"><text:span text:style-name="T144">Danae</text:span></text:a><text:span text:style-name="T214">, figlia del re di </text:span><text:a xlink:type="simple" xlink:href="http://it.wikipedia.org/wiki/Argo_(città)" text:style-name="Internet_20_link" text:visited-style-name="Visited_20_Internet_20_Link"><text:span text:style-name="T144">Argo</text:span></text:a><text:span text:style-name="T271"> </text:span><text:a xlink:type="simple" xlink:href="http://it.wikipedia.org/wiki/Acrisio" text:style-name="Internet_20_link" text:visited-style-name="Visited_20_Internet_20_Link"><text:span text:style-name="T144">Acrisio</text:span></text:a><text:span text:style-name="T214">.</text:span><text:span text:style-name="T306"> U</text:span><text:span text:style-name="T214">ccisione della </text:span><text:a xlink:type="simple" xlink:href="http://it.wikipedia.org/wiki/Gorgone" text:style-name="Internet_20_link" text:visited-style-name="Visited_20_Internet_20_Link"><text:span text:style-name="T144">Gorgone</text:span></text:a><text:span text:style-name="T271"> </text:span><text:a xlink:type="simple" xlink:href="http://it.wikipedia.org/wiki/Medusa_(mitologia)" text:style-name="Internet_20_link" text:visited-style-name="Visited_20_Internet_20_Link"><text:span text:style-name="T144">Medusa</text:span></text:a><text:span text:style-name="T214">, per aver salvato </text:span><text:a xlink:type="simple" xlink:href="http://it.wikipedia.org/wiki/Andromeda_(mitologia)" text:style-name="Internet_20_link" text:visited-style-name="Visited_20_Internet_20_Link"><text:span text:style-name="T144">Andromeda</text:span></text:a><text:span text:style-name="T214">, poi sua sposa, da un mostro marino e per essere stato re di </text:span><text:a xlink:type="simple" xlink:href="http://it.wikipedia.org/wiki/Tirinto" text:style-name="Internet_20_link" text:visited-style-name="Visited_20_Internet_20_Link"><text:span text:style-name="T144">Tirinto</text:span></text:a><text:span text:style-name="T214">, dopo aver rinunciato al trono di </text:span><text:a xlink:type="simple" xlink:href="http://it.wikipedia.org/wiki/Argo_(Grecia)" text:style-name="Internet_20_link" text:visited-style-name="Visited_20_Internet_20_Link"><text:span text:style-name="T144">Argo</text:span></text:a><text:span text:style-name="T271"> </text:span><text:span text:style-name="T214">a favore di </text:span><text:a xlink:type="simple" xlink:href="http://it.wikipedia.org/wiki/Megapente" text:style-name="Internet_20_link" text:visited-style-name="Visited_20_Internet_20_Link"><text:span text:style-name="T144">Megapente</text:span></text:a><text:span text:style-name="T214">, e di </text:span><text:a xlink:type="simple" xlink:href="http://it.wikipedia.org/wiki/Micene" text:style-name="Internet_20_link" text:visited-style-name="Visited_20_Internet_20_Link"><text:span text:style-name="T144">Micene</text:span></text:a><text:span text:style-name="T214">, città che fondò lui stesso.</text:span><text:span text:style-name="T306"> </text:span><text:a xlink:type="simple" xlink:href="http://it.wikipedia.org/wiki/Danae" text:style-name="Internet_20_link" text:visited-style-name="Visited_20_Internet_20_Link"><text:span text:style-name="T128">Danae</text:span></text:a><text:span text:style-name="T268"> </text:span><text:span text:style-name="T210">concepì un figlio.</text:span><text:span text:style-name="T328"> </text:span><text:span text:style-name="T307"><text:s/>I</text:span><text:span text:style-name="T210">l seduttore fu lo stesso </text:span><text:a xlink:type="simple" xlink:href="http://it.wikipedia.org/wiki/Zeus" text:style-name="Internet_20_link" text:visited-style-name="Visited_20_Internet_20_Link"><text:span text:style-name="T128">Zeus</text:span></text:a><text:span text:style-name="T210">, il quale, trasformato in pioggia d'oro, penetrò attraverso una fessura del tetto e ottenne l'amore della ragazza.</text:span><text:span text:style-name="T328"> </text:span><text:a xlink:type="simple" xlink:href="http://it.wikipedia.org/wiki/Danae" text:style-name="Internet_20_link" text:visited-style-name="Visited_20_Internet_20_Link"><text:span text:style-name="T128">Danae</text:span></text:a><text:span text:style-name="T210">, che la maturità aveva reso ancora più bella, era oggetto dei desideri del re </text:span><text:a xlink:type="simple" xlink:href="http://it.wikipedia.org/wiki/Polidette" text:style-name="Internet_20_link" text:visited-style-name="Visited_20_Internet_20_Link"><text:span text:style-name="T128">Polidette</text:span></text:a><text:span text:style-name="T268"> </text:span><text:span text:style-name="T210">che cercava in tutti i modi di convincerla a sposarlo; ma ella, il cui unico pensiero era il figlio Perseo, non ricambiava il suo amore.</text:span><text:span text:style-name="T328"> </text:span><text:span text:style-name="T210">Perseo affermò che se il re non avesse più insidiato sua madre Danae, gli </text:span><text:soft-page-break/><text:span text:style-name="T210">avrebbe procurato la testa di </text:span><text:a xlink:type="simple" xlink:href="http://it.wikipedia.org/wiki/Medusa_(mitologia)" text:style-name="Internet_20_link" text:visited-style-name="Visited_20_Internet_20_Link"><text:span text:style-name="T128">Medusa</text:span></text:a><text:span text:style-name="T210">, una delle tre </text:span><text:a xlink:type="simple" xlink:href="http://it.wikipedia.org/wiki/Gorgoni" text:style-name="Internet_20_link" text:visited-style-name="Visited_20_Internet_20_Link"><text:span text:style-name="T128">Gorgoni</text:span></text:a><text:span text:style-name="T210">.</text:span><text:span text:style-name="T328"> </text:span><text:span text:style-name="T210">Per poter raggiungere Medusa, Perseo doveva procurarsi tre cose: dei sandali alati per spostarsi a gran velocità, una sacca magica (la </text:span><text:span text:style-name="T213">kibisis</text:span><text:span text:style-name="T210">) per riporvi la testa recisa e l'elmo di </text:span><text:a xlink:type="simple" xlink:href="http://it.wikipedia.org/wiki/Ade_(divinità)" text:style-name="Internet_20_link" text:visited-style-name="Visited_20_Internet_20_Link"><text:span text:style-name="T128">Ade</text:span></text:a><text:span text:style-name="T268"> </text:span><text:span text:style-name="T210">(</text:span><text:span text:style-name="T213">kunè</text:span><text:span text:style-name="T210">) che rende invisibili. Intanto Atena gli aveva fornito uno scudo lucido come uno specchio, raccomandando all'eroe di guardare Medusa solo di riflesso. Ermes gli regalò un falcetto di diamante affilatissimo, col quale l'eroe avrebbe decapitato il mostro.</text:span><text:span text:style-name="T328"> </text:span><text:span text:style-name="T210">Quegli oggetti erano custoditi dalle ninfe dello </text:span><text:a xlink:type="simple" xlink:href="http://it.wikipedia.org/wiki/Stige_(fiume)" text:style-name="Internet_20_link" text:visited-style-name="Visited_20_Internet_20_Link"><text:span text:style-name="T128">Stige</text:span></text:a><text:span text:style-name="T268"> </text:span><text:span text:style-name="T210">che abitavano in un luogo noto solo alle </text:span><text:a xlink:type="simple" xlink:href="http://it.wikipedia.org/wiki/Graie" text:style-name="Internet_20_link" text:visited-style-name="Visited_20_Internet_20_Link"><text:span text:style-name="T128">Graie</text:span></text:a><text:span text:style-name="T210">: nate già decrepite e grinzose, esse erano in tre, ma disponevano di un solo occhio e di un solo dente che usavano a turno, e abitavano in un palazzo custodito da </text:span><text:a xlink:type="simple" xlink:href="http://it.wikipedia.org/wiki/Atlante_(mitologia)" text:style-name="Internet_20_link" text:visited-style-name="Visited_20_Internet_20_Link"><text:span text:style-name="T128">Atlante</text:span></text:a><text:span text:style-name="T210">.</text:span><text:span text:style-name="T328"> </text:span><text:span text:style-name="T210">Dal collo mutilato della Medusa scaturirono un cavallo alato, </text:span><text:a xlink:type="simple" xlink:href="http://it.wikipedia.org/wiki/Pegaso_(mitologia)" text:style-name="Internet_20_link" text:visited-style-name="Visited_20_Internet_20_Link"><text:span text:style-name="T128">Pegaso</text:span></text:a><text:span text:style-name="T268"> </text:span><text:span text:style-name="T210">e un gigante, </text:span><text:a xlink:type="simple" xlink:href="http://it.wikipedia.org/wiki/Crisaore" text:style-name="Internet_20_link" text:visited-style-name="Visited_20_Internet_20_Link"><text:span text:style-name="T128">Crisaore</text:span></text:a><text:span text:style-name="T210">.</text:span><text:span text:style-name="T328"> </text:span><text:span text:style-name="T210">Perseo raccolse pure il sangue colato di Medusa, che aveva proprietà magiche: quello che era colato dalla vena sinistra era un veleno mortale, mentre quello colato dalla vena destra era un rimedio capace di resuscitare i morti.</text:span><text:span text:style-name="T328"> </text:span><text:span text:style-name="T210">Forte della testa del mostro, ora nelle sue mani, si recò da Atlante che non aveva voluto aiutarlo nell'impresa: estratta la testa micidiale dalla sacca, lo trasformò in montagna. Sulla via del ritorno, deviò sopra il deserto libico, dove fece cadere il dente e l'occhio delle Graie e alcune gocce del sangue di Medusa, popolando in tal modo il deserto di serpenti, scorpioni e orribili animali dotati di un veleno micidiale.</text:span><text:span text:style-name="T328"> </text:span><text:span text:style-name="T210">Mentre volteggiava sul territorio della Filistia, vide incatenata a uno scoglio una fanciulla, nuda e bellissima: </text:span><text:a xlink:type="simple" xlink:href="http://it.wikipedia.org/wiki/Andromeda_(mitologia)" text:style-name="Internet_20_link" text:visited-style-name="Visited_20_Internet_20_Link"><text:span text:style-name="T128">Andromeda</text:span></text:a><text:span text:style-name="T210">, figlia del re di </text:span><text:a xlink:type="simple" xlink:href="http://it.wikipedia.org/wiki/Etiopia" text:style-name="Internet_20_link" text:visited-style-name="Visited_20_Internet_20_Link"><text:span text:style-name="T128">Etiopia</text:span></text:a><text:span text:style-name="T268"> </text:span><text:a xlink:type="simple" xlink:href="http://it.wikipedia.org/wiki/Cefeo_(Belo)" text:style-name="Internet_20_link" text:visited-style-name="Visited_20_Internet_20_Link"><text:span text:style-name="T128">Cefeo</text:span></text:a><text:span text:style-name="T268"> </text:span><text:span text:style-name="T210">e di </text:span><text:a xlink:type="simple" xlink:href="http://it.wikipedia.org/wiki/Cassiopea_(mitologia)" text:style-name="Internet_20_link" text:visited-style-name="Visited_20_Internet_20_Link"><text:span text:style-name="T128">Cassiopea</text:span></text:a><text:span text:style-name="T210">. Era condannata a essere divorata da un mostro marino perché sua madre, orgogliosa dell'avvenenza di sua figlia, aveva affermato che superava in bellezza tutte le </text:span><text:a xlink:type="simple" xlink:href="http://it.wikipedia.org/wiki/Nereidi" text:style-name="Internet_20_link" text:visited-style-name="Visited_20_Internet_20_Link"><text:span text:style-name="T128">Nereidi</text:span></text:a><text:span text:style-name="T210">: le ninfe del mare si erano offese e </text:span><text:a xlink:type="simple" xlink:href="http://it.wikipedia.org/wiki/Poseidone" text:style-name="Internet_20_link" text:visited-style-name="Visited_20_Internet_20_Link"><text:span text:style-name="T128">Poseidone</text:span></text:a><text:span text:style-name="T210">, oltre ad avere mandato sulle coste una forte mareggiata che aveva spazzato via l'abitato, aveva inviato un orribile mostro che faceva stragi e terrorizzava gli abitanti. Perseo, ingannando il mostro marino che doveva divorare Andromeda con dei giochi d'ombra sull'acqua, riuscì ad ucciderlo. Perseo tirò fuori ancora una volta dalla sacca magica la testa della </text:span><text:a xlink:type="simple" xlink:href="http://it.wikipedia.org/wiki/Medusa" text:style-name="Internet_20_link" text:visited-style-name="Visited_20_Internet_20_Link">Medusa</text:a><text:span text:style-name="T128"> </text:span><text:span text:style-name="T210">pietrificando il re Polidette e i suoi cortigiani. Perseo consegnò allora al padre adottivo </text:span><text:a xlink:type="simple" xlink:href="http://it.wikipedia.org/wiki/Ditti" text:style-name="Internet_20_link" text:visited-style-name="Visited_20_Internet_20_Link">Ditti</text:a><text:span text:style-name="T128"> </text:span><text:span text:style-name="T210">il potere sull'isola di Serifo. Donò poi gli oggetti che gli avevano permesso di uccidere la </text:span><text:a xlink:type="simple" xlink:href="http://it.wikipedia.org/wiki/Gorgone" text:style-name="Internet_20_link" text:visited-style-name="Visited_20_Internet_20_Link"><text:span text:style-name="T128">Gorgone</text:span></text:a><text:span text:style-name="T210">, ovvero i sandali, la bisaccia e l'elmo di Ade, ad Ermes, che li rese alle </text:span><text:a xlink:type="simple" xlink:href="http://it.wikipedia.org/wiki/Ninfe" text:style-name="Internet_20_link" text:visited-style-name="Visited_20_Internet_20_Link"><text:span text:style-name="T128">Ninfe</text:span></text:a><text:span text:style-name="T210">. La testa di </text:span><text:a xlink:type="simple" xlink:href="http://it.wikipedia.org/wiki/Medusa" text:style-name="Internet_20_link" text:visited-style-name="Visited_20_Internet_20_Link">Medusa</text:a><text:span text:style-name="T128"> </text:span><text:span text:style-name="T210">fu donata invece ad </text:span><text:a xlink:type="simple" xlink:href="http://it.wikipedia.org/wiki/Atena" text:style-name="Internet_20_link" text:visited-style-name="Visited_20_Internet_20_Link"><text:span text:style-name="T128">Atena</text:span></text:a><text:span text:style-name="T210">, che la pose in mezzo al proprio scudo (l'Egida). Perseo poi fondò </text:span><text:a xlink:type="simple" xlink:href="http://it.wikipedia.org/wiki/Micene" text:style-name="Internet_20_link" text:visited-style-name="Visited_20_Internet_20_Link"><text:span text:style-name="T128">Micene</text:span></text:a><text:span text:style-name="T210">, facendo costruire ai Ciclopi delle mura invincibili come quelle di Tirinto. Alla morte di Perseo, la dea </text:span><text:a xlink:type="simple" xlink:href="http://it.wikipedia.org/wiki/Atena" text:style-name="Internet_20_link" text:visited-style-name="Visited_20_Internet_20_Link"><text:span text:style-name="T128">Atena</text:span></text:a><text:span text:style-name="T210">, per onorare la sua gloria, lo trasformò in una </text:span><text:a xlink:type="simple" xlink:href="http://it.wikipedia.org/wiki/Perseo_(costellazione)" text:style-name="Internet_20_link" text:visited-style-name="Visited_20_Internet_20_Link">costellazione</text:a><text:span text:style-name="T128"> </text:span><text:span text:style-name="T210">cui pose a fianco la sua amata </text:span><text:a xlink:type="simple" xlink:href="http://it.wikipedia.org/wiki/Andromeda_(costellazione)" text:style-name="Internet_20_link" text:visited-style-name="Visited_20_Internet_20_Link"><text:span text:style-name="T128">Andromeda</text:span></text:a><text:span text:style-name="T210">, </text:span><text:a xlink:type="simple" xlink:href="http://it.wikipedia.org/wiki/Cefeo_(costellazione)" text:style-name="Internet_20_link" text:visited-style-name="Visited_20_Internet_20_Link">Cefeo</text:a><text:span text:style-name="T128"> </text:span><text:span text:style-name="T210">e </text:span><text:a xlink:type="simple" xlink:href="http://it.wikipedia.org/wiki/Cassiopea_(costellazione)" text:style-name="Internet_20_link" text:visited-style-name="Visited_20_Internet_20_Link"><text:span text:style-name="T128">Cassiopea</text:span></text:a><text:span text:style-name="T210">, la cui vanità aveva fatto sì che i due giovani si incontrassero. </text:span></text:p>
      <text:p text:style-name="P1">Cadmo - <text:span text:style-name="T214">figura della </text:span><text:a xlink:type="simple" xlink:href="http://it.wikipedia.org/wiki/Mitologia_greca" text:style-name="Internet_20_link" text:visited-style-name="Visited_20_Internet_20_Link">mitologia greca</text:a><text:span text:style-name="T144">.</text:span><text:span text:style-name="T214"> È considerato il fondatore della città greca di </text:span><text:a xlink:type="simple" xlink:href="http://it.wikipedia.org/wiki/Tebe_(Grecia)" text:style-name="Internet_20_link" text:visited-style-name="Visited_20_Internet_20_Link"><text:span text:style-name="T144">Tebe</text:span></text:a><text:span text:style-name="T214">.</text:span><text:span text:style-name="T328"> </text:span><text:span text:style-name="T210">L'oracolo di Delfi gli suggerì di interrompere la ricerca, poiché sarebbe stato il fondatore di una nuova città. Avrebbe dovuto seguire una vacca e, quand'essa si fosse fermata, lì edificare la città.</text:span><text:span text:style-name="T328"> </text:span><text:span text:style-name="T210">Nel frattempo volle sacrificare la vacca alla dea </text:span><text:a xlink:type="simple" xlink:href="http://it.wikipedia.org/wiki/Atena" text:style-name="Internet_20_link" text:visited-style-name="Visited_20_Internet_20_Link"><text:span text:style-name="T128">Atena</text:span></text:a><text:span text:style-name="T210">, ma nel mentre i suoi compagni stavano per attingere l'acqua d'una sorgente lì vicina, il </text:span><text:a xlink:type="simple" xlink:href="http://it.wikipedia.org/wiki/Drago" text:style-name="Internet_20_link" text:visited-style-name="Visited_20_Internet_20_Link">drago</text:a><text:span text:style-name="T128"> </text:span><text:span text:style-name="T210">che la custodiva li attaccò. Cadmo accorse e riuscì a uccidere il mostro, ma i suoi compagni erano tutti morti. Rimasto da solo, Cadmo decise di portare a termine comunque il sacrificio. Atena, per riconoscenza, gli comparve e gli suggerì di seminare i denti del drago. Cadmo lo fece e d'un tratto da ogni dente spuntò un uomo armato (gli </text:span><text:a xlink:type="simple" xlink:href="http://it.wikipedia.org/wiki/Sparti" text:style-name="Internet_20_link" text:visited-style-name="Visited_20_Internet_20_Link"><text:span text:style-name="T128">sparti</text:span></text:a><text:span text:style-name="T210">). Cadmo sposò </text:span><text:a xlink:type="simple" xlink:href="http://it.wikipedia.org/wiki/Armonia_(mitologia)" text:style-name="Internet_20_link" text:visited-style-name="Visited_20_Internet_20_Link"><text:span text:style-name="T128">Armonia</text:span></text:a><text:span text:style-name="T210">, figlia di </text:span><text:a xlink:type="simple" xlink:href="http://it.wikipedia.org/wiki/Ares" text:style-name="Internet_20_link" text:visited-style-name="Visited_20_Internet_20_Link">Ares</text:a><text:span text:style-name="T128"> </text:span><text:span text:style-name="T210">e </text:span><text:a xlink:type="simple" xlink:href="http://it.wikipedia.org/wiki/Afrodite" text:style-name="Internet_20_link" text:visited-style-name="Visited_20_Internet_20_Link"><text:span text:style-name="T128">Afrodite</text:span></text:a><text:span text:style-name="T210">, e al matrimonio fu presente l'intero </text:span><text:a xlink:type="simple" xlink:href="http://it.wikipedia.org/wiki/Olimpo_(Grecia)" text:style-name="Internet_20_link" text:visited-style-name="Visited_20_Internet_20_Link"><text:span text:style-name="T128">Olimpo</text:span></text:a><text:span text:style-name="T210">. In vecchiaia Cadmo e Armonia, quando </text:span><text:a xlink:type="simple" xlink:href="http://it.wikipedia.org/wiki/Dioniso" text:style-name="Internet_20_link" text:visited-style-name="Visited_20_Internet_20_Link">Dioniso</text:a><text:span text:style-name="T128"> </text:span><text:span text:style-name="T210">distrusse la casa reale (vedi </text:span><text:a xlink:type="simple" xlink:href="http://it.wikipedia.org/wiki/Menadi" text:style-name="Internet_20_link" text:visited-style-name="Visited_20_Internet_20_Link"><text:span text:style-name="T128">Menadi</text:span></text:a><text:span text:style-name="T210">), furono esiliati in </text:span><text:a xlink:type="simple" xlink:href="http://it.wikipedia.org/wiki/Illiria" text:style-name="Internet_20_link" text:visited-style-name="Visited_20_Internet_20_Link">Illiria</text:a><text:span text:style-name="T128"> </text:span><text:span text:style-name="T210">dove furono trasformati in serpenti.</text:span></text:p>
      <text:p text:style-name="P33"/>
      <text:p text:style-name="P1">Eracle - <text:span text:style-name="T214">è un </text:span><text:a xlink:type="simple" xlink:href="http://it.wikipedia.org/wiki/Heros" text:style-name="Internet_20_link" text:visited-style-name="Visited_20_Internet_20_Link"><text:span text:style-name="T144">eroe</text:span></text:a><text:span text:style-name="T271"> </text:span><text:span text:style-name="T214">e semidio della </text:span><text:a xlink:type="simple" xlink:href="http://it.wikipedia.org/wiki/Mitologia_greca" text:style-name="Internet_20_link" text:visited-style-name="Visited_20_Internet_20_Link">mitologia greca</text:a><text:span text:style-name="T144">.</text:span><text:span text:style-name="T214"> Figlio di </text:span><text:a xlink:type="simple" xlink:href="http://it.wikipedia.org/wiki/Alcmena" text:style-name="Internet_20_link" text:visited-style-name="Visited_20_Internet_20_Link"><text:span text:style-name="T144">Alcmena</text:span></text:a><text:span text:style-name="T271"> </text:span><text:span text:style-name="T214">e di </text:span><text:a xlink:type="simple" xlink:href="http://it.wikipedia.org/wiki/Zeus" text:style-name="Internet_20_link" text:visited-style-name="Visited_20_Internet_20_Link"><text:span text:style-name="T144">Zeus</text:span></text:a><text:span text:style-name="T214">, egli nacque a </text:span><text:a xlink:type="simple" xlink:href="http://it.wikipedia.org/wiki/Tebe_(Grecia)" text:style-name="Internet_20_link" text:visited-style-name="Visited_20_Internet_20_Link"><text:span text:style-name="T144">Tebe</text:span></text:a><text:span text:style-name="T271"> </text:span><text:span text:style-name="T214">ed era dotato di una forza sovrumana. Rimase imbattuto sino alla propria fine terrena, che avvenne dopo che egli si diede fuoco presso un rogo, dilaniato dal dolore che </text:span><text:a xlink:type="simple" xlink:href="http://it.wikipedia.org/wiki/Deianira" text:style-name="Internet_20_link" text:visited-style-name="Visited_20_Internet_20_Link"><text:span text:style-name="T144">Deianira</text:span></text:a><text:span text:style-name="T214">, sua moglie, ignara del tradimento del centauro Nesso, aveva causato intingendo la sua tunica in un veleno mortale. Nell'Ade andò solo la sua ombra: egli salì nell'</text:span><text:a xlink:type="simple" xlink:href="http://it.wikipedia.org/wiki/Olimpo_(Grecia)" text:style-name="Internet_20_link" text:visited-style-name="Visited_20_Internet_20_Link">Olimpo</text:a><text:span text:style-name="T144"> </text:span><text:span text:style-name="T214">dove sposò </text:span><text:a xlink:type="simple" xlink:href="http://it.wikipedia.org/wiki/Ebe" text:style-name="Internet_20_link" text:visited-style-name="Visited_20_Internet_20_Link"><text:span text:style-name="T144">Ebe</text:span></text:a><text:span text:style-name="T271">. Maggiore eroe greco, divinità olimpica dopo la morte, Eracle fu venerato come simbolo di coraggio e forza, ma anche di umanità e generosità, anche </text:span><text:soft-page-break/><text:span text:style-name="T271">presso i Romani. Era ritenuto protettore degli sport e delle palestre. Fu onorato in numerosi santuari sparsi in tutta la Grecia e le sue tante imprese, espressione dell'altruismo e della forza fisica, lo fecero credere il fondatore dei </text:span><text:a xlink:type="simple" xlink:href="http://it.wikipedia.org/wiki/Giochi_olimpici" text:style-name="Internet_20_link" text:visited-style-name="Visited_20_Internet_20_Link"><text:span text:style-name="T144">Giochi olimpici</text:span></text:a><text:span text:style-name="T271">. </text:span><text:span text:style-name="T268">Quando era infante, Era gli mandò due serpenti velenosi ad ucciderlo, e lui li strangolò uno per mano. Lino, discendente del divino </text:span><text:a xlink:type="simple" xlink:href="http://it.wikipedia.org/wiki/Apollo" text:style-name="Internet_20_link" text:visited-style-name="Visited_20_Internet_20_Link"><text:span text:style-name="T128">Apollo</text:span></text:a><text:span text:style-name="T268">, era suo maestro di musica. Il giovane allievo, rude nei movimenti, non era in grado di trattenere la propria forza fisica, distruggendo, letteralmente, la lira che avrebbe dovuto suonare. Lino, un giorno, non riuscendo a sopportare l'incredibile insensibilità musicale dell'allievo, lo rimproverò aspramente e lo costrinse a un severo castigo. Eracle, di carattere piuttosto focoso, sebbene inconsapevolmente, non riuscendo a trattenere la propria forza, colpì con la lira il maestro, che cadde morto a causa dell'urto. A causa di ciò Anfitrione fu costretto a mandarlo a vivere fra i guardiani dei suoi greggi, in montagna: qui Eracle si riconciliò col maestro Chirone e imparò dal saggio mentore non solo leggi scientifiche ma anche, e soprattutto, leggi morali. Cresciuto forte e bello, rimase presso le greggi del monte Citerone fino all'età di diciotto anni. Prima di ritirarsi da questa vita faticosa ma felice, durante una meditazione, Eracle incontrò sulla via due donne affascinanti, ognuna delle quali lo invitava a raggiungerla sul proprio cammino. La prima, di aspetto florido e stupendamente vestita, rappresentava il piacere (Vizio) e mostrava al giovane un sentiero erboso e idilliaco. La seconda donna, in abiti solenni, era invece il Dovere (Virtù), che avrebbe condotto l'eroe presso un sentiero sassoso e terribile. Eracle, benché affascinato dalle proposte del Piacere, preferì seguire il Dovere, segnando tutta la sua vita al servizio dei più deboli. Le dodici fatiche – il leone di Nemea, l'idra di Lerna, <text:s/>la cerva di Cerinea, il cinghiale di Erimanto, lo scontro con I Centauri, gli uccelli della palude di Stinfalo, le stalle del re Augia, le cavalle di Diomede, la resurrezione di Alcesti, <text:s/>il toro di Creta, il cinto di Ippolita, I buoi di Gerione, I pomi delle Esperidi, la cattura di Cerbero.</text:span></text:p>
      <text:p text:style-name="P1"/>
      <text:p text:style-name="P1">La resurrezione di Alcesti: <text:span text:style-name="T210">Durante un viaggio Eracle trovò rifugio nel palazzo del re di </text:span><text:a xlink:type="simple" xlink:href="http://it.wikipedia.org/wiki/Fere" text:style-name="Internet_20_link" text:visited-style-name="Visited_20_Internet_20_Link"><text:span text:style-name="T128">Fere</text:span></text:a><text:span text:style-name="T210">, </text:span><text:a xlink:type="simple" xlink:href="http://it.wikipedia.org/wiki/Admeto_(mitologia)" text:style-name="Internet_20_link" text:visited-style-name="Visited_20_Internet_20_Link"><text:span text:style-name="T128">Admeto</text:span></text:a><text:span text:style-name="T210">, che lo accolse con tutti gli onori. Questi però nascondeva al nobile ospite un triste segreto:</text:span><text:a xlink:type="simple" xlink:href="http://it.wikipedia.org/wiki/Apollo" text:style-name="Internet_20_link" text:visited-style-name="Visited_20_Internet_20_Link">Apollo</text:a><text:span text:style-name="T128"> </text:span><text:span text:style-name="T210">gli aveva infatti detto che, se qualcuno della sua famiglia si fosse sacrificato per lui, sarebbe vissuto più a lungo. Né il padre né la madre del re, benché anziani, avevano accolto questa richiesta, solo </text:span><text:a xlink:type="simple" xlink:href="http://it.wikipedia.org/wiki/Alcesti_(mitologia)" text:style-name="Internet_20_link" text:visited-style-name="Visited_20_Internet_20_Link"><text:span text:style-name="T128">Alcesti</text:span></text:a><text:span text:style-name="T210">, la moglie, era pronta a sacrificarsi pur di rendere felice il marito e, a tale scopo, era scesa agli Inferi poco prima dell'arrivo di Eracle. L'eroe ignaro dell'accaduto, cominciò a gozzovigliare mentre gli abitanti della casa piangevano nelle proprie stanze. Un servo, furioso per un simile comportamento, rimproverò l'ospite per la propria maleducazione, raccontandogli tutto l'accaduto. Vergognatosi per il proprio atteggiamento, Eracle decise allora di ripagare la gentilezza dell'ospite. Sceso ancora una volta negli inferi, narrò ad </text:span><text:a xlink:type="simple" xlink:href="http://it.wikipedia.org/wiki/Ade_(divinità)" text:style-name="Internet_20_link" text:visited-style-name="Visited_20_Internet_20_Link">Ade</text:a><text:span text:style-name="T128"> </text:span><text:span text:style-name="T210">e a </text:span><text:a xlink:type="simple" xlink:href="http://it.wikipedia.org/wiki/Persefone" text:style-name="Internet_20_link" text:visited-style-name="Visited_20_Internet_20_Link">Persefone</text:a><text:span text:style-name="T128"> </text:span><text:span text:style-name="T210">la struggente storia di Alcesti. I due sovrani, commossi, concessero all'eroe di ricondurre la donna nel mondo dei vivi. E così avvenn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Allegorie, oggetti che possono servire:</text:p>
      <text:p text:style-name="P1"/>
      <text:p text:style-name="P1">Il boccale di Nestore (Iliade: Omero)</text:p>
      <text:p text:style-name="P1">Marte Herlof (Dies Irae: Carl Theodor Dreyer)</text:p>
      <text:p text:style-name="P1">le tende di Kedar (Cantico dei cantici)</text:p>
      <text:p text:style-name="P1">Le sette meraviglie del mondo: - <text:span text:style-name="T352">La statua di Zeus</text:span><text:span text:style-name="T328"> al tempio di Olimpia, alta quasi 20 metri in oro ed avorio. Ad Olimpia avvenivano I giochi olimpici, più grande evento sportivo dell'antica grecia dal grande valore culturale. Scolpito da Fidia (che aveva fatto I bassorilievi del Partenone di Atene).</text:span></text:p>
      <text:p text:style-name="P33"><text:tab/>- <text:span text:style-name="T352">Tempio di Artemide</text:span> ad Efeso (Città di stampo greco in Asia), dea che simboleggiava il raccordo tra la civiltà e il mondo selvaggio antico. Viene rappresentata con decine di mammelle che la legano al culto della fertilità, in relazione alle dee madri della fertilità importanti nella cultura asiatica. Il più grande tempio mai costruito ed il primo ad essere costruito interamente in marmo. Costruito su terreno paludoso è una grande prova di ingegneria. Distrutto da un terremoto.</text:p>
      <text:p text:style-name="P103">- <text:span text:style-name="T352">La tomba di Mausolo</text:span> (Mausoleo) ad Alicarnasso. Creato verso il 350 a.C. Era alto circa 40 metri. Impreziosito da statue esterne e bassorilievi: sormontato da 400 figure scolpite. Distrutto dai Crociati.</text:p>
      <text:p text:style-name="P103">- <text:span text:style-name="T352">La piramide di Keope</text:span> (Egitto). 2 milioni e mezzo di blocchi di pietra posizionati in 20 anni (in media 1 ogni 2 minuti).</text:p>
      <text:p text:style-name="P103">- <text:span text:style-name="T352">Il faro di Alessandria</text:span>, il più grande porto marittimo del mediterraneo. Alto poco meno di 100 metri, con una porta principale di altezza 12 metri e raffigurazioni in granito rosso. Rivestito di calcare bianco.</text:p>
      <text:p text:style-name="P103">- <text:span text:style-name="T352">I giardini pensili di Babilonia</text:span>, un'oasi artificiale rialzata. Non esistono resti archeologi. La leggenda indica Nabucodonosor come il creatore.</text:p>
      <text:p text:style-name="P103">- <text:span text:style-name="T352">Il colosso di Rodi</text:span>. La più grande statua realizzata. Rodi respinge l'armata macedone, dopo la morte di Alessandro Magno, che voleva estendersi ad ovest conquistando le isole della Grecia. Raffigura il dio protettore dell'isola: Helios. Completamente in bronzo. Si sa che crollò sulla terraferma, quindi non sarebbe all'entrata del porto come leggende riportano. Durò appena 54 anni e fu distrutta da un terremoto. Non fu mai ricostruita perché un oracolo aveva detto che qualora fosse stata ricostruita la città avrebbe conosciuto grandi disgrazie.</text:p>
      <text:p text:style-name="P1">Kola Borehole: <text:span text:style-name="T328">Sovietic Project starte in 1970 which tries to drill though the earth's crust as much as possible just to see what could happen. Reached 12000 m.</text:span></text:p>
      <text:p text:style-name="P1">Il cimitero delle balene in Tasmania: <text:span text:style-name="T328">2011, spiaggiamento di massa di 24 balene.</text:span></text:p>
      <text:p text:style-name="P1">Arca dell'Alleanza: <text:span text:style-name="T1">era una cassa di legno rivestita d'oro e riccamente decorata, la cui costruzione fu ordinata da Dio a Mosé.</text:span></text:p>
      <text:p text:style-name="P1"><text:span text:style-name="T8">Veda</text:span><text:span text:style-name="T35">:</text:span><text:span text:style-name="T31"> </text:span><text:span text:style-name="T1">large body of text originated in ancient India, oldest layer of sanskrit literature, they are supposed to have been directly revealed. The individual verses contained in these compilations are known as </text:span><text:span text:style-name="T7">mantras</text:span><text:span text:style-name="T1">. Some selected Vedic mantras are still recited as prayers</text:span></text:p>
      <text:p text:style-name="P1"><text:span text:style-name="T8">Carlos Daniel Gonzales: </text:span><text:span text:style-name="T1">bimbo di 6 anni ha assistito in Guatemala all'uccisione di 7 membri della sua famiglia. Invece di piangere si è preso cura della sua sorella di 3 anni, essendo ormai il più grande della famiglia.</text:span></text:p>
      <text:p text:style-name="P5">Tribù KAYAN (Birmania): Le donne giraffa con anelli intorno al collo. Il collo non è allunguato ma bensì è la gabbia toracica a subire una compressione.</text:p>
      <text:p text:style-name="P5">Kees Moeliker: IG Nobel Prize, Animal Necrofilia: living and dead duck.</text:p>
      <text:p text:style-name="P1"><text:span text:style-name="T1">Torah: </text:span><text:span text:style-name="T10">a volte scritto Thorah, è una parola ebraica che significa insegnamento (tradotta spesso, in modo riduttivo, come "legge"). Con questo termine si indicano i primi 5 libri del </text:span><text:a xlink:type="simple" xlink:href="http://it.wikipedia.org/wiki/Tanakh" text:style-name="Internet_20_link" text:visited-style-name="Visited_20_Internet_20_Link"><text:span text:style-name="T118">Tanakh</text:span></text:a><text:span text:style-name="T10">, conosciuti anche col nome greco</text:span><text:span text:style-name="T51"> </text:span><text:span text:style-name="T10">di </text:span><text:span text:style-name="T15">Pentateuco. </text:span><text:span text:style-name="T10">I 5 libri della Torah, tutti scritti da Mosè</text:span><text:span text:style-name="T15">: </text:span><text:a xlink:type="simple" xlink:href="http://it.wikipedia.org/wiki/Genesi" text:style-name="Internet_20_link" text:visited-style-name="Visited_20_Internet_20_Link">Genesi</text:a><text:span text:style-name="T122">, </text:span><text:a xlink:type="simple" xlink:href="http://it.wikipedia.org/wiki/Libro_dell%27Esodo" text:style-name="Internet_20_link" text:visited-style-name="Visited_20_Internet_20_Link">Esodo</text:a><text:span text:style-name="T122">,</text:span><text:span text:style-name="T10"> </text:span><text:a xlink:type="simple" xlink:href="http://it.wikipedia.org/wiki/Levitico" text:style-name="Internet_20_link" text:visited-style-name="Visited_20_Internet_20_Link">Levitico</text:a><text:span text:style-name="T122">,</text:span><text:span text:style-name="T10"> </text:span><text:a xlink:type="simple" xlink:href="http://it.wikipedia.org/wiki/Numeri_(Bibbia)" text:style-name="Internet_20_link" text:visited-style-name="Visited_20_Internet_20_Link"><text:span text:style-name="T122">Numeri</text:span></text:a><text:span text:style-name="T10"> e </text:span><text:a xlink:type="simple" xlink:href="http://it.wikipedia.org/wiki/Deuteronomio" text:style-name="Internet_20_link" text:visited-style-name="Visited_20_Internet_20_Link"><text:span text:style-name="T122">Deuteronomio</text:span></text:a><text:span text:style-name="T50">.</text:span></text:p>
      <text:p text:style-name="P1"><text:span text:style-name="T50">Tanàkh: I testi sacri</text:span><text:span text:style-name="T113"> </text:span><text:span text:style-name="T50">dell'Ebraismo, per questo indicati comunemente anche come </text:span><text:span text:style-name="T57">Bibbia ebraica</text:span><text:span text:style-name="T50">, e che corrispondono, in gran parte, all'Antico Testamento della Bibbia Cristiana. </text:span></text:p>
      <text:p text:style-name="P12"/>
      <text:p text:style-name="P104"><text:span text:style-name="T50">Haiku: </text:span><text:span text:style-name="T79">Nella letteratura giapponese, gli Haiku rappresentano una parte molto importante e caratteristica dell'essenza più profonda della cultura nipponica.<text:line-break/></text:span><text:soft-page-break/><text:span text:style-name="T79">La condizione alla base di questo tipo di poesia è la convinzione dell'inadeguatezza del linguaggio, rispetto al compito di testimoniare la verità.</text:span><text:span text:style-name="T343"> </text:span><text:span text:style-name="T79">Esistono almeno due modi di scrivere Haiku che danno vita a due stili diversi.<text:line-break/>Il primo stile è caratterizzato dal fatto che uno dei tre versi (normalmente il primo) introduce un argomento che viene ampliato e concluso negli altri due versi.<text:line-break/>Il secondo stile produce Haiku che trattano due argomenti diversi messi fra loro in opposizione o in armonia. Questo secondo stile può attuarsi con due modalità: il primo verso introduce un argomento, il secondo verso lo amplia e lo approfondisce, il terzo verso produce un'opposizione di contenuto, un capovolgimento semantico che in qualche modo ha però relazione con il primo argomento.</text:span><text:span text:style-name="T343"> </text:span></text:p>
      <text:p text:style-name="P1">I tripodi: Narrati nei poemi omerici sono I maggiori premi di gara dei poemi omerici. I comandanti degli eserciti propongono questi oggetti alle gare di poesia.</text:p>
      <text:p text:style-name="P6">Il <text:span text:style-name="T357">papiro di Rhin: </text:span>è il più esteso <text:a xlink:type="simple" xlink:href="http://it.wikipedia.org/wiki/Papiro" text:style-name="Internet_20_link" text:visited-style-name="Visited_20_Internet_20_Link">papiro</text:a><text:span text:style-name="T358"> </text:span>egizio di argomento <text:a xlink:type="simple" xlink:href="http://it.wikipedia.org/wiki/Matematica" text:style-name="Internet_20_link" text:visited-style-name="Visited_20_Internet_20_Link">matematico</text:a><text:span text:style-name="T358"> </text:span>giunto fino a noi. Risultati matematici senza dimostrazioni.</text:p>
      <text:p text:style-name="P6">Mente bicamerale:</text:p>
      <text:p text:style-name="P6">I Ching:</text:p>
      <text:p text:style-name="P1"><text:span text:style-name="T10">Numero di Dunbar: Il </text:span><text:span text:style-name="T15">numero di Dunbar</text:span><text:span text:style-name="T71"> </text:span><text:span text:style-name="T10">è un limite cognitivo teorico che concerne il numero di persone con cui un individuo è in grado di mantenere </text:span><text:a xlink:type="simple" xlink:href="http://it.wikipedia.org/wiki/Relazioni_interpersonali" text:style-name="Internet_20_link" text:visited-style-name="Visited_20_Internet_20_Link"><text:span text:style-name="T113">relazioni sociali</text:span></text:a><text:span text:style-name="T71"> </text:span><text:span text:style-name="T10">stabili, ossia relazioni nelle quali un individuo conosce l'identità di ciascuna persona e come queste persone si relazionano con ognuna delle altre.</text:span> Dimensione relativa della neocorteccia.</text:p>
      <text:p text:style-name="P88"><text:a xlink:type="simple" xlink:href="http://it.wikipedia.org/w/index.php?title=Dialoghi_tra_Hylas_e_Philonous&amp;action=edit&amp;redlink=1" text:style-name="Internet_20_link" text:visited-style-name="Visited_20_Internet_20_Link">Dialoghi tra Hylas e Philonous</text:a><text:span text:style-name="T371">: Dialogo del 1713 di George Berkeley. Hylas è il filosofo realista. Si basa su una metafisica robusta vicino al senso comune. Il mondo comune si basa su leggi naturali indipendenti da noi ed il compito della filosofia sia di portare alla luce queste leggi. Philonous è anti-idealista. La sua filosofia nasce dal convincimento che buona parte della struttura che siamo soliti attribuire alla realtà risieda invece nella nostra testa. Nel complesso sistema di concetti e categorie attraverso I quali rappresentiamo l'esperienza. Hylas=Fatti. Philonous=Illusioni.</text:span></text:p>
      <text:p text:style-name="P42"><text:span text:style-name="T86">Mamihlapinatapai:</text:span><text:span text:style-name="T88"> è una parola del lessico Yaghan, la lingua degli Y</text:span><text:span text:style-name="T89">amana, una popolazione autoctona della Terra del Fuoco prossima all'estinzione. </text:span><text:span text:style-name="T328">Il vocabolo è noto per essere una delle parole più concise e di difficile traduzione al mondo. Il termine descrive l'atto di </text:span><text:span text:style-name="T332">«guardarsi reciprocamente negli occhi sperando che l'altra persona faccia qualcosa che entrambi desiderano ardentemente, ma che nessuno dei due vuole fare per primo»</text:span></text:p>
      <text:p text:style-name="P6"><text:span text:style-name="Strong_20_Emphasis"><text:span text:style-name="T376">Rana Dendrobatidae</text:span></text:span> </text:p>
      <text:p text:style-name="P6">Tetramorfo: raffigurazione iconografica composta da quattro elementi. Nella tradizione cristiana è l'immagine biblica composta dai quattro simboli degli evangelisti <text:s/>- un uomo alato, un leone, un toro e un'aquila, mutuata da una visione veterotestamentaria del profeta Ezechiele. Il tetramorfo è la rappresentazione dei Cherubini (gli angeli più vicini a Dio) nell'Antico Testamento, quindi raffigurati con quattro facce e quattro ali.</text:p>
      <text:p text:style-name="P6">Visione di Ezechiele: dipinto di Raffaello Sanzio, 1518, Galleria Palatina di Firenze. E' narrata la visione del tetramorfo: apparizione nel cielo di Dio sostenuto da due putti, con l'angelo di san Matteo, il leone di san Marco, il bue alato di san Luca e l'aquila di san Giovanni.</text:p>
      <text:p text:style-name="P6"><text:span text:style-name="T357">Lari: </text:span>(dal latino <text:span text:style-name="T354">lar(es)</text:span>, "focolare", derivato dall'etrusco <text:span text:style-name="T354">lar</text:span>, "padre") sono figure della <text:a xlink:type="simple" xlink:href="http://it.wikipedia.org/wiki/Mitologia_romana" text:style-name="Internet_20_link" text:visited-style-name="Visited_20_Internet_20_Link">mitologia </text:a><text:a xlink:type="simple" xlink:href="http://it.wikipedia.org/wiki/Mitologia_romana" text:style-name="Internet_20_link" text:visited-style-name="Visited_20_Internet_20_Link">romana</text:a><text:span text:style-name="T358"> </text:span>che rappresentano gli spiriti protettori degli antenati defunti che, secondo le tradizioni romane, vegliavano sul buon andamento della famiglia, della proprietà o delle attività in generale </text:p>
      <text:p text:style-name="P61"><text:span text:style-name="T10">L'</text:span><text:span text:style-name="T15">entanglement quantistico </text:span><text:span text:style-name="T10">o </text:span><text:span text:style-name="T15">correlazione quantistica </text:span><text:span text:style-name="T10">è un fenomeno </text:span><text:a xlink:type="simple" xlink:href="http://it.wikipedia.org/wiki/Meccanica_quantistica" text:style-name="Internet_20_link" text:visited-style-name="Visited_20_Internet_20_Link"><text:span text:style-name="T112">quantistico</text:span></text:a><text:span text:style-name="T10">, privo di analogo </text:span><text:a xlink:type="simple" xlink:href="http://it.wikipedia.org/wiki/Fisica_classica" text:style-name="Internet_20_link" text:visited-style-name="Visited_20_Internet_20_Link"><text:span text:style-name="T112">classico</text:span></text:a><text:span text:style-name="T10">, in cui ogni </text:span><text:a xlink:type="simple" xlink:href="http://it.wikipedia.org/wiki/Stato_quantico" text:style-name="Internet_20_link" text:visited-style-name="Visited_20_Internet_20_Link">stato quantico</text:a><text:span text:style-name="T112"> </text:span><text:span text:style-name="T10">di un insieme di due o più </text:span><text:a xlink:type="simple" xlink:href="http://it.wikipedia.org/wiki/Sistema_(fisica)" text:style-name="Internet_20_link" text:visited-style-name="Visited_20_Internet_20_Link">sistemi </text:a><text:a xlink:type="simple" xlink:href="http://it.wikipedia.org/wiki/Sistema_(fisica)" text:style-name="Internet_20_link" text:visited-style-name="Visited_20_Internet_20_Link">fisici</text:a><text:span text:style-name="T10">dipende dallo stato di ciascun sistema, anche se essi sono spazialmente separati. Viene a volte reso in italiano con il termine "</text:span><text:span text:style-name="T21">non-separabilità</text:span><text:span text:style-name="T10">". (“Lei disse: “Dimmi qualcosa di bello.”. Lui rispose: “(</text:span><text:span text:style-name="T92">δ + m)ψ = 0”. Questa equazione è quella di Dirac ed è la più bella equazione conosciuta della fisica. Grazie a questa si descrive il fenomeno dell'entanglement quantistico che in pratica afferma che: se due sistemi interagiscono tra loro per un certo periodo di tempo e poi vengono separati, non possiamo più <text:s/>descriverli come due sistemi distinti, ma in qualche modo diventano un unico sistema. Quello che accade ad uno di loro continua ad </text:span><text:soft-page-break/><text:span text:style-name="T92">influenzare l'altro, anche se distanti chilometri o anni luce.)</text:span></text:p>
      <text:p text:style-name="P60"><text:span text:style-name="T24">Mahābhārata</text:span><text:span text:style-name="T92">: </text:span><text:span text:style-name="T10">one of the two major </text:span><text:a xlink:type="simple" xlink:href="http://en.wikipedia.org/wiki/Sanskrit_literature" text:style-name="Internet_20_link" text:visited-style-name="Visited_20_Internet_20_Link"><text:span text:style-name="T113">Sanskrit</text:span></text:a><text:span text:style-name="T69"> </text:span><text:a xlink:type="simple" xlink:href="http://en.wikipedia.org/wiki/Indian_epic_poetry" text:style-name="Internet_20_link" text:visited-style-name="Visited_20_Internet_20_Link">epics</text:a><text:span text:style-name="T113"> </text:span><text:span text:style-name="T10">of </text:span><text:a xlink:type="simple" xlink:href="http://en.wikipedia.org/wiki/History_of_India" text:style-name="Internet_20_link" text:visited-style-name="Visited_20_Internet_20_Link"><text:span text:style-name="T113">ancient India</text:span></text:a><text:span text:style-name="T10">, the other being the </text:span><text:a xlink:type="simple" xlink:href="http://en.wikipedia.org/wiki/Ramayana" text:style-name="Internet_20_link" text:visited-style-name="Visited_20_Internet_20_Link"><text:span text:style-name="T122">Ramayana</text:span></text:a><text:span text:style-name="T10">.</text:span><text:span text:style-name="T112"> </text:span><text:span text:style-name="T50">The first section of the </text:span><text:span text:style-name="T56">Mahabharata </text:span><text:span text:style-name="T50">states that it was </text:span><text:a xlink:type="simple" xlink:href="http://en.wikipedia.org/wiki/Ganesha" text:style-name="Internet_20_link" text:visited-style-name="Visited_20_Internet_20_Link">Ganesha</text:a><text:span text:style-name="T113"> </text:span><text:span text:style-name="T50">who wrote down the text to Vyasa's dictation. Ganesha is said to have agreed to write it only if Vyasa never paused in his recitation. Vyasa agrees on condition that Ganesha takes the time to understand what was said before writing it down.</text:span><text:span text:style-name="T112"> </text:span></text:p>
      <text:p text:style-name="P59"><text:span text:style-name="T340">Do not stand at my grave and weep (1932): Poem written by Mary Elisabeth Frye, an </text:span><text:span text:style-name="T375">Baltimore housewife and florist.</text:span><text:span text:style-name="T340"> </text:span><text:span text:style-name="T375">The identity of the author of the poem was unknown until the late 1990s</text:span><text:span text:style-name="T372">.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58"><text:span text:style-name="T335">La foresta di Aokigahara: è la destinazione più popolare fra i suicidi in Giappone. Da quando è stato pubblicato il romanzo </text:span><text:span text:style-name="Emphasis"><text:span text:style-name="T337">Kuroi Jukai</text:span></text:span><text:span text:style-name="T335">, in cui un giovane innamorato si suicida nella foresta, la gente ha cominciato a togliersi la vita lì ad un ritmo di 100 morti all'anno. http://www.vice.com/it/vice-news/aokigahara-suicide-forest-v3</text:span></text:p>
      <text:p text:style-name="P47"><text:span text:style-name="T105">Ghūl: (</text:span><text:span text:style-name="T104">Arabic) in popular legend, demonic being believed to inhabit burial grounds and other deserted places. In ancient Arabic folklore, </text:span><text:span text:style-name="Emphasis"><text:span text:style-name="T106">ghūl</text:span></text:span><text:span text:style-name="T104">s belonged to a diabolic class of jinn (spirits) and were said to be the offspring of Iblīs, the Muslim prince of darkness. They were capable of constantly changing form, but their presence was always recognizable by their unalterable sign: ass’s hooves. Considered female by the ancients, the </text:span><text:span text:style-name="Emphasis"><text:span text:style-name="T106">ghūl </text:span></text:span><text:span text:style-name="T104">was often confused with the</text:span><text:bookmark text:name="ref92471"/><text:span text:style-name="T104"> </text:span><text:span text:style-name="Emphasis"><text:span text:style-name="T106">sílā, </text:span></text:span><text:span text:style-name="T104">also female; the </text:span><text:span text:style-name="Emphasis"><text:span text:style-name="T106">sílā, </text:span></text:span><text:span text:style-name="T104">however, was a witchlike species of jinn, immutable in shape. A </text:span><text:span text:style-name="Emphasis"><text:span text:style-name="T106">ghūl </text:span></text:span><text:span text:style-name="T104">stalked the </text:span><text:a xlink:type="simple" xlink:href="http://www.britannica.com/EBchecked/topic/158992/desert" text:style-name="Internet_20_link" text:visited-style-name="Visited_20_Internet_20_Link"><text:span text:style-name="T311">desert</text:span></text:a><text:span text:style-name="T104">, often in the guise of an attractive woman, trying to distract travelers, and, when successful, killed and ate them. The sole defense that one had against a </text:span><text:span text:style-name="Emphasis"><text:span text:style-name="T106">ghūl </text:span></text:span><text:span text:style-name="T104">was to strike it dead in one blow; a second blow would only bring it back to life again. The </text:span><text:span text:style-name="Emphasis"><text:span text:style-name="T106">ghūl, </text:span></text:span><text:span text:style-name="T104">as a vivid figure in the Bedouin imagination, appeared in pre-Islāmic Arabic poetry, notably that of Taʿabbata Sharran. In North Africa, it was easily assimilated into an ancient Berber folklore already rich in demons and fantastic creatures.</text:span></text:p>
      <text:p text:style-name="P1"><text:span text:style-name="T40">Sodom and Gomorrah: </text:span><text:span text:style-name="T38">were cities mentioned in the </text:span><text:a xlink:type="simple" xlink:href="http://en.wikipedia.org/wiki/Book_of_Genesis" text:style-name="Internet_20_link" text:visited-style-name="Visited_20_Internet_20_Link"><text:span text:style-name="T134">Book of Genesis</text:span></text:a><text:span text:style-name="T70"> </text:span><text:span text:style-name="T38">and throughout the </text:span><text:a xlink:type="simple" xlink:href="http://en.wikipedia.org/wiki/Hebrew_Bible" text:style-name="Internet_20_link" text:visited-style-name="Visited_20_Internet_20_Link"><text:span text:style-name="T134">Hebrew Bible</text:span></text:a><text:span text:style-name="T38">, the </text:span><text:a xlink:type="simple" xlink:href="http://en.wikipedia.org/wiki/New_Testament" text:style-name="Internet_20_link" text:visited-style-name="Visited_20_Internet_20_Link"><text:span text:style-name="T134">New Testament</text:span></text:a><text:span text:style-name="T70"> </text:span><text:span text:style-name="T38">and in </text:span><text:a xlink:type="simple" xlink:href="http://en.wikipedia.org/wiki/Deuterocanonical_books" text:style-name="Internet_20_link" text:visited-style-name="Visited_20_Internet_20_Link"><text:span text:style-name="T134">deuterocanonical sources</text:span></text:a><text:span text:style-name="T38">, as well as the </text:span><text:a xlink:type="simple" xlink:href="http://en.wikipedia.org/wiki/Qur%27an" text:style-name="Internet_20_link" text:visited-style-name="Visited_20_Internet_20_Link"><text:span text:style-name="T134">Qur'an</text:span></text:a><text:span text:style-name="T38">. </text:span><text:span text:style-name="T31">Whether or not they ever existed is disputed by archaeologists. </text:span><text:a xlink:type="simple" xlink:href="http://en.wikipedia.org/wiki/Divine_judgment" text:style-name="Internet_20_link" text:visited-style-name="Visited_20_Internet_20_Link">Divine judgment</text:a><text:span text:style-name="T127"> </text:span><text:span text:style-name="T31">by </text:span><text:a xlink:type="simple" xlink:href="http://en.wikipedia.org/wiki/God" text:style-name="Internet_20_link" text:visited-style-name="Visited_20_Internet_20_Link">God</text:a><text:span text:style-name="T127"> </text:span><text:span text:style-name="T31">was then passed upon Sodom and Gomorrah and two neighboring cities, which were completely consumed by </text:span><text:a xlink:type="simple" xlink:href="http://en.wikipedia.org/wiki/Fire_and_brimstone" text:style-name="Internet_20_link" text:visited-style-name="Visited_20_Internet_20_Link"><text:span text:style-name="T127">fire and brimstone</text:span></text:a><text:span text:style-name="T31">. Neighboring </text:span><text:a xlink:type="simple" xlink:href="http://en.wikipedia.org/wiki/Zoara" text:style-name="Internet_20_link" text:visited-style-name="Visited_20_Internet_20_Link">Zoar</text:a><text:span text:style-name="T127"> </text:span><text:span text:style-name="T31">(Bela) was the only city to be spared. In </text:span><text:a xlink:type="simple" xlink:href="http://en.wikipedia.org/wiki/Abrahamic_religions" text:style-name="Internet_20_link" text:visited-style-name="Visited_20_Internet_20_Link"><text:span text:style-name="T127">Abrahamic religions</text:span></text:a><text:span text:style-name="T31">, Sodom and Gomorrah have become synonymous with impenitent sin, and their fall with a proverbial manifestation of </text:span><text:a xlink:type="simple" xlink:href="http://en.wikipedia.org/wiki/Divine_retribution" text:style-name="Internet_20_link" text:visited-style-name="Visited_20_Internet_20_Link"><text:span text:style-name="T127">divine retribution</text:span></text:a><text:span text:style-name="T31">.</text:span></text:p>
      <text:p text:style-name="P11"/>
      <text:p text:style-name="P47"><text:span text:style-name="T297">Il </text:span><text:span text:style-name="T298">Massacro di Katyń: </text:span><text:a xlink:type="simple" xlink:href="http://it.wikipedia.org/wiki/Seconda_guerra_mondiale" text:style-name="Internet_20_link" text:visited-style-name="Visited_20_Internet_20_Link">seconda guerra mondiale</text:a><text:span text:style-name="T179">,</text:span><text:span text:style-name="T297"> consistette nell'esecuzione di massa, da parte dell'</text:span><text:a xlink:type="simple" xlink:href="http://it.wikipedia.org/wiki/Armata_Rossa" text:style-name="Internet_20_link" text:visited-style-name="Visited_20_Internet_20_Link"><text:span text:style-name="T179">Armata Rossa</text:span></text:a><text:span text:style-name="T297">, di soldati e civili polacchi. </text:span><text:span text:style-name="T299">L'espressione si riferiva inizialmente al massacro dei soli ufficiali polacchi detenuti del </text:span><text:a xlink:type="simple" xlink:href="http://it.wikipedia.org/w/index.php?title=Campo_di_prigionia_di_Kozielsk&amp;action=edit&amp;redlink=1" text:style-name="Internet_20_link" text:visited-style-name="Visited_20_Internet_20_Link">campo di </text:a><text:a xlink:type="simple" xlink:href="http://it.wikipedia.org/w/index.php?title=Campo_di_prigionia_di_Kozielsk&amp;action=edit&amp;redlink=1" text:style-name="Internet_20_link" text:visited-style-name="Visited_20_Internet_20_Link">prigionia di Kozielsk</text:a><text:span text:style-name="T299">, che avvenne nella foresta di </text:span><text:a xlink:type="simple" xlink:href="http://it.wikipedia.org/wiki/Katyń" text:style-name="Internet_20_link" text:visited-style-name="Visited_20_Internet_20_Link">Katyń</text:a><text:span text:style-name="T180">. </text:span><text:span text:style-name="T299">Attualmente l'espressione denota invece l'uccisione di 21.857 cittadini polacchi: i prigionieri di guerra dei campi di </text:span><text:a xlink:type="simple" xlink:href="http://it.wikipedia.org/w/index.php?title=Kozielsk&amp;action=edit&amp;redlink=1" text:style-name="Internet_20_link" text:visited-style-name="Visited_20_Internet_20_Link"><text:span text:style-name="T190">Kozielsk</text:span></text:a><text:span text:style-name="T299">, </text:span><text:a xlink:type="simple" xlink:href="http://it.wikipedia.org/w/index.php?title=Starobielsk&amp;action=edit&amp;redlink=1" text:style-name="Internet_20_link" text:visited-style-name="Visited_20_Internet_20_Link">Starobielsk</text:a><text:span text:style-name="T190"> </text:span><text:span text:style-name="T299">e </text:span><text:a xlink:type="simple" xlink:href="http://it.wikipedia.org/wiki/Ostashkov" text:style-name="Internet_20_link" text:visited-style-name="Visited_20_Internet_20_Link">Ostashkov</text:a><text:span text:style-name="T180"> </text:span><text:span text:style-name="T299">e i detenuti delle prigioni della </text:span><text:a xlink:type="simple" xlink:href="http://it.wikipedia.org/wiki/Bielorussia" text:style-name="Internet_20_link" text:visited-style-name="Visited_20_Internet_20_Link">Bielorussia</text:a><text:span text:style-name="T180"> </text:span><text:span text:style-name="T299">e </text:span><text:a xlink:type="simple" xlink:href="http://it.wikipedia.org/wiki/Ucraina" text:style-name="Internet_20_link" text:visited-style-name="Visited_20_Internet_20_Link">Ucraina</text:a><text:span text:style-name="T180"> </text:span><text:span text:style-name="T299">occidentali, fatti uccidere su ordine di </text:span><text:a xlink:type="simple" xlink:href="http://it.wikipedia.org/wiki/Stalin" text:style-name="Internet_20_link" text:visited-style-name="Visited_20_Internet_20_Link">Stalin</text:a><text:span text:style-name="T180"> </text:span><text:span text:style-name="T299">nella foresta di Katyń e nelle prigioni di </text:span><text:a xlink:type="simple" xlink:href="http://it.wikipedia.org/wiki/Kalinin" text:style-name="Internet_20_link" text:visited-style-name="Visited_20_Internet_20_Link">Kalinin</text:a><text:span text:style-name="T180"> </text:span><text:span text:style-name="T299">(Tver), </text:span><text:a xlink:type="simple" xlink:href="http://it.wikipedia.org/wiki/Kharkov" text:style-name="Internet_20_link" text:visited-style-name="Visited_20_Internet_20_Link">Kharkov</text:a><text:span text:style-name="T180"> </text:span><text:span text:style-name="T299">e di altre città </text:span><text:a xlink:type="simple" xlink:href="http://it.wikipedia.org/wiki/Sovietiche" text:style-name="Internet_20_link" text:visited-style-name="Visited_20_Internet_20_Link"><text:span text:style-name="T180">sovietiche</text:span></text:a><text:span text:style-name="T299">.</text:span></text:p>
      <text:p text:style-name="P18"><text:span text:style-name="T384">Comprachicos: </text:span><text:span text:style-name="T383">is a compound </text:span><text:a xlink:type="simple" xlink:href="http://en.wikipedia.org/wiki/Spanish_language" text:style-name="Internet_20_link" text:visited-style-name="Visited_20_Internet_20_Link"><text:span text:style-name="T362">Spanish</text:span></text:a><text:span text:style-name="T387"> </text:span><text:a xlink:type="simple" xlink:href="http://en.wikipedia.org/wiki/Neologism" text:style-name="Internet_20_link" text:visited-style-name="Visited_20_Internet_20_Link"><text:span text:style-name="T362">neologism</text:span></text:a><text:span text:style-name="T387"> </text:span><text:span text:style-name="T383">meaning "child-buyers," which was coined by </text:span><text:a xlink:type="simple" xlink:href="http://en.wikipedia.org/wiki/Victor_Hugo" text:style-name="Internet_20_link" text:visited-style-name="Visited_20_Internet_20_Link"><text:span text:style-name="T362">Victor Hugo</text:span></text:a><text:span text:style-name="T387"> </text:span><text:span text:style-name="T383">in his novel </text:span><text:a xlink:type="simple" xlink:href="http://en.wikipedia.org/wiki/The_Man_Who_Laughs" text:style-name="Internet_20_link" text:visited-style-name="Visited_20_Internet_20_Link"><text:span text:style-name="T363">The Man Who Laughs</text:span></text:a><text:span text:style-name="T383">.</text:span><text:span text:style-name="T361"> </text:span><text:span text:style-name="T383">It refers to various groups in </text:span><text:a xlink:type="simple" xlink:href="http://en.wikipedia.org/wiki/Folklore" text:style-name="Internet_20_link" text:visited-style-name="Visited_20_Internet_20_Link"><text:span text:style-name="T362">folklore</text:span></text:a><text:span text:style-name="T387"> </text:span><text:span text:style-name="T383">who were said to change the physical appearance of human beings by manipulating growing children, in a similar way to the horticultural method of </text:span><text:a xlink:type="simple" xlink:href="http://en.wikipedia.org/wiki/Bonsai" text:style-name="Internet_20_link" text:visited-style-name="Visited_20_Internet_20_Link">bonsai</text:a><text:span text:style-name="T362"> </text:span><text:span text:style-name="T381">– </text:span><text:span text:style-name="T383">that is, deliberate </text:span><text:a xlink:type="simple" xlink:href="http://en.wikipedia.org/wiki/Mutilation" text:style-name="Internet_20_link" text:visited-style-name="Visited_20_Internet_20_Link"><text:span text:style-name="T362">mutilation</text:span></text:a><text:span text:style-name="T383">. </text:span><text:span text:style-name="T390">The most common methods said to be used in this practice included stunting children's growth by physical </text:span><text:a xlink:type="simple" xlink:href="http://en.wikipedia.org/wiki/Restraint" text:style-name="Internet_20_link" text:visited-style-name="Visited_20_Internet_20_Link"><text:span text:style-name="T364">restraint</text:span></text:a><text:span text:style-name="T390">, </text:span><text:a xlink:type="simple" xlink:href="http://en.wikipedia.org/wiki/Muzzle_(device)" text:style-name="Internet_20_link" text:visited-style-name="Visited_20_Internet_20_Link"><text:span text:style-name="T364">muzzling</text:span></text:a><text:span text:style-name="T388"> </text:span><text:span text:style-name="T390">their faces to deform them, slitting their </text:span><text:soft-page-break/><text:span text:style-name="T390">eyes, dislocating their joints, and malforming their bones.</text:span><text:span text:style-name="T365"> </text:span><text:span text:style-name="T390">The resulting dwarfed and deformed adults made their living as </text:span><text:a xlink:type="simple" xlink:href="http://en.wikipedia.org/wiki/Charlatan" text:style-name="Internet_20_link" text:visited-style-name="Visited_20_Internet_20_Link"><text:span text:style-name="T364">mountebanks</text:span></text:a><text:span text:style-name="T388"> </text:span><text:span text:style-name="T390">or were sold to lords and ladies to be used as pages or </text:span><text:a xlink:type="simple" xlink:href="http://en.wikipedia.org/wiki/Jester" text:style-name="Internet_20_link" text:visited-style-name="Visited_20_Internet_20_Link"><text:span text:style-name="T364">court fools</text:span></text:a><text:span text:style-name="T390">. Much that seems unimaginable today may have authentic roots in common practices of the seventeenth century.</text:span></text:p>
      <text:p text:style-name="P53"/>
      <text:p text:style-name="P47"><text:span text:style-name="T197">Amaterasu-ō-mi-kami </text:span><text:span text:style-name="T199">(</text:span><text:span text:style-name="T300">天照大御神</text:span><text:span text:style-name="T199">): letteralmente "Grande dea che splende nei cieli"), generalmente abbreviato in </text:span><text:span text:style-name="T197">Amaterasu</text:span><text:span text:style-name="T199">, è la </text:span><text:a xlink:type="simple" xlink:href="http://it.wikipedia.org/wiki/Divinità" text:style-name="Internet_20_link" text:visited-style-name="Visited_20_Internet_20_Link"><text:span text:style-name="T137">dea</text:span></text:a><text:span text:style-name="T261"> </text:span><text:span text:style-name="T199">del </text:span><text:a xlink:type="simple" xlink:href="http://it.wikipedia.org/wiki/Sole" text:style-name="Internet_20_link" text:visited-style-name="Visited_20_Internet_20_Link"><text:span text:style-name="T137">Sole</text:span></text:a><text:span text:style-name="T261"> </text:span><text:span text:style-name="T199">(divinità da cui discendono tutte le cose) nella religione </text:span><text:a xlink:type="simple" xlink:href="http://it.wikipedia.org/wiki/Shinto" text:style-name="Internet_20_link" text:visited-style-name="Visited_20_Internet_20_Link"><text:span text:style-name="T137">shintoista</text:span></text:a><text:span text:style-name="T199">. È considerata la mitica antenata diretta della </text:span><text:a xlink:type="simple" xlink:href="http://it.wikipedia.org/wiki/Imperatore_del_Giappone" text:style-name="Internet_20_link" text:visited-style-name="Visited_20_Internet_20_Link"><text:span text:style-name="T137">famiglia imperiale</text:span></text:a><text:span text:style-name="T261"> </text:span><text:a xlink:type="simple" xlink:href="http://it.wikipedia.org/wiki/Giappone" text:style-name="Internet_20_link" text:visited-style-name="Visited_20_Internet_20_Link"><text:span text:style-name="T137">giapponese</text:span></text:a><text:span text:style-name="T199">. </text:span><text:span text:style-name="T301">Esistono tre differenti leggende sulla sua nascita: Secondo quanto narrato nel </text:span><text:span text:style-name="T302">Kojiki </text:span><text:span text:style-name="T301">("</text:span><text:span text:style-name="T302">Memorie degli eventi antichi</text:span><text:span text:style-name="T301">") ed in un testo alternativo del </text:span><text:a xlink:type="simple" xlink:href="http://it.wikipedia.org/wiki/Nihonshoki" text:style-name="Internet_20_link" text:visited-style-name="Visited_20_Internet_20_Link">Nihonshoki</text:a><text:span text:style-name="T177"> </text:span><text:span text:style-name="T301">("</text:span><text:span text:style-name="T302">Annali del Giappone</text:span><text:span text:style-name="T301">"), Amaterasu, la prima dei tre figli nobili di </text:span><text:a xlink:type="simple" xlink:href="http://it.wikipedia.org/wiki/Izanagi" text:style-name="Internet_20_link" text:visited-style-name="Visited_20_Internet_20_Link"><text:span text:style-name="T178">Izanagi</text:span></text:a><text:span text:style-name="T301">, nacque dal suo occhio sinistro mentre questi stava purificando sé stesso in un fiume dopo la sua visita al mondo sotterraneo (</text:span><text:a xlink:type="simple" xlink:href="http://it.wikipedia.org/w/index.php?title=Yomi-Tsu-Kumi&amp;action=edit&amp;redlink=1" text:style-name="Internet_20_link" text:visited-style-name="Visited_20_Internet_20_Link"><text:span text:style-name="T191">Yomi-Tsu-Kumi</text:span></text:a><text:span text:style-name="T301">). Izanagi le affidò il governo delle Alte Pianure Celestiali (</text:span><text:a xlink:type="simple" xlink:href="http://it.wikipedia.org/wiki/Takamagahara_(mitologia)" text:style-name="Internet_20_link" text:visited-style-name="Visited_20_Internet_20_Link"><text:span text:style-name="T178">Takamagahara</text:span></text:a><text:span text:style-name="T301">) ed il gioiello </text:span><text:a xlink:type="simple" xlink:href="http://it.wikipedia.org/w/index.php?title=Mikuratana_no_Kami&amp;action=edit&amp;redlink=1" text:style-name="Internet_20_link" text:visited-style-name="Visited_20_Internet_20_Link"><text:span text:style-name="T191">Mikuratana no Kami</text:span></text:a><text:span text:style-name="T301">. Il testo principale del </text:span><text:span text:style-name="T302">Nihonshoki </text:span><text:span text:style-name="T301">racconta invece che Izanagi e </text:span><text:a xlink:type="simple" xlink:href="http://it.wikipedia.org/wiki/Izanami" text:style-name="Internet_20_link" text:visited-style-name="Visited_20_Internet_20_Link">Izanami</text:a><text:span text:style-name="T178"> </text:span><text:span text:style-name="T301">crearono tutti I </text:span><text:a xlink:type="simple" xlink:href="http://it.wikipedia.org/wiki/Kami" text:style-name="Internet_20_link" text:visited-style-name="Visited_20_Internet_20_Link">kami</text:a><text:span text:style-name="T178"> </text:span><text:span text:style-name="T301">della terra, quindi per dare loro un "Signore di tutti" crearono insieme </text:span><text:a xlink:type="simple" xlink:href="http://it.wikipedia.org/w/index.php?title=Taiyo_no_Kami&amp;action=edit&amp;redlink=1" text:style-name="Internet_20_link" text:visited-style-name="Visited_20_Internet_20_Link">Taiyo no Kami</text:a><text:span text:style-name="T191"> </text:span><text:span text:style-name="T301">("Divinità del Sole"), a cui affidarono il compito di governare sugli affari dei cieli. In una terza versione (contenuta sempre nel </text:span><text:span text:style-name="T302">Nihonshoki</text:span><text:span text:style-name="T301">) Amaterasu viene creata da uno </text:span><text:a xlink:type="simple" xlink:href="http://it.wikipedia.org/wiki/Sacro_Specchio" text:style-name="Internet_20_link" text:visited-style-name="Visited_20_Internet_20_Link">specchio</text:a><text:span text:style-name="T178"> </text:span><text:span text:style-name="T301">di rame bianco tenuto in mano da Izanagi.</text:span></text:p>
      <text:p text:style-name="P54"/>
      <text:p text:style-name="P47"><text:span text:style-name="T197">Moai: </text:span><text:a xlink:type="simple" xlink:href="http://en.wikipedia.org/wiki/Monolith" text:style-name="Internet_20_link" text:visited-style-name="Visited_20_Internet_20_Link">monolithic</text:a><text:span text:style-name="T136"> </text:span><text:span text:style-name="T199">human figures carved by the </text:span><text:a xlink:type="simple" xlink:href="http://en.wikipedia.org/wiki/Rapa_Nui_people" text:style-name="Internet_20_link" text:visited-style-name="Visited_20_Internet_20_Link">Rapa Nui people</text:a><text:span text:style-name="T136"> </text:span><text:span text:style-name="T199">from rock on the </text:span><text:a xlink:type="simple" xlink:href="http://en.wikipedia.org/wiki/Chile" text:style-name="Internet_20_link" text:visited-style-name="Visited_20_Internet_20_Link">Chilean</text:a><text:span text:style-name="T136"> </text:span><text:a xlink:type="simple" xlink:href="http://en.wikipedia.org/wiki/Polynesia" text:style-name="Internet_20_link" text:visited-style-name="Visited_20_Internet_20_Link">Polynesian</text:a><text:span text:style-name="T136"> </text:span><text:span text:style-name="T199">island of </text:span><text:a xlink:type="simple" xlink:href="http://en.wikipedia.org/wiki/Easter_Island" text:style-name="Internet_20_link" text:visited-style-name="Visited_20_Internet_20_Link">Easter Island</text:a><text:span text:style-name="T136"> </text:span><text:span text:style-name="T199">between the years 1250 and 1500.</text:span><text:bookmark text:name="cite_ref-fischer_1-0"/><text:a xlink:type="simple" xlink:href="http://en.wikipedia.org/wiki/Moai#cite_note-fischer-1" text:style-name="Internet_20_link" text:visited-style-name="Visited_20_Internet_20_Link">[1]</text:a><text:span text:style-name="T136"> </text:span><text:span text:style-name="T199">Nearly half are still at </text:span><text:a xlink:type="simple" xlink:href="http://en.wikipedia.org/wiki/Rano_Raraku" text:style-name="Internet_20_link" text:visited-style-name="Visited_20_Internet_20_Link"><text:span text:style-name="T136">Rano Raraku</text:span></text:a><text:span text:style-name="T199">, the main moai quarry, but hundreds were transported from there and set on stone platforms called </text:span><text:a xlink:type="simple" xlink:href="http://en.wikipedia.org/wiki/Easter_Island#Ahu" text:style-name="Internet_20_link" text:visited-style-name="Visited_20_Internet_20_Link">ahu</text:a><text:span text:style-name="T136"> </text:span><text:span text:style-name="T199">around the island's perimeter. Almost all moai have overly large heads three-eighths the size of the whole statue. The moai are chiefly the living faces (</text:span><text:span text:style-name="T204">aringa ora</text:span><text:span text:style-name="T199">) of deified ancestors (</text:span><text:span text:style-name="T204">aringa ora ata tepuna</text:span><text:span text:style-name="T199">).</text:span><text:bookmark text:name="cite_ref-2"/><text:a xlink:type="simple" xlink:href="http://en.wikipedia.org/wiki/Moai#cite_note-2" text:style-name="Internet_20_link" text:visited-style-name="Visited_20_Internet_20_Link">[2]</text:a><text:span text:style-name="T136"> </text:span><text:span text:style-name="T199">The statues still gazed inland across their clan lands when Europeans first visited the island, but most were cast down during later conflicts between clans. The production and transportation of the 887 statues</text:span><text:span text:style-name="T136"> </text:span><text:span text:style-name="T199">are considered remarkable creative and physical feats.</text:span><text:span text:style-name="T136"> </text:span><text:span text:style-name="T199">The tallest moai erected, called </text:span><text:span text:style-name="T204">Paro</text:span><text:span text:style-name="T199">, was almost 10 metres (33 ft) high and weighed 82 </text:span><text:a xlink:type="simple" xlink:href="http://en.wikipedia.org/wiki/Ton" text:style-name="Internet_20_link" text:visited-style-name="Visited_20_Internet_20_Link"><text:span text:style-name="T136">tons</text:span></text:a><text:bookmark text:name="cite_ref-5"/><text:span text:style-name="T260">.</text:span></text:p>
      <text:p text:style-name="P54">Uroboro: il serpente che si morde la coda</text:p>
      <text:p text:style-name="P1"><text:span text:style-name="T10">Aquilone: utilizzato in Corea per segnalare la nascita di un figlio. </text:span><text:span text:style-name="T109">Sebbene gli aquiloni arrivarono in </text:span><text:span text:style-name="Strong_20_Emphasis"><text:span text:style-name="T110">Corea dalla Cina</text:span></text:span><text:span text:style-name="T109">, anche qui vi furono sviluppi. Una leggenda affascinante racconta di come il generale Gim Yu-Sin, vissuto nel</text:span><text:span text:style-name="Strong_20_Emphasis"><text:span text:style-name="T111"> </text:span></text:span><text:span text:style-name="Strong_20_Emphasis"><text:span text:style-name="T110">VII secolo</text:span></text:span><text:span text:style-name="T109">, domo’ una ribellione,una notte i suoi soldati videro una stella cadere dal cielo e interpretarono tale fenomeno come un segno divino legato alla morte della regina. Per rialzare il morale delle sue truppe il generale costrui’ un aquilone col quale lancio’ un fuoco d’artificio nel cielo. I suoi guerrieri allora credendo che la stella fosse rinata riguadagnarono la loro forza e coraggio e poterono cosi’ sconfiggere i ribelli.</text:span><text:span text:style-name="T328"> </text:span><text:span text:style-name="T95">I bambini facevano volare gli aquiloni per combattere la sfortuna. Sugli aquiloni, infatti, venivano scritte parole o frasi adatte ad allontanare il male e le corde degli aquiloni venivano poi tagliate al crepuscolo, cosicché questi potessero volare via liberi.</text:span><text:span text:style-name="T333"> In cina e giappone erano utilizzati nelle battaglie. Potevano sollevare un uomo nel cielo che così aveva più raggio per scagliare frecce ai nemici.</text:span></text:p>
      <text:p text:style-name="P6"/>
      <text:p text:style-name="P6">Hmong (o Miao): I Hmong conosciuti anche come Miao sono un gruppo etnico asiatico che vive principalmente nele regiorni montante della Cina de Sud e nelle regioni del suddest asiatico.</text:p>
      <text:p text:style-name="P6"/>
      <text:p text:style-name="P1"><text:span text:style-name="T10">This is water (David Foster Wallace): </text:span><text:span text:style-name="T199">Wallace delivered the commencement address to the 2005 graduating class at </text:span><text:a xlink:type="simple" xlink:href="http://en.wikipedia.org/wiki/Kenyon_College" text:style-name="Internet_20_link" text:visited-style-name="Visited_20_Internet_20_Link"><text:span text:style-name="T137">Kenyon College</text:span></text:a><text:span text:style-name="T199">. The speech was published as a book called </text:span><text:a xlink:type="simple" xlink:href="http://en.wikipedia.org/wiki/This_Is_Water" text:style-name="Internet_20_link" text:visited-style-name="Visited_20_Internet_20_Link"><text:span text:style-name="T142">This Is Water</text:span></text:a><text:span text:style-name="T306"> </text:span><text:span text:style-name="T199">in 2009.</text:span><text:bookmark text:name="cite_ref-15"/><text:a xlink:type="simple" xlink:href="http://en.wikipedia.org/wiki/David_Foster_Wallace#cite_note-15" text:style-name="Internet_20_link" text:visited-style-name="Visited_20_Internet_20_Link"><text:span text:style-name="T146">[15]</text:span></text:a><text:span text:style-name="T306"> </text:span><text:span text:style-name="T199">In May 2013, portions of the speech were used in a popular online video also titled </text:span><text:soft-page-break/><text:span text:style-name="T199">"This is Water".</text:span></text:p>
      <text:p text:style-name="P23"/>
      <text:p text:style-name="P1"><text:span text:style-name="T197">Abelardo ed Eloisa: </text:span><text:span text:style-name="T199">sono una coppia amorosa entrata a far parte dell'</text:span><text:a xlink:type="simple" xlink:href="http://it.wikipedia.org/wiki/Immaginario_collettivo" text:style-name="Internet_20_link" text:visited-style-name="Visited_20_Internet_20_Link">immaginario collettivo</text:a><text:span text:style-name="T137"> </text:span><text:span text:style-name="T199">europeo, come </text:span><text:a xlink:type="simple" xlink:href="http://it.wikipedia.org/wiki/Tristano_e_Isotta_(mito)" text:style-name="Internet_20_link" text:visited-style-name="Visited_20_Internet_20_Link"><text:span text:style-name="T137">Tristano e Isotta</text:span></text:a><text:span text:style-name="T199">, </text:span><text:a xlink:type="simple" xlink:href="http://it.wikipedia.org/wiki/Paolo_e_Francesca" text:style-name="Internet_20_link" text:visited-style-name="Visited_20_Internet_20_Link"><text:span text:style-name="T137">Paolo e Francesca</text:span></text:a><text:span text:style-name="T199">, </text:span><text:a xlink:type="simple" xlink:href="http://it.wikipedia.org/wiki/Romeo_e_Giulietta" text:style-name="Internet_20_link" text:visited-style-name="Visited_20_Internet_20_Link"><text:span text:style-name="T137">Romeo e Giulietta</text:span></text:a><text:span text:style-name="T199">, ma rispetto alle altre vicende ha fondamento storico. Lui doveva fare il tutore di lei, ma la mise incinta <text:s/>e poi la mandò in convento. Per questo fu evirato.</text:span></text:p>
      <text:p text:style-name="P23"/>
      <text:p text:style-name="P24"/>
      <text:p text:style-name="P1"><text:span text:style-name="Strong_20_Emphasis"><text:span text:style-name="T203">LUCA (</text:span></text:span><text:span text:style-name="Strong_20_Emphasis"><text:span text:style-name="T202">Last Universal Common Ancestor</text:span></text:span><text:span text:style-name="Strong_20_Emphasis"><text:span text:style-name="T203">): </text:span></text:span><text:span text:style-name="Strong_20_Emphasis"><text:span text:style-name="T253">teoria riguardante l'ultimo ipotetico </text:span></text:span><text:a xlink:type="simple" xlink:href="https://it.wikipedia.org/wiki/Essere_vivente" text:style-name="Internet_20_link" text:visited-style-name="Visited_20_Internet_20_Link"><text:span text:style-name="Strong_20_Emphasis"><text:span text:style-name="T165">organismo vivente</text:span></text:span></text:a><text:span text:style-name="Strong_20_Emphasis"><text:span text:style-name="T253">dal quale tutti gli organismi attuali discenderebbero.</text:span></text:span><text:span text:style-name="Strong_20_Emphasis"><text:span text:style-name="T217"> In quanto tale, l'organismo in questione rappresenterebbe l'</text:span></text:span><text:a xlink:type="simple" xlink:href="https://it.wikipedia.org/wiki/Ultimo_antenato_comune" text:style-name="Internet_20_link" text:visited-style-name="Visited_20_Internet_20_Link"><text:span text:style-name="Strong_20_Emphasis"><text:span text:style-name="T149">antenato comune più recente</text:span></text:span></text:a><text:span text:style-name="Strong_20_Emphasis"><text:span text:style-name="T273"> </text:span></text:span><text:span text:style-name="Strong_20_Emphasis"><text:span text:style-name="T217">(MRCA) di tutto l'insieme degli attuali organismi viventi. Si stima sia vissuto tra 3,6-4,1 miliardi di anni fa.</text:span></text:span><text:span text:style-name="Strong_20_Emphasis"><text:span text:style-name="T202"> </text:span></text:span><text:span text:style-name="Strong_20_Emphasis"><text:span text:style-name="T218">È possibile che tutti i contemporanei dei LUCA si siano </text:span></text:span><text:a xlink:type="simple" xlink:href="https://it.wikipedia.org/wiki/Estinzione" text:style-name="Internet_20_link" text:visited-style-name="Visited_20_Internet_20_Link"><text:span text:style-name="Strong_20_Emphasis"><text:span text:style-name="T150">estinti</text:span></text:span></text:a><text:span text:style-name="Strong_20_Emphasis"><text:span text:style-name="T264"> </text:span></text:span><text:span text:style-name="Strong_20_Emphasis"><text:span text:style-name="T218">e che sia sopravvissuta attualmente solamente la loro eredità genetica. Questa ipotesi ignora però la possibilità del </text:span></text:span><text:a xlink:type="simple" xlink:href="https://it.wikipedia.org/wiki/Trasferimento_genico_orizzontale" text:style-name="Internet_20_link" text:visited-style-name="Visited_20_Internet_20_Link"><text:span text:style-name="Strong_20_Emphasis"><text:span text:style-name="T150">trasferimento genico orizzontale</text:span></text:span></text:a><text:span text:style-name="Strong_20_Emphasis"><text:span text:style-name="T218">. </text:span></text:span><text:a xlink:type="simple" xlink:href="https://it.wikipedia.org/wiki/Carl_Woese" text:style-name="Internet_20_link" text:visited-style-name="Visited_20_Internet_20_Link"><text:span text:style-name="Strong_20_Emphasis"><text:span text:style-name="T150">Carl Woese</text:span></text:span></text:a><text:span text:style-name="Strong_20_Emphasis"><text:span text:style-name="T264"> </text:span></text:span><text:span text:style-name="Strong_20_Emphasis"><text:span text:style-name="T218">sostenne che in realtà non esistette alcun organismo individuale che possa essere considerato un LUCA, ma piuttosto l'eredità genetica di tutti i moderni organismi deriverebbe da una comunità di organismi antenati.</text:span></text:span></text:p>
      <text:p text:style-name="P73"/>
      <text:p text:style-name="P105"><text:span text:style-name="T457">La Fondazione Federico Zeri</text:span><text:span text:style-name="T351">: </text:span><text:span text:style-name="T350">La Fondazione Federico Zeri nasce come istituto di storia dell’arte nel 1999, dopo che lo stesso Federico Zeri donò la sua Biblioteca, il suo archivio e la collezione di Fotografie d’arte all’Università di Bologna. Oggi è una delle biblioteche di storia dell’arte più importanti a livello nazionale e la fototeca, ricca di un patrimonio di circa 290000 fotografie di opere d’arte e di architettura è una delle più grandi fototeche d’arte d’Italia e d’Europa. Per favorire lo studio e rendere questa enorme collezione di immagini fruibile al pubblico dal 2003 la Fondazione si è impegnata in un progetto ambizioso di catalogare e digitalizzare l’intera collezione.</text:span></text:p>
      <text:p text:style-name="P73"/>
      <text:p text:style-name="P79"><text:a xlink:type="simple" xlink:href="http://www.imagomundiart.com/" text:style-name="Internet_20_link" text:visited-style-name="Visited_20_Internet_20_Link"><text:span text:style-name="Strong_20_Emphasis">Imago Mundi – </text:span></text:a><text:a xlink:type="simple" xlink:href="http://www.imagomundiart.com/" text:style-name="Internet_20_link" text:visited-style-name="Visited_20_Internet_20_Link"><text:span text:style-name="Strong_20_Emphasis">MAPPA DELL’ARTE NUOVA</text:span></text:a><text:span text:style-name="Strong_20_Emphasis"><text:span text:style-name="T460">:</text:span></text:span><text:span text:style-name="T461"> </text:span><text:span text:style-name="T459">Pr</text:span><text:span text:style-name="T458">ogetto no-profit di arte contemporanea di Luciano Benetton, </text:span><text:span text:style-name="T459">contiene</text:span><text:span text:style-name="T458"> </text:span><text:span text:style-name="T459">opere artistiche di</text:span><text:span text:style-name="T458"> 6.930 artisti con opere 10×12 centimetri provenienti da più di 40 Paesi e popolazioni native.</text:span></text:p>
      <text:p text:style-name="P73"/>
      <text:h text:style-name="P45" text:outline-level="1"><text:bookmark text:name="firstHeading2"/><text:soft-page-break/><text:span text:style-name="T96">Hausdorff dimension: </text:span><text:span text:style-name="T43">introduced in 1918</text:span><text:span text:style-name="T96">. </text:span><text:span text:style-name="T199">In </text:span><text:a xlink:type="simple" xlink:href="http://en.wikipedia.org/wiki/Mathematics" text:style-name="Internet_20_link" text:visited-style-name="Visited_20_Internet_20_Link"><text:span text:style-name="T137">mathematics</text:span></text:a><text:span text:style-name="T199">, the </text:span><text:span text:style-name="T197">Hausdorff dimension </text:span><text:span text:style-name="T199">(also known as the </text:span><text:span text:style-name="T197">Hausdorff–Besicovitch dimension</text:span><text:span text:style-name="T199">) is an </text:span><text:a xlink:type="simple" xlink:href="http://en.wikipedia.org/wiki/Extended_real_number_line" text:style-name="Internet_20_link" text:visited-style-name="Visited_20_Internet_20_Link"><text:span text:style-name="T137">extended</text:span></text:a><text:span text:style-name="T261"> </text:span><text:span text:style-name="T199">non-negative </text:span><text:a xlink:type="simple" xlink:href="http://en.wikipedia.org/wiki/Real_number" text:style-name="Internet_20_link" text:visited-style-name="Visited_20_Internet_20_Link"><text:span text:style-name="T137">real number</text:span></text:a><text:span text:style-name="T261"> </text:span><text:span text:style-name="T199">associated with any </text:span><text:a xlink:type="simple" xlink:href="http://en.wikipedia.org/wiki/Metric_space" text:style-name="Internet_20_link" text:visited-style-name="Visited_20_Internet_20_Link"><text:span text:style-name="T137">metric space</text:span></text:a><text:span text:style-name="T199">. The Hausdorff dimension generalizes the notion of the dimension of a real </text:span><text:a xlink:type="simple" xlink:href="http://en.wikipedia.org/wiki/Vector_space" text:style-name="Internet_20_link" text:visited-style-name="Visited_20_Internet_20_Link"><text:span text:style-name="T137">vector space</text:span></text:a><text:span text:style-name="T199">. That is, the Hausdorff dimension of an </text:span><text:span text:style-name="T204">n</text:span><text:span text:style-name="T199">-dimensional </text:span><text:a xlink:type="simple" xlink:href="http://en.wikipedia.org/wiki/Inner_product_space" text:style-name="Internet_20_link" text:visited-style-name="Visited_20_Internet_20_Link"><text:span text:style-name="T137">inner product space</text:span></text:a><text:span text:style-name="T261"> </text:span><text:span text:style-name="T199">equals </text:span><text:span text:style-name="T204">n</text:span><text:span text:style-name="T199">. This means, for example, the Hausdorff dimension of a point is zero, the Hausdorff dimension of a line is one, and the Hausdorff dimension of the plane is two. There are, however, many </text:span><text:a xlink:type="simple" xlink:href="http://en.wikipedia.org/wiki/Fractal" text:style-name="Internet_20_link" text:visited-style-name="Visited_20_Internet_20_Link"><text:span text:style-name="T137">irregular sets</text:span></text:a><text:span text:style-name="T261"> </text:span><text:span text:style-name="T199">that have noninteger Hausdorff dimension. (Applied also to fractal) </text:span><text:a xlink:type="simple" xlink:href="http://en.wikipedia.org/wiki/Hausdorff_dimension" text:style-name="Internet_20_link" text:visited-style-name="Visited_20_Internet_20_Link">http://en.wikipedia.org/wiki/Hausdorff_dimension</text:a></text:h>
      <text:h text:style-name="P45" text:outline-level="1"><text:bookmark text:name="firstHeading3"/><text:span text:style-name="T96">Minkowski–Bouligand dimension: </text:span><text:span text:style-name="T199">In </text:span><text:a xlink:type="simple" xlink:href="http://en.wikipedia.org/wiki/Fractal_geometry" text:style-name="Internet_20_link" text:visited-style-name="Visited_20_Internet_20_Link"><text:span text:style-name="T137">fractal geometry</text:span></text:a><text:span text:style-name="T199">, the </text:span><text:span text:style-name="T197">Minkowski–Bouligand dimension</text:span><text:span text:style-name="T199">, also known as</text:span><text:span text:style-name="T197">Minkowski dimension </text:span><text:span text:style-name="T199">or </text:span><text:span text:style-name="T197">box-counting dimension</text:span><text:span text:style-name="T199">, is a way of determining the </text:span><text:a xlink:type="simple" xlink:href="http://en.wikipedia.org/wiki/Fractal_dimension" text:style-name="Internet_20_link" text:visited-style-name="Visited_20_Internet_20_Link"><text:span text:style-name="T137">fractal dimension</text:span></text:a><text:span text:style-name="T261"> </text:span><text:span text:style-name="T199">of a </text:span><text:a xlink:type="simple" xlink:href="http://en.wikipedia.org/wiki/Set_(mathematics)" text:style-name="Internet_20_link" text:visited-style-name="Visited_20_Internet_20_Link"><text:span text:style-name="T137">set</text:span></text:a><text:span text:style-name="T261"> </text:span><text:span text:style-name="T204">S </text:span><text:span text:style-name="T199">in a </text:span><text:a xlink:type="simple" xlink:href="http://en.wikipedia.org/wiki/Euclidean_space" text:style-name="Internet_20_link" text:visited-style-name="Visited_20_Internet_20_Link"><text:span text:style-name="T137">Euclidean space</text:span></text:a><text:span text:style-name="T261"> </text:span><text:span text:style-name="T197">R</text:span><text:span text:style-name="T215">n</text:span><text:span text:style-name="T199">, or more generally in a </text:span><text:a xlink:type="simple" xlink:href="http://en.wikipedia.org/wiki/Metric_space" text:style-name="Internet_20_link" text:visited-style-name="Visited_20_Internet_20_Link"><text:span text:style-name="T137">metric space</text:span></text:a><text:span text:style-name="T261"> </text:span><text:span text:style-name="T199">(</text:span><text:span text:style-name="T204">X</text:span><text:span text:style-name="T199">, </text:span><text:span text:style-name="T204">d</text:span><text:span text:style-name="T199">). </text:span><text:a xlink:type="simple" xlink:href="http://en.wikipedia.org/wiki/Minkowski–Bouligand_dimension" text:style-name="Internet_20_link" text:visited-style-name="Visited_20_Internet_20_Link">http://en.wikipedia.org/wiki/Minkowski%E2%80%93Bouligand_dimension</text:a></text:h>
      <text:p text:style-name="P54"/>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Tecniche artistiche:</text:p>
      <text:p text:style-name="P7"/>
      <text:p text:style-name="P7"><text:span text:style-name="T391">Il </text:span><text:span text:style-name="T392">kintsugi </text:span><text:span text:style-name="T391">(</text:span><text:span text:style-name="T393">金継ぎ</text:span><text:span text:style-name="T391">), o </text:span><text:span text:style-name="T392">kintsukuroi </text:span><text:span text:style-name="T391">(</text:span><text:span text:style-name="T393">金繕い</text:span><text:span text:style-name="T391">): letteralmente "riparare con l'oro", è una pratica </text:span><text:a xlink:type="simple" xlink:href="https://it.wikipedia.org/wiki/Lingua_giapponese" text:style-name="Internet_20_link" text:visited-style-name="Visited_20_Internet_20_Link"><text:span text:style-name="T366">giapponese</text:span></text:a><text:span text:style-name="T389"> </text:span><text:span text:style-name="T391">che consiste nell'utilizzo di </text:span><text:a xlink:type="simple" xlink:href="https://it.wikipedia.org/wiki/Oro" text:style-name="Internet_20_link" text:visited-style-name="Visited_20_Internet_20_Link"><text:span text:style-name="T366">oro</text:span></text:a><text:span text:style-name="T389"> </text:span><text:span text:style-name="T391">o </text:span><text:a xlink:type="simple" xlink:href="https://it.wikipedia.org/wiki/Argento" text:style-name="Internet_20_link" text:visited-style-name="Visited_20_Internet_20_Link"><text:span text:style-name="T366">argento</text:span></text:a><text:span text:style-name="T389"> </text:span><text:span text:style-name="T391">liquido o lacca con polvere d'oro per la riparazione di oggetti in ceramica (in genere vasellame), usando il prezioso metallo per saldare assieme i frammenti. La tecnica permette di ottenere degli oggetti preziosi sia dal punto di vista economico (per via della presenza di metalli preziosi) sia da quello artistico: ogni ceramica riparata presenta un diverso intreccio di linee dorate unico ed ovviamente irripetibile per via della casualità con cui la ceramica può frantumarsi. La pratica nasce dall'idea che dall'imperfezione e da una ferita possa nascere una forma ancora maggiore di perfezione estetica e interiore.</text:span></text:p>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1"/>
      <text:p text:style-name="P1"/>
      <text:p text:style-name="P1"/>
      <text:p text:style-name="P1">Installazioni e cose interessanti</text:p>
      <text:p text:style-name="P1"/>
      <text:p text:style-name="P1">Jacques-André Dupont: Immersive Light Installation: <text:a xlink:type="simple" xlink:href="http://interactivedesign.it/blog/interactive-design/2012/09/20/jacques-andre-dupont-immersive-light-installation/" text:style-name="Internet_20_link" text:visited-style-name="Visited_20_Internet_20_Link">http://interactivedesign.it/blog/interactive-design/2012/09/20/jacques-andre-dupont-i</text:a><text:a xlink:type="simple" xlink:href="http://interactivedesign.it/blog/interactive-design/2012/09/20/jacques-andre-dupont-immersive-light-installation/" text:style-name="Internet_20_link" text:visited-style-name="Visited_20_Internet_20_Link">mmersive-light-installation/</text:a> <text:span text:style-name="T183">esplora l’elemento della luce come fenomeno. La proiezione di mapping sulla struttura fatta di carta, riflette, crea ombre e diffonde luce rivelando la proprietà dei materiali.</text:span> </text:p>
      <text:p text:style-name="P1"/>
      <text:p text:style-name="P1">Klaus Obermaier &amp; Ars Electronica: Apparition <text:a xlink:type="simple" xlink:href="http://www.youtube.com/watch?v=-wVq41Bi2yE&amp;feature=relmfu" text:style-name="Internet_20_link" text:visited-style-name="Visited_20_Internet_20_Link">http://www.youtube.com/watch?</text:a><text:a xlink:type="simple" xlink:href="http://www.youtube.com/watch?v=-wVq41Bi2yE&amp;feature=relmfu" text:style-name="Internet_20_link" text:visited-style-name="Visited_20_Internet_20_Link">v=-</text:a><text:a xlink:type="simple" xlink:href="http://www.youtube.com/watch?v=-wVq41Bi2yE&amp;feature=relmfu" text:style-name="Internet_20_link" text:visited-style-name="Visited_20_Internet_20_Link">wVq41Bi2yE&amp;feature=relmfu</text:a> <text:s/>dance-visual interaction performance</text:p>
      <text:p text:style-name="P1"/>
      <text:p text:style-name="P1">Wavesilk: Programma web di disegno grafico e music interaction well done: <text:a xlink:type="simple" xlink:href="http://new.weavesilk.com/" text:style-name="Internet_20_link" text:visited-style-name="Visited_20_Internet_20_Link">http://new.weavesilk.com/</text:a> </text:p>
      <text:p text:style-name="P1"/>
      <text:p text:style-name="P1">Kit Webster: Porcellana Innovadora – Video Mapping Sculpture <text:a xlink:type="simple" xlink:href="http://interactivedesign.it/blog/interactive-design/2012/10/10/porcelana-innovadora-video-mapping-sculpture/" text:style-name="Internet_20_link" text:visited-style-name="Visited_20_Internet_20_Link">http://interactivedesign.it/blog/interactive-design/2012/10/10/porcelana-innovadora-</text:a><text:a xlink:type="simple" xlink:href="http://interactivedesign.it/blog/interactive-design/2012/10/10/porcelana-innovadora-video-mapping-sculpture/" text:style-name="Internet_20_link" text:visited-style-name="Visited_20_Internet_20_Link">video-mapping-sculpture/</text:a> </text:p>
      <text:p text:style-name="P1"/>
      <text:p text:style-name="P1">Anarchy Dance Theatre + UltraCombos: (Japan) Seventh Sense <text:a xlink:type="simple" xlink:href="http://www.youtube.com/watch?v=iQlDEPLHPyQ&amp;feature=related" text:style-name="Internet_20_link" text:visited-style-name="Visited_20_Internet_20_Link">http://www.youtube.com/watch?</text:a><text:a xlink:type="simple" xlink:href="http://www.youtube.com/watch?v=iQlDEPLHPyQ&amp;feature=related" text:style-name="Internet_20_link" text:visited-style-name="Visited_20_Internet_20_Link">v=iQlDEPLHPyQ&amp;feature=related</text:a> </text:p>
      <text:p text:style-name="P1"/>
      <text:p text:style-name="P1">MIDAS Project: <text:span text:style-name="T100">A synesthetic exploration of traditional artistic performance and digital art, the MIDAS project is an interactive, digitally mapped space created to extend the range of traditional performance.</text:span> <text:s/>(full performance) <text:a xlink:type="simple" xlink:href="http://www.youtube.com/watch?v=lF2AR_y9s3s&amp;feature=related" text:style-name="Internet_20_link" text:visited-style-name="Visited_20_Internet_20_Link">http://www.youtube.com/watch?v=lF2AR_y9s3s&amp;feature=related</text:a></text:p>
      <text:p text:style-name="P36"/>
      <text:p text:style-name="P36">Amoeba: prototype 1997. Etsuro Okuyama (Japanese, 1977). <text:span text:style-name="T328">A circular basin about the size of an inflatable children's pool, was built to evaluate the effects of waves on ship designs. Using the fifty plungerlike mechanical units installed along its rim, AMOEBA can produce a variety of wave conditions and then calm the water's surface on command. It creates alphabet on the water's surface. When waves in various frequencies converge, the water's surface rises at specific points.</text:span></text:p>
      <text:p text:style-name="P30"/>
      <text:p text:style-name="P1"><text:s/>Klaus Obermaier: The concept of (here and now). Light &amp; dance performance. <text:a xlink:type="simple" xlink:href="http://www.youtube.com/watch?v=afbQQM6RTe8&amp;feature=related" text:style-name="Internet_20_link" text:visited-style-name="Visited_20_Internet_20_Link">http://www.youtube.com/watch?v=afbQQM6RTe8&amp;feature=related</text:a> </text:p>
      <text:p text:style-name="P1"/>
      <text:p text:style-name="P1"><text:span text:style-name="T101">Gideon Obarzaneks:</text:span><text:span text:style-name="T100"> choreographer. </text:span><text:span text:style-name="T101">Chunky Move</text:span><text:span text:style-name="T338">: </text:span><text:s/><text:span text:style-name="T100">Obarzanek's avant-garde performances explore the tensions between the rational world we live in and richness of our imagination.</text:span> I<text:span text:style-name="T100">nstallations and interactive sound and light technologies. </text:span><text:a xlink:type="simple" xlink:href="http://www.youtube.com/watch?v=qaT64TYsVgA&amp;feature=related" text:style-name="Internet_20_link" text:visited-style-name="Visited_20_Internet_20_Link">http://www.youtube.com/watch?</text:a><text:a xlink:type="simple" xlink:href="http://www.youtube.com/watch?v=qaT64TYsVgA&amp;feature=related" text:style-name="Internet_20_link" text:visited-style-name="Visited_20_Internet_20_Link">v=qaT64TYsVgA&amp;feature=related</text:a><text:span text:style-name="T100"> </text:span></text:p>
      <text:p text:style-name="P17"/>
      <text:p text:style-name="P1"><text:span text:style-name="T100">Ruben D'Hers: Playa – Installazione con </text:span><text:span text:style-name="T183">14 chitarre acustiche, 31 motori di corrente continua</text:span><text:span text:style-name="T100">. </text:span><text:a xlink:type="simple" xlink:href="http://interactivedesign.it/blog/interactive-design/2012/10/08/playa-sound-installation/" text:style-name="Internet_20_link" text:visited-style-name="Visited_20_Internet_20_Link">http://interactivedesign.it/blog/interactive-design/2012/10/08/playa-sound-</text:a><text:a xlink:type="simple" xlink:href="http://interactivedesign.it/blog/interactive-design/2012/10/08/playa-sound-installation/" text:style-name="Internet_20_link" text:visited-style-name="Visited_20_Internet_20_Link">installation/</text:a><text:span text:style-name="T100"> </text:span></text:p>
      <text:p text:style-name="P17"/>
      <text:p text:style-name="P1"><text:soft-page-break/><text:span text:style-name="T100">Vaslav Nijinsky: La Pavillon d'Armide </text:span><text:a xlink:type="simple" xlink:href="http://www.youtube.com/watch?v=7SZCMDGBrOo&amp;list=PLFC2A6C7B56ACCF6B" text:style-name="Internet_20_link" text:visited-style-name="Visited_20_Internet_20_Link">http://www.youtube.com/watch?</text:a><text:a xlink:type="simple" xlink:href="http://www.youtube.com/watch?v=7SZCMDGBrOo&amp;list=PLFC2A6C7B56ACCF6B" text:style-name="Internet_20_link" text:visited-style-name="Visited_20_Internet_20_Link">v=7SZCMDGBrOo&amp;list=PLFC2A6C7B56ACCF6B</text:a></text:p>
      <text:p text:style-name="P70"/>
      <text:p text:style-name="P82"><text:span text:style-name="T15">Christopher Edward "Chris" Mars: </text:span><text:span text:style-name="T10">(born April 26, 1961) is an </text:span><text:a xlink:type="simple" xlink:href="http://en.wikipedia.org/wiki/United_States" text:style-name="Internet_20_link" text:visited-style-name="Visited_20_Internet_20_Link"><text:span text:style-name="T113">American</text:span></text:a><text:span text:style-name="T51"> </text:span><text:a xlink:type="simple" xlink:href="http://en.wikipedia.org/wiki/Artist" text:style-name="Internet_20_link" text:visited-style-name="Visited_20_Internet_20_Link"><text:span text:style-name="T113">artist</text:span></text:a><text:span text:style-name="T51"> </text:span><text:span text:style-name="T10">and </text:span><text:a xlink:type="simple" xlink:href="http://en.wikipedia.org/wiki/Musician" text:style-name="Internet_20_link" text:visited-style-name="Visited_20_Internet_20_Link"><text:span text:style-name="T113">musician</text:span></text:a><text:span text:style-name="T10">.</text:span><text:span text:style-name="T100"> Film: In Hanford </text:span><text:a xlink:type="simple" xlink:href="http://www.chrismarspublishing.com/home.htm" text:style-name="Internet_20_link" text:visited-style-name="Visited_20_Internet_20_Link">http://www.chrismarspublishing.com/home.htm</text:a> </text:p>
      <text:p text:style-name="P70"/>
      <text:p text:style-name="P82"><text:span text:style-name="T100">Liza Lim: The Navigator (2008) </text:span><text:a xlink:type="simple" xlink:href="http://www.sas.ac.uk/videos-and-podcasts/music/navigator-2006-08" text:style-name="Internet_20_link" text:visited-style-name="Visited_20_Internet_20_Link">http://www.sas.ac.uk/videos-and-podcasts/music/navigator-2006-08</text:a> , <text:a xlink:type="simple" xlink:href="http://www.youtube.com/watch?v=5pNo0PoP3sg" text:style-name="Internet_20_link" text:visited-style-name="Visited_20_Internet_20_Link">http://www.youtube.com/watch?v=5pNo0PoP3sg</text:a> </text:p>
      <text:p text:style-name="P82"/>
      <text:p text:style-name="P82">Housing for Health (HFH): Project done in the sud of Australia for reducing the poverty and illnesses through the improvement of the environment (Paul Pholeros: architect).</text:p>
      <text:p text:style-name="P82"/>
      <text:p text:style-name="P96">Alexandr Milov: LOVE. Artistic sculpture presented at the Art Burning Man Festival 2015, depicting two children caged in adult bodies. <text:a xlink:type="simple" xlink:href="http://www.boredpanda.com/burning-man-festival-adults-babies-love-aleksandr-milov-ukraine/" text:style-name="Internet_20_link" text:visited-style-name="Visited_20_Internet_20_Link">http://www.boredpanda.com/burning-man-festival-adults-babies-love-aleksandr-milov-ukraine/</text:a></text:p>
      <text:p text:style-name="P82"/>
      <text:p text:style-name="P97">Microbacteria into art: <text:a xlink:type="simple" xlink:href="http://www.huffingtonpost.com/entry/agar-art-contest_56253e13e4b02f6a900d3d57" text:style-name="Internet_20_link" text:visited-style-name="Visited_20_Internet_20_Link">http://www.huffingtonpost.com/entry/agar-art-</text:a><text:a xlink:type="simple" xlink:href="http://www.huffingtonpost.com/entry/agar-art-contest_56253e13e4b02f6a900d3d57" text:style-name="Internet_20_link" text:visited-style-name="Visited_20_Internet_20_Link">contest_56253e13e4b02f6a900d3d57</text:a></text:p>
      <text:p text:style-name="P97"/>
      <text:p text:style-name="P97"/>
      <text:p text:style-name="P82"/>
      <text:p text:style-name="P82"/>
      <text:p text:style-name="P82"/>
      <text:p text:style-name="P82">Video:</text:p>
      <text:p text:style-name="P82"/>
      <text:p text:style-name="P82">Gold Panda: Hong Kong <text:a xlink:type="simple" xlink:href="http://prodcn.nowness.com/day/2013/6/3/3075/gold-panda-my-father-in-hong-kong-1961" text:style-name="Internet_20_link" text:visited-style-name="Visited_20_Internet_20_Link">http://prodcn.nowness.com/day/2013/6/3/3075/gold-panda-my-father-in-</text:a><text:a xlink:type="simple" xlink:href="http://prodcn.nowness.com/day/2013/6/3/3075/gold-panda-my-father-in-hong-kong-1961" text:style-name="Internet_20_link" text:visited-style-name="Visited_20_Internet_20_Link">hong-kong-1961</text:a> </text:p>
      <text:p text:style-name="P82"/>
      <text:p text:style-name="P69">Nicolas Perony: TED. Complexity vs. Complicated. Complexity in behaviors. Simple behaviors realizing complex models. http://www.youtube.com/watch?v=0Y8-IzP01lw</text:p>
      <text:p text:style-name="P82"/>
      <text:p text:style-name="P82"/>
      <text:p text:style-name="P82"/>
      <text:p text:style-name="P82"/>
      <text:p text:style-name="P82"/>
      <text:p text:style-name="P82"/>
      <text:p text:style-name="P82"/>
      <text:p text:style-name="P82"/>
      <text:p text:style-name="P82"/>
      <text:p text:style-name="P82"/>
      <text:p text:style-name="P82">History:</text:p>
      <text:p text:style-name="P82"/>
      <text:p text:style-name="P82"><text:span text:style-name="T197">Uruk: </text:span><text:span text:style-name="T201">IV millennio a.C.</text:span><text:span text:style-name="T197"> </text:span><text:span text:style-name="T199">antica città dei </text:span><text:a xlink:type="simple" xlink:href="http://it.wikipedia.org/wiki/Sumeri" text:style-name="Internet_20_link" text:visited-style-name="Visited_20_Internet_20_Link"><text:span text:style-name="T137">Sumeri</text:span></text:a><text:span text:style-name="T261"> </text:span><text:span text:style-name="T199">e successivamente dei </text:span><text:a xlink:type="simple" xlink:href="http://it.wikipedia.org/wiki/Babilonesi" text:style-name="Internet_20_link" text:visited-style-name="Visited_20_Internet_20_Link"><text:span text:style-name="T137">Babilonesi</text:span></text:a><text:span text:style-name="T199">, situata nella </text:span><text:a xlink:type="simple" xlink:href="http://it.wikipedia.org/wiki/Mesopotamia" text:style-name="Internet_20_link" text:visited-style-name="Visited_20_Internet_20_Link"><text:span text:style-name="T137">Mesopotamia</text:span></text:a><text:span text:style-name="T261"> </text:span><text:span text:style-name="T199">meridionale. Nel </text:span><text:a xlink:type="simple" xlink:href="http://it.wikipedia.org/wiki/IV_millennio_a.C." text:style-name="Internet_20_link" text:visited-style-name="Visited_20_Internet_20_Link"><text:span text:style-name="T137">IV millennio a.C.</text:span></text:a><text:span text:style-name="T261"> </text:span><text:span text:style-name="T199">il piccolo insediamento divenne una vera e propria città, la prima per cui sia possibile utilizzare questo termine; questo perché fu la prima ad avere due caratteri fondamentali per una città: la </text:span><text:a xlink:type="simple" xlink:href="http://it.wikipedia.org/wiki/Stratificazione_sociale" text:style-name="Internet_20_link" text:visited-style-name="Visited_20_Internet_20_Link"><text:span text:style-name="T137">stratificazione sociale</text:span></text:a><text:span text:style-name="T261"> </text:span><text:span text:style-name="T199">e la </text:span><text:a xlink:type="simple" xlink:href="http://it.wikipedia.org/wiki/Specializzazione_del_lavoro" text:style-name="Internet_20_link" text:visited-style-name="Visited_20_Internet_20_Link"><text:span text:style-name="T137">specializzazione del lavoro</text:span></text:a><text:span text:style-name="T199">.</text:span><text:span text:style-name="T136"> Le ricerche testimoniano la successione di più di 18 livelli di insediamenti urbani e sono stati riportati alla luce alcuni dei più antichi documenti sumerici. Tra I principali livelli, uno molto importante è il: </text:span><text:span text:style-name="T142">Uruk IV</text:span><text:span text:style-name="T136">, periodo in cui fu costruito il "tempio rosso" e inventata la scrittura. Si trattò, in generale, di un periodo molto fiorente. </text:span><text:span text:style-name="T260">La zona sacra di Eanna era </text:span><text:soft-page-break/><text:span text:style-name="T260">separata dal resto della città con un muraglione. Fu dapprima consacrata al dio Anu, in seguito alla dea </text:span><text:a xlink:type="simple" xlink:href="http://it.wikipedia.org/wiki/Inanna" text:style-name="Internet_20_link" text:visited-style-name="Visited_20_Internet_20_Link"><text:span text:style-name="T137">Inanna</text:span></text:a><text:span text:style-name="T260">. Il principale monumento di questa zona era lo </text:span><text:a xlink:type="simple" xlink:href="http://it.wikipedia.org/wiki/Ziqqurat" text:style-name="Internet_20_link" text:visited-style-name="Visited_20_Internet_20_Link"><text:span text:style-name="T137">ziqqurat</text:span></text:a><text:span text:style-name="T260">, oggi quasi totalmente eroso. Il primo documento scritto della Mesopotamia fu scoperto proprio nell'Eanna, benché sia difficile datarlo con precisione.</text:span><text:span text:style-name="T136"> Nella seconda zona sacra vi si trovava il tempio bianco di Uruk. A Uruk, una delle più antiche città-stato dumere, il funzionario del tempio, di fronte alla quantità di cifre ormai da capogiro (80.000 abitanti) rappresentata da animali, frutta, cereali che va custodita nei magazzini del tempio, incide, con uno stilo di canna appuntito, figure sempre più stilizzate sulle tavolette di argilla fresca, seccate poi al sole, che può portare con sé. Da qui I passaggi si fanno sempre più rapidi: le curve che mal si prestano ad essere incise in fretta sull'argilla fresca, vengono semplificate e composte in linee orrizzontali e verticali, ma lo stilo, nell'incidere il segno, lascia nella parte finale un'impronta più larga, a forma, appunto di cuneo. Anche il pensiero e la parola cominciano ad essere trasferiti nella nuova dimensione dello scritto. Si scelgono simboli che rappresentano un'idea che non ha più relazione con l'oggetto indicato: la linea ondulata vicina a due spighe dà l'idea inequivocabile di campo, l'occhio con l'acqua il piangere. La scrittura è sempre più formale, gli ideogrammi, sempre piùstilizzati e convenzionali, non hanno più alcuna somiglianza con l'oggetto rappresentato. Si inventa un sistema aritmetico sessagesimale e I numeri astratti vengono espressi con <text:s/>speciali segni sulle tavolette. In breve tempo il numero delle immagini e dei simboli usati dai Sumeri per scrivere sale a 2000. La scrittura diventa ambigua (per esempio il segno che sta per sole significa anche giorno, luminoso, benevolo) Grazie alla lingua monosillabica dei sumeri, si introducono simboli grafici strettamente legati al suono della parola intesa. http://it.wikipedia.org/wiki/Uruk</text:span></text:p>
      <text:p text:style-name="P82"/>
      <text:p text:style-name="P82"/>
      <text:p text:style-name="P82"/>
      <text:p text:style-name="P82"/>
      <text:p text:style-name="P82"/>
      <text:p text:style-name="P82"/>
      <text:p text:style-name="P82"/>
      <text:p text:style-name="P82"/>
      <text:p text:style-name="P82">Various Paper:</text:p>
      <text:p text:style-name="P82"/>
      <text:p text:style-name="P82"><text:span text:style-name="T78">Edward A. Shanken - Technology and Intuition: A Love Story? Roy Ascott's Telematic Embrace. </text:span><text:span text:style-name="T77">Paper that investigates on the relationship between Telematic and Intuition, based on the paper of Ray Ascott “Is there Love in the Telematic Embrance?” (</text:span><text:span text:style-name="T1">In this article, the artist defined love in the Fourieran sense -- as a principle of "passionate attraction" leading to "universal harmony") </text:span><text:a xlink:type="simple" xlink:href="http://www.leonardo.info/isast/articles/shanken.html" text:style-name="Internet_20_link" text:visited-style-name="Visited_20_Internet_20_Link">http://www.leonardo.info/isast/articles/shanken.html</text:a><text:span text:style-name="T1"> </text:span></text:p>
      <text:p text:style-name="P93"/>
      <text:p text:style-name="P93"/>
      <text:p text:style-name="P93"/>
      <text:p text:style-name="P93"/>
      <text:p text:style-name="P75"/>
      <text:p text:style-name="P93"/>
      <text:p text:style-name="P93"/>
      <text:p text:style-name="P93"/>
      <text:p text:style-name="P93">Siti fighi:</text:p>
      <text:p text:style-name="P93"/>
      <text:p text:style-name="P93"><text:soft-page-break/>Materiale sulla filosofia contemporanea: <text:a xlink:type="simple" xlink:href="http://www.bedeutung.co.uk/library/academic/" text:style-name="Internet_20_link" text:visited-style-name="Visited_20_Internet_20_Link">http://www.bedeutung.co.uk/library/academic/</text:a></text:p>
      <text:p text:style-name="P93">Chaitin's and Godel's Incompleteness Theorems: <text:a xlink:type="simple" xlink:href="http://math.ucr.edu/home/baez/surprises.html" text:style-name="Internet_20_link" text:visited-style-name="Visited_20_Internet_20_Link">http://math.ucr.edu/home/baez/surprises.html</text:a></text:p>
      <text:p text:style-name="P93">Website about Philosophy&gt; <text:a xlink:type="simple" xlink:href="http://www.the-philosopher.co.uk/" text:style-name="Internet_20_link" text:visited-style-name="Visited_20_Internet_20_Link">http://www.the-philosopher.co.uk/</text:a></text:p>
      <text:p text:style-name="P80">Site on suistainable technologies and art, featuring works that combine neurobiology, biotechnology and arts: <text:a xlink:type="simple" xlink:href="http://www.elniuton.com/" text:style-name="Internet_20_link" text:visited-style-name="Visited_20_Internet_20_Link">http://www.elniuton.com/</text:a></text:p>
      <text:p text:style-name="P94">Sito contenente una vasta selezione di progetti e schizzi architettonici: <text:a xlink:type="simple" xlink:href="http://drawingarchitecture.tumblr.com/tagged/plan" text:style-name="Internet_20_link" text:visited-style-name="Visited_20_Internet_20_Link">http://drawingarchitecture.tumblr.com/tagged/plan</text:a></text:p>
      <text:p text:style-name="P94"/>
      <text:p text:style-name="P93"/>
      <text:p text:style-name="P93">Comics sulla matematica <text:a xlink:type="simple" xlink:href="http://spikedmath.com/math-comics.html" text:style-name="Internet_20_link" text:visited-style-name="Visited_20_Internet_20_Link">http://spikedmath.com/math-comics.html</text:a></text:p>
      <text:p text:style-name="P95">Internet Encyclopedia of Philosophy: <text:a xlink:type="simple" xlink:href="http://www.iep.utm.edu/" text:style-name="Internet_20_link" text:visited-style-name="Visited_20_Internet_20_Link">http://www.iep.utm.edu/</text:a></text:p>
      <text:p text:style-name="P95"/>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Music Competitions:</text:p>
      <text:p text:style-name="P93"/>
      <text:p text:style-name="P93"><text:a xlink:type="simple" xlink:href="http://www.womeninmusic.org.uk/compsandops.asp" text:style-name="Internet_20_link" text:visited-style-name="Visited_20_Internet_20_Link">http://www.womeninmusic.org.uk/compsandops.asp</text:a></text:p>
      <text:p text:style-name="P93"/>
      <text:p text:style-name="P9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0T11:49:55.317348699</meta:creation-date>
    <meta:editing-duration>P1DT15H8M8S</meta:editing-duration>
    <meta:editing-cycles>62</meta:editing-cycles>
    <meta:generator>LibreOffice/4.4.6.3$Linux_X86_64 LibreOffice_project/40m0$Build-3</meta:generator>
    <dc:date>2015-11-20T09:40:15.316605642</dc:date>
    <meta:document-statistic meta:table-count="0" meta:image-count="0" meta:object-count="0" meta:page-count="49" meta:paragraph-count="353" meta:word-count="27343" meta:character-count="179544" meta:non-whitespace-character-count="152333"/>
  </office:meta>
</office:document-meta>
</file>